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95625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1" table:number-columns-repeated="108" table:default-cell-style-name="ce8"/>
        <table:table-column table:style-name="co1" table:number-columns-repeated="16275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12-01T00:00:00" table:style-name="ce5">
            <text:p>2019/12/1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22027" table:style-name="ce6">
            <text:p>22,027<text:s/></text:p>
          </table:table-cell>
          <table:table-cell office:value-type="float" office:value="39453" table:style-name="ce6">
            <text:p>39,453<text:s/></text:p>
          </table:table-cell>
          <table:table-cell office:value-type="float" office:value="15724" table:style-name="ce6">
            <text:p>15,724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7172" table:style-name="ce6">
            <text:p>7,172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35091" table:style-name="ce6">
            <text:p>35,091<text:s/></text:p>
          </table:table-cell>
          <table:table-cell office:value-type="float" office:value="17491" table:style-name="ce6">
            <text:p>17,491<text:s/></text:p>
          </table:table-cell>
          <table:table-cell office:value-type="float" office:value="26444" table:style-name="ce6">
            <text:p>26,444<text:s/></text:p>
          </table:table-cell>
          <table:table-cell office:value-type="float" office:value="24991" table:style-name="ce6">
            <text:p>24,991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31482" table:style-name="ce6">
            <text:p>31,482<text:s/></text:p>
          </table:table-cell>
          <table:table-cell office:value-type="float" office:value="22693" table:style-name="ce6">
            <text:p>22,693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18267" table:style-name="ce6">
            <text:p>18,267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179458" table:style-name="ce6">
            <text:p>179,458<text:s/></text:p>
          </table:table-cell>
          <table:table-cell office:value-type="float" office:value="44690" table:style-name="ce6">
            <text:p>44,690<text:s/></text:p>
          </table:table-cell>
          <table:table-cell office:value-type="float" office:value="17182" table:style-name="ce6">
            <text:p>17,182<text:s/></text:p>
          </table:table-cell>
          <table:table-cell office:value-type="float" office:value="18938" table:style-name="ce6">
            <text:p>18,938<text:s/></text:p>
          </table:table-cell>
          <table:table-cell office:value-type="float" office:value="33545" table:style-name="ce6">
            <text:p>33,545<text:s/></text:p>
          </table:table-cell>
          <table:table-cell office:value-type="float" office:value="34190" table:style-name="ce6">
            <text:p>34,190<text:s/></text:p>
          </table:table-cell>
          <table:table-cell office:value-type="float" office:value="43635" table:style-name="ce6">
            <text:p>43,635<text:s/></text:p>
          </table:table-cell>
          <table:table-cell office:value-type="float" office:value="25893" table:style-name="ce6">
            <text:p>25,893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17885" table:style-name="ce6">
            <text:p>17,885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45859" table:style-name="ce6">
            <text:p>45,859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12313" table:style-name="ce6">
            <text:p>12,313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17981" table:style-name="ce6">
            <text:p>17,981<text:s/></text:p>
          </table:table-cell>
          <table:table-cell office:value-type="float" office:value="15323" table:style-name="ce6">
            <text:p>15,323<text:s/></text:p>
          </table:table-cell>
          <table:table-cell office:value-type="float" office:value="27713" table:style-name="ce6">
            <text:p>27,713<text:s/></text:p>
          </table:table-cell>
          <table:table-cell office:value-type="float" office:value="60447" table:style-name="ce6">
            <text:p>60,447<text:s/></text:p>
          </table:table-cell>
          <table:table-cell office:value-type="float" office:value="33125" table:style-name="ce6">
            <text:p>33,125<text:s/></text:p>
          </table:table-cell>
          <table:table-cell office:value-type="float" office:value="20863" table:style-name="ce6">
            <text:p>20,863<text:s/></text:p>
          </table:table-cell>
          <table:table-cell office:value-type="float" office:value="30881" table:style-name="ce6">
            <text:p>30,881<text:s/></text:p>
          </table:table-cell>
          <table:table-cell office:value-type="float" office:value="82364" table:style-name="ce6">
            <text:p>82,364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31283" table:style-name="ce6">
            <text:p>31,283<text:s/></text:p>
          </table:table-cell>
          <table:table-cell office:value-type="float" office:value="29287" table:style-name="ce6">
            <text:p>29,287<text:s/></text:p>
          </table:table-cell>
          <table:table-cell office:value-type="float" office:value="18760" table:style-name="ce6">
            <text:p>18,760<text:s/></text:p>
          </table:table-cell>
          <table:table-cell office:value-type="float" office:value="56091" table:style-name="ce6">
            <text:p>56,091<text:s/></text:p>
          </table:table-cell>
          <table:table-cell office:value-type="float" office:value="14404" table:style-name="ce6">
            <text:p>14,404<text:s/></text:p>
          </table:table-cell>
          <table:table-cell office:value-type="float" office:value="14212" table:style-name="ce6">
            <text:p>14,212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36066" table:style-name="ce6">
            <text:p>36,066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11435" table:style-name="ce6">
            <text:p>11,435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8443" table:style-name="ce6">
            <text:p>18,443<text:s/></text:p>
          </table:table-cell>
          <table:table-cell office:value-type="float" office:value="13596" table:style-name="ce6">
            <text:p>13,596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17921" table:style-name="ce6">
            <text:p>17,921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7471" table:style-name="ce6">
            <text:p>7,471<text:s/></text:p>
          </table:table-cell>
          <table:table-cell table:number-columns-repeated="16275"/>
        </table:table-row>
        <table:table-row table:style-name="ro2">
          <table:table-cell office:value-type="date" office:date-value="2019-12-02T00:00:00" table:style-name="ce5">
            <text:p>2019/12/2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15479" table:style-name="ce6">
            <text:p>15,479<text:s/></text:p>
          </table:table-cell>
          <table:table-cell office:value-type="float" office:value="45461" table:style-name="ce6">
            <text:p>45,461<text:s/></text:p>
          </table:table-cell>
          <table:table-cell office:value-type="float" office:value="42230" table:style-name="ce6">
            <text:p>42,230<text:s/></text:p>
          </table:table-cell>
          <table:table-cell office:value-type="float" office:value="28056" table:style-name="ce6">
            <text:p>28,056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5829" table:style-name="ce6">
            <text:p>15,829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19912" table:style-name="ce6">
            <text:p>19,912<text:s/></text:p>
          </table:table-cell>
          <table:table-cell office:value-type="float" office:value="18098" table:style-name="ce6">
            <text:p>18,098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29105" table:style-name="ce6">
            <text:p>29,105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17697" table:style-name="ce6">
            <text:p>17,697<text:s/></text:p>
          </table:table-cell>
          <table:table-cell office:value-type="float" office:value="22368" table:style-name="ce6">
            <text:p>22,368<text:s/></text:p>
          </table:table-cell>
          <table:table-cell office:value-type="float" office:value="18374" table:style-name="ce6">
            <text:p>18,374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28526" table:style-name="ce6">
            <text:p>28,526<text:s/></text:p>
          </table:table-cell>
          <table:table-cell office:value-type="float" office:value="18074" table:style-name="ce6">
            <text:p>18,074<text:s/></text:p>
          </table:table-cell>
          <table:table-cell office:value-type="float" office:value="35035" table:style-name="ce6">
            <text:p>35,035<text:s/></text:p>
          </table:table-cell>
          <table:table-cell office:value-type="float" office:value="27289" table:style-name="ce6">
            <text:p>27,289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39155" table:style-name="ce6">
            <text:p>39,155<text:s/></text:p>
          </table:table-cell>
          <table:table-cell office:value-type="float" office:value="28402" table:style-name="ce6">
            <text:p>28,402<text:s/></text:p>
          </table:table-cell>
          <table:table-cell office:value-type="float" office:value="26921" table:style-name="ce6">
            <text:p>26,921<text:s/></text:p>
          </table:table-cell>
          <table:table-cell office:value-type="float" office:value="23055" table:style-name="ce6">
            <text:p>23,055<text:s/></text:p>
          </table:table-cell>
          <table:table-cell office:value-type="float" office:value="28088" table:style-name="ce6">
            <text:p>28,088<text:s/></text:p>
          </table:table-cell>
          <table:table-cell office:value-type="float" office:value="142794" table:style-name="ce6">
            <text:p>142,794<text:s/></text:p>
          </table:table-cell>
          <table:table-cell office:value-type="float" office:value="40244" table:style-name="ce6">
            <text:p>40,244<text:s/></text:p>
          </table:table-cell>
          <table:table-cell office:value-type="float" office:value="25383" table:style-name="ce6">
            <text:p>25,383<text:s/></text:p>
          </table:table-cell>
          <table:table-cell office:value-type="float" office:value="25300" table:style-name="ce6">
            <text:p>25,300<text:s/></text:p>
          </table:table-cell>
          <table:table-cell office:value-type="float" office:value="27574" table:style-name="ce6">
            <text:p>27,574<text:s/></text:p>
          </table:table-cell>
          <table:table-cell office:value-type="float" office:value="33188" table:style-name="ce6">
            <text:p>33,188<text:s/></text:p>
          </table:table-cell>
          <table:table-cell office:value-type="float" office:value="34140" table:style-name="ce6">
            <text:p>34,140<text:s/></text:p>
          </table:table-cell>
          <table:table-cell office:value-type="float" office:value="25905" table:style-name="ce6">
            <text:p>25,905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34842" table:style-name="ce6">
            <text:p>34,842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20869" table:style-name="ce6">
            <text:p>20,869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14644" table:style-name="ce6">
            <text:p>14,644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34877" table:style-name="ce6">
            <text:p>34,877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23366" table:style-name="ce6">
            <text:p>23,366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28701" table:style-name="ce6">
            <text:p>28,701<text:s/></text:p>
          </table:table-cell>
          <table:table-cell office:value-type="float" office:value="49105" table:style-name="ce6">
            <text:p>49,105<text:s/></text:p>
          </table:table-cell>
          <table:table-cell office:value-type="float" office:value="43296" table:style-name="ce6">
            <text:p>43,296<text:s/></text:p>
          </table:table-cell>
          <table:table-cell office:value-type="float" office:value="27313" table:style-name="ce6">
            <text:p>27,313<text:s/></text:p>
          </table:table-cell>
          <table:table-cell office:value-type="float" office:value="31044" table:style-name="ce6">
            <text:p>31,044<text:s/></text:p>
          </table:table-cell>
          <table:table-cell office:value-type="float" office:value="68424" table:style-name="ce6">
            <text:p>68,424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32324" table:style-name="ce6">
            <text:p>32,324<text:s/></text:p>
          </table:table-cell>
          <table:table-cell office:value-type="float" office:value="34756" table:style-name="ce6">
            <text:p>34,756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63611" table:style-name="ce6">
            <text:p>63,611<text:s/></text:p>
          </table:table-cell>
          <table:table-cell office:value-type="float" office:value="21352" table:style-name="ce6">
            <text:p>21,352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16159" table:style-name="ce6">
            <text:p>16,159<text:s/></text:p>
          </table:table-cell>
          <table:table-cell office:value-type="float" office:value="18606" table:style-name="ce6">
            <text:p>18,606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32975" table:style-name="ce6">
            <text:p>32,975<text:s/></text:p>
          </table:table-cell>
          <table:table-cell office:value-type="float" office:value="19954" table:style-name="ce6">
            <text:p>19,954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42924" table:style-name="ce6">
            <text:p>42,924<text:s/></text:p>
          </table:table-cell>
          <table:table-cell office:value-type="float" office:value="25151" table:style-name="ce6">
            <text:p>25,151<text:s/></text:p>
          </table:table-cell>
          <table:table-cell office:value-type="float" office:value="25965" table:style-name="ce6">
            <text:p>25,965<text:s/></text:p>
          </table:table-cell>
          <table:table-cell office:value-type="float" office:value="25349" table:style-name="ce6">
            <text:p>25,349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18211" table:style-name="ce6">
            <text:p>18,211<text:s/></text:p>
          </table:table-cell>
          <table:table-cell office:value-type="float" office:value="31398" table:style-name="ce6">
            <text:p>31,398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9406" table:style-name="ce6">
            <text:p>9,406<text:s/></text:p>
          </table:table-cell>
          <table:table-cell table:number-columns-repeated="16275"/>
        </table:table-row>
        <table:table-row table:style-name="ro2">
          <table:table-cell office:value-type="date" office:date-value="2019-12-03T00:00:00" table:style-name="ce5">
            <text:p>2019/12/3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46773" table:style-name="ce6">
            <text:p>46,773<text:s/></text:p>
          </table:table-cell>
          <table:table-cell office:value-type="float" office:value="44448" table:style-name="ce6">
            <text:p>44,448<text:s/></text:p>
          </table:table-cell>
          <table:table-cell office:value-type="float" office:value="29650" table:style-name="ce6">
            <text:p>29,650<text:s/></text:p>
          </table:table-cell>
          <table:table-cell office:value-type="float" office:value="16193" table:style-name="ce6">
            <text:p>16,193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6234" table:style-name="ce6">
            <text:p>16,234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32041" table:style-name="ce6">
            <text:p>32,041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17877" table:style-name="ce6">
            <text:p>17,877<text:s/></text:p>
          </table:table-cell>
          <table:table-cell office:value-type="float" office:value="22792" table:style-name="ce6">
            <text:p>22,792<text:s/></text:p>
          </table:table-cell>
          <table:table-cell office:value-type="float" office:value="19166" table:style-name="ce6">
            <text:p>19,166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29137" table:style-name="ce6">
            <text:p>29,137<text:s/></text:p>
          </table:table-cell>
          <table:table-cell office:value-type="float" office:value="18778" table:style-name="ce6">
            <text:p>18,778<text:s/></text:p>
          </table:table-cell>
          <table:table-cell office:value-type="float" office:value="36462" table:style-name="ce6">
            <text:p>36,462<text:s/></text:p>
          </table:table-cell>
          <table:table-cell office:value-type="float" office:value="30997" table:style-name="ce6">
            <text:p>30,997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40246" table:style-name="ce6">
            <text:p>40,246<text:s/></text:p>
          </table:table-cell>
          <table:table-cell office:value-type="float" office:value="29751" table:style-name="ce6">
            <text:p>29,751<text:s/></text:p>
          </table:table-cell>
          <table:table-cell office:value-type="float" office:value="27783" table:style-name="ce6">
            <text:p>27,783<text:s/></text:p>
          </table:table-cell>
          <table:table-cell office:value-type="float" office:value="23530" table:style-name="ce6">
            <text:p>23,530<text:s/></text:p>
          </table:table-cell>
          <table:table-cell office:value-type="float" office:value="28309" table:style-name="ce6">
            <text:p>28,309<text:s/></text:p>
          </table:table-cell>
          <table:table-cell office:value-type="float" office:value="140470" table:style-name="ce6">
            <text:p>140,470<text:s/></text:p>
          </table:table-cell>
          <table:table-cell office:value-type="float" office:value="41388" table:style-name="ce6">
            <text:p>41,388<text:s/></text:p>
          </table:table-cell>
          <table:table-cell office:value-type="float" office:value="25279" table:style-name="ce6">
            <text:p>25,279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29679" table:style-name="ce6">
            <text:p>29,679<text:s/></text:p>
          </table:table-cell>
          <table:table-cell office:value-type="float" office:value="34557" table:style-name="ce6">
            <text:p>34,557<text:s/></text:p>
          </table:table-cell>
          <table:table-cell office:value-type="float" office:value="38056" table:style-name="ce6">
            <text:p>38,056<text:s/></text:p>
          </table:table-cell>
          <table:table-cell office:value-type="float" office:value="27800" table:style-name="ce6">
            <text:p>27,800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35126" table:style-name="ce6">
            <text:p>35,126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21472" table:style-name="ce6">
            <text:p>21,472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15228" table:style-name="ce6">
            <text:p>15,228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1786" table:style-name="ce6">
            <text:p>11,786<text:s/></text:p>
          </table:table-cell>
          <table:table-cell office:value-type="float" office:value="35195" table:style-name="ce6">
            <text:p>35,195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26235" table:style-name="ce6">
            <text:p>26,235<text:s/></text:p>
          </table:table-cell>
          <table:table-cell office:value-type="float" office:value="30229" table:style-name="ce6">
            <text:p>30,229<text:s/></text:p>
          </table:table-cell>
          <table:table-cell office:value-type="float" office:value="48924" table:style-name="ce6">
            <text:p>48,924<text:s/></text:p>
          </table:table-cell>
          <table:table-cell office:value-type="float" office:value="45048" table:style-name="ce6">
            <text:p>45,048<text:s/></text:p>
          </table:table-cell>
          <table:table-cell office:value-type="float" office:value="28142" table:style-name="ce6">
            <text:p>28,142<text:s/></text:p>
          </table:table-cell>
          <table:table-cell office:value-type="float" office:value="31144" table:style-name="ce6">
            <text:p>31,144<text:s/></text:p>
          </table:table-cell>
          <table:table-cell office:value-type="float" office:value="70115" table:style-name="ce6">
            <text:p>70,115<text:s/></text:p>
          </table:table-cell>
          <table:table-cell office:value-type="float" office:value="25780" table:style-name="ce6">
            <text:p>25,780<text:s/></text:p>
          </table:table-cell>
          <table:table-cell office:value-type="float" office:value="33568" table:style-name="ce6">
            <text:p>33,568<text:s/></text:p>
          </table:table-cell>
          <table:table-cell office:value-type="float" office:value="36142" table:style-name="ce6">
            <text:p>36,142<text:s/></text:p>
          </table:table-cell>
          <table:table-cell office:value-type="float" office:value="23124" table:style-name="ce6">
            <text:p>23,124<text:s/></text:p>
          </table:table-cell>
          <table:table-cell office:value-type="float" office:value="63796" table:style-name="ce6">
            <text:p>63,796<text:s/></text:p>
          </table:table-cell>
          <table:table-cell office:value-type="float" office:value="22404" table:style-name="ce6">
            <text:p>22,404<text:s/></text:p>
          </table:table-cell>
          <table:table-cell office:value-type="float" office:value="17333" table:style-name="ce6">
            <text:p>17,333<text:s/></text:p>
          </table:table-cell>
          <table:table-cell office:value-type="float" office:value="16285" table:style-name="ce6">
            <text:p>16,285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13958" table:style-name="ce6">
            <text:p>13,958<text:s/></text:p>
          </table:table-cell>
          <table:table-cell office:value-type="float" office:value="33544" table:style-name="ce6">
            <text:p>33,544<text:s/></text:p>
          </table:table-cell>
          <table:table-cell office:value-type="float" office:value="20712" table:style-name="ce6">
            <text:p>20,712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44361" table:style-name="ce6">
            <text:p>44,361<text:s/></text:p>
          </table:table-cell>
          <table:table-cell office:value-type="float" office:value="27060" table:style-name="ce6">
            <text:p>27,060<text:s/></text:p>
          </table:table-cell>
          <table:table-cell office:value-type="float" office:value="27028" table:style-name="ce6">
            <text:p>27,028<text:s/></text:p>
          </table:table-cell>
          <table:table-cell office:value-type="float" office:value="26647" table:style-name="ce6">
            <text:p>26,647<text:s/></text:p>
          </table:table-cell>
          <table:table-cell office:value-type="float" office:value="15730" table:style-name="ce6">
            <text:p>15,730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6798" table:style-name="ce6">
            <text:p>6,798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18823" table:style-name="ce6">
            <text:p>18,823<text:s/></text:p>
          </table:table-cell>
          <table:table-cell office:value-type="float" office:value="32627" table:style-name="ce6">
            <text:p>32,627<text:s/></text:p>
          </table:table-cell>
          <table:table-cell office:value-type="float" office:value="27545" table:style-name="ce6">
            <text:p>27,545<text:s/></text:p>
          </table:table-cell>
          <table:table-cell office:value-type="float" office:value="14430" table:style-name="ce6">
            <text:p>14,430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9854" table:style-name="ce6">
            <text:p>9,854<text:s/></text:p>
          </table:table-cell>
          <table:table-cell table:number-columns-repeated="16275"/>
        </table:table-row>
        <table:table-row table:style-name="ro2">
          <table:table-cell office:value-type="date" office:date-value="2019-12-04T00:00:00" table:style-name="ce5">
            <text:p>2019/12/4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16242" table:style-name="ce6">
            <text:p>16,242<text:s/></text:p>
          </table:table-cell>
          <table:table-cell office:value-type="float" office:value="47152" table:style-name="ce6">
            <text:p>47,152<text:s/></text:p>
          </table:table-cell>
          <table:table-cell office:value-type="float" office:value="45161" table:style-name="ce6">
            <text:p>45,161<text:s/></text:p>
          </table:table-cell>
          <table:table-cell office:value-type="float" office:value="29575" table:style-name="ce6">
            <text:p>29,575<text:s/></text:p>
          </table:table-cell>
          <table:table-cell office:value-type="float" office:value="16586" table:style-name="ce6">
            <text:p>16,586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6567" table:style-name="ce6">
            <text:p>16,567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20642" table:style-name="ce6">
            <text:p>20,642<text:s/></text:p>
          </table:table-cell>
          <table:table-cell office:value-type="float" office:value="18704" table:style-name="ce6">
            <text:p>18,704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31029" table:style-name="ce6">
            <text:p>31,029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13517" table:style-name="ce6">
            <text:p>13,517<text:s/></text:p>
          </table:table-cell>
          <table:table-cell office:value-type="float" office:value="18065" table:style-name="ce6">
            <text:p>18,065<text:s/></text:p>
          </table:table-cell>
          <table:table-cell office:value-type="float" office:value="23176" table:style-name="ce6">
            <text:p>23,176<text:s/></text:p>
          </table:table-cell>
          <table:table-cell office:value-type="float" office:value="18967" table:style-name="ce6">
            <text:p>18,967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29395" table:style-name="ce6">
            <text:p>29,395<text:s/></text:p>
          </table:table-cell>
          <table:table-cell office:value-type="float" office:value="19465" table:style-name="ce6">
            <text:p>19,465<text:s/></text:p>
          </table:table-cell>
          <table:table-cell office:value-type="float" office:value="37049" table:style-name="ce6">
            <text:p>37,049<text:s/></text:p>
          </table:table-cell>
          <table:table-cell office:value-type="float" office:value="31075" table:style-name="ce6">
            <text:p>31,075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40856" table:style-name="ce6">
            <text:p>40,856<text:s/></text:p>
          </table:table-cell>
          <table:table-cell office:value-type="float" office:value="30066" table:style-name="ce6">
            <text:p>30,066<text:s/></text:p>
          </table:table-cell>
          <table:table-cell office:value-type="float" office:value="27988" table:style-name="ce6">
            <text:p>27,988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28832" table:style-name="ce6">
            <text:p>28,832<text:s/></text:p>
          </table:table-cell>
          <table:table-cell office:value-type="float" office:value="142066" table:style-name="ce6">
            <text:p>142,066<text:s/></text:p>
          </table:table-cell>
          <table:table-cell office:value-type="float" office:value="43245" table:style-name="ce6">
            <text:p>43,245<text:s/></text:p>
          </table:table-cell>
          <table:table-cell office:value-type="float" office:value="25504" table:style-name="ce6">
            <text:p>25,504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29215" table:style-name="ce6">
            <text:p>29,215<text:s/></text:p>
          </table:table-cell>
          <table:table-cell office:value-type="float" office:value="33833" table:style-name="ce6">
            <text:p>33,833<text:s/></text:p>
          </table:table-cell>
          <table:table-cell office:value-type="float" office:value="35391" table:style-name="ce6">
            <text:p>35,391<text:s/></text:p>
          </table:table-cell>
          <table:table-cell office:value-type="float" office:value="27025" table:style-name="ce6">
            <text:p>27,025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35824" table:style-name="ce6">
            <text:p>35,824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21511" table:style-name="ce6">
            <text:p>21,511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14775" table:style-name="ce6">
            <text:p>14,775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35036" table:style-name="ce6">
            <text:p>35,036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14632" table:style-name="ce6">
            <text:p>14,632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24095" table:style-name="ce6">
            <text:p>24,095<text:s/></text:p>
          </table:table-cell>
          <table:table-cell office:value-type="float" office:value="26361" table:style-name="ce6">
            <text:p>26,361<text:s/></text:p>
          </table:table-cell>
          <table:table-cell office:value-type="float" office:value="29823" table:style-name="ce6">
            <text:p>29,823<text:s/></text:p>
          </table:table-cell>
          <table:table-cell office:value-type="float" office:value="48833" table:style-name="ce6">
            <text:p>48,833<text:s/></text:p>
          </table:table-cell>
          <table:table-cell office:value-type="float" office:value="45043" table:style-name="ce6">
            <text:p>45,043<text:s/></text:p>
          </table:table-cell>
          <table:table-cell office:value-type="float" office:value="28280" table:style-name="ce6">
            <text:p>28,280<text:s/></text:p>
          </table:table-cell>
          <table:table-cell office:value-type="float" office:value="31706" table:style-name="ce6">
            <text:p>31,706<text:s/></text:p>
          </table:table-cell>
          <table:table-cell office:value-type="float" office:value="73334" table:style-name="ce6">
            <text:p>73,334<text:s/></text:p>
          </table:table-cell>
          <table:table-cell office:value-type="float" office:value="26873" table:style-name="ce6">
            <text:p>26,873<text:s/></text:p>
          </table:table-cell>
          <table:table-cell office:value-type="float" office:value="34849" table:style-name="ce6">
            <text:p>34,849<text:s/></text:p>
          </table:table-cell>
          <table:table-cell office:value-type="float" office:value="37629" table:style-name="ce6">
            <text:p>37,629<text:s/></text:p>
          </table:table-cell>
          <table:table-cell office:value-type="float" office:value="25147" table:style-name="ce6">
            <text:p>25,147<text:s/></text:p>
          </table:table-cell>
          <table:table-cell office:value-type="float" office:value="65385" table:style-name="ce6">
            <text:p>65,385<text:s/></text:p>
          </table:table-cell>
          <table:table-cell office:value-type="float" office:value="22493" table:style-name="ce6">
            <text:p>22,493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16344" table:style-name="ce6">
            <text:p>16,344<text:s/></text:p>
          </table:table-cell>
          <table:table-cell office:value-type="float" office:value="19610" table:style-name="ce6">
            <text:p>19,610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37806" table:style-name="ce6">
            <text:p>37,806<text:s/></text:p>
          </table:table-cell>
          <table:table-cell office:value-type="float" office:value="20896" table:style-name="ce6">
            <text:p>20,896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45679" table:style-name="ce6">
            <text:p>45,679<text:s/></text:p>
          </table:table-cell>
          <table:table-cell office:value-type="float" office:value="26596" table:style-name="ce6">
            <text:p>26,596<text:s/></text:p>
          </table:table-cell>
          <table:table-cell office:value-type="float" office:value="26964" table:style-name="ce6">
            <text:p>26,964<text:s/></text:p>
          </table:table-cell>
          <table:table-cell office:value-type="float" office:value="26271" table:style-name="ce6">
            <text:p>26,271<text:s/></text:p>
          </table:table-cell>
          <table:table-cell office:value-type="float" office:value="15681" table:style-name="ce6">
            <text:p>15,681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18894" table:style-name="ce6">
            <text:p>18,894<text:s/></text:p>
          </table:table-cell>
          <table:table-cell office:value-type="float" office:value="32542" table:style-name="ce6">
            <text:p>32,542<text:s/></text:p>
          </table:table-cell>
          <table:table-cell office:value-type="float" office:value="29177" table:style-name="ce6">
            <text:p>29,177<text:s/></text:p>
          </table:table-cell>
          <table:table-cell office:value-type="float" office:value="14802" table:style-name="ce6">
            <text:p>14,802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3820" table:style-name="ce6">
            <text:p>13,820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9741" table:style-name="ce6">
            <text:p>9,741<text:s/></text:p>
          </table:table-cell>
          <table:table-cell table:number-columns-repeated="16275"/>
        </table:table-row>
        <table:table-row table:style-name="ro2">
          <table:table-cell office:value-type="date" office:date-value="2019-12-05T00:00:00" table:style-name="ce5">
            <text:p>2019/12/5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16849" table:style-name="ce6">
            <text:p>16,849<text:s/></text:p>
          </table:table-cell>
          <table:table-cell office:value-type="float" office:value="49356" table:style-name="ce6">
            <text:p>49,356<text:s/></text:p>
          </table:table-cell>
          <table:table-cell office:value-type="float" office:value="48045" table:style-name="ce6">
            <text:p>48,045<text:s/></text:p>
          </table:table-cell>
          <table:table-cell office:value-type="float" office:value="29986" table:style-name="ce6">
            <text:p>29,986<text:s/></text:p>
          </table:table-cell>
          <table:table-cell office:value-type="float" office:value="17824" table:style-name="ce6">
            <text:p>17,824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21277" table:style-name="ce6">
            <text:p>21,277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6410" table:style-name="ce6">
            <text:p>6,410<text:s/></text:p>
          </table:table-cell>
          <table:table-cell office:value-type="float" office:value="35730" table:style-name="ce6">
            <text:p>35,730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18425" table:style-name="ce6">
            <text:p>18,425<text:s/></text:p>
          </table:table-cell>
          <table:table-cell office:value-type="float" office:value="23959" table:style-name="ce6">
            <text:p>23,959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30582" table:style-name="ce6">
            <text:p>30,582<text:s/></text:p>
          </table:table-cell>
          <table:table-cell office:value-type="float" office:value="19600" table:style-name="ce6">
            <text:p>19,600<text:s/></text:p>
          </table:table-cell>
          <table:table-cell office:value-type="float" office:value="38368" table:style-name="ce6">
            <text:p>38,368<text:s/></text:p>
          </table:table-cell>
          <table:table-cell office:value-type="float" office:value="31839" table:style-name="ce6">
            <text:p>31,839<text:s/></text:p>
          </table:table-cell>
          <table:table-cell office:value-type="float" office:value="12683" table:style-name="ce6">
            <text:p>12,683<text:s/></text:p>
          </table:table-cell>
          <table:table-cell office:value-type="float" office:value="41928" table:style-name="ce6">
            <text:p>41,928<text:s/></text:p>
          </table:table-cell>
          <table:table-cell office:value-type="float" office:value="30546" table:style-name="ce6">
            <text:p>30,546<text:s/></text:p>
          </table:table-cell>
          <table:table-cell office:value-type="float" office:value="28790" table:style-name="ce6">
            <text:p>28,790<text:s/></text:p>
          </table:table-cell>
          <table:table-cell office:value-type="float" office:value="23704" table:style-name="ce6">
            <text:p>23,704<text:s/></text:p>
          </table:table-cell>
          <table:table-cell office:value-type="float" office:value="27721" table:style-name="ce6">
            <text:p>27,721<text:s/></text:p>
          </table:table-cell>
          <table:table-cell office:value-type="float" office:value="150742" table:style-name="ce6">
            <text:p>150,742<text:s/></text:p>
          </table:table-cell>
          <table:table-cell office:value-type="float" office:value="45260" table:style-name="ce6">
            <text:p>45,260<text:s/></text:p>
          </table:table-cell>
          <table:table-cell office:value-type="float" office:value="25214" table:style-name="ce6">
            <text:p>25,214<text:s/></text:p>
          </table:table-cell>
          <table:table-cell office:value-type="float" office:value="26013" table:style-name="ce6">
            <text:p>26,013<text:s/></text:p>
          </table:table-cell>
          <table:table-cell office:value-type="float" office:value="28049" table:style-name="ce6">
            <text:p>28,049<text:s/></text:p>
          </table:table-cell>
          <table:table-cell office:value-type="float" office:value="31286" table:style-name="ce6">
            <text:p>31,286<text:s/></text:p>
          </table:table-cell>
          <table:table-cell office:value-type="float" office:value="31184" table:style-name="ce6">
            <text:p>31,184<text:s/></text:p>
          </table:table-cell>
          <table:table-cell office:value-type="float" office:value="25878" table:style-name="ce6">
            <text:p>25,878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34553" table:style-name="ce6">
            <text:p>34,553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20240" table:style-name="ce6">
            <text:p>20,240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31626" table:style-name="ce6">
            <text:p>31,626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26298" table:style-name="ce6">
            <text:p>26,298<text:s/></text:p>
          </table:table-cell>
          <table:table-cell office:value-type="float" office:value="30041" table:style-name="ce6">
            <text:p>30,041<text:s/></text:p>
          </table:table-cell>
          <table:table-cell office:value-type="float" office:value="48705" table:style-name="ce6">
            <text:p>48,705<text:s/></text:p>
          </table:table-cell>
          <table:table-cell office:value-type="float" office:value="45447" table:style-name="ce6">
            <text:p>45,447<text:s/></text:p>
          </table:table-cell>
          <table:table-cell office:value-type="float" office:value="28566" table:style-name="ce6">
            <text:p>28,566<text:s/></text:p>
          </table:table-cell>
          <table:table-cell office:value-type="float" office:value="30310" table:style-name="ce6">
            <text:p>30,310<text:s/></text:p>
          </table:table-cell>
          <table:table-cell office:value-type="float" office:value="72048" table:style-name="ce6">
            <text:p>72,048<text:s/></text:p>
          </table:table-cell>
          <table:table-cell office:value-type="float" office:value="27707" table:style-name="ce6">
            <text:p>27,707<text:s/></text:p>
          </table:table-cell>
          <table:table-cell office:value-type="float" office:value="34691" table:style-name="ce6">
            <text:p>34,691<text:s/></text:p>
          </table:table-cell>
          <table:table-cell office:value-type="float" office:value="38352" table:style-name="ce6">
            <text:p>38,352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67672" table:style-name="ce6">
            <text:p>67,672<text:s/></text:p>
          </table:table-cell>
          <table:table-cell office:value-type="float" office:value="23157" table:style-name="ce6">
            <text:p>23,157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21566" table:style-name="ce6">
            <text:p>21,566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38654" table:style-name="ce6">
            <text:p>38,654<text:s/></text:p>
          </table:table-cell>
          <table:table-cell office:value-type="float" office:value="21489" table:style-name="ce6">
            <text:p>21,489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47406" table:style-name="ce6">
            <text:p>47,406<text:s/></text:p>
          </table:table-cell>
          <table:table-cell office:value-type="float" office:value="27624" table:style-name="ce6">
            <text:p>27,624<text:s/></text:p>
          </table:table-cell>
          <table:table-cell office:value-type="float" office:value="28020" table:style-name="ce6">
            <text:p>28,020<text:s/></text:p>
          </table:table-cell>
          <table:table-cell office:value-type="float" office:value="25447" table:style-name="ce6">
            <text:p>25,447<text:s/></text:p>
          </table:table-cell>
          <table:table-cell office:value-type="float" office:value="15952" table:style-name="ce6">
            <text:p>15,952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9886" table:style-name="ce6">
            <text:p>19,886<text:s/></text:p>
          </table:table-cell>
          <table:table-cell office:value-type="float" office:value="33244" table:style-name="ce6">
            <text:p>33,244<text:s/></text:p>
          </table:table-cell>
          <table:table-cell office:value-type="float" office:value="29054" table:style-name="ce6">
            <text:p>29,054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9946" table:style-name="ce6">
            <text:p>9,946<text:s/></text:p>
          </table:table-cell>
          <table:table-cell table:number-columns-repeated="16275"/>
        </table:table-row>
        <table:table-row table:style-name="ro2">
          <table:table-cell office:value-type="date" office:date-value="2019-12-06T00:00:00" table:style-name="ce5">
            <text:p>2019/12/6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17939" table:style-name="ce6">
            <text:p>17,939<text:s/></text:p>
          </table:table-cell>
          <table:table-cell office:value-type="float" office:value="52848" table:style-name="ce6">
            <text:p>52,848<text:s/></text:p>
          </table:table-cell>
          <table:table-cell office:value-type="float" office:value="55444" table:style-name="ce6">
            <text:p>55,444<text:s/></text:p>
          </table:table-cell>
          <table:table-cell office:value-type="float" office:value="32097" table:style-name="ce6">
            <text:p>32,097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13932" table:style-name="ce6">
            <text:p>13,932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21424" table:style-name="ce6">
            <text:p>21,424<text:s/></text:p>
          </table:table-cell>
          <table:table-cell office:value-type="float" office:value="19628" table:style-name="ce6">
            <text:p>19,628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38803" table:style-name="ce6">
            <text:p>38,803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14217" table:style-name="ce6">
            <text:p>14,217<text:s/></text:p>
          </table:table-cell>
          <table:table-cell office:value-type="float" office:value="19697" table:style-name="ce6">
            <text:p>19,697<text:s/></text:p>
          </table:table-cell>
          <table:table-cell office:value-type="float" office:value="25151" table:style-name="ce6">
            <text:p>25,151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33705" table:style-name="ce6">
            <text:p>33,705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39477" table:style-name="ce6">
            <text:p>39,477<text:s/></text:p>
          </table:table-cell>
          <table:table-cell office:value-type="float" office:value="33654" table:style-name="ce6">
            <text:p>33,654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44224" table:style-name="ce6">
            <text:p>44,224<text:s/></text:p>
          </table:table-cell>
          <table:table-cell office:value-type="float" office:value="32488" table:style-name="ce6">
            <text:p>32,488<text:s/></text:p>
          </table:table-cell>
          <table:table-cell office:value-type="float" office:value="29956" table:style-name="ce6">
            <text:p>29,956<text:s/></text:p>
          </table:table-cell>
          <table:table-cell office:value-type="float" office:value="24596" table:style-name="ce6">
            <text:p>24,596<text:s/></text:p>
          </table:table-cell>
          <table:table-cell office:value-type="float" office:value="28079" table:style-name="ce6">
            <text:p>28,079<text:s/></text:p>
          </table:table-cell>
          <table:table-cell office:value-type="float" office:value="199414" table:style-name="ce6">
            <text:p>199,414<text:s/></text:p>
          </table:table-cell>
          <table:table-cell office:value-type="float" office:value="52547" table:style-name="ce6">
            <text:p>52,547<text:s/></text:p>
          </table:table-cell>
          <table:table-cell office:value-type="float" office:value="27483" table:style-name="ce6">
            <text:p>27,483<text:s/></text:p>
          </table:table-cell>
          <table:table-cell office:value-type="float" office:value="27629" table:style-name="ce6">
            <text:p>27,629<text:s/></text:p>
          </table:table-cell>
          <table:table-cell office:value-type="float" office:value="31810" table:style-name="ce6">
            <text:p>31,810<text:s/></text:p>
          </table:table-cell>
          <table:table-cell office:value-type="float" office:value="34290" table:style-name="ce6">
            <text:p>34,290<text:s/></text:p>
          </table:table-cell>
          <table:table-cell office:value-type="float" office:value="33096" table:style-name="ce6">
            <text:p>33,096<text:s/></text:p>
          </table:table-cell>
          <table:table-cell office:value-type="float" office:value="29617" table:style-name="ce6">
            <text:p>29,617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35204" table:style-name="ce6">
            <text:p>35,204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21661" table:style-name="ce6">
            <text:p>21,661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33185" table:style-name="ce6">
            <text:p>33,185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26958" table:style-name="ce6">
            <text:p>26,958<text:s/></text:p>
          </table:table-cell>
          <table:table-cell office:value-type="float" office:value="33609" table:style-name="ce6">
            <text:p>33,609<text:s/></text:p>
          </table:table-cell>
          <table:table-cell office:value-type="float" office:value="59345" table:style-name="ce6">
            <text:p>59,345<text:s/></text:p>
          </table:table-cell>
          <table:table-cell office:value-type="float" office:value="48205" table:style-name="ce6">
            <text:p>48,205<text:s/></text:p>
          </table:table-cell>
          <table:table-cell office:value-type="float" office:value="29994" table:style-name="ce6">
            <text:p>29,994<text:s/></text:p>
          </table:table-cell>
          <table:table-cell office:value-type="float" office:value="32596" table:style-name="ce6">
            <text:p>32,596<text:s/></text:p>
          </table:table-cell>
          <table:table-cell office:value-type="float" office:value="86162" table:style-name="ce6">
            <text:p>86,162<text:s/></text:p>
          </table:table-cell>
          <table:table-cell office:value-type="float" office:value="29648" table:style-name="ce6">
            <text:p>29,648<text:s/></text:p>
          </table:table-cell>
          <table:table-cell office:value-type="float" office:value="40910" table:style-name="ce6">
            <text:p>40,910<text:s/></text:p>
          </table:table-cell>
          <table:table-cell office:value-type="float" office:value="44858" table:style-name="ce6">
            <text:p>44,858<text:s/></text:p>
          </table:table-cell>
          <table:table-cell office:value-type="float" office:value="27632" table:style-name="ce6">
            <text:p>27,632<text:s/></text:p>
          </table:table-cell>
          <table:table-cell office:value-type="float" office:value="78748" table:style-name="ce6">
            <text:p>78,748<text:s/></text:p>
          </table:table-cell>
          <table:table-cell office:value-type="float" office:value="24641" table:style-name="ce6">
            <text:p>24,641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27125" table:style-name="ce6">
            <text:p>27,125<text:s/></text:p>
          </table:table-cell>
          <table:table-cell office:value-type="float" office:value="13710" table:style-name="ce6">
            <text:p>13,710<text:s/></text:p>
          </table:table-cell>
          <table:table-cell office:value-type="float" office:value="46347" table:style-name="ce6">
            <text:p>46,347<text:s/></text:p>
          </table:table-cell>
          <table:table-cell office:value-type="float" office:value="23704" table:style-name="ce6">
            <text:p>23,704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16175" table:style-name="ce6">
            <text:p>16,175<text:s/></text:p>
          </table:table-cell>
          <table:table-cell office:value-type="float" office:value="50656" table:style-name="ce6">
            <text:p>50,656<text:s/></text:p>
          </table:table-cell>
          <table:table-cell office:value-type="float" office:value="29044" table:style-name="ce6">
            <text:p>29,044<text:s/></text:p>
          </table:table-cell>
          <table:table-cell office:value-type="float" office:value="30351" table:style-name="ce6">
            <text:p>30,351<text:s/></text:p>
          </table:table-cell>
          <table:table-cell office:value-type="float" office:value="28192" table:style-name="ce6">
            <text:p>28,192<text:s/></text:p>
          </table:table-cell>
          <table:table-cell office:value-type="float" office:value="15836" table:style-name="ce6">
            <text:p>15,836<text:s/></text:p>
          </table:table-cell>
          <table:table-cell office:value-type="float" office:value="13261" table:style-name="ce6">
            <text:p>13,261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4254" table:style-name="ce6">
            <text:p>14,254<text:s/></text:p>
          </table:table-cell>
          <table:table-cell office:value-type="float" office:value="22078" table:style-name="ce6">
            <text:p>22,078<text:s/></text:p>
          </table:table-cell>
          <table:table-cell office:value-type="float" office:value="36502" table:style-name="ce6">
            <text:p>36,502<text:s/></text:p>
          </table:table-cell>
          <table:table-cell office:value-type="float" office:value="32001" table:style-name="ce6">
            <text:p>32,001<text:s/></text:p>
          </table:table-cell>
          <table:table-cell office:value-type="float" office:value="15975" table:style-name="ce6">
            <text:p>15,975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5961" table:style-name="ce6">
            <text:p>15,961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10479" table:style-name="ce6">
            <text:p>10,479<text:s/></text:p>
          </table:table-cell>
          <table:table-cell table:number-columns-repeated="16275"/>
        </table:table-row>
        <table:table-row table:style-name="ro2">
          <table:table-cell office:value-type="date" office:date-value="2019-12-07T00:00:00" table:style-name="ce5">
            <text:p>2019/12/7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30726" table:style-name="ce6">
            <text:p>30,726<text:s/></text:p>
          </table:table-cell>
          <table:table-cell office:value-type="float" office:value="53793" table:style-name="ce6">
            <text:p>53,793<text:s/></text:p>
          </table:table-cell>
          <table:table-cell office:value-type="float" office:value="19769" table:style-name="ce6">
            <text:p>19,769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16383" table:style-name="ce6">
            <text:p>16,383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26757" table:style-name="ce6">
            <text:p>26,757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15792" table:style-name="ce6">
            <text:p>15,792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17648" table:style-name="ce6">
            <text:p>17,648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35173" table:style-name="ce6">
            <text:p>35,173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31503" table:style-name="ce6">
            <text:p>31,503<text:s/></text:p>
          </table:table-cell>
          <table:table-cell office:value-type="float" office:value="29286" table:style-name="ce6">
            <text:p>29,286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36865" table:style-name="ce6">
            <text:p>36,865<text:s/></text:p>
          </table:table-cell>
          <table:table-cell office:value-type="float" office:value="25999" table:style-name="ce6">
            <text:p>25,999<text:s/></text:p>
          </table:table-cell>
          <table:table-cell office:value-type="float" office:value="22783" table:style-name="ce6">
            <text:p>22,783<text:s/></text:p>
          </table:table-cell>
          <table:table-cell office:value-type="float" office:value="20868" table:style-name="ce6">
            <text:p>20,868<text:s/></text:p>
          </table:table-cell>
          <table:table-cell office:value-type="float" office:value="15115" table:style-name="ce6">
            <text:p>15,115<text:s/></text:p>
          </table:table-cell>
          <table:table-cell office:value-type="float" office:value="197974" table:style-name="ce6">
            <text:p>197,974<text:s/></text:p>
          </table:table-cell>
          <table:table-cell office:value-type="float" office:value="56286" table:style-name="ce6">
            <text:p>56,286<text:s/></text:p>
          </table:table-cell>
          <table:table-cell office:value-type="float" office:value="24977" table:style-name="ce6">
            <text:p>24,977<text:s/></text:p>
          </table:table-cell>
          <table:table-cell office:value-type="float" office:value="19960" table:style-name="ce6">
            <text:p>19,960<text:s/></text:p>
          </table:table-cell>
          <table:table-cell office:value-type="float" office:value="32877" table:style-name="ce6">
            <text:p>32,877<text:s/></text:p>
          </table:table-cell>
          <table:table-cell office:value-type="float" office:value="36140" table:style-name="ce6">
            <text:p>36,140<text:s/></text:p>
          </table:table-cell>
          <table:table-cell office:value-type="float" office:value="33822" table:style-name="ce6">
            <text:p>33,822<text:s/></text:p>
          </table:table-cell>
          <table:table-cell office:value-type="float" office:value="26052" table:style-name="ce6">
            <text:p>26,052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27013" table:style-name="ce6">
            <text:p>27,013<text:s/></text:p>
          </table:table-cell>
          <table:table-cell office:value-type="float" office:value="6765" table:style-name="ce6">
            <text:p>6,765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18555" table:style-name="ce6">
            <text:p>18,555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34152" table:style-name="ce6">
            <text:p>34,152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35544" table:style-name="ce6">
            <text:p>35,544<text:s/></text:p>
          </table:table-cell>
          <table:table-cell office:value-type="float" office:value="82330" table:style-name="ce6">
            <text:p>82,330<text:s/></text:p>
          </table:table-cell>
          <table:table-cell office:value-type="float" office:value="39383" table:style-name="ce6">
            <text:p>39,383<text:s/></text:p>
          </table:table-cell>
          <table:table-cell office:value-type="float" office:value="25507" table:style-name="ce6">
            <text:p>25,507<text:s/></text:p>
          </table:table-cell>
          <table:table-cell office:value-type="float" office:value="35372" table:style-name="ce6">
            <text:p>35,372<text:s/></text:p>
          </table:table-cell>
          <table:table-cell office:value-type="float" office:value="107921" table:style-name="ce6">
            <text:p>107,921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40081" table:style-name="ce6">
            <text:p>40,081<text:s/></text:p>
          </table:table-cell>
          <table:table-cell office:value-type="float" office:value="42582" table:style-name="ce6">
            <text:p>42,582<text:s/></text:p>
          </table:table-cell>
          <table:table-cell office:value-type="float" office:value="25835" table:style-name="ce6">
            <text:p>25,835<text:s/></text:p>
          </table:table-cell>
          <table:table-cell office:value-type="float" office:value="74264" table:style-name="ce6">
            <text:p>74,264<text:s/></text:p>
          </table:table-cell>
          <table:table-cell office:value-type="float" office:value="17882" table:style-name="ce6">
            <text:p>17,882<text:s/></text:p>
          </table:table-cell>
          <table:table-cell office:value-type="float" office:value="16453" table:style-name="ce6">
            <text:p>16,453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49165" table:style-name="ce6">
            <text:p>49,165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29160" table:style-name="ce6">
            <text:p>29,160<text:s/></text:p>
          </table:table-cell>
          <table:table-cell office:value-type="float" office:value="22626" table:style-name="ce6">
            <text:p>22,626<text:s/></text:p>
          </table:table-cell>
          <table:table-cell office:value-type="float" office:value="20061" table:style-name="ce6">
            <text:p>20,061<text:s/></text:p>
          </table:table-cell>
          <table:table-cell office:value-type="float" office:value="24095" table:style-name="ce6">
            <text:p>24,095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16340" table:style-name="ce6">
            <text:p>16,340<text:s/></text:p>
          </table:table-cell>
          <table:table-cell office:value-type="float" office:value="25044" table:style-name="ce6">
            <text:p>25,044<text:s/></text:p>
          </table:table-cell>
          <table:table-cell office:value-type="float" office:value="28793" table:style-name="ce6">
            <text:p>28,793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8816" table:style-name="ce6">
            <text:p>8,816<text:s/></text:p>
          </table:table-cell>
          <table:table-cell table:number-columns-repeated="16275"/>
        </table:table-row>
        <table:table-row table:style-name="ro2">
          <table:table-cell office:value-type="date" office:date-value="2019-12-08T00:00:00" table:style-name="ce5">
            <text:p>2019/12/8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23452" table:style-name="ce6">
            <text:p>23,452<text:s/></text:p>
          </table:table-cell>
          <table:table-cell office:value-type="float" office:value="44343" table:style-name="ce6">
            <text:p>44,343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21241" table:style-name="ce6">
            <text:p>21,241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16113" table:style-name="ce6">
            <text:p>16,113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31561" table:style-name="ce6">
            <text:p>31,561<text:s/></text:p>
          </table:table-cell>
          <table:table-cell office:value-type="float" office:value="17420" table:style-name="ce6">
            <text:p>17,420<text:s/></text:p>
          </table:table-cell>
          <table:table-cell office:value-type="float" office:value="25695" table:style-name="ce6">
            <text:p>25,695<text:s/></text:p>
          </table:table-cell>
          <table:table-cell office:value-type="float" office:value="29414" table:style-name="ce6">
            <text:p>29,414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33156" table:style-name="ce6">
            <text:p>33,156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20128" table:style-name="ce6">
            <text:p>20,128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189619" table:style-name="ce6">
            <text:p>189,619<text:s/></text:p>
          </table:table-cell>
          <table:table-cell office:value-type="float" office:value="48294" table:style-name="ce6">
            <text:p>48,294<text:s/></text:p>
          </table:table-cell>
          <table:table-cell office:value-type="float" office:value="18692" table:style-name="ce6">
            <text:p>18,692<text:s/></text:p>
          </table:table-cell>
          <table:table-cell office:value-type="float" office:value="20025" table:style-name="ce6">
            <text:p>20,025<text:s/></text:p>
          </table:table-cell>
          <table:table-cell office:value-type="float" office:value="34810" table:style-name="ce6">
            <text:p>34,810<text:s/></text:p>
          </table:table-cell>
          <table:table-cell office:value-type="float" office:value="35339" table:style-name="ce6">
            <text:p>35,339<text:s/></text:p>
          </table:table-cell>
          <table:table-cell office:value-type="float" office:value="38332" table:style-name="ce6">
            <text:p>38,332<text:s/></text:p>
          </table:table-cell>
          <table:table-cell office:value-type="float" office:value="27216" table:style-name="ce6">
            <text:p>27,216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25441" table:style-name="ce6">
            <text:p>25,441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18577" table:style-name="ce6">
            <text:p>18,577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44669" table:style-name="ce6">
            <text:p>44,669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18425" table:style-name="ce6">
            <text:p>18,425<text:s/></text:p>
          </table:table-cell>
          <table:table-cell office:value-type="float" office:value="15955" table:style-name="ce6">
            <text:p>15,955<text:s/></text:p>
          </table:table-cell>
          <table:table-cell office:value-type="float" office:value="31386" table:style-name="ce6">
            <text:p>31,386<text:s/></text:p>
          </table:table-cell>
          <table:table-cell office:value-type="float" office:value="73200" table:style-name="ce6">
            <text:p>73,200<text:s/></text:p>
          </table:table-cell>
          <table:table-cell office:value-type="float" office:value="34538" table:style-name="ce6">
            <text:p>34,538<text:s/></text:p>
          </table:table-cell>
          <table:table-cell office:value-type="float" office:value="22375" table:style-name="ce6">
            <text:p>22,375<text:s/></text:p>
          </table:table-cell>
          <table:table-cell office:value-type="float" office:value="33399" table:style-name="ce6">
            <text:p>33,399<text:s/></text:p>
          </table:table-cell>
          <table:table-cell office:value-type="float" office:value="92297" table:style-name="ce6">
            <text:p>92,297<text:s/></text:p>
          </table:table-cell>
          <table:table-cell office:value-type="float" office:value="16995" table:style-name="ce6">
            <text:p>16,995<text:s/></text:p>
          </table:table-cell>
          <table:table-cell office:value-type="float" office:value="35079" table:style-name="ce6">
            <text:p>35,079<text:s/></text:p>
          </table:table-cell>
          <table:table-cell office:value-type="float" office:value="31942" table:style-name="ce6">
            <text:p>31,942<text:s/></text:p>
          </table:table-cell>
          <table:table-cell office:value-type="float" office:value="21030" table:style-name="ce6">
            <text:p>21,030<text:s/></text:p>
          </table:table-cell>
          <table:table-cell office:value-type="float" office:value="63448" table:style-name="ce6">
            <text:p>63,448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18843" table:style-name="ce6">
            <text:p>18,843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49038" table:style-name="ce6">
            <text:p>49,038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19694" table:style-name="ce6">
            <text:p>19,694<text:s/></text:p>
          </table:table-cell>
          <table:table-cell office:value-type="float" office:value="18287" table:style-name="ce6">
            <text:p>18,287<text:s/></text:p>
          </table:table-cell>
          <table:table-cell office:value-type="float" office:value="15353" table:style-name="ce6">
            <text:p>15,353<text:s/></text:p>
          </table:table-cell>
          <table:table-cell office:value-type="float" office:value="20653" table:style-name="ce6">
            <text:p>20,653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3396" table:style-name="ce6">
            <text:p>13,396<text:s/></text:p>
          </table:table-cell>
          <table:table-cell office:value-type="float" office:value="20610" table:style-name="ce6">
            <text:p>20,610<text:s/></text:p>
          </table:table-cell>
          <table:table-cell office:value-type="float" office:value="26251" table:style-name="ce6">
            <text:p>26,251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7755" table:style-name="ce6">
            <text:p>7,755<text:s/></text:p>
          </table:table-cell>
          <table:table-cell table:number-columns-repeated="16275"/>
        </table:table-row>
        <table:table-row table:style-name="ro2">
          <table:table-cell office:value-type="date" office:date-value="2019-12-09T00:00:00" table:style-name="ce5">
            <text:p>2019/12/9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15555" table:style-name="ce6">
            <text:p>15,555<text:s/></text:p>
          </table:table-cell>
          <table:table-cell office:value-type="float" office:value="45682" table:style-name="ce6">
            <text:p>45,682<text:s/></text:p>
          </table:table-cell>
          <table:table-cell office:value-type="float" office:value="43766" table:style-name="ce6">
            <text:p>43,766<text:s/></text:p>
          </table:table-cell>
          <table:table-cell office:value-type="float" office:value="28618" table:style-name="ce6">
            <text:p>28,618<text:s/></text:p>
          </table:table-cell>
          <table:table-cell office:value-type="float" office:value="15574" table:style-name="ce6">
            <text:p>15,574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16009" table:style-name="ce6">
            <text:p>16,009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19972" table:style-name="ce6">
            <text:p>19,972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29469" table:style-name="ce6">
            <text:p>29,469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22858" table:style-name="ce6">
            <text:p>22,858<text:s/></text:p>
          </table:table-cell>
          <table:table-cell office:value-type="float" office:value="18545" table:style-name="ce6">
            <text:p>18,545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29703" table:style-name="ce6">
            <text:p>29,703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35723" table:style-name="ce6">
            <text:p>35,723<text:s/></text:p>
          </table:table-cell>
          <table:table-cell office:value-type="float" office:value="28873" table:style-name="ce6">
            <text:p>28,873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39891" table:style-name="ce6">
            <text:p>39,891<text:s/></text:p>
          </table:table-cell>
          <table:table-cell office:value-type="float" office:value="28601" table:style-name="ce6">
            <text:p>28,601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27927" table:style-name="ce6">
            <text:p>27,927<text:s/></text:p>
          </table:table-cell>
          <table:table-cell office:value-type="float" office:value="150284" table:style-name="ce6">
            <text:p>150,284<text:s/></text:p>
          </table:table-cell>
          <table:table-cell office:value-type="float" office:value="42349" table:style-name="ce6">
            <text:p>42,349<text:s/></text:p>
          </table:table-cell>
          <table:table-cell office:value-type="float" office:value="26572" table:style-name="ce6">
            <text:p>26,572<text:s/></text:p>
          </table:table-cell>
          <table:table-cell office:value-type="float" office:value="25461" table:style-name="ce6">
            <text:p>25,461<text:s/></text:p>
          </table:table-cell>
          <table:table-cell office:value-type="float" office:value="30256" table:style-name="ce6">
            <text:p>30,256<text:s/></text:p>
          </table:table-cell>
          <table:table-cell office:value-type="float" office:value="34320" table:style-name="ce6">
            <text:p>34,320<text:s/></text:p>
          </table:table-cell>
          <table:table-cell office:value-type="float" office:value="31823" table:style-name="ce6">
            <text:p>31,823<text:s/></text:p>
          </table:table-cell>
          <table:table-cell office:value-type="float" office:value="24670" table:style-name="ce6">
            <text:p>24,670<text:s/></text:p>
          </table:table-cell>
          <table:table-cell office:value-type="float" office:value="13821" table:style-name="ce6">
            <text:p>13,821<text:s/></text:p>
          </table:table-cell>
          <table:table-cell office:value-type="float" office:value="35139" table:style-name="ce6">
            <text:p>35,139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21290" table:style-name="ce6">
            <text:p>21,290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37074" table:style-name="ce6">
            <text:p>37,074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14372" table:style-name="ce6">
            <text:p>14,372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24028" table:style-name="ce6">
            <text:p>24,028<text:s/></text:p>
          </table:table-cell>
          <table:table-cell office:value-type="float" office:value="25971" table:style-name="ce6">
            <text:p>25,971<text:s/></text:p>
          </table:table-cell>
          <table:table-cell office:value-type="float" office:value="30074" table:style-name="ce6">
            <text:p>30,074<text:s/></text:p>
          </table:table-cell>
          <table:table-cell office:value-type="float" office:value="52348" table:style-name="ce6">
            <text:p>52,348<text:s/></text:p>
          </table:table-cell>
          <table:table-cell office:value-type="float" office:value="44358" table:style-name="ce6">
            <text:p>44,358<text:s/></text:p>
          </table:table-cell>
          <table:table-cell office:value-type="float" office:value="27635" table:style-name="ce6">
            <text:p>27,635<text:s/></text:p>
          </table:table-cell>
          <table:table-cell office:value-type="float" office:value="32216" table:style-name="ce6">
            <text:p>32,216<text:s/></text:p>
          </table:table-cell>
          <table:table-cell office:value-type="float" office:value="73378" table:style-name="ce6">
            <text:p>73,378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33605" table:style-name="ce6">
            <text:p>33,605<text:s/></text:p>
          </table:table-cell>
          <table:table-cell office:value-type="float" office:value="36129" table:style-name="ce6">
            <text:p>36,129<text:s/></text:p>
          </table:table-cell>
          <table:table-cell office:value-type="float" office:value="22458" table:style-name="ce6">
            <text:p>22,458<text:s/></text:p>
          </table:table-cell>
          <table:table-cell office:value-type="float" office:value="66416" table:style-name="ce6">
            <text:p>66,416<text:s/></text:p>
          </table:table-cell>
          <table:table-cell office:value-type="float" office:value="21762" table:style-name="ce6">
            <text:p>21,762<text:s/></text:p>
          </table:table-cell>
          <table:table-cell office:value-type="float" office:value="17275" table:style-name="ce6">
            <text:p>17,275<text:s/></text:p>
          </table:table-cell>
          <table:table-cell office:value-type="float" office:value="16465" table:style-name="ce6">
            <text:p>16,465<text:s/></text:p>
          </table:table-cell>
          <table:table-cell office:value-type="float" office:value="20113" table:style-name="ce6">
            <text:p>20,113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34826" table:style-name="ce6">
            <text:p>34,826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42765" table:style-name="ce6">
            <text:p>42,765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25827" table:style-name="ce6">
            <text:p>25,827<text:s/></text:p>
          </table:table-cell>
          <table:table-cell office:value-type="float" office:value="26297" table:style-name="ce6">
            <text:p>26,297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10769" table:style-name="ce6">
            <text:p>10,769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8349" table:style-name="ce6">
            <text:p>18,349<text:s/></text:p>
          </table:table-cell>
          <table:table-cell office:value-type="float" office:value="32015" table:style-name="ce6">
            <text:p>32,015<text:s/></text:p>
          </table:table-cell>
          <table:table-cell office:value-type="float" office:value="26594" table:style-name="ce6">
            <text:p>26,594<text:s/></text:p>
          </table:table-cell>
          <table:table-cell office:value-type="float" office:value="14650" table:style-name="ce6">
            <text:p>14,650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13240" table:style-name="ce6">
            <text:p>13,240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9745" table:style-name="ce6">
            <text:p>9,745<text:s/></text:p>
          </table:table-cell>
          <table:table-cell table:number-columns-repeated="16275"/>
        </table:table-row>
        <table:table-row table:style-name="ro2">
          <table:table-cell office:value-type="date" office:date-value="2019-12-10T00:00:00" table:style-name="ce5">
            <text:p>2019/12/10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47243" table:style-name="ce6">
            <text:p>47,243<text:s/></text:p>
          </table:table-cell>
          <table:table-cell office:value-type="float" office:value="45211" table:style-name="ce6">
            <text:p>45,211<text:s/></text:p>
          </table:table-cell>
          <table:table-cell office:value-type="float" office:value="30057" table:style-name="ce6">
            <text:p>30,057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6223" table:style-name="ce6">
            <text:p>16,223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11343" table:style-name="ce6">
            <text:p>11,343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20661" table:style-name="ce6">
            <text:p>20,661<text:s/></text:p>
          </table:table-cell>
          <table:table-cell office:value-type="float" office:value="18891" table:style-name="ce6">
            <text:p>18,891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30384" table:style-name="ce6">
            <text:p>30,384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8177" table:style-name="ce6">
            <text:p>18,177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19143" table:style-name="ce6">
            <text:p>19,143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30583" table:style-name="ce6">
            <text:p>30,583<text:s/></text:p>
          </table:table-cell>
          <table:table-cell office:value-type="float" office:value="19212" table:style-name="ce6">
            <text:p>19,212<text:s/></text:p>
          </table:table-cell>
          <table:table-cell office:value-type="float" office:value="36604" table:style-name="ce6">
            <text:p>36,604<text:s/></text:p>
          </table:table-cell>
          <table:table-cell office:value-type="float" office:value="30982" table:style-name="ce6">
            <text:p>30,982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40861" table:style-name="ce6">
            <text:p>40,861<text:s/></text:p>
          </table:table-cell>
          <table:table-cell office:value-type="float" office:value="29811" table:style-name="ce6">
            <text:p>29,811<text:s/></text:p>
          </table:table-cell>
          <table:table-cell office:value-type="float" office:value="27919" table:style-name="ce6">
            <text:p>27,919<text:s/></text:p>
          </table:table-cell>
          <table:table-cell office:value-type="float" office:value="23791" table:style-name="ce6">
            <text:p>23,791<text:s/></text:p>
          </table:table-cell>
          <table:table-cell office:value-type="float" office:value="29048" table:style-name="ce6">
            <text:p>29,048<text:s/></text:p>
          </table:table-cell>
          <table:table-cell office:value-type="float" office:value="145457" table:style-name="ce6">
            <text:p>145,457<text:s/></text:p>
          </table:table-cell>
          <table:table-cell office:value-type="float" office:value="43341" table:style-name="ce6">
            <text:p>43,341<text:s/></text:p>
          </table:table-cell>
          <table:table-cell office:value-type="float" office:value="26524" table:style-name="ce6">
            <text:p>26,524<text:s/></text:p>
          </table:table-cell>
          <table:table-cell office:value-type="float" office:value="26138" table:style-name="ce6">
            <text:p>26,138<text:s/></text:p>
          </table:table-cell>
          <table:table-cell office:value-type="float" office:value="30171" table:style-name="ce6">
            <text:p>30,171<text:s/></text:p>
          </table:table-cell>
          <table:table-cell office:value-type="float" office:value="34391" table:style-name="ce6">
            <text:p>34,391<text:s/></text:p>
          </table:table-cell>
          <table:table-cell office:value-type="float" office:value="32480" table:style-name="ce6">
            <text:p>32,480<text:s/></text:p>
          </table:table-cell>
          <table:table-cell office:value-type="float" office:value="25140" table:style-name="ce6">
            <text:p>25,140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35338" table:style-name="ce6">
            <text:p>35,338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21833" table:style-name="ce6">
            <text:p>21,833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15133" table:style-name="ce6">
            <text:p>15,133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36458" table:style-name="ce6">
            <text:p>36,458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4691" table:style-name="ce6">
            <text:p>14,691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24242" table:style-name="ce6">
            <text:p>24,242<text:s/></text:p>
          </table:table-cell>
          <table:table-cell office:value-type="float" office:value="26488" table:style-name="ce6">
            <text:p>26,488<text:s/></text:p>
          </table:table-cell>
          <table:table-cell office:value-type="float" office:value="30877" table:style-name="ce6">
            <text:p>30,877<text:s/></text:p>
          </table:table-cell>
          <table:table-cell office:value-type="float" office:value="51238" table:style-name="ce6">
            <text:p>51,238<text:s/></text:p>
          </table:table-cell>
          <table:table-cell office:value-type="float" office:value="45446" table:style-name="ce6">
            <text:p>45,446<text:s/></text:p>
          </table:table-cell>
          <table:table-cell office:value-type="float" office:value="28502" table:style-name="ce6">
            <text:p>28,502<text:s/></text:p>
          </table:table-cell>
          <table:table-cell office:value-type="float" office:value="33133" table:style-name="ce6">
            <text:p>33,133<text:s/></text:p>
          </table:table-cell>
          <table:table-cell office:value-type="float" office:value="73334" table:style-name="ce6">
            <text:p>73,334<text:s/></text:p>
          </table:table-cell>
          <table:table-cell office:value-type="float" office:value="26623" table:style-name="ce6">
            <text:p>26,623<text:s/></text:p>
          </table:table-cell>
          <table:table-cell office:value-type="float" office:value="34602" table:style-name="ce6">
            <text:p>34,602<text:s/></text:p>
          </table:table-cell>
          <table:table-cell office:value-type="float" office:value="37639" table:style-name="ce6">
            <text:p>37,639<text:s/></text:p>
          </table:table-cell>
          <table:table-cell office:value-type="float" office:value="23891" table:style-name="ce6">
            <text:p>23,891<text:s/></text:p>
          </table:table-cell>
          <table:table-cell office:value-type="float" office:value="64907" table:style-name="ce6">
            <text:p>64,907<text:s/></text:p>
          </table:table-cell>
          <table:table-cell office:value-type="float" office:value="22548" table:style-name="ce6">
            <text:p>22,548<text:s/></text:p>
          </table:table-cell>
          <table:table-cell office:value-type="float" office:value="17593" table:style-name="ce6">
            <text:p>17,593<text:s/></text:p>
          </table:table-cell>
          <table:table-cell office:value-type="float" office:value="16267" table:style-name="ce6">
            <text:p>16,267<text:s/></text:p>
          </table:table-cell>
          <table:table-cell office:value-type="float" office:value="19797" table:style-name="ce6">
            <text:p>19,797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34051" table:style-name="ce6">
            <text:p>34,051<text:s/></text:p>
          </table:table-cell>
          <table:table-cell office:value-type="float" office:value="20961" table:style-name="ce6">
            <text:p>20,961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44483" table:style-name="ce6">
            <text:p>44,483<text:s/></text:p>
          </table:table-cell>
          <table:table-cell office:value-type="float" office:value="26636" table:style-name="ce6">
            <text:p>26,636<text:s/></text:p>
          </table:table-cell>
          <table:table-cell office:value-type="float" office:value="27152" table:style-name="ce6">
            <text:p>27,152<text:s/></text:p>
          </table:table-cell>
          <table:table-cell office:value-type="float" office:value="27137" table:style-name="ce6">
            <text:p>27,137<text:s/></text:p>
          </table:table-cell>
          <table:table-cell office:value-type="float" office:value="15789" table:style-name="ce6">
            <text:p>15,789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12841" table:style-name="ce6">
            <text:p>12,841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33581" table:style-name="ce6">
            <text:p>33,581<text:s/></text:p>
          </table:table-cell>
          <table:table-cell office:value-type="float" office:value="28227" table:style-name="ce6">
            <text:p>28,227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10006" table:style-name="ce6">
            <text:p>10,006<text:s/></text:p>
          </table:table-cell>
          <table:table-cell table:number-columns-repeated="16275"/>
        </table:table-row>
        <table:table-row table:style-name="ro2">
          <table:table-cell office:value-type="date" office:date-value="2019-12-11T00:00:00" table:style-name="ce5">
            <text:p>2019/12/11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47649" table:style-name="ce6">
            <text:p>47,649<text:s/></text:p>
          </table:table-cell>
          <table:table-cell office:value-type="float" office:value="46786" table:style-name="ce6">
            <text:p>46,786<text:s/></text:p>
          </table:table-cell>
          <table:table-cell office:value-type="float" office:value="30074" table:style-name="ce6">
            <text:p>30,074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20852" table:style-name="ce6">
            <text:p>20,852<text:s/></text:p>
          </table:table-cell>
          <table:table-cell office:value-type="float" office:value="18927" table:style-name="ce6">
            <text:p>18,927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31181" table:style-name="ce6">
            <text:p>31,181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13434" table:style-name="ce6">
            <text:p>13,434<text:s/></text:p>
          </table:table-cell>
          <table:table-cell office:value-type="float" office:value="17984" table:style-name="ce6">
            <text:p>17,984<text:s/></text:p>
          </table:table-cell>
          <table:table-cell office:value-type="float" office:value="23272" table:style-name="ce6">
            <text:p>23,272<text:s/></text:p>
          </table:table-cell>
          <table:table-cell office:value-type="float" office:value="18931" table:style-name="ce6">
            <text:p>18,931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30015" table:style-name="ce6">
            <text:p>30,015<text:s/></text:p>
          </table:table-cell>
          <table:table-cell office:value-type="float" office:value="19365" table:style-name="ce6">
            <text:p>19,365<text:s/></text:p>
          </table:table-cell>
          <table:table-cell office:value-type="float" office:value="37147" table:style-name="ce6">
            <text:p>37,147<text:s/></text:p>
          </table:table-cell>
          <table:table-cell office:value-type="float" office:value="32051" table:style-name="ce6">
            <text:p>32,051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40861" table:style-name="ce6">
            <text:p>40,861<text:s/></text:p>
          </table:table-cell>
          <table:table-cell office:value-type="float" office:value="29936" table:style-name="ce6">
            <text:p>29,936<text:s/></text:p>
          </table:table-cell>
          <table:table-cell office:value-type="float" office:value="27707" table:style-name="ce6">
            <text:p>27,707<text:s/></text:p>
          </table:table-cell>
          <table:table-cell office:value-type="float" office:value="23646" table:style-name="ce6">
            <text:p>23,646<text:s/></text:p>
          </table:table-cell>
          <table:table-cell office:value-type="float" office:value="28603" table:style-name="ce6">
            <text:p>28,603<text:s/></text:p>
          </table:table-cell>
          <table:table-cell office:value-type="float" office:value="146338" table:style-name="ce6">
            <text:p>146,338<text:s/></text:p>
          </table:table-cell>
          <table:table-cell office:value-type="float" office:value="45604" table:style-name="ce6">
            <text:p>45,604<text:s/></text:p>
          </table:table-cell>
          <table:table-cell office:value-type="float" office:value="27062" table:style-name="ce6">
            <text:p>27,062<text:s/></text:p>
          </table:table-cell>
          <table:table-cell office:value-type="float" office:value="26580" table:style-name="ce6">
            <text:p>26,580<text:s/></text:p>
          </table:table-cell>
          <table:table-cell office:value-type="float" office:value="30163" table:style-name="ce6">
            <text:p>30,163<text:s/></text:p>
          </table:table-cell>
          <table:table-cell office:value-type="float" office:value="35767" table:style-name="ce6">
            <text:p>35,767<text:s/></text:p>
          </table:table-cell>
          <table:table-cell office:value-type="float" office:value="32675" table:style-name="ce6">
            <text:p>32,675<text:s/></text:p>
          </table:table-cell>
          <table:table-cell office:value-type="float" office:value="25346" table:style-name="ce6">
            <text:p>25,346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35918" table:style-name="ce6">
            <text:p>35,918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4878" table:style-name="ce6">
            <text:p>14,878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36718" table:style-name="ce6">
            <text:p>36,718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24319" table:style-name="ce6">
            <text:p>24,319<text:s/></text:p>
          </table:table-cell>
          <table:table-cell office:value-type="float" office:value="26336" table:style-name="ce6">
            <text:p>26,336<text:s/></text:p>
          </table:table-cell>
          <table:table-cell office:value-type="float" office:value="31153" table:style-name="ce6">
            <text:p>31,153<text:s/></text:p>
          </table:table-cell>
          <table:table-cell office:value-type="float" office:value="52488" table:style-name="ce6">
            <text:p>52,488<text:s/></text:p>
          </table:table-cell>
          <table:table-cell office:value-type="float" office:value="45387" table:style-name="ce6">
            <text:p>45,387<text:s/></text:p>
          </table:table-cell>
          <table:table-cell office:value-type="float" office:value="28617" table:style-name="ce6">
            <text:p>28,617<text:s/></text:p>
          </table:table-cell>
          <table:table-cell office:value-type="float" office:value="32648" table:style-name="ce6">
            <text:p>32,648<text:s/></text:p>
          </table:table-cell>
          <table:table-cell office:value-type="float" office:value="75151" table:style-name="ce6">
            <text:p>75,151<text:s/></text:p>
          </table:table-cell>
          <table:table-cell office:value-type="float" office:value="27168" table:style-name="ce6">
            <text:p>27,168<text:s/></text:p>
          </table:table-cell>
          <table:table-cell office:value-type="float" office:value="35198" table:style-name="ce6">
            <text:p>35,198<text:s/></text:p>
          </table:table-cell>
          <table:table-cell office:value-type="float" office:value="38717" table:style-name="ce6">
            <text:p>38,717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67369" table:style-name="ce6">
            <text:p>67,369<text:s/></text:p>
          </table:table-cell>
          <table:table-cell office:value-type="float" office:value="22394" table:style-name="ce6">
            <text:p>22,394<text:s/></text:p>
          </table:table-cell>
          <table:table-cell office:value-type="float" office:value="17640" table:style-name="ce6">
            <text:p>17,640<text:s/></text:p>
          </table:table-cell>
          <table:table-cell office:value-type="float" office:value="16416" table:style-name="ce6">
            <text:p>16,416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34135" table:style-name="ce6">
            <text:p>34,135<text:s/></text:p>
          </table:table-cell>
          <table:table-cell office:value-type="float" office:value="21038" table:style-name="ce6">
            <text:p>21,038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14539" table:style-name="ce6">
            <text:p>14,539<text:s/></text:p>
          </table:table-cell>
          <table:table-cell office:value-type="float" office:value="46108" table:style-name="ce6">
            <text:p>46,108<text:s/></text:p>
          </table:table-cell>
          <table:table-cell office:value-type="float" office:value="26364" table:style-name="ce6">
            <text:p>26,364<text:s/></text:p>
          </table:table-cell>
          <table:table-cell office:value-type="float" office:value="27131" table:style-name="ce6">
            <text:p>27,131<text:s/></text:p>
          </table:table-cell>
          <table:table-cell office:value-type="float" office:value="27447" table:style-name="ce6">
            <text:p>27,447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19293" table:style-name="ce6">
            <text:p>19,293<text:s/></text:p>
          </table:table-cell>
          <table:table-cell office:value-type="float" office:value="33149" table:style-name="ce6">
            <text:p>33,149<text:s/></text:p>
          </table:table-cell>
          <table:table-cell office:value-type="float" office:value="29882" table:style-name="ce6">
            <text:p>29,882<text:s/></text:p>
          </table:table-cell>
          <table:table-cell office:value-type="float" office:value="14736" table:style-name="ce6">
            <text:p>14,736<text:s/></text:p>
          </table:table-cell>
          <table:table-cell office:value-type="float" office:value="13644" table:style-name="ce6">
            <text:p>13,644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9968" table:style-name="ce6">
            <text:p>9,968<text:s/></text:p>
          </table:table-cell>
          <table:table-cell table:number-columns-repeated="16275"/>
        </table:table-row>
        <table:table-row table:style-name="ro2">
          <table:table-cell office:value-type="date" office:date-value="2019-12-12T00:00:00" table:style-name="ce5">
            <text:p>2019/12/12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48450" table:style-name="ce6">
            <text:p>48,450<text:s/></text:p>
          </table:table-cell>
          <table:table-cell office:value-type="float" office:value="48089" table:style-name="ce6">
            <text:p>48,089<text:s/></text:p>
          </table:table-cell>
          <table:table-cell office:value-type="float" office:value="30596" table:style-name="ce6">
            <text:p>30,596<text:s/></text:p>
          </table:table-cell>
          <table:table-cell office:value-type="float" office:value="16797" table:style-name="ce6">
            <text:p>16,797<text:s/></text:p>
          </table:table-cell>
          <table:table-cell office:value-type="float" office:value="12935" table:style-name="ce6">
            <text:p>12,935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16699" table:style-name="ce6">
            <text:p>16,699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20826" table:style-name="ce6">
            <text:p>20,826<text:s/></text:p>
          </table:table-cell>
          <table:table-cell office:value-type="float" office:value="19017" table:style-name="ce6">
            <text:p>19,017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36545" table:style-name="ce6">
            <text:p>36,545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18437" table:style-name="ce6">
            <text:p>18,437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19149" table:style-name="ce6">
            <text:p>19,149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30443" table:style-name="ce6">
            <text:p>30,443<text:s/></text:p>
          </table:table-cell>
          <table:table-cell office:value-type="float" office:value="20027" table:style-name="ce6">
            <text:p>20,027<text:s/></text:p>
          </table:table-cell>
          <table:table-cell office:value-type="float" office:value="37675" table:style-name="ce6">
            <text:p>37,675<text:s/></text:p>
          </table:table-cell>
          <table:table-cell office:value-type="float" office:value="32422" table:style-name="ce6">
            <text:p>32,422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41303" table:style-name="ce6">
            <text:p>41,303<text:s/></text:p>
          </table:table-cell>
          <table:table-cell office:value-type="float" office:value="29936" table:style-name="ce6">
            <text:p>29,936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23897" table:style-name="ce6">
            <text:p>23,897<text:s/></text:p>
          </table:table-cell>
          <table:table-cell office:value-type="float" office:value="29113" table:style-name="ce6">
            <text:p>29,113<text:s/></text:p>
          </table:table-cell>
          <table:table-cell office:value-type="float" office:value="152767" table:style-name="ce6">
            <text:p>152,767<text:s/></text:p>
          </table:table-cell>
          <table:table-cell office:value-type="float" office:value="46347" table:style-name="ce6">
            <text:p>46,347<text:s/></text:p>
          </table:table-cell>
          <table:table-cell office:value-type="float" office:value="26608" table:style-name="ce6">
            <text:p>26,608<text:s/></text:p>
          </table:table-cell>
          <table:table-cell office:value-type="float" office:value="26968" table:style-name="ce6">
            <text:p>26,968<text:s/></text:p>
          </table:table-cell>
          <table:table-cell office:value-type="float" office:value="31618" table:style-name="ce6">
            <text:p>31,618<text:s/></text:p>
          </table:table-cell>
          <table:table-cell office:value-type="float" office:value="35469" table:style-name="ce6">
            <text:p>35,469<text:s/></text:p>
          </table:table-cell>
          <table:table-cell office:value-type="float" office:value="33246" table:style-name="ce6">
            <text:p>33,246<text:s/></text:p>
          </table:table-cell>
          <table:table-cell office:value-type="float" office:value="25836" table:style-name="ce6">
            <text:p>25,836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35680" table:style-name="ce6">
            <text:p>35,680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21429" table:style-name="ce6">
            <text:p>21,429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15043" table:style-name="ce6">
            <text:p>15,043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37156" table:style-name="ce6">
            <text:p>37,156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15212" table:style-name="ce6">
            <text:p>15,212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24564" table:style-name="ce6">
            <text:p>24,564<text:s/></text:p>
          </table:table-cell>
          <table:table-cell office:value-type="float" office:value="26658" table:style-name="ce6">
            <text:p>26,658<text:s/></text:p>
          </table:table-cell>
          <table:table-cell office:value-type="float" office:value="32146" table:style-name="ce6">
            <text:p>32,146<text:s/></text:p>
          </table:table-cell>
          <table:table-cell office:value-type="float" office:value="53502" table:style-name="ce6">
            <text:p>53,502<text:s/></text:p>
          </table:table-cell>
          <table:table-cell office:value-type="float" office:value="45512" table:style-name="ce6">
            <text:p>45,512<text:s/></text:p>
          </table:table-cell>
          <table:table-cell office:value-type="float" office:value="28737" table:style-name="ce6">
            <text:p>28,737<text:s/></text:p>
          </table:table-cell>
          <table:table-cell office:value-type="float" office:value="32861" table:style-name="ce6">
            <text:p>32,861<text:s/></text:p>
          </table:table-cell>
          <table:table-cell office:value-type="float" office:value="76716" table:style-name="ce6">
            <text:p>76,716<text:s/></text:p>
          </table:table-cell>
          <table:table-cell office:value-type="float" office:value="27473" table:style-name="ce6">
            <text:p>27,473<text:s/></text:p>
          </table:table-cell>
          <table:table-cell office:value-type="float" office:value="35531" table:style-name="ce6">
            <text:p>35,531<text:s/></text:p>
          </table:table-cell>
          <table:table-cell office:value-type="float" office:value="39438" table:style-name="ce6">
            <text:p>39,438<text:s/></text:p>
          </table:table-cell>
          <table:table-cell office:value-type="float" office:value="25092" table:style-name="ce6">
            <text:p>25,092<text:s/></text:p>
          </table:table-cell>
          <table:table-cell office:value-type="float" office:value="68980" table:style-name="ce6">
            <text:p>68,980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17348" table:style-name="ce6">
            <text:p>17,348<text:s/></text:p>
          </table:table-cell>
          <table:table-cell office:value-type="float" office:value="22122" table:style-name="ce6">
            <text:p>22,122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36456" table:style-name="ce6">
            <text:p>36,456<text:s/></text:p>
          </table:table-cell>
          <table:table-cell office:value-type="float" office:value="21424" table:style-name="ce6">
            <text:p>21,424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46170" table:style-name="ce6">
            <text:p>46,170<text:s/></text:p>
          </table:table-cell>
          <table:table-cell office:value-type="float" office:value="26887" table:style-name="ce6">
            <text:p>26,887<text:s/></text:p>
          </table:table-cell>
          <table:table-cell office:value-type="float" office:value="27520" table:style-name="ce6">
            <text:p>27,520<text:s/></text:p>
          </table:table-cell>
          <table:table-cell office:value-type="float" office:value="27429" table:style-name="ce6">
            <text:p>27,429<text:s/></text:p>
          </table:table-cell>
          <table:table-cell office:value-type="float" office:value="15367" table:style-name="ce6">
            <text:p>15,367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19214" table:style-name="ce6">
            <text:p>19,214<text:s/></text:p>
          </table:table-cell>
          <table:table-cell office:value-type="float" office:value="33142" table:style-name="ce6">
            <text:p>33,142<text:s/></text:p>
          </table:table-cell>
          <table:table-cell office:value-type="float" office:value="30004" table:style-name="ce6">
            <text:p>30,004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13790" table:style-name="ce6">
            <text:p>13,790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3444" table:style-name="ce6">
            <text:p>13,444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0041" table:style-name="ce6">
            <text:p>10,041<text:s/></text:p>
          </table:table-cell>
          <table:table-cell table:number-columns-repeated="16275"/>
        </table:table-row>
        <table:table-row table:style-name="ro2">
          <table:table-cell office:value-type="date" office:date-value="2019-12-13T00:00:00" table:style-name="ce5">
            <text:p>2019/12/13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17448" table:style-name="ce6">
            <text:p>17,448<text:s/></text:p>
          </table:table-cell>
          <table:table-cell office:value-type="float" office:value="51140" table:style-name="ce6">
            <text:p>51,140<text:s/></text:p>
          </table:table-cell>
          <table:table-cell office:value-type="float" office:value="55730" table:style-name="ce6">
            <text:p>55,730<text:s/></text:p>
          </table:table-cell>
          <table:table-cell office:value-type="float" office:value="32351" table:style-name="ce6">
            <text:p>32,351<text:s/></text:p>
          </table:table-cell>
          <table:table-cell office:value-type="float" office:value="16887" table:style-name="ce6">
            <text:p>16,887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16902" table:style-name="ce6">
            <text:p>16,902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20998" table:style-name="ce6">
            <text:p>20,998<text:s/></text:p>
          </table:table-cell>
          <table:table-cell office:value-type="float" office:value="19618" table:style-name="ce6">
            <text:p>19,618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40533" table:style-name="ce6">
            <text:p>40,533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14145" table:style-name="ce6">
            <text:p>14,145<text:s/></text:p>
          </table:table-cell>
          <table:table-cell office:value-type="float" office:value="19568" table:style-name="ce6">
            <text:p>19,568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21045" table:style-name="ce6">
            <text:p>21,045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34135" table:style-name="ce6">
            <text:p>34,135<text:s/></text:p>
          </table:table-cell>
          <table:table-cell office:value-type="float" office:value="21889" table:style-name="ce6">
            <text:p>21,889<text:s/></text:p>
          </table:table-cell>
          <table:table-cell office:value-type="float" office:value="39125" table:style-name="ce6">
            <text:p>39,125<text:s/></text:p>
          </table:table-cell>
          <table:table-cell office:value-type="float" office:value="33400" table:style-name="ce6">
            <text:p>33,400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43758" table:style-name="ce6">
            <text:p>43,758<text:s/></text:p>
          </table:table-cell>
          <table:table-cell office:value-type="float" office:value="31754" table:style-name="ce6">
            <text:p>31,754<text:s/></text:p>
          </table:table-cell>
          <table:table-cell office:value-type="float" office:value="29296" table:style-name="ce6">
            <text:p>29,296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28275" table:style-name="ce6">
            <text:p>28,275<text:s/></text:p>
          </table:table-cell>
          <table:table-cell office:value-type="float" office:value="195930" table:style-name="ce6">
            <text:p>195,930<text:s/></text:p>
          </table:table-cell>
          <table:table-cell office:value-type="float" office:value="53941" table:style-name="ce6">
            <text:p>53,941<text:s/></text:p>
          </table:table-cell>
          <table:table-cell office:value-type="float" office:value="29095" table:style-name="ce6">
            <text:p>29,095<text:s/></text:p>
          </table:table-cell>
          <table:table-cell office:value-type="float" office:value="27771" table:style-name="ce6">
            <text:p>27,771<text:s/></text:p>
          </table:table-cell>
          <table:table-cell office:value-type="float" office:value="35080" table:style-name="ce6">
            <text:p>35,080<text:s/></text:p>
          </table:table-cell>
          <table:table-cell office:value-type="float" office:value="40876" table:style-name="ce6">
            <text:p>40,876<text:s/></text:p>
          </table:table-cell>
          <table:table-cell office:value-type="float" office:value="36706" table:style-name="ce6">
            <text:p>36,706<text:s/></text:p>
          </table:table-cell>
          <table:table-cell office:value-type="float" office:value="27474" table:style-name="ce6">
            <text:p>27,474<text:s/></text:p>
          </table:table-cell>
          <table:table-cell office:value-type="float" office:value="14360" table:style-name="ce6">
            <text:p>14,360<text:s/></text:p>
          </table:table-cell>
          <table:table-cell office:value-type="float" office:value="36950" table:style-name="ce6">
            <text:p>36,950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23224" table:style-name="ce6">
            <text:p>23,224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15093" table:style-name="ce6">
            <text:p>15,093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12858" table:style-name="ce6">
            <text:p>12,858<text:s/></text:p>
          </table:table-cell>
          <table:table-cell office:value-type="float" office:value="40574" table:style-name="ce6">
            <text:p>40,574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16998" table:style-name="ce6">
            <text:p>16,998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25860" table:style-name="ce6">
            <text:p>25,860<text:s/></text:p>
          </table:table-cell>
          <table:table-cell office:value-type="float" office:value="27296" table:style-name="ce6">
            <text:p>27,296<text:s/></text:p>
          </table:table-cell>
          <table:table-cell office:value-type="float" office:value="35949" table:style-name="ce6">
            <text:p>35,949<text:s/></text:p>
          </table:table-cell>
          <table:table-cell office:value-type="float" office:value="64785" table:style-name="ce6">
            <text:p>64,785<text:s/></text:p>
          </table:table-cell>
          <table:table-cell office:value-type="float" office:value="48335" table:style-name="ce6">
            <text:p>48,335<text:s/></text:p>
          </table:table-cell>
          <table:table-cell office:value-type="float" office:value="30082" table:style-name="ce6">
            <text:p>30,082<text:s/></text:p>
          </table:table-cell>
          <table:table-cell office:value-type="float" office:value="35742" table:style-name="ce6">
            <text:p>35,742<text:s/></text:p>
          </table:table-cell>
          <table:table-cell office:value-type="float" office:value="90819" table:style-name="ce6">
            <text:p>90,819<text:s/></text:p>
          </table:table-cell>
          <table:table-cell office:value-type="float" office:value="28646" table:style-name="ce6">
            <text:p>28,646<text:s/></text:p>
          </table:table-cell>
          <table:table-cell office:value-type="float" office:value="40166" table:style-name="ce6">
            <text:p>40,166<text:s/></text:p>
          </table:table-cell>
          <table:table-cell office:value-type="float" office:value="45162" table:style-name="ce6">
            <text:p>45,162<text:s/></text:p>
          </table:table-cell>
          <table:table-cell office:value-type="float" office:value="29095" table:style-name="ce6">
            <text:p>29,095<text:s/></text:p>
          </table:table-cell>
          <table:table-cell office:value-type="float" office:value="83145" table:style-name="ce6">
            <text:p>83,145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19122" table:style-name="ce6">
            <text:p>19,122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40626" table:style-name="ce6">
            <text:p>40,626<text:s/></text:p>
          </table:table-cell>
          <table:table-cell office:value-type="float" office:value="23509" table:style-name="ce6">
            <text:p>23,509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16207" table:style-name="ce6">
            <text:p>16,207<text:s/></text:p>
          </table:table-cell>
          <table:table-cell office:value-type="float" office:value="48564" table:style-name="ce6">
            <text:p>48,564<text:s/></text:p>
          </table:table-cell>
          <table:table-cell office:value-type="float" office:value="29047" table:style-name="ce6">
            <text:p>29,047<text:s/></text:p>
          </table:table-cell>
          <table:table-cell office:value-type="float" office:value="29075" table:style-name="ce6">
            <text:p>29,075<text:s/></text:p>
          </table:table-cell>
          <table:table-cell office:value-type="float" office:value="30135" table:style-name="ce6">
            <text:p>30,135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11748" table:style-name="ce6">
            <text:p>11,748<text:s/></text:p>
          </table:table-cell>
          <table:table-cell office:value-type="float" office:value="14207" table:style-name="ce6">
            <text:p>14,207<text:s/></text:p>
          </table:table-cell>
          <table:table-cell office:value-type="float" office:value="21003" table:style-name="ce6">
            <text:p>21,003<text:s/></text:p>
          </table:table-cell>
          <table:table-cell office:value-type="float" office:value="36817" table:style-name="ce6">
            <text:p>36,817<text:s/></text:p>
          </table:table-cell>
          <table:table-cell office:value-type="float" office:value="31840" table:style-name="ce6">
            <text:p>31,840<text:s/></text:p>
          </table:table-cell>
          <table:table-cell office:value-type="float" office:value="15779" table:style-name="ce6">
            <text:p>15,779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15209" table:style-name="ce6">
            <text:p>15,209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10451" table:style-name="ce6">
            <text:p>10,451<text:s/></text:p>
          </table:table-cell>
          <table:table-cell table:number-columns-repeated="16275"/>
        </table:table-row>
        <table:table-row table:style-name="ro2">
          <table:table-cell office:value-type="date" office:date-value="2019-12-14T00:00:00" table:style-name="ce5">
            <text:p>2019/12/14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32393" table:style-name="ce6">
            <text:p>32,393<text:s/></text:p>
          </table:table-cell>
          <table:table-cell office:value-type="float" office:value="56955" table:style-name="ce6">
            <text:p>56,955<text:s/></text:p>
          </table:table-cell>
          <table:table-cell office:value-type="float" office:value="22522" table:style-name="ce6">
            <text:p>22,522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15500" table:style-name="ce6">
            <text:p>15,500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33866" table:style-name="ce6">
            <text:p>33,866<text:s/></text:p>
          </table:table-cell>
          <table:table-cell office:value-type="float" office:value="4816" table:style-name="ce6">
            <text:p>4,816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17764" table:style-name="ce6">
            <text:p>17,764<text:s/></text:p>
          </table:table-cell>
          <table:table-cell office:value-type="float" office:value="19445" table:style-name="ce6">
            <text:p>19,445<text:s/></text:p>
          </table:table-cell>
          <table:table-cell office:value-type="float" office:value="20747" table:style-name="ce6">
            <text:p>20,747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43524" table:style-name="ce6">
            <text:p>43,524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32654" table:style-name="ce6">
            <text:p>32,654<text:s/></text:p>
          </table:table-cell>
          <table:table-cell office:value-type="float" office:value="30872" table:style-name="ce6">
            <text:p>30,872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38670" table:style-name="ce6">
            <text:p>38,670<text:s/></text:p>
          </table:table-cell>
          <table:table-cell office:value-type="float" office:value="27327" table:style-name="ce6">
            <text:p>27,327<text:s/></text:p>
          </table:table-cell>
          <table:table-cell office:value-type="float" office:value="23999" table:style-name="ce6">
            <text:p>23,999<text:s/></text:p>
          </table:table-cell>
          <table:table-cell office:value-type="float" office:value="22658" table:style-name="ce6">
            <text:p>22,658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212424" table:style-name="ce6">
            <text:p>212,424<text:s/></text:p>
          </table:table-cell>
          <table:table-cell office:value-type="float" office:value="62320" table:style-name="ce6">
            <text:p>62,320<text:s/></text:p>
          </table:table-cell>
          <table:table-cell office:value-type="float" office:value="26388" table:style-name="ce6">
            <text:p>26,388<text:s/></text:p>
          </table:table-cell>
          <table:table-cell office:value-type="float" office:value="21872" table:style-name="ce6">
            <text:p>21,872<text:s/></text:p>
          </table:table-cell>
          <table:table-cell office:value-type="float" office:value="39217" table:style-name="ce6">
            <text:p>39,217<text:s/></text:p>
          </table:table-cell>
          <table:table-cell office:value-type="float" office:value="42950" table:style-name="ce6">
            <text:p>42,950<text:s/></text:p>
          </table:table-cell>
          <table:table-cell office:value-type="float" office:value="35735" table:style-name="ce6">
            <text:p>35,735<text:s/></text:p>
          </table:table-cell>
          <table:table-cell office:value-type="float" office:value="25696" table:style-name="ce6">
            <text:p>25,696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32964" table:style-name="ce6">
            <text:p>32,964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20326" table:style-name="ce6">
            <text:p>20,326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47902" table:style-name="ce6">
            <text:p>47,902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17774" table:style-name="ce6">
            <text:p>17,774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22381" table:style-name="ce6">
            <text:p>22,381<text:s/></text:p>
          </table:table-cell>
          <table:table-cell office:value-type="float" office:value="21577" table:style-name="ce6">
            <text:p>21,577<text:s/></text:p>
          </table:table-cell>
          <table:table-cell office:value-type="float" office:value="42856" table:style-name="ce6">
            <text:p>42,856<text:s/></text:p>
          </table:table-cell>
          <table:table-cell office:value-type="float" office:value="124712" table:style-name="ce6">
            <text:p>124,712<text:s/></text:p>
          </table:table-cell>
          <table:table-cell office:value-type="float" office:value="43334" table:style-name="ce6">
            <text:p>43,334<text:s/></text:p>
          </table:table-cell>
          <table:table-cell office:value-type="float" office:value="27464" table:style-name="ce6">
            <text:p>27,464<text:s/></text:p>
          </table:table-cell>
          <table:table-cell office:value-type="float" office:value="40399" table:style-name="ce6">
            <text:p>40,399<text:s/></text:p>
          </table:table-cell>
          <table:table-cell office:value-type="float" office:value="119579" table:style-name="ce6">
            <text:p>119,579<text:s/></text:p>
          </table:table-cell>
          <table:table-cell office:value-type="float" office:value="21865" table:style-name="ce6">
            <text:p>21,865<text:s/></text:p>
          </table:table-cell>
          <table:table-cell office:value-type="float" office:value="40597" table:style-name="ce6">
            <text:p>40,597<text:s/></text:p>
          </table:table-cell>
          <table:table-cell office:value-type="float" office:value="44012" table:style-name="ce6">
            <text:p>44,012<text:s/></text:p>
          </table:table-cell>
          <table:table-cell office:value-type="float" office:value="30495" table:style-name="ce6">
            <text:p>30,495<text:s/></text:p>
          </table:table-cell>
          <table:table-cell office:value-type="float" office:value="82687" table:style-name="ce6">
            <text:p>82,687<text:s/></text:p>
          </table:table-cell>
          <table:table-cell office:value-type="float" office:value="18826" table:style-name="ce6">
            <text:p>18,826<text:s/></text:p>
          </table:table-cell>
          <table:table-cell office:value-type="float" office:value="17585" table:style-name="ce6">
            <text:p>17,585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23475" table:style-name="ce6">
            <text:p>23,475<text:s/></text:p>
          </table:table-cell>
          <table:table-cell office:value-type="float" office:value="13928" table:style-name="ce6">
            <text:p>13,928<text:s/></text:p>
          </table:table-cell>
          <table:table-cell office:value-type="float" office:value="44994" table:style-name="ce6">
            <text:p>44,994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15713" table:style-name="ce6">
            <text:p>15,713<text:s/></text:p>
          </table:table-cell>
          <table:table-cell office:value-type="float" office:value="27832" table:style-name="ce6">
            <text:p>27,832<text:s/></text:p>
          </table:table-cell>
          <table:table-cell office:value-type="float" office:value="23880" table:style-name="ce6">
            <text:p>23,880<text:s/></text:p>
          </table:table-cell>
          <table:table-cell office:value-type="float" office:value="19383" table:style-name="ce6">
            <text:p>19,383<text:s/></text:p>
          </table:table-cell>
          <table:table-cell office:value-type="float" office:value="25360" table:style-name="ce6">
            <text:p>25,360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17015" table:style-name="ce6">
            <text:p>17,015<text:s/></text:p>
          </table:table-cell>
          <table:table-cell office:value-type="float" office:value="27346" table:style-name="ce6">
            <text:p>27,346<text:s/></text:p>
          </table:table-cell>
          <table:table-cell office:value-type="float" office:value="31098" table:style-name="ce6">
            <text:p>31,098<text:s/></text:p>
          </table:table-cell>
          <table:table-cell office:value-type="float" office:value="13577" table:style-name="ce6">
            <text:p>13,577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9305" table:style-name="ce6">
            <text:p>9,305<text:s/></text:p>
          </table:table-cell>
          <table:table-cell table:number-columns-repeated="16275"/>
        </table:table-row>
        <table:table-row table:style-name="ro2">
          <table:table-cell office:value-type="date" office:date-value="2019-12-15T00:00:00" table:style-name="ce5">
            <text:p>2019/12/15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45693" table:style-name="ce6">
            <text:p>45,693<text:s/></text:p>
          </table:table-cell>
          <table:table-cell office:value-type="float" office:value="16972" table:style-name="ce6">
            <text:p>16,972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26724" table:style-name="ce6">
            <text:p>26,724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6514" table:style-name="ce6">
            <text:p>16,514<text:s/></text:p>
          </table:table-cell>
          <table:table-cell office:value-type="float" office:value="18546" table:style-name="ce6">
            <text:p>18,546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38899" table:style-name="ce6">
            <text:p>38,899<text:s/></text:p>
          </table:table-cell>
          <table:table-cell office:value-type="float" office:value="19438" table:style-name="ce6">
            <text:p>19,438<text:s/></text:p>
          </table:table-cell>
          <table:table-cell office:value-type="float" office:value="26445" table:style-name="ce6">
            <text:p>26,445<text:s/></text:p>
          </table:table-cell>
          <table:table-cell office:value-type="float" office:value="29147" table:style-name="ce6">
            <text:p>29,147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33605" table:style-name="ce6">
            <text:p>33,605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0370" table:style-name="ce6">
            <text:p>20,370<text:s/></text:p>
          </table:table-cell>
          <table:table-cell office:value-type="float" office:value="19601" table:style-name="ce6">
            <text:p>19,601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211186" table:style-name="ce6">
            <text:p>211,186<text:s/></text:p>
          </table:table-cell>
          <table:table-cell office:value-type="float" office:value="50405" table:style-name="ce6">
            <text:p>50,405<text:s/></text:p>
          </table:table-cell>
          <table:table-cell office:value-type="float" office:value="18456" table:style-name="ce6">
            <text:p>18,456<text:s/></text:p>
          </table:table-cell>
          <table:table-cell office:value-type="float" office:value="20632" table:style-name="ce6">
            <text:p>20,632<text:s/></text:p>
          </table:table-cell>
          <table:table-cell office:value-type="float" office:value="30660" table:style-name="ce6">
            <text:p>30,660<text:s/></text:p>
          </table:table-cell>
          <table:table-cell office:value-type="float" office:value="37083" table:style-name="ce6">
            <text:p>37,083<text:s/></text:p>
          </table:table-cell>
          <table:table-cell office:value-type="float" office:value="31555" table:style-name="ce6">
            <text:p>31,555<text:s/></text:p>
          </table:table-cell>
          <table:table-cell office:value-type="float" office:value="23803" table:style-name="ce6">
            <text:p>23,803<text:s/></text:p>
          </table:table-cell>
          <table:table-cell office:value-type="float" office:value="8754" table:style-name="ce6">
            <text:p>8,754<text:s/></text:p>
          </table:table-cell>
          <table:table-cell office:value-type="float" office:value="26286" table:style-name="ce6">
            <text:p>26,286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18581" table:style-name="ce6">
            <text:p>18,581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10257" table:style-name="ce6">
            <text:p>10,257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50366" table:style-name="ce6">
            <text:p>50,366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19026" table:style-name="ce6">
            <text:p>19,026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33227" table:style-name="ce6">
            <text:p>33,227<text:s/></text:p>
          </table:table-cell>
          <table:table-cell office:value-type="float" office:value="93260" table:style-name="ce6">
            <text:p>93,260<text:s/></text:p>
          </table:table-cell>
          <table:table-cell office:value-type="float" office:value="36026" table:style-name="ce6">
            <text:p>36,026<text:s/></text:p>
          </table:table-cell>
          <table:table-cell office:value-type="float" office:value="22931" table:style-name="ce6">
            <text:p>22,931<text:s/></text:p>
          </table:table-cell>
          <table:table-cell office:value-type="float" office:value="34038" table:style-name="ce6">
            <text:p>34,038<text:s/></text:p>
          </table:table-cell>
          <table:table-cell office:value-type="float" office:value="98209" table:style-name="ce6">
            <text:p>98,209<text:s/></text:p>
          </table:table-cell>
          <table:table-cell office:value-type="float" office:value="17046" table:style-name="ce6">
            <text:p>17,046<text:s/></text:p>
          </table:table-cell>
          <table:table-cell office:value-type="float" office:value="33819" table:style-name="ce6">
            <text:p>33,819<text:s/></text:p>
          </table:table-cell>
          <table:table-cell office:value-type="float" office:value="33281" table:style-name="ce6">
            <text:p>33,281<text:s/></text:p>
          </table:table-cell>
          <table:table-cell office:value-type="float" office:value="23450" table:style-name="ce6">
            <text:p>23,450<text:s/></text:p>
          </table:table-cell>
          <table:table-cell office:value-type="float" office:value="73985" table:style-name="ce6">
            <text:p>73,985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15278" table:style-name="ce6">
            <text:p>15,278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20616" table:style-name="ce6">
            <text:p>20,616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42591" table:style-name="ce6">
            <text:p>42,591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20913" table:style-name="ce6">
            <text:p>20,913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15893" table:style-name="ce6">
            <text:p>15,893<text:s/></text:p>
          </table:table-cell>
          <table:table-cell office:value-type="float" office:value="20060" table:style-name="ce6">
            <text:p>20,060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14499" table:style-name="ce6">
            <text:p>14,499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27027" table:style-name="ce6">
            <text:p>27,027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11300" table:style-name="ce6">
            <text:p>11,300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8111" table:style-name="ce6">
            <text:p>8,111<text:s/></text:p>
          </table:table-cell>
          <table:table-cell table:number-columns-repeated="16275"/>
        </table:table-row>
        <table:table-row table:style-name="ro2">
          <table:table-cell office:value-type="date" office:date-value="2019-12-16T00:00:00" table:style-name="ce5">
            <text:p>2019/12/16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46075" table:style-name="ce6">
            <text:p>46,075<text:s/></text:p>
          </table:table-cell>
          <table:table-cell office:value-type="float" office:value="45216" table:style-name="ce6">
            <text:p>45,216<text:s/></text:p>
          </table:table-cell>
          <table:table-cell office:value-type="float" office:value="28434" table:style-name="ce6">
            <text:p>28,434<text:s/></text:p>
          </table:table-cell>
          <table:table-cell office:value-type="float" office:value="15665" table:style-name="ce6">
            <text:p>15,665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19929" table:style-name="ce6">
            <text:p>19,929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29909" table:style-name="ce6">
            <text:p>29,909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3303" table:style-name="ce6">
            <text:p>13,303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22919" table:style-name="ce6">
            <text:p>22,919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30139" table:style-name="ce6">
            <text:p>30,139<text:s/></text:p>
          </table:table-cell>
          <table:table-cell office:value-type="float" office:value="18344" table:style-name="ce6">
            <text:p>18,344<text:s/></text:p>
          </table:table-cell>
          <table:table-cell office:value-type="float" office:value="36164" table:style-name="ce6">
            <text:p>36,164<text:s/></text:p>
          </table:table-cell>
          <table:table-cell office:value-type="float" office:value="29840" table:style-name="ce6">
            <text:p>29,840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40209" table:style-name="ce6">
            <text:p>40,209<text:s/></text:p>
          </table:table-cell>
          <table:table-cell office:value-type="float" office:value="28988" table:style-name="ce6">
            <text:p>28,988<text:s/></text:p>
          </table:table-cell>
          <table:table-cell office:value-type="float" office:value="27185" table:style-name="ce6">
            <text:p>27,185<text:s/></text:p>
          </table:table-cell>
          <table:table-cell office:value-type="float" office:value="23645" table:style-name="ce6">
            <text:p>23,645<text:s/></text:p>
          </table:table-cell>
          <table:table-cell office:value-type="float" office:value="28375" table:style-name="ce6">
            <text:p>28,375<text:s/></text:p>
          </table:table-cell>
          <table:table-cell office:value-type="float" office:value="156653" table:style-name="ce6">
            <text:p>156,653<text:s/></text:p>
          </table:table-cell>
          <table:table-cell office:value-type="float" office:value="44685" table:style-name="ce6">
            <text:p>44,685<text:s/></text:p>
          </table:table-cell>
          <table:table-cell office:value-type="float" office:value="26001" table:style-name="ce6">
            <text:p>26,001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28549" table:style-name="ce6">
            <text:p>28,549<text:s/></text:p>
          </table:table-cell>
          <table:table-cell office:value-type="float" office:value="35314" table:style-name="ce6">
            <text:p>35,314<text:s/></text:p>
          </table:table-cell>
          <table:table-cell office:value-type="float" office:value="31958" table:style-name="ce6">
            <text:p>31,958<text:s/></text:p>
          </table:table-cell>
          <table:table-cell office:value-type="float" office:value="24488" table:style-name="ce6">
            <text:p>24,488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35260" table:style-name="ce6">
            <text:p>35,260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14885" table:style-name="ce6">
            <text:p>14,885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39240" table:style-name="ce6">
            <text:p>39,240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23938" table:style-name="ce6">
            <text:p>23,938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30361" table:style-name="ce6">
            <text:p>30,361<text:s/></text:p>
          </table:table-cell>
          <table:table-cell office:value-type="float" office:value="54302" table:style-name="ce6">
            <text:p>54,302<text:s/></text:p>
          </table:table-cell>
          <table:table-cell office:value-type="float" office:value="44387" table:style-name="ce6">
            <text:p>44,387<text:s/></text:p>
          </table:table-cell>
          <table:table-cell office:value-type="float" office:value="27828" table:style-name="ce6">
            <text:p>27,828<text:s/></text:p>
          </table:table-cell>
          <table:table-cell office:value-type="float" office:value="32310" table:style-name="ce6">
            <text:p>32,310<text:s/></text:p>
          </table:table-cell>
          <table:table-cell office:value-type="float" office:value="75324" table:style-name="ce6">
            <text:p>75,324<text:s/></text:p>
          </table:table-cell>
          <table:table-cell office:value-type="float" office:value="24806" table:style-name="ce6">
            <text:p>24,806<text:s/></text:p>
          </table:table-cell>
          <table:table-cell office:value-type="float" office:value="34308" table:style-name="ce6">
            <text:p>34,308<text:s/></text:p>
          </table:table-cell>
          <table:table-cell office:value-type="float" office:value="36533" table:style-name="ce6">
            <text:p>36,533<text:s/></text:p>
          </table:table-cell>
          <table:table-cell office:value-type="float" office:value="23295" table:style-name="ce6">
            <text:p>23,295<text:s/></text:p>
          </table:table-cell>
          <table:table-cell office:value-type="float" office:value="67149" table:style-name="ce6">
            <text:p>67,149<text:s/></text:p>
          </table:table-cell>
          <table:table-cell office:value-type="float" office:value="21586" table:style-name="ce6">
            <text:p>21,586<text:s/></text:p>
          </table:table-cell>
          <table:table-cell office:value-type="float" office:value="17429" table:style-name="ce6">
            <text:p>17,429<text:s/></text:p>
          </table:table-cell>
          <table:table-cell office:value-type="float" office:value="16342" table:style-name="ce6">
            <text:p>16,342<text:s/></text:p>
          </table:table-cell>
          <table:table-cell office:value-type="float" office:value="19964" table:style-name="ce6">
            <text:p>19,964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36723" table:style-name="ce6">
            <text:p>36,723<text:s/></text:p>
          </table:table-cell>
          <table:table-cell office:value-type="float" office:value="20273" table:style-name="ce6">
            <text:p>20,273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43684" table:style-name="ce6">
            <text:p>43,684<text:s/></text:p>
          </table:table-cell>
          <table:table-cell office:value-type="float" office:value="23697" table:style-name="ce6">
            <text:p>23,697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25962" table:style-name="ce6">
            <text:p>25,962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12024" table:style-name="ce6">
            <text:p>12,024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33292" table:style-name="ce6">
            <text:p>33,292<text:s/></text:p>
          </table:table-cell>
          <table:table-cell office:value-type="float" office:value="27773" table:style-name="ce6">
            <text:p>27,773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9684" table:style-name="ce6">
            <text:p>9,684<text:s/></text:p>
          </table:table-cell>
          <table:table-cell table:number-columns-repeated="16275"/>
        </table:table-row>
        <table:table-row table:style-name="ro2">
          <table:table-cell office:value-type="date" office:date-value="2019-12-17T00:00:00" table:style-name="ce5">
            <text:p>2019/12/17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16190" table:style-name="ce6">
            <text:p>16,190<text:s/></text:p>
          </table:table-cell>
          <table:table-cell office:value-type="float" office:value="47318" table:style-name="ce6">
            <text:p>47,318<text:s/></text:p>
          </table:table-cell>
          <table:table-cell office:value-type="float" office:value="46769" table:style-name="ce6">
            <text:p>46,769<text:s/></text:p>
          </table:table-cell>
          <table:table-cell office:value-type="float" office:value="29291" table:style-name="ce6">
            <text:p>29,291<text:s/></text:p>
          </table:table-cell>
          <table:table-cell office:value-type="float" office:value="16049" table:style-name="ce6">
            <text:p>16,049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18938" table:style-name="ce6">
            <text:p>18,938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31198" table:style-name="ce6">
            <text:p>31,198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18328" table:style-name="ce6">
            <text:p>18,328<text:s/></text:p>
          </table:table-cell>
          <table:table-cell office:value-type="float" office:value="23321" table:style-name="ce6">
            <text:p>23,321<text:s/></text:p>
          </table:table-cell>
          <table:table-cell office:value-type="float" office:value="19102" table:style-name="ce6">
            <text:p>19,102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29863" table:style-name="ce6">
            <text:p>29,863<text:s/></text:p>
          </table:table-cell>
          <table:table-cell office:value-type="float" office:value="19222" table:style-name="ce6">
            <text:p>19,222<text:s/></text:p>
          </table:table-cell>
          <table:table-cell office:value-type="float" office:value="36957" table:style-name="ce6">
            <text:p>36,957<text:s/></text:p>
          </table:table-cell>
          <table:table-cell office:value-type="float" office:value="32634" table:style-name="ce6">
            <text:p>32,634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40530" table:style-name="ce6">
            <text:p>40,530<text:s/></text:p>
          </table:table-cell>
          <table:table-cell office:value-type="float" office:value="29948" table:style-name="ce6">
            <text:p>29,948<text:s/></text:p>
          </table:table-cell>
          <table:table-cell office:value-type="float" office:value="27820" table:style-name="ce6">
            <text:p>27,820<text:s/></text:p>
          </table:table-cell>
          <table:table-cell office:value-type="float" office:value="23596" table:style-name="ce6">
            <text:p>23,596<text:s/></text:p>
          </table:table-cell>
          <table:table-cell office:value-type="float" office:value="29283" table:style-name="ce6">
            <text:p>29,283<text:s/></text:p>
          </table:table-cell>
          <table:table-cell office:value-type="float" office:value="146948" table:style-name="ce6">
            <text:p>146,948<text:s/></text:p>
          </table:table-cell>
          <table:table-cell office:value-type="float" office:value="44943" table:style-name="ce6">
            <text:p>44,943<text:s/></text:p>
          </table:table-cell>
          <table:table-cell office:value-type="float" office:value="26549" table:style-name="ce6">
            <text:p>26,549<text:s/></text:p>
          </table:table-cell>
          <table:table-cell office:value-type="float" office:value="26461" table:style-name="ce6">
            <text:p>26,461<text:s/></text:p>
          </table:table-cell>
          <table:table-cell office:value-type="float" office:value="30408" table:style-name="ce6">
            <text:p>30,408<text:s/></text:p>
          </table:table-cell>
          <table:table-cell office:value-type="float" office:value="36091" table:style-name="ce6">
            <text:p>36,091<text:s/></text:p>
          </table:table-cell>
          <table:table-cell office:value-type="float" office:value="32153" table:style-name="ce6">
            <text:p>32,153<text:s/></text:p>
          </table:table-cell>
          <table:table-cell office:value-type="float" office:value="25295" table:style-name="ce6">
            <text:p>25,295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35641" table:style-name="ce6">
            <text:p>35,641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21874" table:style-name="ce6">
            <text:p>21,874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38098" table:style-name="ce6">
            <text:p>38,098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14870" table:style-name="ce6">
            <text:p>14,870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24267" table:style-name="ce6">
            <text:p>24,267<text:s/></text:p>
          </table:table-cell>
          <table:table-cell office:value-type="float" office:value="26632" table:style-name="ce6">
            <text:p>26,632<text:s/></text:p>
          </table:table-cell>
          <table:table-cell office:value-type="float" office:value="31447" table:style-name="ce6">
            <text:p>31,447<text:s/></text:p>
          </table:table-cell>
          <table:table-cell office:value-type="float" office:value="53069" table:style-name="ce6">
            <text:p>53,069<text:s/></text:p>
          </table:table-cell>
          <table:table-cell office:value-type="float" office:value="45109" table:style-name="ce6">
            <text:p>45,109<text:s/></text:p>
          </table:table-cell>
          <table:table-cell office:value-type="float" office:value="28170" table:style-name="ce6">
            <text:p>28,170<text:s/></text:p>
          </table:table-cell>
          <table:table-cell office:value-type="float" office:value="31977" table:style-name="ce6">
            <text:p>31,977<text:s/></text:p>
          </table:table-cell>
          <table:table-cell office:value-type="float" office:value="76201" table:style-name="ce6">
            <text:p>76,201<text:s/></text:p>
          </table:table-cell>
          <table:table-cell office:value-type="float" office:value="27286" table:style-name="ce6">
            <text:p>27,286<text:s/></text:p>
          </table:table-cell>
          <table:table-cell office:value-type="float" office:value="34289" table:style-name="ce6">
            <text:p>34,289<text:s/></text:p>
          </table:table-cell>
          <table:table-cell office:value-type="float" office:value="37863" table:style-name="ce6">
            <text:p>37,863<text:s/></text:p>
          </table:table-cell>
          <table:table-cell office:value-type="float" office:value="25225" table:style-name="ce6">
            <text:p>25,225<text:s/></text:p>
          </table:table-cell>
          <table:table-cell office:value-type="float" office:value="67259" table:style-name="ce6">
            <text:p>67,259<text:s/></text:p>
          </table:table-cell>
          <table:table-cell office:value-type="float" office:value="22389" table:style-name="ce6">
            <text:p>22,389<text:s/></text:p>
          </table:table-cell>
          <table:table-cell office:value-type="float" office:value="17559" table:style-name="ce6">
            <text:p>17,559<text:s/></text:p>
          </table:table-cell>
          <table:table-cell office:value-type="float" office:value="16500" table:style-name="ce6">
            <text:p>16,500<text:s/></text:p>
          </table:table-cell>
          <table:table-cell office:value-type="float" office:value="20243" table:style-name="ce6">
            <text:p>20,243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34324" table:style-name="ce6">
            <text:p>34,324<text:s/></text:p>
          </table:table-cell>
          <table:table-cell office:value-type="float" office:value="21265" table:style-name="ce6">
            <text:p>21,265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14863" table:style-name="ce6">
            <text:p>14,863<text:s/></text:p>
          </table:table-cell>
          <table:table-cell office:value-type="float" office:value="44615" table:style-name="ce6">
            <text:p>44,615<text:s/></text:p>
          </table:table-cell>
          <table:table-cell office:value-type="float" office:value="25903" table:style-name="ce6">
            <text:p>25,903<text:s/></text:p>
          </table:table-cell>
          <table:table-cell office:value-type="float" office:value="27252" table:style-name="ce6">
            <text:p>27,252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19221" table:style-name="ce6">
            <text:p>19,221<text:s/></text:p>
          </table:table-cell>
          <table:table-cell office:value-type="float" office:value="33594" table:style-name="ce6">
            <text:p>33,594<text:s/></text:p>
          </table:table-cell>
          <table:table-cell office:value-type="float" office:value="29576" table:style-name="ce6">
            <text:p>29,576<text:s/></text:p>
          </table:table-cell>
          <table:table-cell office:value-type="float" office:value="14645" table:style-name="ce6">
            <text:p>14,645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14014" table:style-name="ce6">
            <text:p>14,014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13002" table:style-name="ce6">
            <text:p>13,002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9797" table:style-name="ce6">
            <text:p>9,797<text:s/></text:p>
          </table:table-cell>
          <table:table-cell table:number-columns-repeated="16275"/>
        </table:table-row>
        <table:table-row table:style-name="ro2">
          <table:table-cell office:value-type="date" office:date-value="2019-12-18T00:00:00" table:style-name="ce5">
            <text:p>2019/12/18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16547" table:style-name="ce6">
            <text:p>16,547<text:s/></text:p>
          </table:table-cell>
          <table:table-cell office:value-type="float" office:value="48227" table:style-name="ce6">
            <text:p>48,227<text:s/></text:p>
          </table:table-cell>
          <table:table-cell office:value-type="float" office:value="48307" table:style-name="ce6">
            <text:p>48,307<text:s/></text:p>
          </table:table-cell>
          <table:table-cell office:value-type="float" office:value="29449" table:style-name="ce6">
            <text:p>29,449<text:s/></text:p>
          </table:table-cell>
          <table:table-cell office:value-type="float" office:value="16613" table:style-name="ce6">
            <text:p>16,613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20716" table:style-name="ce6">
            <text:p>20,716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32182" table:style-name="ce6">
            <text:p>32,182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18540" table:style-name="ce6">
            <text:p>18,540<text:s/></text:p>
          </table:table-cell>
          <table:table-cell office:value-type="float" office:value="23590" table:style-name="ce6">
            <text:p>23,590<text:s/></text:p>
          </table:table-cell>
          <table:table-cell office:value-type="float" office:value="19275" table:style-name="ce6">
            <text:p>19,275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30288" table:style-name="ce6">
            <text:p>30,288<text:s/></text:p>
          </table:table-cell>
          <table:table-cell office:value-type="float" office:value="19763" table:style-name="ce6">
            <text:p>19,763<text:s/></text:p>
          </table:table-cell>
          <table:table-cell office:value-type="float" office:value="37969" table:style-name="ce6">
            <text:p>37,969<text:s/></text:p>
          </table:table-cell>
          <table:table-cell office:value-type="float" office:value="31112" table:style-name="ce6">
            <text:p>31,112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41653" table:style-name="ce6">
            <text:p>41,653<text:s/></text:p>
          </table:table-cell>
          <table:table-cell office:value-type="float" office:value="30165" table:style-name="ce6">
            <text:p>30,165<text:s/></text:p>
          </table:table-cell>
          <table:table-cell office:value-type="float" office:value="28459" table:style-name="ce6">
            <text:p>28,459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29208" table:style-name="ce6">
            <text:p>29,208<text:s/></text:p>
          </table:table-cell>
          <table:table-cell office:value-type="float" office:value="148097" table:style-name="ce6">
            <text:p>148,097<text:s/></text:p>
          </table:table-cell>
          <table:table-cell office:value-type="float" office:value="45885" table:style-name="ce6">
            <text:p>45,885<text:s/></text:p>
          </table:table-cell>
          <table:table-cell office:value-type="float" office:value="26803" table:style-name="ce6">
            <text:p>26,803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30120" table:style-name="ce6">
            <text:p>30,120<text:s/></text:p>
          </table:table-cell>
          <table:table-cell office:value-type="float" office:value="35763" table:style-name="ce6">
            <text:p>35,763<text:s/></text:p>
          </table:table-cell>
          <table:table-cell office:value-type="float" office:value="32104" table:style-name="ce6">
            <text:p>32,104<text:s/></text:p>
          </table:table-cell>
          <table:table-cell office:value-type="float" office:value="25746" table:style-name="ce6">
            <text:p>25,746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36317" table:style-name="ce6">
            <text:p>36,317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22233" table:style-name="ce6">
            <text:p>22,233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15132" table:style-name="ce6">
            <text:p>15,132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35864" table:style-name="ce6">
            <text:p>35,864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15035" table:style-name="ce6">
            <text:p>15,035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24088" table:style-name="ce6">
            <text:p>24,088<text:s/></text:p>
          </table:table-cell>
          <table:table-cell office:value-type="float" office:value="26973" table:style-name="ce6">
            <text:p>26,973<text:s/></text:p>
          </table:table-cell>
          <table:table-cell office:value-type="float" office:value="31157" table:style-name="ce6">
            <text:p>31,157<text:s/></text:p>
          </table:table-cell>
          <table:table-cell office:value-type="float" office:value="52936" table:style-name="ce6">
            <text:p>52,936<text:s/></text:p>
          </table:table-cell>
          <table:table-cell office:value-type="float" office:value="45853" table:style-name="ce6">
            <text:p>45,853<text:s/></text:p>
          </table:table-cell>
          <table:table-cell office:value-type="float" office:value="28661" table:style-name="ce6">
            <text:p>28,661<text:s/></text:p>
          </table:table-cell>
          <table:table-cell office:value-type="float" office:value="31778" table:style-name="ce6">
            <text:p>31,778<text:s/></text:p>
          </table:table-cell>
          <table:table-cell office:value-type="float" office:value="75891" table:style-name="ce6">
            <text:p>75,891<text:s/></text:p>
          </table:table-cell>
          <table:table-cell office:value-type="float" office:value="27593" table:style-name="ce6">
            <text:p>27,593<text:s/></text:p>
          </table:table-cell>
          <table:table-cell office:value-type="float" office:value="35498" table:style-name="ce6">
            <text:p>35,498<text:s/></text:p>
          </table:table-cell>
          <table:table-cell office:value-type="float" office:value="39474" table:style-name="ce6">
            <text:p>39,474<text:s/></text:p>
          </table:table-cell>
          <table:table-cell office:value-type="float" office:value="25227" table:style-name="ce6">
            <text:p>25,227<text:s/></text:p>
          </table:table-cell>
          <table:table-cell office:value-type="float" office:value="69170" table:style-name="ce6">
            <text:p>69,170<text:s/></text:p>
          </table:table-cell>
          <table:table-cell office:value-type="float" office:value="23109" table:style-name="ce6">
            <text:p>23,109<text:s/></text:p>
          </table:table-cell>
          <table:table-cell office:value-type="float" office:value="17947" table:style-name="ce6">
            <text:p>17,947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21062" table:style-name="ce6">
            <text:p>21,062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35545" table:style-name="ce6">
            <text:p>35,545<text:s/></text:p>
          </table:table-cell>
          <table:table-cell office:value-type="float" office:value="21358" table:style-name="ce6">
            <text:p>21,358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46059" table:style-name="ce6">
            <text:p>46,059<text:s/></text:p>
          </table:table-cell>
          <table:table-cell office:value-type="float" office:value="26583" table:style-name="ce6">
            <text:p>26,583<text:s/></text:p>
          </table:table-cell>
          <table:table-cell office:value-type="float" office:value="27644" table:style-name="ce6">
            <text:p>27,644<text:s/></text:p>
          </table:table-cell>
          <table:table-cell office:value-type="float" office:value="26803" table:style-name="ce6">
            <text:p>26,803<text:s/></text:p>
          </table:table-cell>
          <table:table-cell office:value-type="float" office:value="15669" table:style-name="ce6">
            <text:p>15,669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33888" table:style-name="ce6">
            <text:p>33,888<text:s/></text:p>
          </table:table-cell>
          <table:table-cell office:value-type="float" office:value="29513" table:style-name="ce6">
            <text:p>29,513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9976" table:style-name="ce6">
            <text:p>9,976<text:s/></text:p>
          </table:table-cell>
          <table:table-cell table:number-columns-repeated="16275"/>
        </table:table-row>
        <table:table-row table:style-name="ro2">
          <table:table-cell office:value-type="date" office:date-value="2019-12-19T00:00:00" table:style-name="ce5">
            <text:p>2019/12/19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16397" table:style-name="ce6">
            <text:p>16,397<text:s/></text:p>
          </table:table-cell>
          <table:table-cell office:value-type="float" office:value="48434" table:style-name="ce6">
            <text:p>48,434<text:s/></text:p>
          </table:table-cell>
          <table:table-cell office:value-type="float" office:value="48966" table:style-name="ce6">
            <text:p>48,966<text:s/></text:p>
          </table:table-cell>
          <table:table-cell office:value-type="float" office:value="29841" table:style-name="ce6">
            <text:p>29,841<text:s/></text:p>
          </table:table-cell>
          <table:table-cell office:value-type="float" office:value="16864" table:style-name="ce6">
            <text:p>16,864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6323" table:style-name="ce6">
            <text:p>16,323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20744" table:style-name="ce6">
            <text:p>20,744<text:s/></text:p>
          </table:table-cell>
          <table:table-cell office:value-type="float" office:value="18973" table:style-name="ce6">
            <text:p>18,973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32546" table:style-name="ce6">
            <text:p>32,546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13485" table:style-name="ce6">
            <text:p>13,485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24030" table:style-name="ce6">
            <text:p>24,030<text:s/></text:p>
          </table:table-cell>
          <table:table-cell office:value-type="float" office:value="19511" table:style-name="ce6">
            <text:p>19,511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31009" table:style-name="ce6">
            <text:p>31,009<text:s/></text:p>
          </table:table-cell>
          <table:table-cell office:value-type="float" office:value="19889" table:style-name="ce6">
            <text:p>19,889<text:s/></text:p>
          </table:table-cell>
          <table:table-cell office:value-type="float" office:value="37648" table:style-name="ce6">
            <text:p>37,648<text:s/></text:p>
          </table:table-cell>
          <table:table-cell office:value-type="float" office:value="31566" table:style-name="ce6">
            <text:p>31,566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40625" table:style-name="ce6">
            <text:p>40,625<text:s/></text:p>
          </table:table-cell>
          <table:table-cell office:value-type="float" office:value="29650" table:style-name="ce6">
            <text:p>29,650<text:s/></text:p>
          </table:table-cell>
          <table:table-cell office:value-type="float" office:value="27856" table:style-name="ce6">
            <text:p>27,856<text:s/></text:p>
          </table:table-cell>
          <table:table-cell office:value-type="float" office:value="23998" table:style-name="ce6">
            <text:p>23,998<text:s/></text:p>
          </table:table-cell>
          <table:table-cell office:value-type="float" office:value="28567" table:style-name="ce6">
            <text:p>28,567<text:s/></text:p>
          </table:table-cell>
          <table:table-cell office:value-type="float" office:value="152196" table:style-name="ce6">
            <text:p>152,196<text:s/></text:p>
          </table:table-cell>
          <table:table-cell office:value-type="float" office:value="46795" table:style-name="ce6">
            <text:p>46,795<text:s/></text:p>
          </table:table-cell>
          <table:table-cell office:value-type="float" office:value="26154" table:style-name="ce6">
            <text:p>26,154<text:s/></text:p>
          </table:table-cell>
          <table:table-cell office:value-type="float" office:value="27029" table:style-name="ce6">
            <text:p>27,029<text:s/></text:p>
          </table:table-cell>
          <table:table-cell office:value-type="float" office:value="30252" table:style-name="ce6">
            <text:p>30,252<text:s/></text:p>
          </table:table-cell>
          <table:table-cell office:value-type="float" office:value="36446" table:style-name="ce6">
            <text:p>36,446<text:s/></text:p>
          </table:table-cell>
          <table:table-cell office:value-type="float" office:value="32571" table:style-name="ce6">
            <text:p>32,571<text:s/></text:p>
          </table:table-cell>
          <table:table-cell office:value-type="float" office:value="25264" table:style-name="ce6">
            <text:p>25,264<text:s/></text:p>
          </table:table-cell>
          <table:table-cell office:value-type="float" office:value="13956" table:style-name="ce6">
            <text:p>13,956<text:s/></text:p>
          </table:table-cell>
          <table:table-cell office:value-type="float" office:value="35180" table:style-name="ce6">
            <text:p>35,180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35630" table:style-name="ce6">
            <text:p>35,630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15025" table:style-name="ce6">
            <text:p>15,025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24066" table:style-name="ce6">
            <text:p>24,066<text:s/></text:p>
          </table:table-cell>
          <table:table-cell office:value-type="float" office:value="26894" table:style-name="ce6">
            <text:p>26,894<text:s/></text:p>
          </table:table-cell>
          <table:table-cell office:value-type="float" office:value="31808" table:style-name="ce6">
            <text:p>31,808<text:s/></text:p>
          </table:table-cell>
          <table:table-cell office:value-type="float" office:value="53682" table:style-name="ce6">
            <text:p>53,682<text:s/></text:p>
          </table:table-cell>
          <table:table-cell office:value-type="float" office:value="45485" table:style-name="ce6">
            <text:p>45,485<text:s/></text:p>
          </table:table-cell>
          <table:table-cell office:value-type="float" office:value="28608" table:style-name="ce6">
            <text:p>28,608<text:s/></text:p>
          </table:table-cell>
          <table:table-cell office:value-type="float" office:value="32745" table:style-name="ce6">
            <text:p>32,745<text:s/></text:p>
          </table:table-cell>
          <table:table-cell office:value-type="float" office:value="76926" table:style-name="ce6">
            <text:p>76,926<text:s/></text:p>
          </table:table-cell>
          <table:table-cell office:value-type="float" office:value="27880" table:style-name="ce6">
            <text:p>27,880<text:s/></text:p>
          </table:table-cell>
          <table:table-cell office:value-type="float" office:value="35862" table:style-name="ce6">
            <text:p>35,862<text:s/></text:p>
          </table:table-cell>
          <table:table-cell office:value-type="float" office:value="41207" table:style-name="ce6">
            <text:p>41,207<text:s/></text:p>
          </table:table-cell>
          <table:table-cell office:value-type="float" office:value="25567" table:style-name="ce6">
            <text:p>25,567<text:s/></text:p>
          </table:table-cell>
          <table:table-cell office:value-type="float" office:value="70693" table:style-name="ce6">
            <text:p>70,693<text:s/></text:p>
          </table:table-cell>
          <table:table-cell office:value-type="float" office:value="22888" table:style-name="ce6">
            <text:p>22,888<text:s/></text:p>
          </table:table-cell>
          <table:table-cell office:value-type="float" office:value="18109" table:style-name="ce6">
            <text:p>18,109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21808" table:style-name="ce6">
            <text:p>21,808<text:s/></text:p>
          </table:table-cell>
          <table:table-cell office:value-type="float" office:value="14431" table:style-name="ce6">
            <text:p>14,431<text:s/></text:p>
          </table:table-cell>
          <table:table-cell office:value-type="float" office:value="36876" table:style-name="ce6">
            <text:p>36,876<text:s/></text:p>
          </table:table-cell>
          <table:table-cell office:value-type="float" office:value="21651" table:style-name="ce6">
            <text:p>21,651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46340" table:style-name="ce6">
            <text:p>46,340<text:s/></text:p>
          </table:table-cell>
          <table:table-cell office:value-type="float" office:value="26973" table:style-name="ce6">
            <text:p>26,973<text:s/></text:p>
          </table:table-cell>
          <table:table-cell office:value-type="float" office:value="27630" table:style-name="ce6">
            <text:p>27,630<text:s/></text:p>
          </table:table-cell>
          <table:table-cell office:value-type="float" office:value="27181" table:style-name="ce6">
            <text:p>27,181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11374" table:style-name="ce6">
            <text:p>11,374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19322" table:style-name="ce6">
            <text:p>19,322<text:s/></text:p>
          </table:table-cell>
          <table:table-cell office:value-type="float" office:value="33758" table:style-name="ce6">
            <text:p>33,758<text:s/></text:p>
          </table:table-cell>
          <table:table-cell office:value-type="float" office:value="29307" table:style-name="ce6">
            <text:p>29,307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14001" table:style-name="ce6">
            <text:p>14,001<text:s/></text:p>
          </table:table-cell>
          <table:table-cell office:value-type="float" office:value="13297" table:style-name="ce6">
            <text:p>13,297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11300" table:style-name="ce6">
            <text:p>11,300<text:s/></text:p>
          </table:table-cell>
          <table:table-cell office:value-type="float" office:value="9940" table:style-name="ce6">
            <text:p>9,940<text:s/></text:p>
          </table:table-cell>
          <table:table-cell table:number-columns-repeated="16275"/>
        </table:table-row>
        <table:table-row table:style-name="ro2">
          <table:table-cell office:value-type="date" office:date-value="2019-12-20T00:00:00" table:style-name="ce5">
            <text:p>2019/12/20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17939" table:style-name="ce6">
            <text:p>17,939<text:s/></text:p>
          </table:table-cell>
          <table:table-cell office:value-type="float" office:value="51956" table:style-name="ce6">
            <text:p>51,956<text:s/></text:p>
          </table:table-cell>
          <table:table-cell office:value-type="float" office:value="57303" table:style-name="ce6">
            <text:p>57,303<text:s/></text:p>
          </table:table-cell>
          <table:table-cell office:value-type="float" office:value="31724" table:style-name="ce6">
            <text:p>31,724<text:s/></text:p>
          </table:table-cell>
          <table:table-cell office:value-type="float" office:value="17837" table:style-name="ce6">
            <text:p>17,837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16913" table:style-name="ce6">
            <text:p>16,913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20898" table:style-name="ce6">
            <text:p>20,898<text:s/></text:p>
          </table:table-cell>
          <table:table-cell office:value-type="float" office:value="19597" table:style-name="ce6">
            <text:p>19,597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37998" table:style-name="ce6">
            <text:p>37,998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19635" table:style-name="ce6">
            <text:p>19,635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20185" table:style-name="ce6">
            <text:p>20,185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35125" table:style-name="ce6">
            <text:p>35,125<text:s/></text:p>
          </table:table-cell>
          <table:table-cell office:value-type="float" office:value="21835" table:style-name="ce6">
            <text:p>21,835<text:s/></text:p>
          </table:table-cell>
          <table:table-cell office:value-type="float" office:value="40068" table:style-name="ce6">
            <text:p>40,068<text:s/></text:p>
          </table:table-cell>
          <table:table-cell office:value-type="float" office:value="34340" table:style-name="ce6">
            <text:p>34,340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44486" table:style-name="ce6">
            <text:p>44,486<text:s/></text:p>
          </table:table-cell>
          <table:table-cell office:value-type="float" office:value="32097" table:style-name="ce6">
            <text:p>32,097<text:s/></text:p>
          </table:table-cell>
          <table:table-cell office:value-type="float" office:value="30053" table:style-name="ce6">
            <text:p>30,053<text:s/></text:p>
          </table:table-cell>
          <table:table-cell office:value-type="float" office:value="24773" table:style-name="ce6">
            <text:p>24,773<text:s/></text:p>
          </table:table-cell>
          <table:table-cell office:value-type="float" office:value="29216" table:style-name="ce6">
            <text:p>29,216<text:s/></text:p>
          </table:table-cell>
          <table:table-cell office:value-type="float" office:value="197982" table:style-name="ce6">
            <text:p>197,982<text:s/></text:p>
          </table:table-cell>
          <table:table-cell office:value-type="float" office:value="54677" table:style-name="ce6">
            <text:p>54,677<text:s/></text:p>
          </table:table-cell>
          <table:table-cell office:value-type="float" office:value="28382" table:style-name="ce6">
            <text:p>28,382<text:s/></text:p>
          </table:table-cell>
          <table:table-cell office:value-type="float" office:value="28491" table:style-name="ce6">
            <text:p>28,491<text:s/></text:p>
          </table:table-cell>
          <table:table-cell office:value-type="float" office:value="33157" table:style-name="ce6">
            <text:p>33,157<text:s/></text:p>
          </table:table-cell>
          <table:table-cell office:value-type="float" office:value="37184" table:style-name="ce6">
            <text:p>37,184<text:s/></text:p>
          </table:table-cell>
          <table:table-cell office:value-type="float" office:value="34450" table:style-name="ce6">
            <text:p>34,450<text:s/></text:p>
          </table:table-cell>
          <table:table-cell office:value-type="float" office:value="27024" table:style-name="ce6">
            <text:p>27,024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37024" table:style-name="ce6">
            <text:p>37,024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23560" table:style-name="ce6">
            <text:p>23,560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15487" table:style-name="ce6">
            <text:p>15,487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38599" table:style-name="ce6">
            <text:p>38,599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16668" table:style-name="ce6">
            <text:p>16,668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27530" table:style-name="ce6">
            <text:p>27,530<text:s/></text:p>
          </table:table-cell>
          <table:table-cell office:value-type="float" office:value="35603" table:style-name="ce6">
            <text:p>35,603<text:s/></text:p>
          </table:table-cell>
          <table:table-cell office:value-type="float" office:value="63932" table:style-name="ce6">
            <text:p>63,932<text:s/></text:p>
          </table:table-cell>
          <table:table-cell office:value-type="float" office:value="48792" table:style-name="ce6">
            <text:p>48,792<text:s/></text:p>
          </table:table-cell>
          <table:table-cell office:value-type="float" office:value="30619" table:style-name="ce6">
            <text:p>30,619<text:s/></text:p>
          </table:table-cell>
          <table:table-cell office:value-type="float" office:value="34165" table:style-name="ce6">
            <text:p>34,165<text:s/></text:p>
          </table:table-cell>
          <table:table-cell office:value-type="float" office:value="91472" table:style-name="ce6">
            <text:p>91,472<text:s/></text:p>
          </table:table-cell>
          <table:table-cell office:value-type="float" office:value="29351" table:style-name="ce6">
            <text:p>29,351<text:s/></text:p>
          </table:table-cell>
          <table:table-cell office:value-type="float" office:value="40423" table:style-name="ce6">
            <text:p>40,423<text:s/></text:p>
          </table:table-cell>
          <table:table-cell office:value-type="float" office:value="47560" table:style-name="ce6">
            <text:p>47,560<text:s/></text:p>
          </table:table-cell>
          <table:table-cell office:value-type="float" office:value="29767" table:style-name="ce6">
            <text:p>29,767<text:s/></text:p>
          </table:table-cell>
          <table:table-cell office:value-type="float" office:value="82966" table:style-name="ce6">
            <text:p>82,966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19470" table:style-name="ce6">
            <text:p>19,470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25989" table:style-name="ce6">
            <text:p>25,989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47689" table:style-name="ce6">
            <text:p>47,689<text:s/></text:p>
          </table:table-cell>
          <table:table-cell office:value-type="float" office:value="24092" table:style-name="ce6">
            <text:p>24,092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16325" table:style-name="ce6">
            <text:p>16,325<text:s/></text:p>
          </table:table-cell>
          <table:table-cell office:value-type="float" office:value="49491" table:style-name="ce6">
            <text:p>49,491<text:s/></text:p>
          </table:table-cell>
          <table:table-cell office:value-type="float" office:value="29629" table:style-name="ce6">
            <text:p>29,629<text:s/></text:p>
          </table:table-cell>
          <table:table-cell office:value-type="float" office:value="29692" table:style-name="ce6">
            <text:p>29,692<text:s/></text:p>
          </table:table-cell>
          <table:table-cell office:value-type="float" office:value="29186" table:style-name="ce6">
            <text:p>29,186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21271" table:style-name="ce6">
            <text:p>21,271<text:s/></text:p>
          </table:table-cell>
          <table:table-cell office:value-type="float" office:value="36642" table:style-name="ce6">
            <text:p>36,642<text:s/></text:p>
          </table:table-cell>
          <table:table-cell office:value-type="float" office:value="32780" table:style-name="ce6">
            <text:p>32,780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14162" table:style-name="ce6">
            <text:p>14,162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14621" table:style-name="ce6">
            <text:p>14,621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0558" table:style-name="ce6">
            <text:p>10,558<text:s/></text:p>
          </table:table-cell>
          <table:table-cell table:number-columns-repeated="16275"/>
        </table:table-row>
        <table:table-row table:style-name="ro2">
          <table:table-cell office:value-type="date" office:date-value="2019-12-21T00:00:00" table:style-name="ce5">
            <text:p>2019/12/21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30666" table:style-name="ce6">
            <text:p>30,666<text:s/></text:p>
          </table:table-cell>
          <table:table-cell office:value-type="float" office:value="57059" table:style-name="ce6">
            <text:p>57,059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12039" table:style-name="ce6">
            <text:p>12,039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0072" table:style-name="ce6">
            <text:p>20,072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16084" table:style-name="ce6">
            <text:p>16,084<text:s/></text:p>
          </table:table-cell>
          <table:table-cell office:value-type="float" office:value="18525" table:style-name="ce6">
            <text:p>18,525<text:s/></text:p>
          </table:table-cell>
          <table:table-cell office:value-type="float" office:value="17397" table:style-name="ce6">
            <text:p>17,397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35316" table:style-name="ce6">
            <text:p>35,316<text:s/></text:p>
          </table:table-cell>
          <table:table-cell office:value-type="float" office:value="19434" table:style-name="ce6">
            <text:p>19,434<text:s/></text:p>
          </table:table-cell>
          <table:table-cell office:value-type="float" office:value="31591" table:style-name="ce6">
            <text:p>31,591<text:s/></text:p>
          </table:table-cell>
          <table:table-cell office:value-type="float" office:value="31648" table:style-name="ce6">
            <text:p>31,648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37327" table:style-name="ce6">
            <text:p>37,327<text:s/></text:p>
          </table:table-cell>
          <table:table-cell office:value-type="float" office:value="26428" table:style-name="ce6">
            <text:p>26,428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21209" table:style-name="ce6">
            <text:p>21,209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94160" table:style-name="ce6">
            <text:p>194,160<text:s/></text:p>
          </table:table-cell>
          <table:table-cell office:value-type="float" office:value="60238" table:style-name="ce6">
            <text:p>60,238<text:s/></text:p>
          </table:table-cell>
          <table:table-cell office:value-type="float" office:value="24853" table:style-name="ce6">
            <text:p>24,853<text:s/></text:p>
          </table:table-cell>
          <table:table-cell office:value-type="float" office:value="22388" table:style-name="ce6">
            <text:p>22,388<text:s/></text:p>
          </table:table-cell>
          <table:table-cell office:value-type="float" office:value="33846" table:style-name="ce6">
            <text:p>33,846<text:s/></text:p>
          </table:table-cell>
          <table:table-cell office:value-type="float" office:value="38544" table:style-name="ce6">
            <text:p>38,544<text:s/></text:p>
          </table:table-cell>
          <table:table-cell office:value-type="float" office:value="33844" table:style-name="ce6">
            <text:p>33,844<text:s/></text:p>
          </table:table-cell>
          <table:table-cell office:value-type="float" office:value="24132" table:style-name="ce6">
            <text:p>24,132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27644" table:style-name="ce6">
            <text:p>27,644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20288" table:style-name="ce6">
            <text:p>20,288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40424" table:style-name="ce6">
            <text:p>40,424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22289" table:style-name="ce6">
            <text:p>22,289<text:s/></text:p>
          </table:table-cell>
          <table:table-cell office:value-type="float" office:value="20552" table:style-name="ce6">
            <text:p>20,552<text:s/></text:p>
          </table:table-cell>
          <table:table-cell office:value-type="float" office:value="38058" table:style-name="ce6">
            <text:p>38,058<text:s/></text:p>
          </table:table-cell>
          <table:table-cell office:value-type="float" office:value="87226" table:style-name="ce6">
            <text:p>87,226<text:s/></text:p>
          </table:table-cell>
          <table:table-cell office:value-type="float" office:value="40807" table:style-name="ce6">
            <text:p>40,807<text:s/></text:p>
          </table:table-cell>
          <table:table-cell office:value-type="float" office:value="26368" table:style-name="ce6">
            <text:p>26,368<text:s/></text:p>
          </table:table-cell>
          <table:table-cell office:value-type="float" office:value="36819" table:style-name="ce6">
            <text:p>36,819<text:s/></text:p>
          </table:table-cell>
          <table:table-cell office:value-type="float" office:value="107417" table:style-name="ce6">
            <text:p>107,417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40054" table:style-name="ce6">
            <text:p>40,054<text:s/></text:p>
          </table:table-cell>
          <table:table-cell office:value-type="float" office:value="42677" table:style-name="ce6">
            <text:p>42,677<text:s/></text:p>
          </table:table-cell>
          <table:table-cell office:value-type="float" office:value="27377" table:style-name="ce6">
            <text:p>27,377<text:s/></text:p>
          </table:table-cell>
          <table:table-cell office:value-type="float" office:value="79312" table:style-name="ce6">
            <text:p>79,312<text:s/></text:p>
          </table:table-cell>
          <table:table-cell office:value-type="float" office:value="20368" table:style-name="ce6">
            <text:p>20,368<text:s/></text:p>
          </table:table-cell>
          <table:table-cell office:value-type="float" office:value="16956" table:style-name="ce6">
            <text:p>16,956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21178" table:style-name="ce6">
            <text:p>21,178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52312" table:style-name="ce6">
            <text:p>52,312<text:s/></text:p>
          </table:table-cell>
          <table:table-cell office:value-type="float" office:value="17682" table:style-name="ce6">
            <text:p>17,682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27764" table:style-name="ce6">
            <text:p>27,764<text:s/></text:p>
          </table:table-cell>
          <table:table-cell office:value-type="float" office:value="22003" table:style-name="ce6">
            <text:p>22,003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23140" table:style-name="ce6">
            <text:p>23,140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17273" table:style-name="ce6">
            <text:p>17,273<text:s/></text:p>
          </table:table-cell>
          <table:table-cell office:value-type="float" office:value="27716" table:style-name="ce6">
            <text:p>27,716<text:s/></text:p>
          </table:table-cell>
          <table:table-cell office:value-type="float" office:value="29716" table:style-name="ce6">
            <text:p>29,716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9152" table:style-name="ce6">
            <text:p>9,152<text:s/></text:p>
          </table:table-cell>
          <table:table-cell table:number-columns-repeated="16275"/>
        </table:table-row>
        <table:table-row table:style-name="ro2">
          <table:table-cell office:value-type="date" office:date-value="2019-12-22T00:00:00" table:style-name="ce5">
            <text:p>2019/12/22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24047" table:style-name="ce6">
            <text:p>24,047<text:s/></text:p>
          </table:table-cell>
          <table:table-cell office:value-type="float" office:value="46137" table:style-name="ce6">
            <text:p>46,137<text:s/></text:p>
          </table:table-cell>
          <table:table-cell office:value-type="float" office:value="16916" table:style-name="ce6">
            <text:p>16,916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9295" table:style-name="ce6">
            <text:p>9,295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14054" table:style-name="ce6">
            <text:p>14,054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15494" table:style-name="ce6">
            <text:p>15,494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31657" table:style-name="ce6">
            <text:p>31,657<text:s/></text:p>
          </table:table-cell>
          <table:table-cell office:value-type="float" office:value="17253" table:style-name="ce6">
            <text:p>17,253<text:s/></text:p>
          </table:table-cell>
          <table:table-cell office:value-type="float" office:value="26541" table:style-name="ce6">
            <text:p>26,541<text:s/></text:p>
          </table:table-cell>
          <table:table-cell office:value-type="float" office:value="26263" table:style-name="ce6">
            <text:p>26,263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32011" table:style-name="ce6">
            <text:p>32,011<text:s/></text:p>
          </table:table-cell>
          <table:table-cell office:value-type="float" office:value="22840" table:style-name="ce6">
            <text:p>22,840<text:s/></text:p>
          </table:table-cell>
          <table:table-cell office:value-type="float" office:value="19706" table:style-name="ce6">
            <text:p>19,706<text:s/></text:p>
          </table:table-cell>
          <table:table-cell office:value-type="float" office:value="17999" table:style-name="ce6">
            <text:p>17,999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189261" table:style-name="ce6">
            <text:p>189,261<text:s/></text:p>
          </table:table-cell>
          <table:table-cell office:value-type="float" office:value="50208" table:style-name="ce6">
            <text:p>50,208<text:s/></text:p>
          </table:table-cell>
          <table:table-cell office:value-type="float" office:value="18908" table:style-name="ce6">
            <text:p>18,908<text:s/></text:p>
          </table:table-cell>
          <table:table-cell office:value-type="float" office:value="19690" table:style-name="ce6">
            <text:p>19,690<text:s/></text:p>
          </table:table-cell>
          <table:table-cell office:value-type="float" office:value="28160" table:style-name="ce6">
            <text:p>28,160<text:s/></text:p>
          </table:table-cell>
          <table:table-cell office:value-type="float" office:value="32408" table:style-name="ce6">
            <text:p>32,408<text:s/></text:p>
          </table:table-cell>
          <table:table-cell office:value-type="float" office:value="28356" table:style-name="ce6">
            <text:p>28,356<text:s/></text:p>
          </table:table-cell>
          <table:table-cell office:value-type="float" office:value="21756" table:style-name="ce6">
            <text:p>21,756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17601" table:style-name="ce6">
            <text:p>17,601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1753" table:style-name="ce6">
            <text:p>1,753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39363" table:style-name="ce6">
            <text:p>39,363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17743" table:style-name="ce6">
            <text:p>17,743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29338" table:style-name="ce6">
            <text:p>29,338<text:s/></text:p>
          </table:table-cell>
          <table:table-cell office:value-type="float" office:value="64109" table:style-name="ce6">
            <text:p>64,109<text:s/></text:p>
          </table:table-cell>
          <table:table-cell office:value-type="float" office:value="32832" table:style-name="ce6">
            <text:p>32,832<text:s/></text:p>
          </table:table-cell>
          <table:table-cell office:value-type="float" office:value="21331" table:style-name="ce6">
            <text:p>21,331<text:s/></text:p>
          </table:table-cell>
          <table:table-cell office:value-type="float" office:value="33859" table:style-name="ce6">
            <text:p>33,859<text:s/></text:p>
          </table:table-cell>
          <table:table-cell office:value-type="float" office:value="91065" table:style-name="ce6">
            <text:p>91,065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34115" table:style-name="ce6">
            <text:p>34,115<text:s/></text:p>
          </table:table-cell>
          <table:table-cell office:value-type="float" office:value="33041" table:style-name="ce6">
            <text:p>33,041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65506" table:style-name="ce6">
            <text:p>65,506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14797" table:style-name="ce6">
            <text:p>14,797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17674" table:style-name="ce6">
            <text:p>17,674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48617" table:style-name="ce6">
            <text:p>48,617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19779" table:style-name="ce6">
            <text:p>19,779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15693" table:style-name="ce6">
            <text:p>15,693<text:s/></text:p>
          </table:table-cell>
          <table:table-cell office:value-type="float" office:value="18445" table:style-name="ce6">
            <text:p>18,445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21097" table:style-name="ce6">
            <text:p>21,097<text:s/></text:p>
          </table:table-cell>
          <table:table-cell office:value-type="float" office:value="26056" table:style-name="ce6">
            <text:p>26,056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7559" table:style-name="ce6">
            <text:p>7,559<text:s/></text:p>
          </table:table-cell>
          <table:table-cell table:number-columns-repeated="16275"/>
        </table:table-row>
        <table:table-row table:style-name="ro2">
          <table:table-cell office:value-type="date" office:date-value="2019-12-23T00:00:00" table:style-name="ce5">
            <text:p>2019/12/23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46885" table:style-name="ce6">
            <text:p>46,885<text:s/></text:p>
          </table:table-cell>
          <table:table-cell office:value-type="float" office:value="48131" table:style-name="ce6">
            <text:p>48,131<text:s/></text:p>
          </table:table-cell>
          <table:table-cell office:value-type="float" office:value="29090" table:style-name="ce6">
            <text:p>29,090<text:s/></text:p>
          </table:table-cell>
          <table:table-cell office:value-type="float" office:value="15620" table:style-name="ce6">
            <text:p>15,620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20145" table:style-name="ce6">
            <text:p>20,145<text:s/></text:p>
          </table:table-cell>
          <table:table-cell office:value-type="float" office:value="18250" table:style-name="ce6">
            <text:p>18,250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30062" table:style-name="ce6">
            <text:p>30,062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18354" table:style-name="ce6">
            <text:p>18,354<text:s/></text:p>
          </table:table-cell>
          <table:table-cell office:value-type="float" office:value="23096" table:style-name="ce6">
            <text:p>23,096<text:s/></text:p>
          </table:table-cell>
          <table:table-cell office:value-type="float" office:value="18653" table:style-name="ce6">
            <text:p>18,653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29819" table:style-name="ce6">
            <text:p>29,819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36151" table:style-name="ce6">
            <text:p>36,151<text:s/></text:p>
          </table:table-cell>
          <table:table-cell office:value-type="float" office:value="29811" table:style-name="ce6">
            <text:p>29,811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40699" table:style-name="ce6">
            <text:p>40,699<text:s/></text:p>
          </table:table-cell>
          <table:table-cell office:value-type="float" office:value="29122" table:style-name="ce6">
            <text:p>29,122<text:s/></text:p>
          </table:table-cell>
          <table:table-cell office:value-type="float" office:value="27310" table:style-name="ce6">
            <text:p>27,310<text:s/></text:p>
          </table:table-cell>
          <table:table-cell office:value-type="float" office:value="23393" table:style-name="ce6">
            <text:p>23,393<text:s/></text:p>
          </table:table-cell>
          <table:table-cell office:value-type="float" office:value="27544" table:style-name="ce6">
            <text:p>27,544<text:s/></text:p>
          </table:table-cell>
          <table:table-cell office:value-type="float" office:value="155116" table:style-name="ce6">
            <text:p>155,116<text:s/></text:p>
          </table:table-cell>
          <table:table-cell office:value-type="float" office:value="46724" table:style-name="ce6">
            <text:p>46,724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26192" table:style-name="ce6">
            <text:p>26,192<text:s/></text:p>
          </table:table-cell>
          <table:table-cell office:value-type="float" office:value="28613" table:style-name="ce6">
            <text:p>28,613<text:s/></text:p>
          </table:table-cell>
          <table:table-cell office:value-type="float" office:value="35858" table:style-name="ce6">
            <text:p>35,858<text:s/></text:p>
          </table:table-cell>
          <table:table-cell office:value-type="float" office:value="31853" table:style-name="ce6">
            <text:p>31,853<text:s/></text:p>
          </table:table-cell>
          <table:table-cell office:value-type="float" office:value="24581" table:style-name="ce6">
            <text:p>24,581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34898" table:style-name="ce6">
            <text:p>34,898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21877" table:style-name="ce6">
            <text:p>21,877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14643" table:style-name="ce6">
            <text:p>14,643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12313" table:style-name="ce6">
            <text:p>12,313<text:s/></text:p>
          </table:table-cell>
          <table:table-cell office:value-type="float" office:value="38517" table:style-name="ce6">
            <text:p>38,517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26062" table:style-name="ce6">
            <text:p>26,062<text:s/></text:p>
          </table:table-cell>
          <table:table-cell office:value-type="float" office:value="31358" table:style-name="ce6">
            <text:p>31,358<text:s/></text:p>
          </table:table-cell>
          <table:table-cell office:value-type="float" office:value="56444" table:style-name="ce6">
            <text:p>56,444<text:s/></text:p>
          </table:table-cell>
          <table:table-cell office:value-type="float" office:value="44985" table:style-name="ce6">
            <text:p>44,985<text:s/></text:p>
          </table:table-cell>
          <table:table-cell office:value-type="float" office:value="28005" table:style-name="ce6">
            <text:p>28,005<text:s/></text:p>
          </table:table-cell>
          <table:table-cell office:value-type="float" office:value="33024" table:style-name="ce6">
            <text:p>33,024<text:s/></text:p>
          </table:table-cell>
          <table:table-cell office:value-type="float" office:value="78253" table:style-name="ce6">
            <text:p>78,253<text:s/></text:p>
          </table:table-cell>
          <table:table-cell office:value-type="float" office:value="25811" table:style-name="ce6">
            <text:p>25,811<text:s/></text:p>
          </table:table-cell>
          <table:table-cell office:value-type="float" office:value="36660" table:style-name="ce6">
            <text:p>36,660<text:s/></text:p>
          </table:table-cell>
          <table:table-cell office:value-type="float" office:value="39037" table:style-name="ce6">
            <text:p>39,037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71945" table:style-name="ce6">
            <text:p>71,945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17899" table:style-name="ce6">
            <text:p>17,899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15100" table:style-name="ce6">
            <text:p>15,100<text:s/></text:p>
          </table:table-cell>
          <table:table-cell office:value-type="float" office:value="46156" table:style-name="ce6">
            <text:p>46,156<text:s/></text:p>
          </table:table-cell>
          <table:table-cell office:value-type="float" office:value="21213" table:style-name="ce6">
            <text:p>21,213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44909" table:style-name="ce6">
            <text:p>44,909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26808" table:style-name="ce6">
            <text:p>26,808<text:s/></text:p>
          </table:table-cell>
          <table:table-cell office:value-type="float" office:value="26509" table:style-name="ce6">
            <text:p>26,509<text:s/></text:p>
          </table:table-cell>
          <table:table-cell office:value-type="float" office:value="15498" table:style-name="ce6">
            <text:p>15,498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10345" table:style-name="ce6">
            <text:p>10,345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18940" table:style-name="ce6">
            <text:p>18,940<text:s/></text:p>
          </table:table-cell>
          <table:table-cell office:value-type="float" office:value="32819" table:style-name="ce6">
            <text:p>32,819<text:s/></text:p>
          </table:table-cell>
          <table:table-cell office:value-type="float" office:value="28811" table:style-name="ce6">
            <text:p>28,811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13240" table:style-name="ce6">
            <text:p>13,240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9795" table:style-name="ce6">
            <text:p>9,795<text:s/></text:p>
          </table:table-cell>
          <table:table-cell table:number-columns-repeated="16275"/>
        </table:table-row>
        <table:table-row table:style-name="ro2">
          <table:table-cell office:value-type="date" office:date-value="2019-12-24T00:00:00" table:style-name="ce5">
            <text:p>2019/12/24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49143" table:style-name="ce6">
            <text:p>49,143<text:s/></text:p>
          </table:table-cell>
          <table:table-cell office:value-type="float" office:value="51929" table:style-name="ce6">
            <text:p>51,929<text:s/></text:p>
          </table:table-cell>
          <table:table-cell office:value-type="float" office:value="29729" table:style-name="ce6">
            <text:p>29,729<text:s/></text:p>
          </table:table-cell>
          <table:table-cell office:value-type="float" office:value="16613" table:style-name="ce6">
            <text:p>16,613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16248" table:style-name="ce6">
            <text:p>16,248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13357" table:style-name="ce6">
            <text:p>13,357<text:s/></text:p>
          </table:table-cell>
          <table:table-cell office:value-type="float" office:value="20905" table:style-name="ce6">
            <text:p>20,905<text:s/></text:p>
          </table:table-cell>
          <table:table-cell office:value-type="float" office:value="18776" table:style-name="ce6">
            <text:p>18,776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30996" table:style-name="ce6">
            <text:p>30,996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13660" table:style-name="ce6">
            <text:p>13,660<text:s/></text:p>
          </table:table-cell>
          <table:table-cell office:value-type="float" office:value="19107" table:style-name="ce6">
            <text:p>19,107<text:s/></text:p>
          </table:table-cell>
          <table:table-cell office:value-type="float" office:value="23488" table:style-name="ce6">
            <text:p>23,488<text:s/></text:p>
          </table:table-cell>
          <table:table-cell office:value-type="float" office:value="19469" table:style-name="ce6">
            <text:p>19,469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31256" table:style-name="ce6">
            <text:p>31,256<text:s/></text:p>
          </table:table-cell>
          <table:table-cell office:value-type="float" office:value="20686" table:style-name="ce6">
            <text:p>20,686<text:s/></text:p>
          </table:table-cell>
          <table:table-cell office:value-type="float" office:value="37669" table:style-name="ce6">
            <text:p>37,669<text:s/></text:p>
          </table:table-cell>
          <table:table-cell office:value-type="float" office:value="32772" table:style-name="ce6">
            <text:p>32,772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41588" table:style-name="ce6">
            <text:p>41,588<text:s/></text:p>
          </table:table-cell>
          <table:table-cell office:value-type="float" office:value="30212" table:style-name="ce6">
            <text:p>30,212<text:s/></text:p>
          </table:table-cell>
          <table:table-cell office:value-type="float" office:value="28170" table:style-name="ce6">
            <text:p>28,170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28711" table:style-name="ce6">
            <text:p>28,711<text:s/></text:p>
          </table:table-cell>
          <table:table-cell office:value-type="float" office:value="156069" table:style-name="ce6">
            <text:p>156,069<text:s/></text:p>
          </table:table-cell>
          <table:table-cell office:value-type="float" office:value="50086" table:style-name="ce6">
            <text:p>50,086<text:s/></text:p>
          </table:table-cell>
          <table:table-cell office:value-type="float" office:value="27390" table:style-name="ce6">
            <text:p>27,390<text:s/></text:p>
          </table:table-cell>
          <table:table-cell office:value-type="float" office:value="27742" table:style-name="ce6">
            <text:p>27,742<text:s/></text:p>
          </table:table-cell>
          <table:table-cell office:value-type="float" office:value="31073" table:style-name="ce6">
            <text:p>31,073<text:s/></text:p>
          </table:table-cell>
          <table:table-cell office:value-type="float" office:value="37708" table:style-name="ce6">
            <text:p>37,708<text:s/></text:p>
          </table:table-cell>
          <table:table-cell office:value-type="float" office:value="31633" table:style-name="ce6">
            <text:p>31,633<text:s/></text:p>
          </table:table-cell>
          <table:table-cell office:value-type="float" office:value="26030" table:style-name="ce6">
            <text:p>26,030<text:s/></text:p>
          </table:table-cell>
          <table:table-cell office:value-type="float" office:value="14300" table:style-name="ce6">
            <text:p>14,300<text:s/></text:p>
          </table:table-cell>
          <table:table-cell office:value-type="float" office:value="36153" table:style-name="ce6">
            <text:p>36,153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39114" table:style-name="ce6">
            <text:p>39,114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4945" table:style-name="ce6">
            <text:p>14,945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24383" table:style-name="ce6">
            <text:p>24,383<text:s/></text:p>
          </table:table-cell>
          <table:table-cell office:value-type="float" office:value="26645" table:style-name="ce6">
            <text:p>26,645<text:s/></text:p>
          </table:table-cell>
          <table:table-cell office:value-type="float" office:value="33038" table:style-name="ce6">
            <text:p>33,038<text:s/></text:p>
          </table:table-cell>
          <table:table-cell office:value-type="float" office:value="62165" table:style-name="ce6">
            <text:p>62,165<text:s/></text:p>
          </table:table-cell>
          <table:table-cell office:value-type="float" office:value="46300" table:style-name="ce6">
            <text:p>46,300<text:s/></text:p>
          </table:table-cell>
          <table:table-cell office:value-type="float" office:value="28798" table:style-name="ce6">
            <text:p>28,798<text:s/></text:p>
          </table:table-cell>
          <table:table-cell office:value-type="float" office:value="33542" table:style-name="ce6">
            <text:p>33,542<text:s/></text:p>
          </table:table-cell>
          <table:table-cell office:value-type="float" office:value="83532" table:style-name="ce6">
            <text:p>83,532<text:s/></text:p>
          </table:table-cell>
          <table:table-cell office:value-type="float" office:value="28076" table:style-name="ce6">
            <text:p>28,076<text:s/></text:p>
          </table:table-cell>
          <table:table-cell office:value-type="float" office:value="37939" table:style-name="ce6">
            <text:p>37,939<text:s/></text:p>
          </table:table-cell>
          <table:table-cell office:value-type="float" office:value="41865" table:style-name="ce6">
            <text:p>41,865<text:s/></text:p>
          </table:table-cell>
          <table:table-cell office:value-type="float" office:value="26122" table:style-name="ce6">
            <text:p>26,122<text:s/></text:p>
          </table:table-cell>
          <table:table-cell office:value-type="float" office:value="77773" table:style-name="ce6">
            <text:p>77,773<text:s/></text:p>
          </table:table-cell>
          <table:table-cell office:value-type="float" office:value="22601" table:style-name="ce6">
            <text:p>22,601<text:s/></text:p>
          </table:table-cell>
          <table:table-cell office:value-type="float" office:value="18183" table:style-name="ce6">
            <text:p>18,183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21189" table:style-name="ce6">
            <text:p>21,189<text:s/></text:p>
          </table:table-cell>
          <table:table-cell office:value-type="float" office:value="15674" table:style-name="ce6">
            <text:p>15,674<text:s/></text:p>
          </table:table-cell>
          <table:table-cell office:value-type="float" office:value="40571" table:style-name="ce6">
            <text:p>40,571<text:s/></text:p>
          </table:table-cell>
          <table:table-cell office:value-type="float" office:value="22411" table:style-name="ce6">
            <text:p>22,411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46477" table:style-name="ce6">
            <text:p>46,477<text:s/></text:p>
          </table:table-cell>
          <table:table-cell office:value-type="float" office:value="26955" table:style-name="ce6">
            <text:p>26,955<text:s/></text:p>
          </table:table-cell>
          <table:table-cell office:value-type="float" office:value="27711" table:style-name="ce6">
            <text:p>27,711<text:s/></text:p>
          </table:table-cell>
          <table:table-cell office:value-type="float" office:value="27624" table:style-name="ce6">
            <text:p>27,624<text:s/></text:p>
          </table:table-cell>
          <table:table-cell office:value-type="float" office:value="15055" table:style-name="ce6">
            <text:p>15,055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20412" table:style-name="ce6">
            <text:p>20,412<text:s/></text:p>
          </table:table-cell>
          <table:table-cell office:value-type="float" office:value="34488" table:style-name="ce6">
            <text:p>34,488<text:s/></text:p>
          </table:table-cell>
          <table:table-cell office:value-type="float" office:value="30757" table:style-name="ce6">
            <text:p>30,757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13306" table:style-name="ce6">
            <text:p>13,306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9852" table:style-name="ce6">
            <text:p>9,852<text:s/></text:p>
          </table:table-cell>
          <table:table-cell table:number-columns-repeated="16275"/>
        </table:table-row>
        <table:table-row table:style-name="ro2">
          <table:table-cell office:value-type="date" office:date-value="2019-12-25T00:00:00" table:style-name="ce5">
            <text:p>2019/12/25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16686" table:style-name="ce6">
            <text:p>16,686<text:s/></text:p>
          </table:table-cell>
          <table:table-cell office:value-type="float" office:value="49028" table:style-name="ce6">
            <text:p>49,028<text:s/></text:p>
          </table:table-cell>
          <table:table-cell office:value-type="float" office:value="53778" table:style-name="ce6">
            <text:p>53,778<text:s/></text:p>
          </table:table-cell>
          <table:table-cell office:value-type="float" office:value="30630" table:style-name="ce6">
            <text:p>30,630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3710" table:style-name="ce6">
            <text:p>13,710<text:s/></text:p>
          </table:table-cell>
          <table:table-cell office:value-type="float" office:value="20455" table:style-name="ce6">
            <text:p>20,455<text:s/></text:p>
          </table:table-cell>
          <table:table-cell office:value-type="float" office:value="18179" table:style-name="ce6">
            <text:p>18,179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30383" table:style-name="ce6">
            <text:p>30,383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13838" table:style-name="ce6">
            <text:p>13,838<text:s/></text:p>
          </table:table-cell>
          <table:table-cell office:value-type="float" office:value="18330" table:style-name="ce6">
            <text:p>18,330<text:s/></text:p>
          </table:table-cell>
          <table:table-cell office:value-type="float" office:value="23410" table:style-name="ce6">
            <text:p>23,410<text:s/></text:p>
          </table:table-cell>
          <table:table-cell office:value-type="float" office:value="19506" table:style-name="ce6">
            <text:p>19,506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31487" table:style-name="ce6">
            <text:p>31,487<text:s/></text:p>
          </table:table-cell>
          <table:table-cell office:value-type="float" office:value="20037" table:style-name="ce6">
            <text:p>20,037<text:s/></text:p>
          </table:table-cell>
          <table:table-cell office:value-type="float" office:value="38037" table:style-name="ce6">
            <text:p>38,037<text:s/></text:p>
          </table:table-cell>
          <table:table-cell office:value-type="float" office:value="32176" table:style-name="ce6">
            <text:p>32,176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41216" table:style-name="ce6">
            <text:p>41,216<text:s/></text:p>
          </table:table-cell>
          <table:table-cell office:value-type="float" office:value="30477" table:style-name="ce6">
            <text:p>30,477<text:s/></text:p>
          </table:table-cell>
          <table:table-cell office:value-type="float" office:value="28121" table:style-name="ce6">
            <text:p>28,121<text:s/></text:p>
          </table:table-cell>
          <table:table-cell office:value-type="float" office:value="24048" table:style-name="ce6">
            <text:p>24,048<text:s/></text:p>
          </table:table-cell>
          <table:table-cell office:value-type="float" office:value="29145" table:style-name="ce6">
            <text:p>29,145<text:s/></text:p>
          </table:table-cell>
          <table:table-cell office:value-type="float" office:value="161867" table:style-name="ce6">
            <text:p>161,867<text:s/></text:p>
          </table:table-cell>
          <table:table-cell office:value-type="float" office:value="53584" table:style-name="ce6">
            <text:p>53,584<text:s/></text:p>
          </table:table-cell>
          <table:table-cell office:value-type="float" office:value="27571" table:style-name="ce6">
            <text:p>27,571<text:s/></text:p>
          </table:table-cell>
          <table:table-cell office:value-type="float" office:value="27218" table:style-name="ce6">
            <text:p>27,218<text:s/></text:p>
          </table:table-cell>
          <table:table-cell office:value-type="float" office:value="31122" table:style-name="ce6">
            <text:p>31,122<text:s/></text:p>
          </table:table-cell>
          <table:table-cell office:value-type="float" office:value="38577" table:style-name="ce6">
            <text:p>38,577<text:s/></text:p>
          </table:table-cell>
          <table:table-cell office:value-type="float" office:value="32121" table:style-name="ce6">
            <text:p>32,121<text:s/></text:p>
          </table:table-cell>
          <table:table-cell office:value-type="float" office:value="26547" table:style-name="ce6">
            <text:p>26,547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36401" table:style-name="ce6">
            <text:p>36,401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41429" table:style-name="ce6">
            <text:p>41,429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5367" table:style-name="ce6">
            <text:p>15,367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24845" table:style-name="ce6">
            <text:p>24,845<text:s/></text:p>
          </table:table-cell>
          <table:table-cell office:value-type="float" office:value="27039" table:style-name="ce6">
            <text:p>27,039<text:s/></text:p>
          </table:table-cell>
          <table:table-cell office:value-type="float" office:value="33740" table:style-name="ce6">
            <text:p>33,740<text:s/></text:p>
          </table:table-cell>
          <table:table-cell office:value-type="float" office:value="66213" table:style-name="ce6">
            <text:p>66,213<text:s/></text:p>
          </table:table-cell>
          <table:table-cell office:value-type="float" office:value="47144" table:style-name="ce6">
            <text:p>47,144<text:s/></text:p>
          </table:table-cell>
          <table:table-cell office:value-type="float" office:value="29449" table:style-name="ce6">
            <text:p>29,449<text:s/></text:p>
          </table:table-cell>
          <table:table-cell office:value-type="float" office:value="34309" table:style-name="ce6">
            <text:p>34,309<text:s/></text:p>
          </table:table-cell>
          <table:table-cell office:value-type="float" office:value="87094" table:style-name="ce6">
            <text:p>87,094<text:s/></text:p>
          </table:table-cell>
          <table:table-cell office:value-type="float" office:value="28915" table:style-name="ce6">
            <text:p>28,915<text:s/></text:p>
          </table:table-cell>
          <table:table-cell office:value-type="float" office:value="39009" table:style-name="ce6">
            <text:p>39,009<text:s/></text:p>
          </table:table-cell>
          <table:table-cell office:value-type="float" office:value="43357" table:style-name="ce6">
            <text:p>43,357<text:s/></text:p>
          </table:table-cell>
          <table:table-cell office:value-type="float" office:value="27607" table:style-name="ce6">
            <text:p>27,607<text:s/></text:p>
          </table:table-cell>
          <table:table-cell office:value-type="float" office:value="84939" table:style-name="ce6">
            <text:p>84,939<text:s/></text:p>
          </table:table-cell>
          <table:table-cell office:value-type="float" office:value="22825" table:style-name="ce6">
            <text:p>22,825<text:s/></text:p>
          </table:table-cell>
          <table:table-cell office:value-type="float" office:value="18213" table:style-name="ce6">
            <text:p>18,213<text:s/></text:p>
          </table:table-cell>
          <table:table-cell office:value-type="float" office:value="17038" table:style-name="ce6">
            <text:p>17,038<text:s/></text:p>
          </table:table-cell>
          <table:table-cell office:value-type="float" office:value="21951" table:style-name="ce6">
            <text:p>21,951<text:s/></text:p>
          </table:table-cell>
          <table:table-cell office:value-type="float" office:value="16683" table:style-name="ce6">
            <text:p>16,683<text:s/></text:p>
          </table:table-cell>
          <table:table-cell office:value-type="float" office:value="45300" table:style-name="ce6">
            <text:p>45,300<text:s/></text:p>
          </table:table-cell>
          <table:table-cell office:value-type="float" office:value="22635" table:style-name="ce6">
            <text:p>22,635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47304" table:style-name="ce6">
            <text:p>47,304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27721" table:style-name="ce6">
            <text:p>27,721<text:s/></text:p>
          </table:table-cell>
          <table:table-cell office:value-type="float" office:value="28121" table:style-name="ce6">
            <text:p>28,121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20070" table:style-name="ce6">
            <text:p>20,070<text:s/></text:p>
          </table:table-cell>
          <table:table-cell office:value-type="float" office:value="33668" table:style-name="ce6">
            <text:p>33,668<text:s/></text:p>
          </table:table-cell>
          <table:table-cell office:value-type="float" office:value="31689" table:style-name="ce6">
            <text:p>31,689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13854" table:style-name="ce6">
            <text:p>13,854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9951" table:style-name="ce6">
            <text:p>9,951<text:s/></text:p>
          </table:table-cell>
          <table:table-cell table:number-columns-repeated="16275"/>
        </table:table-row>
        <table:table-row table:style-name="ro2">
          <table:table-cell office:value-type="date" office:date-value="2019-12-26T00:00:00" table:style-name="ce5">
            <text:p>2019/12/26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16793" table:style-name="ce6">
            <text:p>16,793<text:s/></text:p>
          </table:table-cell>
          <table:table-cell office:value-type="float" office:value="49798" table:style-name="ce6">
            <text:p>49,798<text:s/></text:p>
          </table:table-cell>
          <table:table-cell office:value-type="float" office:value="50443" table:style-name="ce6">
            <text:p>50,443<text:s/></text:p>
          </table:table-cell>
          <table:table-cell office:value-type="float" office:value="29878" table:style-name="ce6">
            <text:p>29,878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20716" table:style-name="ce6">
            <text:p>20,716<text:s/></text:p>
          </table:table-cell>
          <table:table-cell office:value-type="float" office:value="18697" table:style-name="ce6">
            <text:p>18,697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31414" table:style-name="ce6">
            <text:p>31,414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8600" table:style-name="ce6">
            <text:p>18,600<text:s/></text:p>
          </table:table-cell>
          <table:table-cell office:value-type="float" office:value="23591" table:style-name="ce6">
            <text:p>23,591<text:s/></text:p>
          </table:table-cell>
          <table:table-cell office:value-type="float" office:value="19789" table:style-name="ce6">
            <text:p>19,789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30626" table:style-name="ce6">
            <text:p>30,626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37857" table:style-name="ce6">
            <text:p>37,857<text:s/></text:p>
          </table:table-cell>
          <table:table-cell office:value-type="float" office:value="33126" table:style-name="ce6">
            <text:p>33,126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41525" table:style-name="ce6">
            <text:p>41,525<text:s/></text:p>
          </table:table-cell>
          <table:table-cell office:value-type="float" office:value="30197" table:style-name="ce6">
            <text:p>30,197<text:s/></text:p>
          </table:table-cell>
          <table:table-cell office:value-type="float" office:value="28195" table:style-name="ce6">
            <text:p>28,195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28479" table:style-name="ce6">
            <text:p>28,479<text:s/></text:p>
          </table:table-cell>
          <table:table-cell office:value-type="float" office:value="158406" table:style-name="ce6">
            <text:p>158,406<text:s/></text:p>
          </table:table-cell>
          <table:table-cell office:value-type="float" office:value="49066" table:style-name="ce6">
            <text:p>49,066<text:s/></text:p>
          </table:table-cell>
          <table:table-cell office:value-type="float" office:value="26915" table:style-name="ce6">
            <text:p>26,915<text:s/></text:p>
          </table:table-cell>
          <table:table-cell office:value-type="float" office:value="27362" table:style-name="ce6">
            <text:p>27,362<text:s/></text:p>
          </table:table-cell>
          <table:table-cell office:value-type="float" office:value="31269" table:style-name="ce6">
            <text:p>31,269<text:s/></text:p>
          </table:table-cell>
          <table:table-cell office:value-type="float" office:value="37007" table:style-name="ce6">
            <text:p>37,007<text:s/></text:p>
          </table:table-cell>
          <table:table-cell office:value-type="float" office:value="33864" table:style-name="ce6">
            <text:p>33,864<text:s/></text:p>
          </table:table-cell>
          <table:table-cell office:value-type="float" office:value="25511" table:style-name="ce6">
            <text:p>25,511<text:s/></text:p>
          </table:table-cell>
          <table:table-cell office:value-type="float" office:value="14568" table:style-name="ce6">
            <text:p>14,568<text:s/></text:p>
          </table:table-cell>
          <table:table-cell office:value-type="float" office:value="35816" table:style-name="ce6">
            <text:p>35,816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21984" table:style-name="ce6">
            <text:p>21,984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15293" table:style-name="ce6">
            <text:p>15,293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38776" table:style-name="ce6">
            <text:p>38,776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15316" table:style-name="ce6">
            <text:p>15,316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24279" table:style-name="ce6">
            <text:p>24,279<text:s/></text:p>
          </table:table-cell>
          <table:table-cell office:value-type="float" office:value="27014" table:style-name="ce6">
            <text:p>27,014<text:s/></text:p>
          </table:table-cell>
          <table:table-cell office:value-type="float" office:value="32434" table:style-name="ce6">
            <text:p>32,434<text:s/></text:p>
          </table:table-cell>
          <table:table-cell office:value-type="float" office:value="54000" table:style-name="ce6">
            <text:p>54,000<text:s/></text:p>
          </table:table-cell>
          <table:table-cell office:value-type="float" office:value="45870" table:style-name="ce6">
            <text:p>45,870<text:s/></text:p>
          </table:table-cell>
          <table:table-cell office:value-type="float" office:value="28602" table:style-name="ce6">
            <text:p>28,602<text:s/></text:p>
          </table:table-cell>
          <table:table-cell office:value-type="float" office:value="35567" table:style-name="ce6">
            <text:p>35,567<text:s/></text:p>
          </table:table-cell>
          <table:table-cell office:value-type="float" office:value="79893" table:style-name="ce6">
            <text:p>79,893<text:s/></text:p>
          </table:table-cell>
          <table:table-cell office:value-type="float" office:value="28467" table:style-name="ce6">
            <text:p>28,467<text:s/></text:p>
          </table:table-cell>
          <table:table-cell office:value-type="float" office:value="37164" table:style-name="ce6">
            <text:p>37,164<text:s/></text:p>
          </table:table-cell>
          <table:table-cell office:value-type="float" office:value="41693" table:style-name="ce6">
            <text:p>41,693<text:s/></text:p>
          </table:table-cell>
          <table:table-cell office:value-type="float" office:value="25767" table:style-name="ce6">
            <text:p>25,767<text:s/></text:p>
          </table:table-cell>
          <table:table-cell office:value-type="float" office:value="74950" table:style-name="ce6">
            <text:p>74,950<text:s/></text:p>
          </table:table-cell>
          <table:table-cell office:value-type="float" office:value="22894" table:style-name="ce6">
            <text:p>22,894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17310" table:style-name="ce6">
            <text:p>17,310<text:s/></text:p>
          </table:table-cell>
          <table:table-cell office:value-type="float" office:value="21303" table:style-name="ce6">
            <text:p>21,303<text:s/></text:p>
          </table:table-cell>
          <table:table-cell office:value-type="float" office:value="15567" table:style-name="ce6">
            <text:p>15,567<text:s/></text:p>
          </table:table-cell>
          <table:table-cell office:value-type="float" office:value="39759" table:style-name="ce6">
            <text:p>39,759<text:s/></text:p>
          </table:table-cell>
          <table:table-cell office:value-type="float" office:value="22286" table:style-name="ce6">
            <text:p>22,286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47573" table:style-name="ce6">
            <text:p>47,573<text:s/></text:p>
          </table:table-cell>
          <table:table-cell office:value-type="float" office:value="27207" table:style-name="ce6">
            <text:p>27,207<text:s/></text:p>
          </table:table-cell>
          <table:table-cell office:value-type="float" office:value="28502" table:style-name="ce6">
            <text:p>28,502<text:s/></text:p>
          </table:table-cell>
          <table:table-cell office:value-type="float" office:value="28659" table:style-name="ce6">
            <text:p>28,659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20125" table:style-name="ce6">
            <text:p>20,125<text:s/></text:p>
          </table:table-cell>
          <table:table-cell office:value-type="float" office:value="35234" table:style-name="ce6">
            <text:p>35,234<text:s/></text:p>
          </table:table-cell>
          <table:table-cell office:value-type="float" office:value="31255" table:style-name="ce6">
            <text:p>31,255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13713" table:style-name="ce6">
            <text:p>13,713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9924" table:style-name="ce6">
            <text:p>9,924<text:s/></text:p>
          </table:table-cell>
          <table:table-cell table:number-columns-repeated="16275"/>
        </table:table-row>
        <table:table-row table:style-name="ro2">
          <table:table-cell office:value-type="date" office:date-value="2019-12-27T00:00:00" table:style-name="ce5">
            <text:p>2019/12/27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17361" table:style-name="ce6">
            <text:p>17,361<text:s/></text:p>
          </table:table-cell>
          <table:table-cell office:value-type="float" office:value="52277" table:style-name="ce6">
            <text:p>52,277<text:s/></text:p>
          </table:table-cell>
          <table:table-cell office:value-type="float" office:value="56966" table:style-name="ce6">
            <text:p>56,966<text:s/></text:p>
          </table:table-cell>
          <table:table-cell office:value-type="float" office:value="31499" table:style-name="ce6">
            <text:p>31,499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16693" table:style-name="ce6">
            <text:p>16,693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19171" table:style-name="ce6">
            <text:p>19,171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33111" table:style-name="ce6">
            <text:p>33,111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25041" table:style-name="ce6">
            <text:p>25,041<text:s/></text:p>
          </table:table-cell>
          <table:table-cell office:value-type="float" office:value="20433" table:style-name="ce6">
            <text:p>20,433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33952" table:style-name="ce6">
            <text:p>33,952<text:s/></text:p>
          </table:table-cell>
          <table:table-cell office:value-type="float" office:value="21402" table:style-name="ce6">
            <text:p>21,402<text:s/></text:p>
          </table:table-cell>
          <table:table-cell office:value-type="float" office:value="39427" table:style-name="ce6">
            <text:p>39,427<text:s/></text:p>
          </table:table-cell>
          <table:table-cell office:value-type="float" office:value="34348" table:style-name="ce6">
            <text:p>34,348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43705" table:style-name="ce6">
            <text:p>43,705<text:s/></text:p>
          </table:table-cell>
          <table:table-cell office:value-type="float" office:value="31686" table:style-name="ce6">
            <text:p>31,686<text:s/></text:p>
          </table:table-cell>
          <table:table-cell office:value-type="float" office:value="29605" table:style-name="ce6">
            <text:p>29,605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29176" table:style-name="ce6">
            <text:p>29,176<text:s/></text:p>
          </table:table-cell>
          <table:table-cell office:value-type="float" office:value="195621" table:style-name="ce6">
            <text:p>195,621<text:s/></text:p>
          </table:table-cell>
          <table:table-cell office:value-type="float" office:value="56644" table:style-name="ce6">
            <text:p>56,644<text:s/></text:p>
          </table:table-cell>
          <table:table-cell office:value-type="float" office:value="28823" table:style-name="ce6">
            <text:p>28,823<text:s/></text:p>
          </table:table-cell>
          <table:table-cell office:value-type="float" office:value="28335" table:style-name="ce6">
            <text:p>28,335<text:s/></text:p>
          </table:table-cell>
          <table:table-cell office:value-type="float" office:value="32769" table:style-name="ce6">
            <text:p>32,769<text:s/></text:p>
          </table:table-cell>
          <table:table-cell office:value-type="float" office:value="39515" table:style-name="ce6">
            <text:p>39,515<text:s/></text:p>
          </table:table-cell>
          <table:table-cell office:value-type="float" office:value="36048" table:style-name="ce6">
            <text:p>36,048<text:s/></text:p>
          </table:table-cell>
          <table:table-cell office:value-type="float" office:value="27675" table:style-name="ce6">
            <text:p>27,675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35959" table:style-name="ce6">
            <text:p>35,959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23514" table:style-name="ce6">
            <text:p>23,514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14884" table:style-name="ce6">
            <text:p>14,884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12714" table:style-name="ce6">
            <text:p>12,714<text:s/></text:p>
          </table:table-cell>
          <table:table-cell office:value-type="float" office:value="38659" table:style-name="ce6">
            <text:p>38,659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6486" table:style-name="ce6">
            <text:p>16,486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25578" table:style-name="ce6">
            <text:p>25,578<text:s/></text:p>
          </table:table-cell>
          <table:table-cell office:value-type="float" office:value="27734" table:style-name="ce6">
            <text:p>27,734<text:s/></text:p>
          </table:table-cell>
          <table:table-cell office:value-type="float" office:value="35435" table:style-name="ce6">
            <text:p>35,435<text:s/></text:p>
          </table:table-cell>
          <table:table-cell office:value-type="float" office:value="60699" table:style-name="ce6">
            <text:p>60,699<text:s/></text:p>
          </table:table-cell>
          <table:table-cell office:value-type="float" office:value="48272" table:style-name="ce6">
            <text:p>48,272<text:s/></text:p>
          </table:table-cell>
          <table:table-cell office:value-type="float" office:value="30473" table:style-name="ce6">
            <text:p>30,473<text:s/></text:p>
          </table:table-cell>
          <table:table-cell office:value-type="float" office:value="36447" table:style-name="ce6">
            <text:p>36,447<text:s/></text:p>
          </table:table-cell>
          <table:table-cell office:value-type="float" office:value="92299" table:style-name="ce6">
            <text:p>92,299<text:s/></text:p>
          </table:table-cell>
          <table:table-cell office:value-type="float" office:value="29661" table:style-name="ce6">
            <text:p>29,661<text:s/></text:p>
          </table:table-cell>
          <table:table-cell office:value-type="float" office:value="41561" table:style-name="ce6">
            <text:p>41,561<text:s/></text:p>
          </table:table-cell>
          <table:table-cell office:value-type="float" office:value="46782" table:style-name="ce6">
            <text:p>46,782<text:s/></text:p>
          </table:table-cell>
          <table:table-cell office:value-type="float" office:value="29008" table:style-name="ce6">
            <text:p>29,008<text:s/></text:p>
          </table:table-cell>
          <table:table-cell office:value-type="float" office:value="85076" table:style-name="ce6">
            <text:p>85,076<text:s/></text:p>
          </table:table-cell>
          <table:table-cell office:value-type="float" office:value="24303" table:style-name="ce6">
            <text:p>24,303<text:s/></text:p>
          </table:table-cell>
          <table:table-cell office:value-type="float" office:value="19463" table:style-name="ce6">
            <text:p>19,463<text:s/></text:p>
          </table:table-cell>
          <table:table-cell office:value-type="float" office:value="17675" table:style-name="ce6">
            <text:p>17,675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16556" table:style-name="ce6">
            <text:p>16,556<text:s/></text:p>
          </table:table-cell>
          <table:table-cell office:value-type="float" office:value="44041" table:style-name="ce6">
            <text:p>44,041<text:s/></text:p>
          </table:table-cell>
          <table:table-cell office:value-type="float" office:value="24348" table:style-name="ce6">
            <text:p>24,348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17219" table:style-name="ce6">
            <text:p>17,219<text:s/></text:p>
          </table:table-cell>
          <table:table-cell office:value-type="float" office:value="49475" table:style-name="ce6">
            <text:p>49,475<text:s/></text:p>
          </table:table-cell>
          <table:table-cell office:value-type="float" office:value="29039" table:style-name="ce6">
            <text:p>29,039<text:s/></text:p>
          </table:table-cell>
          <table:table-cell office:value-type="float" office:value="29528" table:style-name="ce6">
            <text:p>29,528<text:s/></text:p>
          </table:table-cell>
          <table:table-cell office:value-type="float" office:value="30692" table:style-name="ce6">
            <text:p>30,692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13439" table:style-name="ce6">
            <text:p>13,439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14475" table:style-name="ce6">
            <text:p>14,475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36656" table:style-name="ce6">
            <text:p>36,656<text:s/></text:p>
          </table:table-cell>
          <table:table-cell office:value-type="float" office:value="33455" table:style-name="ce6">
            <text:p>33,455<text:s/></text:p>
          </table:table-cell>
          <table:table-cell office:value-type="float" office:value="15488" table:style-name="ce6">
            <text:p>15,488<text:s/></text:p>
          </table:table-cell>
          <table:table-cell office:value-type="float" office:value="14259" table:style-name="ce6">
            <text:p>14,259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0457" table:style-name="ce6">
            <text:p>10,457<text:s/></text:p>
          </table:table-cell>
          <table:table-cell table:number-columns-repeated="16275"/>
        </table:table-row>
        <table:table-row table:style-name="ro2">
          <table:table-cell office:value-type="date" office:date-value="2019-12-28T00:00:00" table:style-name="ce5">
            <text:p>2019/12/28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31292" table:style-name="ce6">
            <text:p>31,292<text:s/></text:p>
          </table:table-cell>
          <table:table-cell office:value-type="float" office:value="55292" table:style-name="ce6">
            <text:p>55,292<text:s/></text:p>
          </table:table-cell>
          <table:table-cell office:value-type="float" office:value="19826" table:style-name="ce6">
            <text:p>19,826<text:s/></text:p>
          </table:table-cell>
          <table:table-cell office:value-type="float" office:value="11474" table:style-name="ce6">
            <text:p>11,474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15887" table:style-name="ce6">
            <text:p>15,887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32634" table:style-name="ce6">
            <text:p>32,634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18842" table:style-name="ce6">
            <text:p>18,842<text:s/></text:p>
          </table:table-cell>
          <table:table-cell office:value-type="float" office:value="17623" table:style-name="ce6">
            <text:p>17,623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31860" table:style-name="ce6">
            <text:p>31,860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30746" table:style-name="ce6">
            <text:p>30,746<text:s/></text:p>
          </table:table-cell>
          <table:table-cell office:value-type="float" office:value="30721" table:style-name="ce6">
            <text:p>30,721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36160" table:style-name="ce6">
            <text:p>36,160<text:s/></text:p>
          </table:table-cell>
          <table:table-cell office:value-type="float" office:value="26383" table:style-name="ce6">
            <text:p>26,383<text:s/></text:p>
          </table:table-cell>
          <table:table-cell office:value-type="float" office:value="22645" table:style-name="ce6">
            <text:p>22,645<text:s/></text:p>
          </table:table-cell>
          <table:table-cell office:value-type="float" office:value="20997" table:style-name="ce6">
            <text:p>20,997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194117" table:style-name="ce6">
            <text:p>194,117<text:s/></text:p>
          </table:table-cell>
          <table:table-cell office:value-type="float" office:value="59026" table:style-name="ce6">
            <text:p>59,026<text:s/></text:p>
          </table:table-cell>
          <table:table-cell office:value-type="float" office:value="24739" table:style-name="ce6">
            <text:p>24,739<text:s/></text:p>
          </table:table-cell>
          <table:table-cell office:value-type="float" office:value="21510" table:style-name="ce6">
            <text:p>21,510<text:s/></text:p>
          </table:table-cell>
          <table:table-cell office:value-type="float" office:value="37019" table:style-name="ce6">
            <text:p>37,019<text:s/></text:p>
          </table:table-cell>
          <table:table-cell office:value-type="float" office:value="39947" table:style-name="ce6">
            <text:p>39,947<text:s/></text:p>
          </table:table-cell>
          <table:table-cell office:value-type="float" office:value="34678" table:style-name="ce6">
            <text:p>34,678<text:s/></text:p>
          </table:table-cell>
          <table:table-cell office:value-type="float" office:value="23377" table:style-name="ce6">
            <text:p>23,377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28193" table:style-name="ce6">
            <text:p>28,193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44620" table:style-name="ce6">
            <text:p>44,620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14754" table:style-name="ce6">
            <text:p>14,754<text:s/></text:p>
          </table:table-cell>
          <table:table-cell office:value-type="float" office:value="7541" table:style-name="ce6">
            <text:p>7,541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18462" table:style-name="ce6">
            <text:p>18,462<text:s/></text:p>
          </table:table-cell>
          <table:table-cell office:value-type="float" office:value="35386" table:style-name="ce6">
            <text:p>35,386<text:s/></text:p>
          </table:table-cell>
          <table:table-cell office:value-type="float" office:value="72128" table:style-name="ce6">
            <text:p>72,128<text:s/></text:p>
          </table:table-cell>
          <table:table-cell office:value-type="float" office:value="39485" table:style-name="ce6">
            <text:p>39,485<text:s/></text:p>
          </table:table-cell>
          <table:table-cell office:value-type="float" office:value="25588" table:style-name="ce6">
            <text:p>25,588<text:s/></text:p>
          </table:table-cell>
          <table:table-cell office:value-type="float" office:value="37050" table:style-name="ce6">
            <text:p>37,050<text:s/></text:p>
          </table:table-cell>
          <table:table-cell office:value-type="float" office:value="106546" table:style-name="ce6">
            <text:p>106,546<text:s/></text:p>
          </table:table-cell>
          <table:table-cell office:value-type="float" office:value="21511" table:style-name="ce6">
            <text:p>21,511<text:s/></text:p>
          </table:table-cell>
          <table:table-cell office:value-type="float" office:value="40482" table:style-name="ce6">
            <text:p>40,482<text:s/></text:p>
          </table:table-cell>
          <table:table-cell office:value-type="float" office:value="42493" table:style-name="ce6">
            <text:p>42,493<text:s/></text:p>
          </table:table-cell>
          <table:table-cell office:value-type="float" office:value="26381" table:style-name="ce6">
            <text:p>26,381<text:s/></text:p>
          </table:table-cell>
          <table:table-cell office:value-type="float" office:value="78950" table:style-name="ce6">
            <text:p>78,950<text:s/></text:p>
          </table:table-cell>
          <table:table-cell office:value-type="float" office:value="17651" table:style-name="ce6">
            <text:p>17,651<text:s/></text:p>
          </table:table-cell>
          <table:table-cell office:value-type="float" office:value="16888" table:style-name="ce6">
            <text:p>16,888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21360" table:style-name="ce6">
            <text:p>21,360<text:s/></text:p>
          </table:table-cell>
          <table:table-cell office:value-type="float" office:value="14195" table:style-name="ce6">
            <text:p>14,195<text:s/></text:p>
          </table:table-cell>
          <table:table-cell office:value-type="float" office:value="44584" table:style-name="ce6">
            <text:p>44,584<text:s/></text:p>
          </table:table-cell>
          <table:table-cell office:value-type="float" office:value="17601" table:style-name="ce6">
            <text:p>17,601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26890" table:style-name="ce6">
            <text:p>26,890<text:s/></text:p>
          </table:table-cell>
          <table:table-cell office:value-type="float" office:value="19238" table:style-name="ce6">
            <text:p>19,238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24377" table:style-name="ce6">
            <text:p>24,377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0938" table:style-name="ce6">
            <text:p>10,938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16330" table:style-name="ce6">
            <text:p>16,330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30844" table:style-name="ce6">
            <text:p>30,844<text:s/></text:p>
          </table:table-cell>
          <table:table-cell office:value-type="float" office:value="12616" table:style-name="ce6">
            <text:p>12,616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8535" table:style-name="ce6">
            <text:p>8,535<text:s/></text:p>
          </table:table-cell>
          <table:table-cell table:number-columns-repeated="16275"/>
        </table:table-row>
        <table:table-row table:style-name="ro2">
          <table:table-cell office:value-type="date" office:date-value="2019-12-29T00:00:00" table:style-name="ce5">
            <text:p>2019/12/29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23532" table:style-name="ce6">
            <text:p>23,532<text:s/></text:p>
          </table:table-cell>
          <table:table-cell office:value-type="float" office:value="43610" table:style-name="ce6">
            <text:p>43,610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28311" table:style-name="ce6">
            <text:p>28,311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4057" table:style-name="ce6">
            <text:p>14,057<text:s/></text:p>
          </table:table-cell>
          <table:table-cell office:value-type="float" office:value="14338" table:style-name="ce6">
            <text:p>14,338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27053" table:style-name="ce6">
            <text:p>27,053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23642" table:style-name="ce6">
            <text:p>23,642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29337" table:style-name="ce6">
            <text:p>29,337<text:s/></text:p>
          </table:table-cell>
          <table:table-cell office:value-type="float" office:value="20309" table:style-name="ce6">
            <text:p>20,309<text:s/></text:p>
          </table:table-cell>
          <table:table-cell office:value-type="float" office:value="18111" table:style-name="ce6">
            <text:p>18,111<text:s/></text:p>
          </table:table-cell>
          <table:table-cell office:value-type="float" office:value="16293" table:style-name="ce6">
            <text:p>16,293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173558" table:style-name="ce6">
            <text:p>173,558<text:s/></text:p>
          </table:table-cell>
          <table:table-cell office:value-type="float" office:value="47663" table:style-name="ce6">
            <text:p>47,663<text:s/></text:p>
          </table:table-cell>
          <table:table-cell office:value-type="float" office:value="16817" table:style-name="ce6">
            <text:p>16,817<text:s/></text:p>
          </table:table-cell>
          <table:table-cell office:value-type="float" office:value="18013" table:style-name="ce6">
            <text:p>18,013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27064" table:style-name="ce6">
            <text:p>27,064<text:s/></text:p>
          </table:table-cell>
          <table:table-cell office:value-type="float" office:value="24562" table:style-name="ce6">
            <text:p>24,562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20498" table:style-name="ce6">
            <text:p>20,498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15270" table:style-name="ce6">
            <text:p>15,270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28605" table:style-name="ce6">
            <text:p>28,605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15455" table:style-name="ce6">
            <text:p>15,455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25397" table:style-name="ce6">
            <text:p>25,397<text:s/></text:p>
          </table:table-cell>
          <table:table-cell office:value-type="float" office:value="47657" table:style-name="ce6">
            <text:p>47,657<text:s/></text:p>
          </table:table-cell>
          <table:table-cell office:value-type="float" office:value="31185" table:style-name="ce6">
            <text:p>31,185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82919" table:style-name="ce6">
            <text:p>82,919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30541" table:style-name="ce6">
            <text:p>30,541<text:s/></text:p>
          </table:table-cell>
          <table:table-cell office:value-type="float" office:value="32245" table:style-name="ce6">
            <text:p>32,245<text:s/></text:p>
          </table:table-cell>
          <table:table-cell office:value-type="float" office:value="19961" table:style-name="ce6">
            <text:p>19,961<text:s/></text:p>
          </table:table-cell>
          <table:table-cell office:value-type="float" office:value="62935" table:style-name="ce6">
            <text:p>62,935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19687" table:style-name="ce6">
            <text:p>19,687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36429" table:style-name="ce6">
            <text:p>36,429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20666" table:style-name="ce6">
            <text:p>20,666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15002" table:style-name="ce6">
            <text:p>15,002<text:s/></text:p>
          </table:table-cell>
          <table:table-cell office:value-type="float" office:value="16474" table:style-name="ce6">
            <text:p>16,474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19923" table:style-name="ce6">
            <text:p>19,923<text:s/></text:p>
          </table:table-cell>
          <table:table-cell office:value-type="float" office:value="24879" table:style-name="ce6">
            <text:p>24,879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6534" table:style-name="ce6">
            <text:p>6,534<text:s/></text:p>
          </table:table-cell>
          <table:table-cell table:number-columns-repeated="16275"/>
        </table:table-row>
        <table:table-row table:style-name="ro2">
          <table:table-cell office:value-type="date" office:date-value="2019-12-30T00:00:00" table:style-name="ce5">
            <text:p>2019/12/30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49731" table:style-name="ce6">
            <text:p>49,731<text:s/></text:p>
          </table:table-cell>
          <table:table-cell office:value-type="float" office:value="52481" table:style-name="ce6">
            <text:p>52,481<text:s/></text:p>
          </table:table-cell>
          <table:table-cell office:value-type="float" office:value="29932" table:style-name="ce6">
            <text:p>29,932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6133" table:style-name="ce6">
            <text:p>16,133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20245" table:style-name="ce6">
            <text:p>20,245<text:s/></text:p>
          </table:table-cell>
          <table:table-cell office:value-type="float" office:value="18211" table:style-name="ce6">
            <text:p>18,211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36030" table:style-name="ce6">
            <text:p>36,030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24019" table:style-name="ce6">
            <text:p>24,019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30306" table:style-name="ce6">
            <text:p>30,306<text:s/></text:p>
          </table:table-cell>
          <table:table-cell office:value-type="float" office:value="19427" table:style-name="ce6">
            <text:p>19,427<text:s/></text:p>
          </table:table-cell>
          <table:table-cell office:value-type="float" office:value="37402" table:style-name="ce6">
            <text:p>37,402<text:s/></text:p>
          </table:table-cell>
          <table:table-cell office:value-type="float" office:value="31893" table:style-name="ce6">
            <text:p>31,893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42170" table:style-name="ce6">
            <text:p>42,170<text:s/></text:p>
          </table:table-cell>
          <table:table-cell office:value-type="float" office:value="29982" table:style-name="ce6">
            <text:p>29,982<text:s/></text:p>
          </table:table-cell>
          <table:table-cell office:value-type="float" office:value="28510" table:style-name="ce6">
            <text:p>28,510<text:s/></text:p>
          </table:table-cell>
          <table:table-cell office:value-type="float" office:value="23614" table:style-name="ce6">
            <text:p>23,614<text:s/></text:p>
          </table:table-cell>
          <table:table-cell office:value-type="float" office:value="28236" table:style-name="ce6">
            <text:p>28,236<text:s/></text:p>
          </table:table-cell>
          <table:table-cell office:value-type="float" office:value="164128" table:style-name="ce6">
            <text:p>164,128<text:s/></text:p>
          </table:table-cell>
          <table:table-cell office:value-type="float" office:value="49720" table:style-name="ce6">
            <text:p>49,720<text:s/></text:p>
          </table:table-cell>
          <table:table-cell office:value-type="float" office:value="27791" table:style-name="ce6">
            <text:p>27,791<text:s/></text:p>
          </table:table-cell>
          <table:table-cell office:value-type="float" office:value="26953" table:style-name="ce6">
            <text:p>26,953<text:s/></text:p>
          </table:table-cell>
          <table:table-cell office:value-type="float" office:value="28502" table:style-name="ce6">
            <text:p>28,502<text:s/></text:p>
          </table:table-cell>
          <table:table-cell office:value-type="float" office:value="35234" table:style-name="ce6">
            <text:p>35,234<text:s/></text:p>
          </table:table-cell>
          <table:table-cell office:value-type="float" office:value="32799" table:style-name="ce6">
            <text:p>32,799<text:s/></text:p>
          </table:table-cell>
          <table:table-cell office:value-type="float" office:value="24747" table:style-name="ce6">
            <text:p>24,747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34973" table:style-name="ce6">
            <text:p>34,973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11925" table:style-name="ce6">
            <text:p>11,925<text:s/></text:p>
          </table:table-cell>
          <table:table-cell office:value-type="float" office:value="36784" table:style-name="ce6">
            <text:p>36,784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24031" table:style-name="ce6">
            <text:p>24,031<text:s/></text:p>
          </table:table-cell>
          <table:table-cell office:value-type="float" office:value="26413" table:style-name="ce6">
            <text:p>26,413<text:s/></text:p>
          </table:table-cell>
          <table:table-cell office:value-type="float" office:value="30997" table:style-name="ce6">
            <text:p>30,997<text:s/></text:p>
          </table:table-cell>
          <table:table-cell office:value-type="float" office:value="51326" table:style-name="ce6">
            <text:p>51,326<text:s/></text:p>
          </table:table-cell>
          <table:table-cell office:value-type="float" office:value="45930" table:style-name="ce6">
            <text:p>45,930<text:s/></text:p>
          </table:table-cell>
          <table:table-cell office:value-type="float" office:value="28348" table:style-name="ce6">
            <text:p>28,348<text:s/></text:p>
          </table:table-cell>
          <table:table-cell office:value-type="float" office:value="33804" table:style-name="ce6">
            <text:p>33,804<text:s/></text:p>
          </table:table-cell>
          <table:table-cell office:value-type="float" office:value="82202" table:style-name="ce6">
            <text:p>82,202<text:s/></text:p>
          </table:table-cell>
          <table:table-cell office:value-type="float" office:value="27377" table:style-name="ce6">
            <text:p>27,377<text:s/></text:p>
          </table:table-cell>
          <table:table-cell office:value-type="float" office:value="38236" table:style-name="ce6">
            <text:p>38,236<text:s/></text:p>
          </table:table-cell>
          <table:table-cell office:value-type="float" office:value="41844" table:style-name="ce6">
            <text:p>41,844<text:s/></text:p>
          </table:table-cell>
          <table:table-cell office:value-type="float" office:value="26683" table:style-name="ce6">
            <text:p>26,683<text:s/></text:p>
          </table:table-cell>
          <table:table-cell office:value-type="float" office:value="76934" table:style-name="ce6">
            <text:p>76,934<text:s/></text:p>
          </table:table-cell>
          <table:table-cell office:value-type="float" office:value="23082" table:style-name="ce6">
            <text:p>23,082<text:s/></text:p>
          </table:table-cell>
          <table:table-cell office:value-type="float" office:value="18453" table:style-name="ce6">
            <text:p>18,453<text:s/></text:p>
          </table:table-cell>
          <table:table-cell office:value-type="float" office:value="16701" table:style-name="ce6">
            <text:p>16,701<text:s/></text:p>
          </table:table-cell>
          <table:table-cell office:value-type="float" office:value="22666" table:style-name="ce6">
            <text:p>22,666<text:s/></text:p>
          </table:table-cell>
          <table:table-cell office:value-type="float" office:value="14886" table:style-name="ce6">
            <text:p>14,886<text:s/></text:p>
          </table:table-cell>
          <table:table-cell office:value-type="float" office:value="42424" table:style-name="ce6">
            <text:p>42,424<text:s/></text:p>
          </table:table-cell>
          <table:table-cell office:value-type="float" office:value="22662" table:style-name="ce6">
            <text:p>22,662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48088" table:style-name="ce6">
            <text:p>48,088<text:s/></text:p>
          </table:table-cell>
          <table:table-cell office:value-type="float" office:value="32191" table:style-name="ce6">
            <text:p>32,191<text:s/></text:p>
          </table:table-cell>
          <table:table-cell office:value-type="float" office:value="28474" table:style-name="ce6">
            <text:p>28,474<text:s/></text:p>
          </table:table-cell>
          <table:table-cell office:value-type="float" office:value="27632" table:style-name="ce6">
            <text:p>27,632<text:s/></text:p>
          </table:table-cell>
          <table:table-cell office:value-type="float" office:value="15910" table:style-name="ce6">
            <text:p>15,910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14014" table:style-name="ce6">
            <text:p>14,014<text:s/></text:p>
          </table:table-cell>
          <table:table-cell office:value-type="float" office:value="20908" table:style-name="ce6">
            <text:p>20,908<text:s/></text:p>
          </table:table-cell>
          <table:table-cell office:value-type="float" office:value="34764" table:style-name="ce6">
            <text:p>34,764<text:s/></text:p>
          </table:table-cell>
          <table:table-cell office:value-type="float" office:value="31984" table:style-name="ce6">
            <text:p>31,984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9910" table:style-name="ce6">
            <text:p>9,910<text:s/></text:p>
          </table:table-cell>
          <table:table-cell table:number-columns-repeated="16275"/>
        </table:table-row>
        <table:table-row table:style-name="ro2">
          <table:table-cell office:value-type="date" office:date-value="2019-12-31T00:00:00" table:style-name="ce5">
            <text:p>2019/12/31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19781" table:style-name="ce6">
            <text:p>19,781<text:s/></text:p>
          </table:table-cell>
          <table:table-cell office:value-type="float" office:value="56865" table:style-name="ce6">
            <text:p>56,865<text:s/></text:p>
          </table:table-cell>
          <table:table-cell office:value-type="float" office:value="67818" table:style-name="ce6">
            <text:p>67,818<text:s/></text:p>
          </table:table-cell>
          <table:table-cell office:value-type="float" office:value="36178" table:style-name="ce6">
            <text:p>36,178<text:s/></text:p>
          </table:table-cell>
          <table:table-cell office:value-type="float" office:value="19503" table:style-name="ce6">
            <text:p>19,503<text:s/></text:p>
          </table:table-cell>
          <table:table-cell office:value-type="float" office:value="18067" table:style-name="ce6">
            <text:p>18,067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19800" table:style-name="ce6">
            <text:p>19,800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22172" table:style-name="ce6">
            <text:p>22,172<text:s/></text:p>
          </table:table-cell>
          <table:table-cell office:value-type="float" office:value="19880" table:style-name="ce6">
            <text:p>19,880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41764" table:style-name="ce6">
            <text:p>41,764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15624" table:style-name="ce6">
            <text:p>15,624<text:s/></text:p>
          </table:table-cell>
          <table:table-cell office:value-type="float" office:value="22289" table:style-name="ce6">
            <text:p>22,289<text:s/></text:p>
          </table:table-cell>
          <table:table-cell office:value-type="float" office:value="27205" table:style-name="ce6">
            <text:p>27,205<text:s/></text:p>
          </table:table-cell>
          <table:table-cell office:value-type="float" office:value="23514" table:style-name="ce6">
            <text:p>23,514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39201" table:style-name="ce6">
            <text:p>39,201<text:s/></text:p>
          </table:table-cell>
          <table:table-cell office:value-type="float" office:value="23197" table:style-name="ce6">
            <text:p>23,197<text:s/></text:p>
          </table:table-cell>
          <table:table-cell office:value-type="float" office:value="41569" table:style-name="ce6">
            <text:p>41,569<text:s/></text:p>
          </table:table-cell>
          <table:table-cell office:value-type="float" office:value="38943" table:style-name="ce6">
            <text:p>38,943<text:s/></text:p>
          </table:table-cell>
          <table:table-cell office:value-type="float" office:value="13818" table:style-name="ce6">
            <text:p>13,818<text:s/></text:p>
          </table:table-cell>
          <table:table-cell office:value-type="float" office:value="49235" table:style-name="ce6">
            <text:p>49,235<text:s/></text:p>
          </table:table-cell>
          <table:table-cell office:value-type="float" office:value="34894" table:style-name="ce6">
            <text:p>34,894<text:s/></text:p>
          </table:table-cell>
          <table:table-cell office:value-type="float" office:value="32739" table:style-name="ce6">
            <text:p>32,739<text:s/></text:p>
          </table:table-cell>
          <table:table-cell office:value-type="float" office:value="27726" table:style-name="ce6">
            <text:p>27,726<text:s/></text:p>
          </table:table-cell>
          <table:table-cell office:value-type="float" office:value="32168" table:style-name="ce6">
            <text:p>32,168<text:s/></text:p>
          </table:table-cell>
          <table:table-cell office:value-type="float" office:value="218701" table:style-name="ce6">
            <text:p>218,701<text:s/></text:p>
          </table:table-cell>
          <table:table-cell office:value-type="float" office:value="63364" table:style-name="ce6">
            <text:p>63,364<text:s/></text:p>
          </table:table-cell>
          <table:table-cell office:value-type="float" office:value="30903" table:style-name="ce6">
            <text:p>30,903<text:s/></text:p>
          </table:table-cell>
          <table:table-cell office:value-type="float" office:value="30784" table:style-name="ce6">
            <text:p>30,784<text:s/></text:p>
          </table:table-cell>
          <table:table-cell office:value-type="float" office:value="34745" table:style-name="ce6">
            <text:p>34,745<text:s/></text:p>
          </table:table-cell>
          <table:table-cell office:value-type="float" office:value="45613" table:style-name="ce6">
            <text:p>45,613<text:s/></text:p>
          </table:table-cell>
          <table:table-cell office:value-type="float" office:value="38500" table:style-name="ce6">
            <text:p>38,500<text:s/></text:p>
          </table:table-cell>
          <table:table-cell office:value-type="float" office:value="30553" table:style-name="ce6">
            <text:p>30,553<text:s/></text:p>
          </table:table-cell>
          <table:table-cell office:value-type="float" office:value="15607" table:style-name="ce6">
            <text:p>15,607<text:s/></text:p>
          </table:table-cell>
          <table:table-cell office:value-type="float" office:value="38668" table:style-name="ce6">
            <text:p>38,668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25287" table:style-name="ce6">
            <text:p>25,287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14468" table:style-name="ce6">
            <text:p>14,468<text:s/></text:p>
          </table:table-cell>
          <table:table-cell office:value-type="float" office:value="45483" table:style-name="ce6">
            <text:p>45,483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27614" table:style-name="ce6">
            <text:p>27,614<text:s/></text:p>
          </table:table-cell>
          <table:table-cell office:value-type="float" office:value="29536" table:style-name="ce6">
            <text:p>29,536<text:s/></text:p>
          </table:table-cell>
          <table:table-cell office:value-type="float" office:value="40329" table:style-name="ce6">
            <text:p>40,329<text:s/></text:p>
          </table:table-cell>
          <table:table-cell office:value-type="float" office:value="65603" table:style-name="ce6">
            <text:p>65,603<text:s/></text:p>
          </table:table-cell>
          <table:table-cell office:value-type="float" office:value="52009" table:style-name="ce6">
            <text:p>52,009<text:s/></text:p>
          </table:table-cell>
          <table:table-cell office:value-type="float" office:value="33521" table:style-name="ce6">
            <text:p>33,521<text:s/></text:p>
          </table:table-cell>
          <table:table-cell office:value-type="float" office:value="41851" table:style-name="ce6">
            <text:p>41,851<text:s/></text:p>
          </table:table-cell>
          <table:table-cell office:value-type="float" office:value="124511" table:style-name="ce6">
            <text:p>124,511<text:s/></text:p>
          </table:table-cell>
          <table:table-cell office:value-type="float" office:value="29174" table:style-name="ce6">
            <text:p>29,174<text:s/></text:p>
          </table:table-cell>
          <table:table-cell office:value-type="float" office:value="43347" table:style-name="ce6">
            <text:p>43,347<text:s/></text:p>
          </table:table-cell>
          <table:table-cell office:value-type="float" office:value="56848" table:style-name="ce6">
            <text:p>56,848<text:s/></text:p>
          </table:table-cell>
          <table:table-cell office:value-type="float" office:value="63707" table:style-name="ce6">
            <text:p>63,707<text:s/></text:p>
          </table:table-cell>
          <table:table-cell office:value-type="float" office:value="151476" table:style-name="ce6">
            <text:p>151,476<text:s/></text:p>
          </table:table-cell>
          <table:table-cell office:value-type="float" office:value="28967" table:style-name="ce6">
            <text:p>28,967<text:s/></text:p>
          </table:table-cell>
          <table:table-cell office:value-type="float" office:value="22752" table:style-name="ce6">
            <text:p>22,752<text:s/></text:p>
          </table:table-cell>
          <table:table-cell office:value-type="float" office:value="18909" table:style-name="ce6">
            <text:p>18,909<text:s/></text:p>
          </table:table-cell>
          <table:table-cell office:value-type="float" office:value="31621" table:style-name="ce6">
            <text:p>31,621<text:s/></text:p>
          </table:table-cell>
          <table:table-cell office:value-type="float" office:value="38286" table:style-name="ce6">
            <text:p>38,286<text:s/></text:p>
          </table:table-cell>
          <table:table-cell office:value-type="float" office:value="105429" table:style-name="ce6">
            <text:p>105,429<text:s/></text:p>
          </table:table-cell>
          <table:table-cell office:value-type="float" office:value="47694" table:style-name="ce6">
            <text:p>47,694<text:s/></text:p>
          </table:table-cell>
          <table:table-cell office:value-type="float" office:value="11435" table:style-name="ce6">
            <text:p>11,435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53737" table:style-name="ce6">
            <text:p>53,737<text:s/></text:p>
          </table:table-cell>
          <table:table-cell office:value-type="float" office:value="35478" table:style-name="ce6">
            <text:p>35,478<text:s/></text:p>
          </table:table-cell>
          <table:table-cell office:value-type="float" office:value="34101" table:style-name="ce6">
            <text:p>34,101<text:s/></text:p>
          </table:table-cell>
          <table:table-cell office:value-type="float" office:value="39084" table:style-name="ce6">
            <text:p>39,084<text:s/></text:p>
          </table:table-cell>
          <table:table-cell office:value-type="float" office:value="18726" table:style-name="ce6">
            <text:p>18,726<text:s/></text:p>
          </table:table-cell>
          <table:table-cell office:value-type="float" office:value="16320" table:style-name="ce6">
            <text:p>16,320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3955" table:style-name="ce6">
            <text:p>13,955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16458" table:style-name="ce6">
            <text:p>16,458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39130" table:style-name="ce6">
            <text:p>39,130<text:s/></text:p>
          </table:table-cell>
          <table:table-cell office:value-type="float" office:value="39748" table:style-name="ce6">
            <text:p>39,748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15902" table:style-name="ce6">
            <text:p>15,902<text:s/></text:p>
          </table:table-cell>
          <table:table-cell office:value-type="float" office:value="17283" table:style-name="ce6">
            <text:p>17,283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16366" table:style-name="ce6">
            <text:p>16,366<text:s/></text:p>
          </table:table-cell>
          <table:table-cell office:value-type="float" office:value="14360" table:style-name="ce6">
            <text:p>14,360<text:s/></text:p>
          </table:table-cell>
          <table:table-cell office:value-type="float" office:value="12676" table:style-name="ce6">
            <text:p>12,676<text:s/></text:p>
          </table:table-cell>
          <table:table-cell table:number-columns-repeated="16275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1"/>
          <table:table-cell table:number-columns-repeated="19" table:style-name="ce8"/>
          <table:table-cell table:number-columns-repeated="16274"/>
        </table:table-row>
        <table:table-row table:style-name="ro3">
          <table:table-cell table:number-columns-repeated="91"/>
          <table:table-cell table:number-columns-repeated="18" table:style-name="ce9"/>
          <table:table-cell table:style-name="ce8"/>
          <table:table-cell table:number-columns-repeated="16274"/>
        </table:table-row>
        <table:table-row table:style-name="ro4"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1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6274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91"/>
          <table:table-cell table:number-columns-repeated="19" table:style-name="ce8"/>
          <table:table-cell table:number-columns-repeated="16274"/>
        </table:table-row>
        <table:table-row table:number-rows-repeated="1048537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1" table:number-columns-repeated="108" table:default-cell-style-name="ce8"/>
        <table:table-column table:style-name="co1" table:number-columns-repeated="16275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12-01T00:00:00" table:style-name="ce5">
            <text:p>2019/12/1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21284" table:style-name="ce6">
            <text:p>21,284<text:s/></text:p>
          </table:table-cell>
          <table:table-cell office:value-type="float" office:value="40222" table:style-name="ce6">
            <text:p>40,222<text:s/></text:p>
          </table:table-cell>
          <table:table-cell office:value-type="float" office:value="15318" table:style-name="ce6">
            <text:p>15,318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14359" table:style-name="ce6">
            <text:p>14,359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15349" table:style-name="ce6">
            <text:p>15,349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34468" table:style-name="ce6">
            <text:p>34,468<text:s/></text:p>
          </table:table-cell>
          <table:table-cell office:value-type="float" office:value="17021" table:style-name="ce6">
            <text:p>17,021<text:s/></text:p>
          </table:table-cell>
          <table:table-cell office:value-type="float" office:value="26163" table:style-name="ce6">
            <text:p>26,163<text:s/></text:p>
          </table:table-cell>
          <table:table-cell office:value-type="float" office:value="24097" table:style-name="ce6">
            <text:p>24,097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29947" table:style-name="ce6">
            <text:p>29,947<text:s/></text:p>
          </table:table-cell>
          <table:table-cell office:value-type="float" office:value="21994" table:style-name="ce6">
            <text:p>21,994<text:s/></text:p>
          </table:table-cell>
          <table:table-cell office:value-type="float" office:value="20386" table:style-name="ce6">
            <text:p>20,386<text:s/></text:p>
          </table:table-cell>
          <table:table-cell office:value-type="float" office:value="18007" table:style-name="ce6">
            <text:p>18,007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88551" table:style-name="ce6">
            <text:p>188,551<text:s/></text:p>
          </table:table-cell>
          <table:table-cell office:value-type="float" office:value="43018" table:style-name="ce6">
            <text:p>43,018<text:s/></text:p>
          </table:table-cell>
          <table:table-cell office:value-type="float" office:value="16942" table:style-name="ce6">
            <text:p>16,942<text:s/></text:p>
          </table:table-cell>
          <table:table-cell office:value-type="float" office:value="20093" table:style-name="ce6">
            <text:p>20,093<text:s/></text:p>
          </table:table-cell>
          <table:table-cell office:value-type="float" office:value="34604" table:style-name="ce6">
            <text:p>34,604<text:s/></text:p>
          </table:table-cell>
          <table:table-cell office:value-type="float" office:value="35351" table:style-name="ce6">
            <text:p>35,351<text:s/></text:p>
          </table:table-cell>
          <table:table-cell office:value-type="float" office:value="41366" table:style-name="ce6">
            <text:p>41,366<text:s/></text:p>
          </table:table-cell>
          <table:table-cell office:value-type="float" office:value="24841" table:style-name="ce6">
            <text:p>24,841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22737" table:style-name="ce6">
            <text:p>22,737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46964" table:style-name="ce6">
            <text:p>46,964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16787" table:style-name="ce6">
            <text:p>16,787<text:s/></text:p>
          </table:table-cell>
          <table:table-cell office:value-type="float" office:value="30523" table:style-name="ce6">
            <text:p>30,523<text:s/></text:p>
          </table:table-cell>
          <table:table-cell office:value-type="float" office:value="58236" table:style-name="ce6">
            <text:p>58,236<text:s/></text:p>
          </table:table-cell>
          <table:table-cell office:value-type="float" office:value="34295" table:style-name="ce6">
            <text:p>34,295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32281" table:style-name="ce6">
            <text:p>32,281<text:s/></text:p>
          </table:table-cell>
          <table:table-cell office:value-type="float" office:value="82961" table:style-name="ce6">
            <text:p>82,961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31290" table:style-name="ce6">
            <text:p>31,290<text:s/></text:p>
          </table:table-cell>
          <table:table-cell office:value-type="float" office:value="28084" table:style-name="ce6">
            <text:p>28,084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58274" table:style-name="ce6">
            <text:p>58,274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16427" table:style-name="ce6">
            <text:p>16,427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35403" table:style-name="ce6">
            <text:p>35,403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17992" table:style-name="ce6">
            <text:p>17,992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13943" table:style-name="ce6">
            <text:p>13,943<text:s/></text:p>
          </table:table-cell>
          <table:table-cell office:value-type="float" office:value="19434" table:style-name="ce6">
            <text:p>19,434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9409" table:style-name="ce6">
            <text:p>19,409<text:s/></text:p>
          </table:table-cell>
          <table:table-cell office:value-type="float" office:value="24278" table:style-name="ce6">
            <text:p>24,278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7869" table:style-name="ce6">
            <text:p>7,869<text:s/></text:p>
          </table:table-cell>
          <table:table-cell table:number-columns-repeated="16275"/>
        </table:table-row>
        <table:table-row table:style-name="ro2">
          <table:table-cell office:value-type="date" office:date-value="2019-12-02T00:00:00" table:style-name="ce5">
            <text:p>2019/12/2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15647" table:style-name="ce6">
            <text:p>15,647<text:s/></text:p>
          </table:table-cell>
          <table:table-cell office:value-type="float" office:value="43131" table:style-name="ce6">
            <text:p>43,131<text:s/></text:p>
          </table:table-cell>
          <table:table-cell office:value-type="float" office:value="42508" table:style-name="ce6">
            <text:p>42,508<text:s/></text:p>
          </table:table-cell>
          <table:table-cell office:value-type="float" office:value="28636" table:style-name="ce6">
            <text:p>28,636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19253" table:style-name="ce6">
            <text:p>19,253<text:s/></text:p>
          </table:table-cell>
          <table:table-cell office:value-type="float" office:value="18496" table:style-name="ce6">
            <text:p>18,496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30981" table:style-name="ce6">
            <text:p>30,981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17800" table:style-name="ce6">
            <text:p>17,800<text:s/></text:p>
          </table:table-cell>
          <table:table-cell office:value-type="float" office:value="22389" table:style-name="ce6">
            <text:p>22,389<text:s/></text:p>
          </table:table-cell>
          <table:table-cell office:value-type="float" office:value="17848" table:style-name="ce6">
            <text:p>17,848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34780" table:style-name="ce6">
            <text:p>34,780<text:s/></text:p>
          </table:table-cell>
          <table:table-cell office:value-type="float" office:value="28177" table:style-name="ce6">
            <text:p>28,177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37217" table:style-name="ce6">
            <text:p>37,217<text:s/></text:p>
          </table:table-cell>
          <table:table-cell office:value-type="float" office:value="27535" table:style-name="ce6">
            <text:p>27,535<text:s/></text:p>
          </table:table-cell>
          <table:table-cell office:value-type="float" office:value="27193" table:style-name="ce6">
            <text:p>27,193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26643" table:style-name="ce6">
            <text:p>26,643<text:s/></text:p>
          </table:table-cell>
          <table:table-cell office:value-type="float" office:value="150311" table:style-name="ce6">
            <text:p>150,311<text:s/></text:p>
          </table:table-cell>
          <table:table-cell office:value-type="float" office:value="39631" table:style-name="ce6">
            <text:p>39,631<text:s/></text:p>
          </table:table-cell>
          <table:table-cell office:value-type="float" office:value="23571" table:style-name="ce6">
            <text:p>23,571<text:s/></text:p>
          </table:table-cell>
          <table:table-cell office:value-type="float" office:value="26106" table:style-name="ce6">
            <text:p>26,106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34123" table:style-name="ce6">
            <text:p>34,123<text:s/></text:p>
          </table:table-cell>
          <table:table-cell office:value-type="float" office:value="33457" table:style-name="ce6">
            <text:p>33,457<text:s/></text:p>
          </table:table-cell>
          <table:table-cell office:value-type="float" office:value="25867" table:style-name="ce6">
            <text:p>25,867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33291" table:style-name="ce6">
            <text:p>33,291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8911" table:style-name="ce6">
            <text:p>18,911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36037" table:style-name="ce6">
            <text:p>36,037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4009" table:style-name="ce6">
            <text:p>14,009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23082" table:style-name="ce6">
            <text:p>23,082<text:s/></text:p>
          </table:table-cell>
          <table:table-cell office:value-type="float" office:value="27990" table:style-name="ce6">
            <text:p>27,990<text:s/></text:p>
          </table:table-cell>
          <table:table-cell office:value-type="float" office:value="32158" table:style-name="ce6">
            <text:p>32,158<text:s/></text:p>
          </table:table-cell>
          <table:table-cell office:value-type="float" office:value="44531" table:style-name="ce6">
            <text:p>44,531<text:s/></text:p>
          </table:table-cell>
          <table:table-cell office:value-type="float" office:value="44302" table:style-name="ce6">
            <text:p>44,302<text:s/></text:p>
          </table:table-cell>
          <table:table-cell office:value-type="float" office:value="26380" table:style-name="ce6">
            <text:p>26,380<text:s/></text:p>
          </table:table-cell>
          <table:table-cell office:value-type="float" office:value="31788" table:style-name="ce6">
            <text:p>31,788<text:s/></text:p>
          </table:table-cell>
          <table:table-cell office:value-type="float" office:value="69060" table:style-name="ce6">
            <text:p>69,060<text:s/></text:p>
          </table:table-cell>
          <table:table-cell office:value-type="float" office:value="23601" table:style-name="ce6">
            <text:p>23,601<text:s/></text:p>
          </table:table-cell>
          <table:table-cell office:value-type="float" office:value="32677" table:style-name="ce6">
            <text:p>32,677<text:s/></text:p>
          </table:table-cell>
          <table:table-cell office:value-type="float" office:value="33623" table:style-name="ce6">
            <text:p>33,623<text:s/></text:p>
          </table:table-cell>
          <table:table-cell office:value-type="float" office:value="20199" table:style-name="ce6">
            <text:p>20,199<text:s/></text:p>
          </table:table-cell>
          <table:table-cell office:value-type="float" office:value="62008" table:style-name="ce6">
            <text:p>62,008<text:s/></text:p>
          </table:table-cell>
          <table:table-cell office:value-type="float" office:value="21121" table:style-name="ce6">
            <text:p>21,121<text:s/></text:p>
          </table:table-cell>
          <table:table-cell office:value-type="float" office:value="17041" table:style-name="ce6">
            <text:p>17,041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15338" table:style-name="ce6">
            <text:p>15,338<text:s/></text:p>
          </table:table-cell>
          <table:table-cell office:value-type="float" office:value="32985" table:style-name="ce6">
            <text:p>32,985<text:s/></text:p>
          </table:table-cell>
          <table:table-cell office:value-type="float" office:value="19035" table:style-name="ce6">
            <text:p>19,035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41920" table:style-name="ce6">
            <text:p>41,920<text:s/></text:p>
          </table:table-cell>
          <table:table-cell office:value-type="float" office:value="24198" table:style-name="ce6">
            <text:p>24,198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26854" table:style-name="ce6">
            <text:p>26,854<text:s/></text:p>
          </table:table-cell>
          <table:table-cell office:value-type="float" office:value="14442" table:style-name="ce6">
            <text:p>14,442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30633" table:style-name="ce6">
            <text:p>30,633<text:s/></text:p>
          </table:table-cell>
          <table:table-cell office:value-type="float" office:value="25496" table:style-name="ce6">
            <text:p>25,496<text:s/></text:p>
          </table:table-cell>
          <table:table-cell office:value-type="float" office:value="15562" table:style-name="ce6">
            <text:p>15,562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12451" table:style-name="ce6">
            <text:p>12,451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10313" table:style-name="ce6">
            <text:p>10,313<text:s/></text:p>
          </table:table-cell>
          <table:table-cell table:number-columns-repeated="16275"/>
        </table:table-row>
        <table:table-row table:style-name="ro2">
          <table:table-cell office:value-type="date" office:date-value="2019-12-03T00:00:00" table:style-name="ce5">
            <text:p>2019/12/3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44287" table:style-name="ce6">
            <text:p>44,287<text:s/></text:p>
          </table:table-cell>
          <table:table-cell office:value-type="float" office:value="44304" table:style-name="ce6">
            <text:p>44,304<text:s/></text:p>
          </table:table-cell>
          <table:table-cell office:value-type="float" office:value="29876" table:style-name="ce6">
            <text:p>29,876<text:s/></text:p>
          </table:table-cell>
          <table:table-cell office:value-type="float" office:value="16863" table:style-name="ce6">
            <text:p>16,863<text:s/></text:p>
          </table:table-cell>
          <table:table-cell office:value-type="float" office:value="13142" table:style-name="ce6">
            <text:p>13,142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5174" table:style-name="ce6">
            <text:p>15,174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11228" table:style-name="ce6">
            <text:p>11,228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20107" table:style-name="ce6">
            <text:p>20,107<text:s/></text:p>
          </table:table-cell>
          <table:table-cell office:value-type="float" office:value="18916" table:style-name="ce6">
            <text:p>18,916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33833" table:style-name="ce6">
            <text:p>33,833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3500" table:style-name="ce6">
            <text:p>13,500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17893" table:style-name="ce6">
            <text:p>17,893<text:s/></text:p>
          </table:table-cell>
          <table:table-cell office:value-type="float" office:value="23014" table:style-name="ce6">
            <text:p>23,014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10549" table:style-name="ce6">
            <text:p>10,549<text:s/></text:p>
          </table:table-cell>
          <table:table-cell office:value-type="float" office:value="29985" table:style-name="ce6">
            <text:p>29,985<text:s/></text:p>
          </table:table-cell>
          <table:table-cell office:value-type="float" office:value="18822" table:style-name="ce6">
            <text:p>18,822<text:s/></text:p>
          </table:table-cell>
          <table:table-cell office:value-type="float" office:value="36330" table:style-name="ce6">
            <text:p>36,330<text:s/></text:p>
          </table:table-cell>
          <table:table-cell office:value-type="float" office:value="31788" table:style-name="ce6">
            <text:p>31,788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38440" table:style-name="ce6">
            <text:p>38,440<text:s/></text:p>
          </table:table-cell>
          <table:table-cell office:value-type="float" office:value="28764" table:style-name="ce6">
            <text:p>28,764<text:s/></text:p>
          </table:table-cell>
          <table:table-cell office:value-type="float" office:value="28221" table:style-name="ce6">
            <text:p>28,221<text:s/></text:p>
          </table:table-cell>
          <table:table-cell office:value-type="float" office:value="24132" table:style-name="ce6">
            <text:p>24,132<text:s/></text:p>
          </table:table-cell>
          <table:table-cell office:value-type="float" office:value="27128" table:style-name="ce6">
            <text:p>27,128<text:s/></text:p>
          </table:table-cell>
          <table:table-cell office:value-type="float" office:value="143611" table:style-name="ce6">
            <text:p>143,611<text:s/></text:p>
          </table:table-cell>
          <table:table-cell office:value-type="float" office:value="40723" table:style-name="ce6">
            <text:p>40,723<text:s/></text:p>
          </table:table-cell>
          <table:table-cell office:value-type="float" office:value="23579" table:style-name="ce6">
            <text:p>23,579<text:s/></text:p>
          </table:table-cell>
          <table:table-cell office:value-type="float" office:value="26885" table:style-name="ce6">
            <text:p>26,885<text:s/></text:p>
          </table:table-cell>
          <table:table-cell office:value-type="float" office:value="28735" table:style-name="ce6">
            <text:p>28,735<text:s/></text:p>
          </table:table-cell>
          <table:table-cell office:value-type="float" office:value="36076" table:style-name="ce6">
            <text:p>36,076<text:s/></text:p>
          </table:table-cell>
          <table:table-cell office:value-type="float" office:value="38144" table:style-name="ce6">
            <text:p>38,144<text:s/></text:p>
          </table:table-cell>
          <table:table-cell office:value-type="float" office:value="27916" table:style-name="ce6">
            <text:p>27,916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34086" table:style-name="ce6">
            <text:p>34,086<text:s/></text:p>
          </table:table-cell>
          <table:table-cell office:value-type="float" office:value="7895" table:style-name="ce6">
            <text:p>7,895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19719" table:style-name="ce6">
            <text:p>19,719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14892" table:style-name="ce6">
            <text:p>14,892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37602" table:style-name="ce6">
            <text:p>37,602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23458" table:style-name="ce6">
            <text:p>23,458<text:s/></text:p>
          </table:table-cell>
          <table:table-cell office:value-type="float" office:value="28610" table:style-name="ce6">
            <text:p>28,610<text:s/></text:p>
          </table:table-cell>
          <table:table-cell office:value-type="float" office:value="33398" table:style-name="ce6">
            <text:p>33,398<text:s/></text:p>
          </table:table-cell>
          <table:table-cell office:value-type="float" office:value="44249" table:style-name="ce6">
            <text:p>44,249<text:s/></text:p>
          </table:table-cell>
          <table:table-cell office:value-type="float" office:value="45993" table:style-name="ce6">
            <text:p>45,993<text:s/></text:p>
          </table:table-cell>
          <table:table-cell office:value-type="float" office:value="27203" table:style-name="ce6">
            <text:p>27,203<text:s/></text:p>
          </table:table-cell>
          <table:table-cell office:value-type="float" office:value="32393" table:style-name="ce6">
            <text:p>32,393<text:s/></text:p>
          </table:table-cell>
          <table:table-cell office:value-type="float" office:value="70168" table:style-name="ce6">
            <text:p>70,168<text:s/></text:p>
          </table:table-cell>
          <table:table-cell office:value-type="float" office:value="24986" table:style-name="ce6">
            <text:p>24,986<text:s/></text:p>
          </table:table-cell>
          <table:table-cell office:value-type="float" office:value="34071" table:style-name="ce6">
            <text:p>34,071<text:s/></text:p>
          </table:table-cell>
          <table:table-cell office:value-type="float" office:value="34835" table:style-name="ce6">
            <text:p>34,835<text:s/></text:p>
          </table:table-cell>
          <table:table-cell office:value-type="float" office:value="21948" table:style-name="ce6">
            <text:p>21,948<text:s/></text:p>
          </table:table-cell>
          <table:table-cell office:value-type="float" office:value="62391" table:style-name="ce6">
            <text:p>62,391<text:s/></text:p>
          </table:table-cell>
          <table:table-cell office:value-type="float" office:value="22275" table:style-name="ce6">
            <text:p>22,275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19149" table:style-name="ce6">
            <text:p>19,149<text:s/></text:p>
          </table:table-cell>
          <table:table-cell office:value-type="float" office:value="15742" table:style-name="ce6">
            <text:p>15,742<text:s/></text:p>
          </table:table-cell>
          <table:table-cell office:value-type="float" office:value="33880" table:style-name="ce6">
            <text:p>33,880<text:s/></text:p>
          </table:table-cell>
          <table:table-cell office:value-type="float" office:value="19833" table:style-name="ce6">
            <text:p>19,833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14139" table:style-name="ce6">
            <text:p>14,139<text:s/></text:p>
          </table:table-cell>
          <table:table-cell office:value-type="float" office:value="43170" table:style-name="ce6">
            <text:p>43,170<text:s/></text:p>
          </table:table-cell>
          <table:table-cell office:value-type="float" office:value="26174" table:style-name="ce6">
            <text:p>26,174<text:s/></text:p>
          </table:table-cell>
          <table:table-cell office:value-type="float" office:value="25997" table:style-name="ce6">
            <text:p>25,997<text:s/></text:p>
          </table:table-cell>
          <table:table-cell office:value-type="float" office:value="27594" table:style-name="ce6">
            <text:p>27,594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18979" table:style-name="ce6">
            <text:p>18,979<text:s/></text:p>
          </table:table-cell>
          <table:table-cell office:value-type="float" office:value="31930" table:style-name="ce6">
            <text:p>31,930<text:s/></text:p>
          </table:table-cell>
          <table:table-cell office:value-type="float" office:value="27218" table:style-name="ce6">
            <text:p>27,218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12822" table:style-name="ce6">
            <text:p>12,822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10749" table:style-name="ce6">
            <text:p>10,749<text:s/></text:p>
          </table:table-cell>
          <table:table-cell table:number-columns-repeated="16275"/>
        </table:table-row>
        <table:table-row table:style-name="ro2">
          <table:table-cell office:value-type="date" office:date-value="2019-12-04T00:00:00" table:style-name="ce5">
            <text:p>2019/12/4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16404" table:style-name="ce6">
            <text:p>16,404<text:s/></text:p>
          </table:table-cell>
          <table:table-cell office:value-type="float" office:value="44693" table:style-name="ce6">
            <text:p>44,693<text:s/></text:p>
          </table:table-cell>
          <table:table-cell office:value-type="float" office:value="45156" table:style-name="ce6">
            <text:p>45,156<text:s/></text:p>
          </table:table-cell>
          <table:table-cell office:value-type="float" office:value="30312" table:style-name="ce6">
            <text:p>30,312<text:s/></text:p>
          </table:table-cell>
          <table:table-cell office:value-type="float" office:value="17073" table:style-name="ce6">
            <text:p>17,073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19102" table:style-name="ce6">
            <text:p>19,102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32884" table:style-name="ce6">
            <text:p>32,884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18299" table:style-name="ce6">
            <text:p>18,299<text:s/></text:p>
          </table:table-cell>
          <table:table-cell office:value-type="float" office:value="23584" table:style-name="ce6">
            <text:p>23,584<text:s/></text:p>
          </table:table-cell>
          <table:table-cell office:value-type="float" office:value="18789" table:style-name="ce6">
            <text:p>18,789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30785" table:style-name="ce6">
            <text:p>30,785<text:s/></text:p>
          </table:table-cell>
          <table:table-cell office:value-type="float" office:value="19623" table:style-name="ce6">
            <text:p>19,623<text:s/></text:p>
          </table:table-cell>
          <table:table-cell office:value-type="float" office:value="36859" table:style-name="ce6">
            <text:p>36,859<text:s/></text:p>
          </table:table-cell>
          <table:table-cell office:value-type="float" office:value="32086" table:style-name="ce6">
            <text:p>32,086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38588" table:style-name="ce6">
            <text:p>38,588<text:s/></text:p>
          </table:table-cell>
          <table:table-cell office:value-type="float" office:value="29571" table:style-name="ce6">
            <text:p>29,571<text:s/></text:p>
          </table:table-cell>
          <table:table-cell office:value-type="float" office:value="28306" table:style-name="ce6">
            <text:p>28,306<text:s/></text:p>
          </table:table-cell>
          <table:table-cell office:value-type="float" office:value="24016" table:style-name="ce6">
            <text:p>24,016<text:s/></text:p>
          </table:table-cell>
          <table:table-cell office:value-type="float" office:value="27548" table:style-name="ce6">
            <text:p>27,548<text:s/></text:p>
          </table:table-cell>
          <table:table-cell office:value-type="float" office:value="144598" table:style-name="ce6">
            <text:p>144,598<text:s/></text:p>
          </table:table-cell>
          <table:table-cell office:value-type="float" office:value="42275" table:style-name="ce6">
            <text:p>42,275<text:s/></text:p>
          </table:table-cell>
          <table:table-cell office:value-type="float" office:value="23930" table:style-name="ce6">
            <text:p>23,930<text:s/></text:p>
          </table:table-cell>
          <table:table-cell office:value-type="float" office:value="26792" table:style-name="ce6">
            <text:p>26,792<text:s/></text:p>
          </table:table-cell>
          <table:table-cell office:value-type="float" office:value="28135" table:style-name="ce6">
            <text:p>28,135<text:s/></text:p>
          </table:table-cell>
          <table:table-cell office:value-type="float" office:value="35276" table:style-name="ce6">
            <text:p>35,276<text:s/></text:p>
          </table:table-cell>
          <table:table-cell office:value-type="float" office:value="35439" table:style-name="ce6">
            <text:p>35,439<text:s/></text:p>
          </table:table-cell>
          <table:table-cell office:value-type="float" office:value="27207" table:style-name="ce6">
            <text:p>27,207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34472" table:style-name="ce6">
            <text:p>34,472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20047" table:style-name="ce6">
            <text:p>20,047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14567" table:style-name="ce6">
            <text:p>14,567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37211" table:style-name="ce6">
            <text:p>37,211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14153" table:style-name="ce6">
            <text:p>14,153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23638" table:style-name="ce6">
            <text:p>23,638<text:s/></text:p>
          </table:table-cell>
          <table:table-cell office:value-type="float" office:value="28746" table:style-name="ce6">
            <text:p>28,746<text:s/></text:p>
          </table:table-cell>
          <table:table-cell office:value-type="float" office:value="33366" table:style-name="ce6">
            <text:p>33,366<text:s/></text:p>
          </table:table-cell>
          <table:table-cell office:value-type="float" office:value="44067" table:style-name="ce6">
            <text:p>44,067<text:s/></text:p>
          </table:table-cell>
          <table:table-cell office:value-type="float" office:value="46327" table:style-name="ce6">
            <text:p>46,327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32188" table:style-name="ce6">
            <text:p>32,188<text:s/></text:p>
          </table:table-cell>
          <table:table-cell office:value-type="float" office:value="73914" table:style-name="ce6">
            <text:p>73,914<text:s/></text:p>
          </table:table-cell>
          <table:table-cell office:value-type="float" office:value="26031" table:style-name="ce6">
            <text:p>26,031<text:s/></text:p>
          </table:table-cell>
          <table:table-cell office:value-type="float" office:value="35465" table:style-name="ce6">
            <text:p>35,465<text:s/></text:p>
          </table:table-cell>
          <table:table-cell office:value-type="float" office:value="36044" table:style-name="ce6">
            <text:p>36,044<text:s/></text:p>
          </table:table-cell>
          <table:table-cell office:value-type="float" office:value="23775" table:style-name="ce6">
            <text:p>23,775<text:s/></text:p>
          </table:table-cell>
          <table:table-cell office:value-type="float" office:value="64126" table:style-name="ce6">
            <text:p>64,126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17609" table:style-name="ce6">
            <text:p>17,609<text:s/></text:p>
          </table:table-cell>
          <table:table-cell office:value-type="float" office:value="15562" table:style-name="ce6">
            <text:p>15,562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15614" table:style-name="ce6">
            <text:p>15,614<text:s/></text:p>
          </table:table-cell>
          <table:table-cell office:value-type="float" office:value="37733" table:style-name="ce6">
            <text:p>37,733<text:s/></text:p>
          </table:table-cell>
          <table:table-cell office:value-type="float" office:value="19996" table:style-name="ce6">
            <text:p>19,996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44134" table:style-name="ce6">
            <text:p>44,134<text:s/></text:p>
          </table:table-cell>
          <table:table-cell office:value-type="float" office:value="25634" table:style-name="ce6">
            <text:p>25,634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27586" table:style-name="ce6">
            <text:p>27,586<text:s/></text:p>
          </table:table-cell>
          <table:table-cell office:value-type="float" office:value="14514" table:style-name="ce6">
            <text:p>14,514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18988" table:style-name="ce6">
            <text:p>18,988<text:s/></text:p>
          </table:table-cell>
          <table:table-cell office:value-type="float" office:value="31865" table:style-name="ce6">
            <text:p>31,865<text:s/></text:p>
          </table:table-cell>
          <table:table-cell office:value-type="float" office:value="28768" table:style-name="ce6">
            <text:p>28,768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13168" table:style-name="ce6">
            <text:p>13,168<text:s/></text:p>
          </table:table-cell>
          <table:table-cell office:value-type="float" office:value="13135" table:style-name="ce6">
            <text:p>13,135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2743" table:style-name="ce6">
            <text:p>12,743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10608" table:style-name="ce6">
            <text:p>10,608<text:s/></text:p>
          </table:table-cell>
          <table:table-cell table:number-columns-repeated="16275"/>
        </table:table-row>
        <table:table-row table:style-name="ro2">
          <table:table-cell office:value-type="date" office:date-value="2019-12-05T00:00:00" table:style-name="ce5">
            <text:p>2019/12/5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47174" table:style-name="ce6">
            <text:p>47,174<text:s/></text:p>
          </table:table-cell>
          <table:table-cell office:value-type="float" office:value="48155" table:style-name="ce6">
            <text:p>48,155<text:s/></text:p>
          </table:table-cell>
          <table:table-cell office:value-type="float" office:value="30758" table:style-name="ce6">
            <text:p>30,758<text:s/></text:p>
          </table:table-cell>
          <table:table-cell office:value-type="float" office:value="18553" table:style-name="ce6">
            <text:p>18,553<text:s/></text:p>
          </table:table-cell>
          <table:table-cell office:value-type="float" office:value="13357" table:style-name="ce6">
            <text:p>13,357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15618" table:style-name="ce6">
            <text:p>15,618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20986" table:style-name="ce6">
            <text:p>20,986<text:s/></text:p>
          </table:table-cell>
          <table:table-cell office:value-type="float" office:value="19884" table:style-name="ce6">
            <text:p>19,884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37587" table:style-name="ce6">
            <text:p>37,587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18369" table:style-name="ce6">
            <text:p>18,369<text:s/></text:p>
          </table:table-cell>
          <table:table-cell office:value-type="float" office:value="24446" table:style-name="ce6">
            <text:p>24,446<text:s/></text:p>
          </table:table-cell>
          <table:table-cell office:value-type="float" office:value="18612" table:style-name="ce6">
            <text:p>18,612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32113" table:style-name="ce6">
            <text:p>32,113<text:s/></text:p>
          </table:table-cell>
          <table:table-cell office:value-type="float" office:value="19520" table:style-name="ce6">
            <text:p>19,520<text:s/></text:p>
          </table:table-cell>
          <table:table-cell office:value-type="float" office:value="38372" table:style-name="ce6">
            <text:p>38,372<text:s/></text:p>
          </table:table-cell>
          <table:table-cell office:value-type="float" office:value="32710" table:style-name="ce6">
            <text:p>32,710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39624" table:style-name="ce6">
            <text:p>39,624<text:s/></text:p>
          </table:table-cell>
          <table:table-cell office:value-type="float" office:value="29328" table:style-name="ce6">
            <text:p>29,328<text:s/></text:p>
          </table:table-cell>
          <table:table-cell office:value-type="float" office:value="28707" table:style-name="ce6">
            <text:p>28,707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151535" table:style-name="ce6">
            <text:p>151,535<text:s/></text:p>
          </table:table-cell>
          <table:table-cell office:value-type="float" office:value="43894" table:style-name="ce6">
            <text:p>43,894<text:s/></text:p>
          </table:table-cell>
          <table:table-cell office:value-type="float" office:value="23840" table:style-name="ce6">
            <text:p>23,840<text:s/></text:p>
          </table:table-cell>
          <table:table-cell office:value-type="float" office:value="26481" table:style-name="ce6">
            <text:p>26,481<text:s/></text:p>
          </table:table-cell>
          <table:table-cell office:value-type="float" office:value="26894" table:style-name="ce6">
            <text:p>26,894<text:s/></text:p>
          </table:table-cell>
          <table:table-cell office:value-type="float" office:value="32955" table:style-name="ce6">
            <text:p>32,955<text:s/></text:p>
          </table:table-cell>
          <table:table-cell office:value-type="float" office:value="31268" table:style-name="ce6">
            <text:p>31,268<text:s/></text:p>
          </table:table-cell>
          <table:table-cell office:value-type="float" office:value="25942" table:style-name="ce6">
            <text:p>25,942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33337" table:style-name="ce6">
            <text:p>33,337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18239" table:style-name="ce6">
            <text:p>18,239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34157" table:style-name="ce6">
            <text:p>34,157<text:s/></text:p>
          </table:table-cell>
          <table:table-cell office:value-type="float" office:value="9481" table:style-name="ce6">
            <text:p>9,481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23346" table:style-name="ce6">
            <text:p>23,346<text:s/></text:p>
          </table:table-cell>
          <table:table-cell office:value-type="float" office:value="28908" table:style-name="ce6">
            <text:p>28,908<text:s/></text:p>
          </table:table-cell>
          <table:table-cell office:value-type="float" office:value="33670" table:style-name="ce6">
            <text:p>33,670<text:s/></text:p>
          </table:table-cell>
          <table:table-cell office:value-type="float" office:value="43286" table:style-name="ce6">
            <text:p>43,286<text:s/></text:p>
          </table:table-cell>
          <table:table-cell office:value-type="float" office:value="46986" table:style-name="ce6">
            <text:p>46,986<text:s/></text:p>
          </table:table-cell>
          <table:table-cell office:value-type="float" office:value="27451" table:style-name="ce6">
            <text:p>27,451<text:s/></text:p>
          </table:table-cell>
          <table:table-cell office:value-type="float" office:value="31044" table:style-name="ce6">
            <text:p>31,044<text:s/></text:p>
          </table:table-cell>
          <table:table-cell office:value-type="float" office:value="71866" table:style-name="ce6">
            <text:p>71,866<text:s/></text:p>
          </table:table-cell>
          <table:table-cell office:value-type="float" office:value="27385" table:style-name="ce6">
            <text:p>27,385<text:s/></text:p>
          </table:table-cell>
          <table:table-cell office:value-type="float" office:value="35253" table:style-name="ce6">
            <text:p>35,253<text:s/></text:p>
          </table:table-cell>
          <table:table-cell office:value-type="float" office:value="37718" table:style-name="ce6">
            <text:p>37,718<text:s/></text:p>
          </table:table-cell>
          <table:table-cell office:value-type="float" office:value="24245" table:style-name="ce6">
            <text:p>24,245<text:s/></text:p>
          </table:table-cell>
          <table:table-cell office:value-type="float" office:value="66282" table:style-name="ce6">
            <text:p>66,282<text:s/></text:p>
          </table:table-cell>
          <table:table-cell office:value-type="float" office:value="22951" table:style-name="ce6">
            <text:p>22,951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21440" table:style-name="ce6">
            <text:p>21,440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39629" table:style-name="ce6">
            <text:p>39,629<text:s/></text:p>
          </table:table-cell>
          <table:table-cell office:value-type="float" office:value="20410" table:style-name="ce6">
            <text:p>20,410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46249" table:style-name="ce6">
            <text:p>46,249<text:s/></text:p>
          </table:table-cell>
          <table:table-cell office:value-type="float" office:value="26928" table:style-name="ce6">
            <text:p>26,928<text:s/></text:p>
          </table:table-cell>
          <table:table-cell office:value-type="float" office:value="27066" table:style-name="ce6">
            <text:p>27,066<text:s/></text:p>
          </table:table-cell>
          <table:table-cell office:value-type="float" office:value="26541" table:style-name="ce6">
            <text:p>26,541<text:s/></text:p>
          </table:table-cell>
          <table:table-cell office:value-type="float" office:value="14932" table:style-name="ce6">
            <text:p>14,932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14751" table:style-name="ce6">
            <text:p>14,751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32448" table:style-name="ce6">
            <text:p>32,448<text:s/></text:p>
          </table:table-cell>
          <table:table-cell office:value-type="float" office:value="28677" table:style-name="ce6">
            <text:p>28,677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13129" table:style-name="ce6">
            <text:p>13,129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10957" table:style-name="ce6">
            <text:p>10,957<text:s/></text:p>
          </table:table-cell>
          <table:table-cell table:number-columns-repeated="16275"/>
        </table:table-row>
        <table:table-row table:style-name="ro2">
          <table:table-cell office:value-type="date" office:date-value="2019-12-06T00:00:00" table:style-name="ce5">
            <text:p>2019/12/6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18069" table:style-name="ce6">
            <text:p>18,069<text:s/></text:p>
          </table:table-cell>
          <table:table-cell office:value-type="float" office:value="49726" table:style-name="ce6">
            <text:p>49,726<text:s/></text:p>
          </table:table-cell>
          <table:table-cell office:value-type="float" office:value="54749" table:style-name="ce6">
            <text:p>54,749<text:s/></text:p>
          </table:table-cell>
          <table:table-cell office:value-type="float" office:value="32527" table:style-name="ce6">
            <text:p>32,527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14158" table:style-name="ce6">
            <text:p>14,158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17014" table:style-name="ce6">
            <text:p>17,014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20708" table:style-name="ce6">
            <text:p>20,708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40407" table:style-name="ce6">
            <text:p>40,407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13761" table:style-name="ce6">
            <text:p>13,761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20329" table:style-name="ce6">
            <text:p>20,329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20363" table:style-name="ce6">
            <text:p>20,363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37215" table:style-name="ce6">
            <text:p>37,215<text:s/></text:p>
          </table:table-cell>
          <table:table-cell office:value-type="float" office:value="22035" table:style-name="ce6">
            <text:p>22,035<text:s/></text:p>
          </table:table-cell>
          <table:table-cell office:value-type="float" office:value="40177" table:style-name="ce6">
            <text:p>40,177<text:s/></text:p>
          </table:table-cell>
          <table:table-cell office:value-type="float" office:value="35449" table:style-name="ce6">
            <text:p>35,449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42453" table:style-name="ce6">
            <text:p>42,453<text:s/></text:p>
          </table:table-cell>
          <table:table-cell office:value-type="float" office:value="31522" table:style-name="ce6">
            <text:p>31,522<text:s/></text:p>
          </table:table-cell>
          <table:table-cell office:value-type="float" office:value="30639" table:style-name="ce6">
            <text:p>30,639<text:s/></text:p>
          </table:table-cell>
          <table:table-cell office:value-type="float" office:value="25211" table:style-name="ce6">
            <text:p>25,211<text:s/></text:p>
          </table:table-cell>
          <table:table-cell office:value-type="float" office:value="26687" table:style-name="ce6">
            <text:p>26,687<text:s/></text:p>
          </table:table-cell>
          <table:table-cell office:value-type="float" office:value="186862" table:style-name="ce6">
            <text:p>186,862<text:s/></text:p>
          </table:table-cell>
          <table:table-cell office:value-type="float" office:value="50394" table:style-name="ce6">
            <text:p>50,394<text:s/></text:p>
          </table:table-cell>
          <table:table-cell office:value-type="float" office:value="25563" table:style-name="ce6">
            <text:p>25,563<text:s/></text:p>
          </table:table-cell>
          <table:table-cell office:value-type="float" office:value="28124" table:style-name="ce6">
            <text:p>28,124<text:s/></text:p>
          </table:table-cell>
          <table:table-cell office:value-type="float" office:value="30437" table:style-name="ce6">
            <text:p>30,437<text:s/></text:p>
          </table:table-cell>
          <table:table-cell office:value-type="float" office:value="36812" table:style-name="ce6">
            <text:p>36,812<text:s/></text:p>
          </table:table-cell>
          <table:table-cell office:value-type="float" office:value="34371" table:style-name="ce6">
            <text:p>34,371<text:s/></text:p>
          </table:table-cell>
          <table:table-cell office:value-type="float" office:value="29748" table:style-name="ce6">
            <text:p>29,748<text:s/></text:p>
          </table:table-cell>
          <table:table-cell office:value-type="float" office:value="14512" table:style-name="ce6">
            <text:p>14,512<text:s/></text:p>
          </table:table-cell>
          <table:table-cell office:value-type="float" office:value="35181" table:style-name="ce6">
            <text:p>35,181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20799" table:style-name="ce6">
            <text:p>20,799<text:s/></text:p>
          </table:table-cell>
          <table:table-cell office:value-type="float" office:value="7947" table:style-name="ce6">
            <text:p>7,947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39068" table:style-name="ce6">
            <text:p>39,068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24579" table:style-name="ce6">
            <text:p>24,579<text:s/></text:p>
          </table:table-cell>
          <table:table-cell office:value-type="float" office:value="29656" table:style-name="ce6">
            <text:p>29,656<text:s/></text:p>
          </table:table-cell>
          <table:table-cell office:value-type="float" office:value="36826" table:style-name="ce6">
            <text:p>36,826<text:s/></text:p>
          </table:table-cell>
          <table:table-cell office:value-type="float" office:value="53941" table:style-name="ce6">
            <text:p>53,941<text:s/></text:p>
          </table:table-cell>
          <table:table-cell office:value-type="float" office:value="50394" table:style-name="ce6">
            <text:p>50,394<text:s/></text:p>
          </table:table-cell>
          <table:table-cell office:value-type="float" office:value="29084" table:style-name="ce6">
            <text:p>29,084<text:s/></text:p>
          </table:table-cell>
          <table:table-cell office:value-type="float" office:value="33620" table:style-name="ce6">
            <text:p>33,620<text:s/></text:p>
          </table:table-cell>
          <table:table-cell office:value-type="float" office:value="83830" table:style-name="ce6">
            <text:p>83,830<text:s/></text:p>
          </table:table-cell>
          <table:table-cell office:value-type="float" office:value="28953" table:style-name="ce6">
            <text:p>28,953<text:s/></text:p>
          </table:table-cell>
          <table:table-cell office:value-type="float" office:value="41749" table:style-name="ce6">
            <text:p>41,749<text:s/></text:p>
          </table:table-cell>
          <table:table-cell office:value-type="float" office:value="42893" table:style-name="ce6">
            <text:p>42,893<text:s/></text:p>
          </table:table-cell>
          <table:table-cell office:value-type="float" office:value="26167" table:style-name="ce6">
            <text:p>26,167<text:s/></text:p>
          </table:table-cell>
          <table:table-cell office:value-type="float" office:value="75654" table:style-name="ce6">
            <text:p>75,654<text:s/></text:p>
          </table:table-cell>
          <table:table-cell office:value-type="float" office:value="24408" table:style-name="ce6">
            <text:p>24,408<text:s/></text:p>
          </table:table-cell>
          <table:table-cell office:value-type="float" office:value="19329" table:style-name="ce6">
            <text:p>19,329<text:s/></text:p>
          </table:table-cell>
          <table:table-cell office:value-type="float" office:value="16880" table:style-name="ce6">
            <text:p>16,880<text:s/></text:p>
          </table:table-cell>
          <table:table-cell office:value-type="float" office:value="24611" table:style-name="ce6">
            <text:p>24,611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46704" table:style-name="ce6">
            <text:p>46,704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16611" table:style-name="ce6">
            <text:p>16,611<text:s/></text:p>
          </table:table-cell>
          <table:table-cell office:value-type="float" office:value="48857" table:style-name="ce6">
            <text:p>48,857<text:s/></text:p>
          </table:table-cell>
          <table:table-cell office:value-type="float" office:value="27976" table:style-name="ce6">
            <text:p>27,976<text:s/></text:p>
          </table:table-cell>
          <table:table-cell office:value-type="float" office:value="29048" table:style-name="ce6">
            <text:p>29,048<text:s/></text:p>
          </table:table-cell>
          <table:table-cell office:value-type="float" office:value="28759" table:style-name="ce6">
            <text:p>28,759<text:s/></text:p>
          </table:table-cell>
          <table:table-cell office:value-type="float" office:value="16074" table:style-name="ce6">
            <text:p>16,074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17399" table:style-name="ce6">
            <text:p>17,399<text:s/></text:p>
          </table:table-cell>
          <table:table-cell office:value-type="float" office:value="21481" table:style-name="ce6">
            <text:p>21,481<text:s/></text:p>
          </table:table-cell>
          <table:table-cell office:value-type="float" office:value="35357" table:style-name="ce6">
            <text:p>35,357<text:s/></text:p>
          </table:table-cell>
          <table:table-cell office:value-type="float" office:value="31444" table:style-name="ce6">
            <text:p>31,444<text:s/></text:p>
          </table:table-cell>
          <table:table-cell office:value-type="float" office:value="17149" table:style-name="ce6">
            <text:p>17,149<text:s/></text:p>
          </table:table-cell>
          <table:table-cell office:value-type="float" office:value="13604" table:style-name="ce6">
            <text:p>13,604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1810" table:style-name="ce6">
            <text:p>11,810<text:s/></text:p>
          </table:table-cell>
          <table:table-cell table:number-columns-repeated="16275"/>
        </table:table-row>
        <table:table-row table:style-name="ro2">
          <table:table-cell office:value-type="date" office:date-value="2019-12-07T00:00:00" table:style-name="ce5">
            <text:p>2019/12/7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29108" table:style-name="ce6">
            <text:p>29,108<text:s/></text:p>
          </table:table-cell>
          <table:table-cell office:value-type="float" office:value="53274" table:style-name="ce6">
            <text:p>53,274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29805" table:style-name="ce6">
            <text:p>29,805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16988" table:style-name="ce6">
            <text:p>16,988<text:s/></text:p>
          </table:table-cell>
          <table:table-cell office:value-type="float" office:value="19495" table:style-name="ce6">
            <text:p>19,495<text:s/></text:p>
          </table:table-cell>
          <table:table-cell office:value-type="float" office:value="17776" table:style-name="ce6">
            <text:p>17,776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35924" table:style-name="ce6">
            <text:p>35,924<text:s/></text:p>
          </table:table-cell>
          <table:table-cell office:value-type="float" office:value="20372" table:style-name="ce6">
            <text:p>20,372<text:s/></text:p>
          </table:table-cell>
          <table:table-cell office:value-type="float" office:value="31906" table:style-name="ce6">
            <text:p>31,906<text:s/></text:p>
          </table:table-cell>
          <table:table-cell office:value-type="float" office:value="31035" table:style-name="ce6">
            <text:p>31,035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36459" table:style-name="ce6">
            <text:p>36,459<text:s/></text:p>
          </table:table-cell>
          <table:table-cell office:value-type="float" office:value="25649" table:style-name="ce6">
            <text:p>25,649<text:s/></text:p>
          </table:table-cell>
          <table:table-cell office:value-type="float" office:value="23985" table:style-name="ce6">
            <text:p>23,985<text:s/></text:p>
          </table:table-cell>
          <table:table-cell office:value-type="float" office:value="21299" table:style-name="ce6">
            <text:p>21,299<text:s/></text:p>
          </table:table-cell>
          <table:table-cell office:value-type="float" office:value="14727" table:style-name="ce6">
            <text:p>14,727<text:s/></text:p>
          </table:table-cell>
          <table:table-cell office:value-type="float" office:value="199181" table:style-name="ce6">
            <text:p>199,181<text:s/></text:p>
          </table:table-cell>
          <table:table-cell office:value-type="float" office:value="53375" table:style-name="ce6">
            <text:p>53,375<text:s/></text:p>
          </table:table-cell>
          <table:table-cell office:value-type="float" office:value="23867" table:style-name="ce6">
            <text:p>23,867<text:s/></text:p>
          </table:table-cell>
          <table:table-cell office:value-type="float" office:value="20855" table:style-name="ce6">
            <text:p>20,855<text:s/></text:p>
          </table:table-cell>
          <table:table-cell office:value-type="float" office:value="32720" table:style-name="ce6">
            <text:p>32,720<text:s/></text:p>
          </table:table-cell>
          <table:table-cell office:value-type="float" office:value="38651" table:style-name="ce6">
            <text:p>38,651<text:s/></text:p>
          </table:table-cell>
          <table:table-cell office:value-type="float" office:value="32976" table:style-name="ce6">
            <text:p>32,976<text:s/></text:p>
          </table:table-cell>
          <table:table-cell office:value-type="float" office:value="25599" table:style-name="ce6">
            <text:p>25,599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26872" table:style-name="ce6">
            <text:p>26,872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17788" table:style-name="ce6">
            <text:p>17,788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36995" table:style-name="ce6">
            <text:p>36,995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13398" table:style-name="ce6">
            <text:p>13,398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20460" table:style-name="ce6">
            <text:p>20,460<text:s/></text:p>
          </table:table-cell>
          <table:table-cell office:value-type="float" office:value="21064" table:style-name="ce6">
            <text:p>21,064<text:s/></text:p>
          </table:table-cell>
          <table:table-cell office:value-type="float" office:value="37990" table:style-name="ce6">
            <text:p>37,990<text:s/></text:p>
          </table:table-cell>
          <table:table-cell office:value-type="float" office:value="77683" table:style-name="ce6">
            <text:p>77,683<text:s/></text:p>
          </table:table-cell>
          <table:table-cell office:value-type="float" office:value="40941" table:style-name="ce6">
            <text:p>40,941<text:s/></text:p>
          </table:table-cell>
          <table:table-cell office:value-type="float" office:value="25155" table:style-name="ce6">
            <text:p>25,155<text:s/></text:p>
          </table:table-cell>
          <table:table-cell office:value-type="float" office:value="37275" table:style-name="ce6">
            <text:p>37,275<text:s/></text:p>
          </table:table-cell>
          <table:table-cell office:value-type="float" office:value="102813" table:style-name="ce6">
            <text:p>102,813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39765" table:style-name="ce6">
            <text:p>39,765<text:s/></text:p>
          </table:table-cell>
          <table:table-cell office:value-type="float" office:value="39470" table:style-name="ce6">
            <text:p>39,470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73076" table:style-name="ce6">
            <text:p>73,076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16588" table:style-name="ce6">
            <text:p>16,588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20773" table:style-name="ce6">
            <text:p>20,773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47387" table:style-name="ce6">
            <text:p>47,387<text:s/></text:p>
          </table:table-cell>
          <table:table-cell office:value-type="float" office:value="15957" table:style-name="ce6">
            <text:p>15,957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14435" table:style-name="ce6">
            <text:p>14,435<text:s/></text:p>
          </table:table-cell>
          <table:table-cell office:value-type="float" office:value="28174" table:style-name="ce6">
            <text:p>28,174<text:s/></text:p>
          </table:table-cell>
          <table:table-cell office:value-type="float" office:value="21373" table:style-name="ce6">
            <text:p>21,373<text:s/></text:p>
          </table:table-cell>
          <table:table-cell office:value-type="float" office:value="19291" table:style-name="ce6">
            <text:p>19,291<text:s/></text:p>
          </table:table-cell>
          <table:table-cell office:value-type="float" office:value="24144" table:style-name="ce6">
            <text:p>24,144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14484" table:style-name="ce6">
            <text:p>14,484<text:s/></text:p>
          </table:table-cell>
          <table:table-cell office:value-type="float" office:value="16118" table:style-name="ce6">
            <text:p>16,118<text:s/></text:p>
          </table:table-cell>
          <table:table-cell office:value-type="float" office:value="24169" table:style-name="ce6">
            <text:p>24,169<text:s/></text:p>
          </table:table-cell>
          <table:table-cell office:value-type="float" office:value="28532" table:style-name="ce6">
            <text:p>28,532<text:s/></text:p>
          </table:table-cell>
          <table:table-cell office:value-type="float" office:value="13880" table:style-name="ce6">
            <text:p>13,880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9907" table:style-name="ce6">
            <text:p>9,907<text:s/></text:p>
          </table:table-cell>
          <table:table-cell table:number-columns-repeated="16275"/>
        </table:table-row>
        <table:table-row table:style-name="ro2">
          <table:table-cell office:value-type="date" office:date-value="2019-12-08T00:00:00" table:style-name="ce5">
            <text:p>2019/12/8</text:p>
          </table:table-cell>
          <table:table-cell office:value-type="float" office:value="5254" table:style-name="ce6">
            <text:p>5,254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22832" table:style-name="ce6">
            <text:p>22,832<text:s/></text:p>
          </table:table-cell>
          <table:table-cell office:value-type="float" office:value="44098" table:style-name="ce6">
            <text:p>44,098<text:s/></text:p>
          </table:table-cell>
          <table:table-cell office:value-type="float" office:value="15965" table:style-name="ce6">
            <text:p>15,965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22898" table:style-name="ce6">
            <text:p>22,898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15558" table:style-name="ce6">
            <text:p>15,558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30322" table:style-name="ce6">
            <text:p>30,322<text:s/></text:p>
          </table:table-cell>
          <table:table-cell office:value-type="float" office:value="17093" table:style-name="ce6">
            <text:p>17,093<text:s/></text:p>
          </table:table-cell>
          <table:table-cell office:value-type="float" office:value="25343" table:style-name="ce6">
            <text:p>25,343<text:s/></text:p>
          </table:table-cell>
          <table:table-cell office:value-type="float" office:value="28893" table:style-name="ce6">
            <text:p>28,893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32196" table:style-name="ce6">
            <text:p>32,196<text:s/></text:p>
          </table:table-cell>
          <table:table-cell office:value-type="float" office:value="22624" table:style-name="ce6">
            <text:p>22,624<text:s/></text:p>
          </table:table-cell>
          <table:table-cell office:value-type="float" office:value="20617" table:style-name="ce6">
            <text:p>20,617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202458" table:style-name="ce6">
            <text:p>202,458<text:s/></text:p>
          </table:table-cell>
          <table:table-cell office:value-type="float" office:value="47057" table:style-name="ce6">
            <text:p>47,057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21319" table:style-name="ce6">
            <text:p>21,319<text:s/></text:p>
          </table:table-cell>
          <table:table-cell office:value-type="float" office:value="36069" table:style-name="ce6">
            <text:p>36,069<text:s/></text:p>
          </table:table-cell>
          <table:table-cell office:value-type="float" office:value="36017" table:style-name="ce6">
            <text:p>36,017<text:s/></text:p>
          </table:table-cell>
          <table:table-cell office:value-type="float" office:value="36251" table:style-name="ce6">
            <text:p>36,251<text:s/></text:p>
          </table:table-cell>
          <table:table-cell office:value-type="float" office:value="25807" table:style-name="ce6">
            <text:p>25,807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23601" table:style-name="ce6">
            <text:p>23,601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17174" table:style-name="ce6">
            <text:p>17,174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45103" table:style-name="ce6">
            <text:p>45,103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18762" table:style-name="ce6">
            <text:p>18,762<text:s/></text:p>
          </table:table-cell>
          <table:table-cell office:value-type="float" office:value="17275" table:style-name="ce6">
            <text:p>17,275<text:s/></text:p>
          </table:table-cell>
          <table:table-cell office:value-type="float" office:value="34425" table:style-name="ce6">
            <text:p>34,425<text:s/></text:p>
          </table:table-cell>
          <table:table-cell office:value-type="float" office:value="70736" table:style-name="ce6">
            <text:p>70,736<text:s/></text:p>
          </table:table-cell>
          <table:table-cell office:value-type="float" office:value="35701" table:style-name="ce6">
            <text:p>35,701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34575" table:style-name="ce6">
            <text:p>34,575<text:s/></text:p>
          </table:table-cell>
          <table:table-cell office:value-type="float" office:value="91753" table:style-name="ce6">
            <text:p>91,753<text:s/></text:p>
          </table:table-cell>
          <table:table-cell office:value-type="float" office:value="16359" table:style-name="ce6">
            <text:p>16,359<text:s/></text:p>
          </table:table-cell>
          <table:table-cell office:value-type="float" office:value="34764" table:style-name="ce6">
            <text:p>34,764<text:s/></text:p>
          </table:table-cell>
          <table:table-cell office:value-type="float" office:value="30806" table:style-name="ce6">
            <text:p>30,806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66431" table:style-name="ce6">
            <text:p>66,431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14528" table:style-name="ce6">
            <text:p>14,528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47341" table:style-name="ce6">
            <text:p>47,341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9549" table:style-name="ce6">
            <text:p>19,549<text:s/></text:p>
          </table:table-cell>
          <table:table-cell office:value-type="float" office:value="17380" table:style-name="ce6">
            <text:p>17,380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7504" table:style-name="ce6">
            <text:p>7,504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20279" table:style-name="ce6">
            <text:p>20,279<text:s/></text:p>
          </table:table-cell>
          <table:table-cell office:value-type="float" office:value="25594" table:style-name="ce6">
            <text:p>25,594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8142" table:style-name="ce6">
            <text:p>8,142<text:s/></text:p>
          </table:table-cell>
          <table:table-cell table:number-columns-repeated="16275"/>
        </table:table-row>
        <table:table-row table:style-name="ro2">
          <table:table-cell office:value-type="date" office:date-value="2019-12-09T00:00:00" table:style-name="ce5">
            <text:p>2019/12/9</text:p>
          </table:table-cell>
          <table:table-cell office:value-type="float" office:value="5483" table:style-name="ce6">
            <text:p>5,483<text:s/></text:p>
          </table:table-cell>
          <table:table-cell office:value-type="float" office:value="16049" table:style-name="ce6">
            <text:p>16,049<text:s/></text:p>
          </table:table-cell>
          <table:table-cell office:value-type="float" office:value="43176" table:style-name="ce6">
            <text:p>43,176<text:s/></text:p>
          </table:table-cell>
          <table:table-cell office:value-type="float" office:value="43780" table:style-name="ce6">
            <text:p>43,780<text:s/></text:p>
          </table:table-cell>
          <table:table-cell office:value-type="float" office:value="29020" table:style-name="ce6">
            <text:p>29,020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4955" table:style-name="ce6">
            <text:p>14,955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19126" table:style-name="ce6">
            <text:p>19,126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31547" table:style-name="ce6">
            <text:p>31,547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23293" table:style-name="ce6">
            <text:p>23,293<text:s/></text:p>
          </table:table-cell>
          <table:table-cell office:value-type="float" office:value="17876" table:style-name="ce6">
            <text:p>17,876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29583" table:style-name="ce6">
            <text:p>29,583<text:s/></text:p>
          </table:table-cell>
          <table:table-cell office:value-type="float" office:value="18212" table:style-name="ce6">
            <text:p>18,212<text:s/></text:p>
          </table:table-cell>
          <table:table-cell office:value-type="float" office:value="35493" table:style-name="ce6">
            <text:p>35,493<text:s/></text:p>
          </table:table-cell>
          <table:table-cell office:value-type="float" office:value="29420" table:style-name="ce6">
            <text:p>29,420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37805" table:style-name="ce6">
            <text:p>37,805<text:s/></text:p>
          </table:table-cell>
          <table:table-cell office:value-type="float" office:value="28000" table:style-name="ce6">
            <text:p>28,000<text:s/></text:p>
          </table:table-cell>
          <table:table-cell office:value-type="float" office:value="27870" table:style-name="ce6">
            <text:p>27,870<text:s/></text:p>
          </table:table-cell>
          <table:table-cell office:value-type="float" office:value="23634" table:style-name="ce6">
            <text:p>23,634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157126" table:style-name="ce6">
            <text:p>157,126<text:s/></text:p>
          </table:table-cell>
          <table:table-cell office:value-type="float" office:value="41416" table:style-name="ce6">
            <text:p>41,416<text:s/></text:p>
          </table:table-cell>
          <table:table-cell office:value-type="float" office:value="25014" table:style-name="ce6">
            <text:p>25,014<text:s/></text:p>
          </table:table-cell>
          <table:table-cell office:value-type="float" office:value="26631" table:style-name="ce6">
            <text:p>26,631<text:s/></text:p>
          </table:table-cell>
          <table:table-cell office:value-type="float" office:value="29753" table:style-name="ce6">
            <text:p>29,753<text:s/></text:p>
          </table:table-cell>
          <table:table-cell office:value-type="float" office:value="35113" table:style-name="ce6">
            <text:p>35,113<text:s/></text:p>
          </table:table-cell>
          <table:table-cell office:value-type="float" office:value="31596" table:style-name="ce6">
            <text:p>31,596<text:s/></text:p>
          </table:table-cell>
          <table:table-cell office:value-type="float" office:value="24987" table:style-name="ce6">
            <text:p>24,987<text:s/></text:p>
          </table:table-cell>
          <table:table-cell office:value-type="float" office:value="14168" table:style-name="ce6">
            <text:p>14,168<text:s/></text:p>
          </table:table-cell>
          <table:table-cell office:value-type="float" office:value="33602" table:style-name="ce6">
            <text:p>33,602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19490" table:style-name="ce6">
            <text:p>19,490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38380" table:style-name="ce6">
            <text:p>38,380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28147" table:style-name="ce6">
            <text:p>28,147<text:s/></text:p>
          </table:table-cell>
          <table:table-cell office:value-type="float" office:value="33681" table:style-name="ce6">
            <text:p>33,681<text:s/></text:p>
          </table:table-cell>
          <table:table-cell office:value-type="float" office:value="48064" table:style-name="ce6">
            <text:p>48,064<text:s/></text:p>
          </table:table-cell>
          <table:table-cell office:value-type="float" office:value="45567" table:style-name="ce6">
            <text:p>45,567<text:s/></text:p>
          </table:table-cell>
          <table:table-cell office:value-type="float" office:value="26595" table:style-name="ce6">
            <text:p>26,595<text:s/></text:p>
          </table:table-cell>
          <table:table-cell office:value-type="float" office:value="33292" table:style-name="ce6">
            <text:p>33,292<text:s/></text:p>
          </table:table-cell>
          <table:table-cell office:value-type="float" office:value="74063" table:style-name="ce6">
            <text:p>74,063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34003" table:style-name="ce6">
            <text:p>34,003<text:s/></text:p>
          </table:table-cell>
          <table:table-cell office:value-type="float" office:value="34908" table:style-name="ce6">
            <text:p>34,908<text:s/></text:p>
          </table:table-cell>
          <table:table-cell office:value-type="float" office:value="21038" table:style-name="ce6">
            <text:p>21,038<text:s/></text:p>
          </table:table-cell>
          <table:table-cell office:value-type="float" office:value="65372" table:style-name="ce6">
            <text:p>65,372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17157" table:style-name="ce6">
            <text:p>17,157<text:s/></text:p>
          </table:table-cell>
          <table:table-cell office:value-type="float" office:value="15457" table:style-name="ce6">
            <text:p>15,457<text:s/></text:p>
          </table:table-cell>
          <table:table-cell office:value-type="float" office:value="20101" table:style-name="ce6">
            <text:p>20,101<text:s/></text:p>
          </table:table-cell>
          <table:table-cell office:value-type="float" office:value="16172" table:style-name="ce6">
            <text:p>16,172<text:s/></text:p>
          </table:table-cell>
          <table:table-cell office:value-type="float" office:value="34551" table:style-name="ce6">
            <text:p>34,551<text:s/></text:p>
          </table:table-cell>
          <table:table-cell office:value-type="float" office:value="19098" table:style-name="ce6">
            <text:p>19,098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41478" table:style-name="ce6">
            <text:p>41,478<text:s/></text:p>
          </table:table-cell>
          <table:table-cell office:value-type="float" office:value="24517" table:style-name="ce6">
            <text:p>24,517<text:s/></text:p>
          </table:table-cell>
          <table:table-cell office:value-type="float" office:value="24821" table:style-name="ce6">
            <text:p>24,821<text:s/></text:p>
          </table:table-cell>
          <table:table-cell office:value-type="float" office:value="27974" table:style-name="ce6">
            <text:p>27,974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14712" table:style-name="ce6">
            <text:p>14,712<text:s/></text:p>
          </table:table-cell>
          <table:table-cell office:value-type="float" office:value="18880" table:style-name="ce6">
            <text:p>18,880<text:s/></text:p>
          </table:table-cell>
          <table:table-cell office:value-type="float" office:value="31422" table:style-name="ce6">
            <text:p>31,422<text:s/></text:p>
          </table:table-cell>
          <table:table-cell office:value-type="float" office:value="26213" table:style-name="ce6">
            <text:p>26,213<text:s/></text:p>
          </table:table-cell>
          <table:table-cell office:value-type="float" office:value="15980" table:style-name="ce6">
            <text:p>15,980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3068" table:style-name="ce6">
            <text:p>13,068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10607" table:style-name="ce6">
            <text:p>10,607<text:s/></text:p>
          </table:table-cell>
          <table:table-cell table:number-columns-repeated="16275"/>
        </table:table-row>
        <table:table-row table:style-name="ro2">
          <table:table-cell office:value-type="date" office:date-value="2019-12-10T00:00:00" table:style-name="ce5">
            <text:p>2019/12/10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16441" table:style-name="ce6">
            <text:p>16,441<text:s/></text:p>
          </table:table-cell>
          <table:table-cell office:value-type="float" office:value="44367" table:style-name="ce6">
            <text:p>44,367<text:s/></text:p>
          </table:table-cell>
          <table:table-cell office:value-type="float" office:value="44951" table:style-name="ce6">
            <text:p>44,951<text:s/></text:p>
          </table:table-cell>
          <table:table-cell office:value-type="float" office:value="30486" table:style-name="ce6">
            <text:p>30,486<text:s/></text:p>
          </table:table-cell>
          <table:table-cell office:value-type="float" office:value="16742" table:style-name="ce6">
            <text:p>16,742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19825" table:style-name="ce6">
            <text:p>19,825<text:s/></text:p>
          </table:table-cell>
          <table:table-cell office:value-type="float" office:value="19077" table:style-name="ce6">
            <text:p>19,077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32439" table:style-name="ce6">
            <text:p>32,439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4108" table:style-name="ce6">
            <text:p>14,108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8227" table:style-name="ce6">
            <text:p>18,227<text:s/></text:p>
          </table:table-cell>
          <table:table-cell office:value-type="float" office:value="24067" table:style-name="ce6">
            <text:p>24,067<text:s/></text:p>
          </table:table-cell>
          <table:table-cell office:value-type="float" office:value="18773" table:style-name="ce6">
            <text:p>18,773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31330" table:style-name="ce6">
            <text:p>31,330<text:s/></text:p>
          </table:table-cell>
          <table:table-cell office:value-type="float" office:value="19218" table:style-name="ce6">
            <text:p>19,218<text:s/></text:p>
          </table:table-cell>
          <table:table-cell office:value-type="float" office:value="36729" table:style-name="ce6">
            <text:p>36,729<text:s/></text:p>
          </table:table-cell>
          <table:table-cell office:value-type="float" office:value="31997" table:style-name="ce6">
            <text:p>31,997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39068" table:style-name="ce6">
            <text:p>39,068<text:s/></text:p>
          </table:table-cell>
          <table:table-cell office:value-type="float" office:value="28967" table:style-name="ce6">
            <text:p>28,967<text:s/></text:p>
          </table:table-cell>
          <table:table-cell office:value-type="float" office:value="28325" table:style-name="ce6">
            <text:p>28,325<text:s/></text:p>
          </table:table-cell>
          <table:table-cell office:value-type="float" office:value="24410" table:style-name="ce6">
            <text:p>24,410<text:s/></text:p>
          </table:table-cell>
          <table:table-cell office:value-type="float" office:value="27776" table:style-name="ce6">
            <text:p>27,776<text:s/></text:p>
          </table:table-cell>
          <table:table-cell office:value-type="float" office:value="147843" table:style-name="ce6">
            <text:p>147,843<text:s/></text:p>
          </table:table-cell>
          <table:table-cell office:value-type="float" office:value="42414" table:style-name="ce6">
            <text:p>42,414<text:s/></text:p>
          </table:table-cell>
          <table:table-cell office:value-type="float" office:value="24783" table:style-name="ce6">
            <text:p>24,783<text:s/></text:p>
          </table:table-cell>
          <table:table-cell office:value-type="float" office:value="27127" table:style-name="ce6">
            <text:p>27,127<text:s/></text:p>
          </table:table-cell>
          <table:table-cell office:value-type="float" office:value="29278" table:style-name="ce6">
            <text:p>29,278<text:s/></text:p>
          </table:table-cell>
          <table:table-cell office:value-type="float" office:value="35449" table:style-name="ce6">
            <text:p>35,449<text:s/></text:p>
          </table:table-cell>
          <table:table-cell office:value-type="float" office:value="32301" table:style-name="ce6">
            <text:p>32,301<text:s/></text:p>
          </table:table-cell>
          <table:table-cell office:value-type="float" office:value="25402" table:style-name="ce6">
            <text:p>25,402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34275" table:style-name="ce6">
            <text:p>34,275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20240" table:style-name="ce6">
            <text:p>20,240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38885" table:style-name="ce6">
            <text:p>38,885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23985" table:style-name="ce6">
            <text:p>23,985<text:s/></text:p>
          </table:table-cell>
          <table:table-cell office:value-type="float" office:value="28705" table:style-name="ce6">
            <text:p>28,705<text:s/></text:p>
          </table:table-cell>
          <table:table-cell office:value-type="float" office:value="34584" table:style-name="ce6">
            <text:p>34,584<text:s/></text:p>
          </table:table-cell>
          <table:table-cell office:value-type="float" office:value="46451" table:style-name="ce6">
            <text:p>46,451<text:s/></text:p>
          </table:table-cell>
          <table:table-cell office:value-type="float" office:value="46613" table:style-name="ce6">
            <text:p>46,613<text:s/></text:p>
          </table:table-cell>
          <table:table-cell office:value-type="float" office:value="27467" table:style-name="ce6">
            <text:p>27,467<text:s/></text:p>
          </table:table-cell>
          <table:table-cell office:value-type="float" office:value="33970" table:style-name="ce6">
            <text:p>33,970<text:s/></text:p>
          </table:table-cell>
          <table:table-cell office:value-type="float" office:value="73618" table:style-name="ce6">
            <text:p>73,618<text:s/></text:p>
          </table:table-cell>
          <table:table-cell office:value-type="float" office:value="25613" table:style-name="ce6">
            <text:p>25,613<text:s/></text:p>
          </table:table-cell>
          <table:table-cell office:value-type="float" office:value="35276" table:style-name="ce6">
            <text:p>35,276<text:s/></text:p>
          </table:table-cell>
          <table:table-cell office:value-type="float" office:value="36178" table:style-name="ce6">
            <text:p>36,178<text:s/></text:p>
          </table:table-cell>
          <table:table-cell office:value-type="float" office:value="22365" table:style-name="ce6">
            <text:p>22,365<text:s/></text:p>
          </table:table-cell>
          <table:table-cell office:value-type="float" office:value="63361" table:style-name="ce6">
            <text:p>63,361<text:s/></text:p>
          </table:table-cell>
          <table:table-cell office:value-type="float" office:value="22313" table:style-name="ce6">
            <text:p>22,313<text:s/></text:p>
          </table:table-cell>
          <table:table-cell office:value-type="float" office:value="17589" table:style-name="ce6">
            <text:p>17,589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19676" table:style-name="ce6">
            <text:p>19,676<text:s/></text:p>
          </table:table-cell>
          <table:table-cell office:value-type="float" office:value="15924" table:style-name="ce6">
            <text:p>15,924<text:s/></text:p>
          </table:table-cell>
          <table:table-cell office:value-type="float" office:value="34113" table:style-name="ce6">
            <text:p>34,113<text:s/></text:p>
          </table:table-cell>
          <table:table-cell office:value-type="float" office:value="20231" table:style-name="ce6">
            <text:p>20,231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43367" table:style-name="ce6">
            <text:p>43,367<text:s/></text:p>
          </table:table-cell>
          <table:table-cell office:value-type="float" office:value="25782" table:style-name="ce6">
            <text:p>25,782<text:s/></text:p>
          </table:table-cell>
          <table:table-cell office:value-type="float" office:value="26450" table:style-name="ce6">
            <text:p>26,450<text:s/></text:p>
          </table:table-cell>
          <table:table-cell office:value-type="float" office:value="28293" table:style-name="ce6">
            <text:p>28,293<text:s/></text:p>
          </table:table-cell>
          <table:table-cell office:value-type="float" office:value="14196" table:style-name="ce6">
            <text:p>14,196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14796" table:style-name="ce6">
            <text:p>14,796<text:s/></text:p>
          </table:table-cell>
          <table:table-cell office:value-type="float" office:value="19459" table:style-name="ce6">
            <text:p>19,459<text:s/></text:p>
          </table:table-cell>
          <table:table-cell office:value-type="float" office:value="32562" table:style-name="ce6">
            <text:p>32,562<text:s/></text:p>
          </table:table-cell>
          <table:table-cell office:value-type="float" office:value="27964" table:style-name="ce6">
            <text:p>27,964<text:s/></text:p>
          </table:table-cell>
          <table:table-cell office:value-type="float" office:value="16023" table:style-name="ce6">
            <text:p>16,023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0792" table:style-name="ce6">
            <text:p>10,792<text:s/></text:p>
          </table:table-cell>
          <table:table-cell table:number-columns-repeated="16275"/>
        </table:table-row>
        <table:table-row table:style-name="ro2">
          <table:table-cell office:value-type="date" office:date-value="2019-12-11T00:00:00" table:style-name="ce5">
            <text:p>2019/12/11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16570" table:style-name="ce6">
            <text:p>16,570<text:s/></text:p>
          </table:table-cell>
          <table:table-cell office:value-type="float" office:value="44943" table:style-name="ce6">
            <text:p>44,943<text:s/></text:p>
          </table:table-cell>
          <table:table-cell office:value-type="float" office:value="46551" table:style-name="ce6">
            <text:p>46,551<text:s/></text:p>
          </table:table-cell>
          <table:table-cell office:value-type="float" office:value="30291" table:style-name="ce6">
            <text:p>30,291<text:s/></text:p>
          </table:table-cell>
          <table:table-cell office:value-type="float" office:value="16782" table:style-name="ce6">
            <text:p>16,782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33067" table:style-name="ce6">
            <text:p>33,067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3980" table:style-name="ce6">
            <text:p>13,980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8492" table:style-name="ce6">
            <text:p>18,492<text:s/></text:p>
          </table:table-cell>
          <table:table-cell office:value-type="float" office:value="23726" table:style-name="ce6">
            <text:p>23,726<text:s/></text:p>
          </table:table-cell>
          <table:table-cell office:value-type="float" office:value="18740" table:style-name="ce6">
            <text:p>18,740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30733" table:style-name="ce6">
            <text:p>30,733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37327" table:style-name="ce6">
            <text:p>37,327<text:s/></text:p>
          </table:table-cell>
          <table:table-cell office:value-type="float" office:value="33360" table:style-name="ce6">
            <text:p>33,360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39190" table:style-name="ce6">
            <text:p>39,190<text:s/></text:p>
          </table:table-cell>
          <table:table-cell office:value-type="float" office:value="29442" table:style-name="ce6">
            <text:p>29,442<text:s/></text:p>
          </table:table-cell>
          <table:table-cell office:value-type="float" office:value="28090" table:style-name="ce6">
            <text:p>28,090<text:s/></text:p>
          </table:table-cell>
          <table:table-cell office:value-type="float" office:value="24302" table:style-name="ce6">
            <text:p>24,302<text:s/></text:p>
          </table:table-cell>
          <table:table-cell office:value-type="float" office:value="27465" table:style-name="ce6">
            <text:p>27,465<text:s/></text:p>
          </table:table-cell>
          <table:table-cell office:value-type="float" office:value="148569" table:style-name="ce6">
            <text:p>148,569<text:s/></text:p>
          </table:table-cell>
          <table:table-cell office:value-type="float" office:value="44398" table:style-name="ce6">
            <text:p>44,398<text:s/></text:p>
          </table:table-cell>
          <table:table-cell office:value-type="float" office:value="25288" table:style-name="ce6">
            <text:p>25,288<text:s/></text:p>
          </table:table-cell>
          <table:table-cell office:value-type="float" office:value="27290" table:style-name="ce6">
            <text:p>27,290<text:s/></text:p>
          </table:table-cell>
          <table:table-cell office:value-type="float" office:value="29258" table:style-name="ce6">
            <text:p>29,258<text:s/></text:p>
          </table:table-cell>
          <table:table-cell office:value-type="float" office:value="36538" table:style-name="ce6">
            <text:p>36,538<text:s/></text:p>
          </table:table-cell>
          <table:table-cell office:value-type="float" office:value="33041" table:style-name="ce6">
            <text:p>33,041<text:s/></text:p>
          </table:table-cell>
          <table:table-cell office:value-type="float" office:value="25706" table:style-name="ce6">
            <text:p>25,706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34770" table:style-name="ce6">
            <text:p>34,770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20317" table:style-name="ce6">
            <text:p>20,317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39580" table:style-name="ce6">
            <text:p>39,580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28810" table:style-name="ce6">
            <text:p>28,810<text:s/></text:p>
          </table:table-cell>
          <table:table-cell office:value-type="float" office:value="34586" table:style-name="ce6">
            <text:p>34,586<text:s/></text:p>
          </table:table-cell>
          <table:table-cell office:value-type="float" office:value="47607" table:style-name="ce6">
            <text:p>47,607<text:s/></text:p>
          </table:table-cell>
          <table:table-cell office:value-type="float" office:value="46922" table:style-name="ce6">
            <text:p>46,922<text:s/></text:p>
          </table:table-cell>
          <table:table-cell office:value-type="float" office:value="27429" table:style-name="ce6">
            <text:p>27,429<text:s/></text:p>
          </table:table-cell>
          <table:table-cell office:value-type="float" office:value="33792" table:style-name="ce6">
            <text:p>33,792<text:s/></text:p>
          </table:table-cell>
          <table:table-cell office:value-type="float" office:value="75783" table:style-name="ce6">
            <text:p>75,783<text:s/></text:p>
          </table:table-cell>
          <table:table-cell office:value-type="float" office:value="26215" table:style-name="ce6">
            <text:p>26,215<text:s/></text:p>
          </table:table-cell>
          <table:table-cell office:value-type="float" office:value="35529" table:style-name="ce6">
            <text:p>35,529<text:s/></text:p>
          </table:table-cell>
          <table:table-cell office:value-type="float" office:value="37183" table:style-name="ce6">
            <text:p>37,183<text:s/></text:p>
          </table:table-cell>
          <table:table-cell office:value-type="float" office:value="22778" table:style-name="ce6">
            <text:p>22,778<text:s/></text:p>
          </table:table-cell>
          <table:table-cell office:value-type="float" office:value="65369" table:style-name="ce6">
            <text:p>65,369<text:s/></text:p>
          </table:table-cell>
          <table:table-cell office:value-type="float" office:value="22482" table:style-name="ce6">
            <text:p>22,482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15586" table:style-name="ce6">
            <text:p>15,586<text:s/></text:p>
          </table:table-cell>
          <table:table-cell office:value-type="float" office:value="20329" table:style-name="ce6">
            <text:p>20,329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34042" table:style-name="ce6">
            <text:p>34,042<text:s/></text:p>
          </table:table-cell>
          <table:table-cell office:value-type="float" office:value="20081" table:style-name="ce6">
            <text:p>20,081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4395" table:style-name="ce6">
            <text:p>14,395<text:s/></text:p>
          </table:table-cell>
          <table:table-cell office:value-type="float" office:value="44800" table:style-name="ce6">
            <text:p>44,800<text:s/></text:p>
          </table:table-cell>
          <table:table-cell office:value-type="float" office:value="25353" table:style-name="ce6">
            <text:p>25,353<text:s/></text:p>
          </table:table-cell>
          <table:table-cell office:value-type="float" office:value="26273" table:style-name="ce6">
            <text:p>26,273<text:s/></text:p>
          </table:table-cell>
          <table:table-cell office:value-type="float" office:value="28297" table:style-name="ce6">
            <text:p>28,297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14666" table:style-name="ce6">
            <text:p>14,666<text:s/></text:p>
          </table:table-cell>
          <table:table-cell office:value-type="float" office:value="19298" table:style-name="ce6">
            <text:p>19,298<text:s/></text:p>
          </table:table-cell>
          <table:table-cell office:value-type="float" office:value="32289" table:style-name="ce6">
            <text:p>32,289<text:s/></text:p>
          </table:table-cell>
          <table:table-cell office:value-type="float" office:value="29391" table:style-name="ce6">
            <text:p>29,391<text:s/></text:p>
          </table:table-cell>
          <table:table-cell office:value-type="float" office:value="15982" table:style-name="ce6">
            <text:p>15,982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13334" table:style-name="ce6">
            <text:p>13,334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0897" table:style-name="ce6">
            <text:p>10,897<text:s/></text:p>
          </table:table-cell>
          <table:table-cell table:number-columns-repeated="16275"/>
        </table:table-row>
        <table:table-row table:style-name="ro2">
          <table:table-cell office:value-type="date" office:date-value="2019-12-12T00:00:00" table:style-name="ce5">
            <text:p>2019/12/12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45755" table:style-name="ce6">
            <text:p>45,755<text:s/></text:p>
          </table:table-cell>
          <table:table-cell office:value-type="float" office:value="48207" table:style-name="ce6">
            <text:p>48,207<text:s/></text:p>
          </table:table-cell>
          <table:table-cell office:value-type="float" office:value="31101" table:style-name="ce6">
            <text:p>31,101<text:s/></text:p>
          </table:table-cell>
          <table:table-cell office:value-type="float" office:value="17295" table:style-name="ce6">
            <text:p>17,295<text:s/></text:p>
          </table:table-cell>
          <table:table-cell office:value-type="float" office:value="13232" table:style-name="ce6">
            <text:p>13,232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15811" table:style-name="ce6">
            <text:p>15,811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12451" table:style-name="ce6">
            <text:p>12,451<text:s/></text:p>
          </table:table-cell>
          <table:table-cell office:value-type="float" office:value="20212" table:style-name="ce6">
            <text:p>20,212<text:s/></text:p>
          </table:table-cell>
          <table:table-cell office:value-type="float" office:value="19333" table:style-name="ce6">
            <text:p>19,333<text:s/></text:p>
          </table:table-cell>
          <table:table-cell office:value-type="float" office:value="6407" table:style-name="ce6">
            <text:p>6,407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38581" table:style-name="ce6">
            <text:p>38,581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14176" table:style-name="ce6">
            <text:p>14,176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8457" table:style-name="ce6">
            <text:p>18,457<text:s/></text:p>
          </table:table-cell>
          <table:table-cell office:value-type="float" office:value="24067" table:style-name="ce6">
            <text:p>24,067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31979" table:style-name="ce6">
            <text:p>31,979<text:s/></text:p>
          </table:table-cell>
          <table:table-cell office:value-type="float" office:value="20134" table:style-name="ce6">
            <text:p>20,134<text:s/></text:p>
          </table:table-cell>
          <table:table-cell office:value-type="float" office:value="37734" table:style-name="ce6">
            <text:p>37,734<text:s/></text:p>
          </table:table-cell>
          <table:table-cell office:value-type="float" office:value="33401" table:style-name="ce6">
            <text:p>33,401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39477" table:style-name="ce6">
            <text:p>39,477<text:s/></text:p>
          </table:table-cell>
          <table:table-cell office:value-type="float" office:value="29331" table:style-name="ce6">
            <text:p>29,331<text:s/></text:p>
          </table:table-cell>
          <table:table-cell office:value-type="float" office:value="28137" table:style-name="ce6">
            <text:p>28,137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27851" table:style-name="ce6">
            <text:p>27,851<text:s/></text:p>
          </table:table-cell>
          <table:table-cell office:value-type="float" office:value="153081" table:style-name="ce6">
            <text:p>153,081<text:s/></text:p>
          </table:table-cell>
          <table:table-cell office:value-type="float" office:value="45360" table:style-name="ce6">
            <text:p>45,360<text:s/></text:p>
          </table:table-cell>
          <table:table-cell office:value-type="float" office:value="24770" table:style-name="ce6">
            <text:p>24,770<text:s/></text:p>
          </table:table-cell>
          <table:table-cell office:value-type="float" office:value="27730" table:style-name="ce6">
            <text:p>27,730<text:s/></text:p>
          </table:table-cell>
          <table:table-cell office:value-type="float" office:value="31083" table:style-name="ce6">
            <text:p>31,083<text:s/></text:p>
          </table:table-cell>
          <table:table-cell office:value-type="float" office:value="37242" table:style-name="ce6">
            <text:p>37,242<text:s/></text:p>
          </table:table-cell>
          <table:table-cell office:value-type="float" office:value="33367" table:style-name="ce6">
            <text:p>33,367<text:s/></text:p>
          </table:table-cell>
          <table:table-cell office:value-type="float" office:value="26120" table:style-name="ce6">
            <text:p>26,120<text:s/></text:p>
          </table:table-cell>
          <table:table-cell office:value-type="float" office:value="14242" table:style-name="ce6">
            <text:p>14,242<text:s/></text:p>
          </table:table-cell>
          <table:table-cell office:value-type="float" office:value="34602" table:style-name="ce6">
            <text:p>34,602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19863" table:style-name="ce6">
            <text:p>19,863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15056" table:style-name="ce6">
            <text:p>15,056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40388" table:style-name="ce6">
            <text:p>40,388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14680" table:style-name="ce6">
            <text:p>14,680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24245" table:style-name="ce6">
            <text:p>24,245<text:s/></text:p>
          </table:table-cell>
          <table:table-cell office:value-type="float" office:value="29122" table:style-name="ce6">
            <text:p>29,122<text:s/></text:p>
          </table:table-cell>
          <table:table-cell office:value-type="float" office:value="35208" table:style-name="ce6">
            <text:p>35,208<text:s/></text:p>
          </table:table-cell>
          <table:table-cell office:value-type="float" office:value="48775" table:style-name="ce6">
            <text:p>48,775<text:s/></text:p>
          </table:table-cell>
          <table:table-cell office:value-type="float" office:value="47418" table:style-name="ce6">
            <text:p>47,418<text:s/></text:p>
          </table:table-cell>
          <table:table-cell office:value-type="float" office:value="27691" table:style-name="ce6">
            <text:p>27,691<text:s/></text:p>
          </table:table-cell>
          <table:table-cell office:value-type="float" office:value="34229" table:style-name="ce6">
            <text:p>34,229<text:s/></text:p>
          </table:table-cell>
          <table:table-cell office:value-type="float" office:value="76470" table:style-name="ce6">
            <text:p>76,470<text:s/></text:p>
          </table:table-cell>
          <table:table-cell office:value-type="float" office:value="26466" table:style-name="ce6">
            <text:p>26,466<text:s/></text:p>
          </table:table-cell>
          <table:table-cell office:value-type="float" office:value="36045" table:style-name="ce6">
            <text:p>36,045<text:s/></text:p>
          </table:table-cell>
          <table:table-cell office:value-type="float" office:value="38126" table:style-name="ce6">
            <text:p>38,126<text:s/></text:p>
          </table:table-cell>
          <table:table-cell office:value-type="float" office:value="23414" table:style-name="ce6">
            <text:p>23,414<text:s/></text:p>
          </table:table-cell>
          <table:table-cell office:value-type="float" office:value="67288" table:style-name="ce6">
            <text:p>67,288<text:s/></text:p>
          </table:table-cell>
          <table:table-cell office:value-type="float" office:value="22537" table:style-name="ce6">
            <text:p>22,537<text:s/></text:p>
          </table:table-cell>
          <table:table-cell office:value-type="float" office:value="17823" table:style-name="ce6">
            <text:p>17,823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21748" table:style-name="ce6">
            <text:p>21,748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36281" table:style-name="ce6">
            <text:p>36,281<text:s/></text:p>
          </table:table-cell>
          <table:table-cell office:value-type="float" office:value="20168" table:style-name="ce6">
            <text:p>20,168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15027" table:style-name="ce6">
            <text:p>15,027<text:s/></text:p>
          </table:table-cell>
          <table:table-cell office:value-type="float" office:value="44654" table:style-name="ce6">
            <text:p>44,654<text:s/></text:p>
          </table:table-cell>
          <table:table-cell office:value-type="float" office:value="25663" table:style-name="ce6">
            <text:p>25,663<text:s/></text:p>
          </table:table-cell>
          <table:table-cell office:value-type="float" office:value="26465" table:style-name="ce6">
            <text:p>26,465<text:s/></text:p>
          </table:table-cell>
          <table:table-cell office:value-type="float" office:value="28476" table:style-name="ce6">
            <text:p>28,476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19381" table:style-name="ce6">
            <text:p>19,381<text:s/></text:p>
          </table:table-cell>
          <table:table-cell office:value-type="float" office:value="32621" table:style-name="ce6">
            <text:p>32,621<text:s/></text:p>
          </table:table-cell>
          <table:table-cell office:value-type="float" office:value="29685" table:style-name="ce6">
            <text:p>29,685<text:s/></text:p>
          </table:table-cell>
          <table:table-cell office:value-type="float" office:value="16135" table:style-name="ce6">
            <text:p>16,135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10920" table:style-name="ce6">
            <text:p>10,920<text:s/></text:p>
          </table:table-cell>
          <table:table-cell table:number-columns-repeated="16275"/>
        </table:table-row>
        <table:table-row table:style-name="ro2">
          <table:table-cell office:value-type="date" office:date-value="2019-12-13T00:00:00" table:style-name="ce5">
            <text:p>2019/12/13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17665" table:style-name="ce6">
            <text:p>17,665<text:s/></text:p>
          </table:table-cell>
          <table:table-cell office:value-type="float" office:value="47312" table:style-name="ce6">
            <text:p>47,312<text:s/></text:p>
          </table:table-cell>
          <table:table-cell office:value-type="float" office:value="54165" table:style-name="ce6">
            <text:p>54,165<text:s/></text:p>
          </table:table-cell>
          <table:table-cell office:value-type="float" office:value="32260" table:style-name="ce6">
            <text:p>32,260<text:s/></text:p>
          </table:table-cell>
          <table:table-cell office:value-type="float" office:value="17882" table:style-name="ce6">
            <text:p>17,882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17146" table:style-name="ce6">
            <text:p>17,146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20117" table:style-name="ce6">
            <text:p>20,117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43145" table:style-name="ce6">
            <text:p>43,145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4956" table:style-name="ce6">
            <text:p>14,956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20021" table:style-name="ce6">
            <text:p>20,021<text:s/></text:p>
          </table:table-cell>
          <table:table-cell office:value-type="float" office:value="26120" table:style-name="ce6">
            <text:p>26,120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36840" table:style-name="ce6">
            <text:p>36,840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39677" table:style-name="ce6">
            <text:p>39,677<text:s/></text:p>
          </table:table-cell>
          <table:table-cell office:value-type="float" office:value="34902" table:style-name="ce6">
            <text:p>34,902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42013" table:style-name="ce6">
            <text:p>42,013<text:s/></text:p>
          </table:table-cell>
          <table:table-cell office:value-type="float" office:value="31104" table:style-name="ce6">
            <text:p>31,104<text:s/></text:p>
          </table:table-cell>
          <table:table-cell office:value-type="float" office:value="30035" table:style-name="ce6">
            <text:p>30,035<text:s/></text:p>
          </table:table-cell>
          <table:table-cell office:value-type="float" office:value="25660" table:style-name="ce6">
            <text:p>25,660<text:s/></text:p>
          </table:table-cell>
          <table:table-cell office:value-type="float" office:value="26977" table:style-name="ce6">
            <text:p>26,977<text:s/></text:p>
          </table:table-cell>
          <table:table-cell office:value-type="float" office:value="190349" table:style-name="ce6">
            <text:p>190,349<text:s/></text:p>
          </table:table-cell>
          <table:table-cell office:value-type="float" office:value="51404" table:style-name="ce6">
            <text:p>51,404<text:s/></text:p>
          </table:table-cell>
          <table:table-cell office:value-type="float" office:value="27028" table:style-name="ce6">
            <text:p>27,028<text:s/></text:p>
          </table:table-cell>
          <table:table-cell office:value-type="float" office:value="28955" table:style-name="ce6">
            <text:p>28,955<text:s/></text:p>
          </table:table-cell>
          <table:table-cell office:value-type="float" office:value="34190" table:style-name="ce6">
            <text:p>34,190<text:s/></text:p>
          </table:table-cell>
          <table:table-cell office:value-type="float" office:value="42852" table:style-name="ce6">
            <text:p>42,852<text:s/></text:p>
          </table:table-cell>
          <table:table-cell office:value-type="float" office:value="37828" table:style-name="ce6">
            <text:p>37,828<text:s/></text:p>
          </table:table-cell>
          <table:table-cell office:value-type="float" office:value="27896" table:style-name="ce6">
            <text:p>27,896<text:s/></text:p>
          </table:table-cell>
          <table:table-cell office:value-type="float" office:value="15034" table:style-name="ce6">
            <text:p>15,034<text:s/></text:p>
          </table:table-cell>
          <table:table-cell office:value-type="float" office:value="36987" table:style-name="ce6">
            <text:p>36,987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46660" table:style-name="ce6">
            <text:p>46,660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15986" table:style-name="ce6">
            <text:p>15,986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25113" table:style-name="ce6">
            <text:p>25,113<text:s/></text:p>
          </table:table-cell>
          <table:table-cell office:value-type="float" office:value="29656" table:style-name="ce6">
            <text:p>29,656<text:s/></text:p>
          </table:table-cell>
          <table:table-cell office:value-type="float" office:value="38240" table:style-name="ce6">
            <text:p>38,240<text:s/></text:p>
          </table:table-cell>
          <table:table-cell office:value-type="float" office:value="61095" table:style-name="ce6">
            <text:p>61,095<text:s/></text:p>
          </table:table-cell>
          <table:table-cell office:value-type="float" office:value="50344" table:style-name="ce6">
            <text:p>50,344<text:s/></text:p>
          </table:table-cell>
          <table:table-cell office:value-type="float" office:value="29267" table:style-name="ce6">
            <text:p>29,267<text:s/></text:p>
          </table:table-cell>
          <table:table-cell office:value-type="float" office:value="36586" table:style-name="ce6">
            <text:p>36,586<text:s/></text:p>
          </table:table-cell>
          <table:table-cell office:value-type="float" office:value="87556" table:style-name="ce6">
            <text:p>87,556<text:s/></text:p>
          </table:table-cell>
          <table:table-cell office:value-type="float" office:value="27583" table:style-name="ce6">
            <text:p>27,583<text:s/></text:p>
          </table:table-cell>
          <table:table-cell office:value-type="float" office:value="40950" table:style-name="ce6">
            <text:p>40,950<text:s/></text:p>
          </table:table-cell>
          <table:table-cell office:value-type="float" office:value="42178" table:style-name="ce6">
            <text:p>42,178<text:s/></text:p>
          </table:table-cell>
          <table:table-cell office:value-type="float" office:value="26625" table:style-name="ce6">
            <text:p>26,625<text:s/></text:p>
          </table:table-cell>
          <table:table-cell office:value-type="float" office:value="79072" table:style-name="ce6">
            <text:p>79,072<text:s/></text:p>
          </table:table-cell>
          <table:table-cell office:value-type="float" office:value="24274" table:style-name="ce6">
            <text:p>24,274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40416" table:style-name="ce6">
            <text:p>40,416<text:s/></text:p>
          </table:table-cell>
          <table:table-cell office:value-type="float" office:value="21785" table:style-name="ce6">
            <text:p>21,785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16459" table:style-name="ce6">
            <text:p>16,459<text:s/></text:p>
          </table:table-cell>
          <table:table-cell office:value-type="float" office:value="45771" table:style-name="ce6">
            <text:p>45,771<text:s/></text:p>
          </table:table-cell>
          <table:table-cell office:value-type="float" office:value="27048" table:style-name="ce6">
            <text:p>27,048<text:s/></text:p>
          </table:table-cell>
          <table:table-cell office:value-type="float" office:value="27749" table:style-name="ce6">
            <text:p>27,749<text:s/></text:p>
          </table:table-cell>
          <table:table-cell office:value-type="float" office:value="31160" table:style-name="ce6">
            <text:p>31,160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20562" table:style-name="ce6">
            <text:p>20,562<text:s/></text:p>
          </table:table-cell>
          <table:table-cell office:value-type="float" office:value="35466" table:style-name="ce6">
            <text:p>35,466<text:s/></text:p>
          </table:table-cell>
          <table:table-cell office:value-type="float" office:value="31214" table:style-name="ce6">
            <text:p>31,214<text:s/></text:p>
          </table:table-cell>
          <table:table-cell office:value-type="float" office:value="17032" table:style-name="ce6">
            <text:p>17,032<text:s/></text:p>
          </table:table-cell>
          <table:table-cell office:value-type="float" office:value="13960" table:style-name="ce6">
            <text:p>13,960<text:s/></text:p>
          </table:table-cell>
          <table:table-cell office:value-type="float" office:value="14399" table:style-name="ce6">
            <text:p>14,399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13235" table:style-name="ce6">
            <text:p>13,235<text:s/></text:p>
          </table:table-cell>
          <table:table-cell office:value-type="float" office:value="11865" table:style-name="ce6">
            <text:p>11,865<text:s/></text:p>
          </table:table-cell>
          <table:table-cell table:number-columns-repeated="16275"/>
        </table:table-row>
        <table:table-row table:style-name="ro2">
          <table:table-cell office:value-type="date" office:date-value="2019-12-14T00:00:00" table:style-name="ce5">
            <text:p>2019/12/14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30461" table:style-name="ce6">
            <text:p>30,461<text:s/></text:p>
          </table:table-cell>
          <table:table-cell office:value-type="float" office:value="55675" table:style-name="ce6">
            <text:p>55,675<text:s/></text:p>
          </table:table-cell>
          <table:table-cell office:value-type="float" office:value="21429" table:style-name="ce6">
            <text:p>21,429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14880" table:style-name="ce6">
            <text:p>14,880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36039" table:style-name="ce6">
            <text:p>36,039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19340" table:style-name="ce6">
            <text:p>19,340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45401" table:style-name="ce6">
            <text:p>45,401<text:s/></text:p>
          </table:table-cell>
          <table:table-cell office:value-type="float" office:value="22823" table:style-name="ce6">
            <text:p>22,823<text:s/></text:p>
          </table:table-cell>
          <table:table-cell office:value-type="float" office:value="32887" table:style-name="ce6">
            <text:p>32,887<text:s/></text:p>
          </table:table-cell>
          <table:table-cell office:value-type="float" office:value="31350" table:style-name="ce6">
            <text:p>31,350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38444" table:style-name="ce6">
            <text:p>38,444<text:s/></text:p>
          </table:table-cell>
          <table:table-cell office:value-type="float" office:value="27269" table:style-name="ce6">
            <text:p>27,269<text:s/></text:p>
          </table:table-cell>
          <table:table-cell office:value-type="float" office:value="25121" table:style-name="ce6">
            <text:p>25,121<text:s/></text:p>
          </table:table-cell>
          <table:table-cell office:value-type="float" office:value="22988" table:style-name="ce6">
            <text:p>22,988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219683" table:style-name="ce6">
            <text:p>219,683<text:s/></text:p>
          </table:table-cell>
          <table:table-cell office:value-type="float" office:value="59093" table:style-name="ce6">
            <text:p>59,093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23207" table:style-name="ce6">
            <text:p>23,207<text:s/></text:p>
          </table:table-cell>
          <table:table-cell office:value-type="float" office:value="39459" table:style-name="ce6">
            <text:p>39,459<text:s/></text:p>
          </table:table-cell>
          <table:table-cell office:value-type="float" office:value="43951" table:style-name="ce6">
            <text:p>43,951<text:s/></text:p>
          </table:table-cell>
          <table:table-cell office:value-type="float" office:value="35239" table:style-name="ce6">
            <text:p>35,239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31877" table:style-name="ce6">
            <text:p>31,877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20072" table:style-name="ce6">
            <text:p>20,072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51939" table:style-name="ce6">
            <text:p>51,939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16679" table:style-name="ce6">
            <text:p>16,679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22349" table:style-name="ce6">
            <text:p>22,349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46534" table:style-name="ce6">
            <text:p>46,534<text:s/></text:p>
          </table:table-cell>
          <table:table-cell office:value-type="float" office:value="117079" table:style-name="ce6">
            <text:p>117,079<text:s/></text:p>
          </table:table-cell>
          <table:table-cell office:value-type="float" office:value="45674" table:style-name="ce6">
            <text:p>45,674<text:s/></text:p>
          </table:table-cell>
          <table:table-cell office:value-type="float" office:value="27326" table:style-name="ce6">
            <text:p>27,326<text:s/></text:p>
          </table:table-cell>
          <table:table-cell office:value-type="float" office:value="41904" table:style-name="ce6">
            <text:p>41,904<text:s/></text:p>
          </table:table-cell>
          <table:table-cell office:value-type="float" office:value="114069" table:style-name="ce6">
            <text:p>114,069<text:s/></text:p>
          </table:table-cell>
          <table:table-cell office:value-type="float" office:value="21019" table:style-name="ce6">
            <text:p>21,019<text:s/></text:p>
          </table:table-cell>
          <table:table-cell office:value-type="float" office:value="40543" table:style-name="ce6">
            <text:p>40,543<text:s/></text:p>
          </table:table-cell>
          <table:table-cell office:value-type="float" office:value="40917" table:style-name="ce6">
            <text:p>40,917<text:s/></text:p>
          </table:table-cell>
          <table:table-cell office:value-type="float" office:value="26686" table:style-name="ce6">
            <text:p>26,686<text:s/></text:p>
          </table:table-cell>
          <table:table-cell office:value-type="float" office:value="82064" table:style-name="ce6">
            <text:p>82,064<text:s/></text:p>
          </table:table-cell>
          <table:table-cell office:value-type="float" office:value="19771" table:style-name="ce6">
            <text:p>19,771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43396" table:style-name="ce6">
            <text:p>43,396<text:s/></text:p>
          </table:table-cell>
          <table:table-cell office:value-type="float" office:value="17100" table:style-name="ce6">
            <text:p>17,100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26453" table:style-name="ce6">
            <text:p>26,453<text:s/></text:p>
          </table:table-cell>
          <table:table-cell office:value-type="float" office:value="22245" table:style-name="ce6">
            <text:p>22,245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25964" table:style-name="ce6">
            <text:p>25,964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16608" table:style-name="ce6">
            <text:p>16,608<text:s/></text:p>
          </table:table-cell>
          <table:table-cell office:value-type="float" office:value="26545" table:style-name="ce6">
            <text:p>26,545<text:s/></text:p>
          </table:table-cell>
          <table:table-cell office:value-type="float" office:value="30755" table:style-name="ce6">
            <text:p>30,755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10089" table:style-name="ce6">
            <text:p>10,089<text:s/></text:p>
          </table:table-cell>
          <table:table-cell table:number-columns-repeated="16275"/>
        </table:table-row>
        <table:table-row table:style-name="ro2">
          <table:table-cell office:value-type="date" office:date-value="2019-12-15T00:00:00" table:style-name="ce5">
            <text:p>2019/12/15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23665" table:style-name="ce6">
            <text:p>23,665<text:s/></text:p>
          </table:table-cell>
          <table:table-cell office:value-type="float" office:value="45954" table:style-name="ce6">
            <text:p>45,954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28786" table:style-name="ce6">
            <text:p>28,786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15034" table:style-name="ce6">
            <text:p>15,034<text:s/></text:p>
          </table:table-cell>
          <table:table-cell office:value-type="float" office:value="16511" table:style-name="ce6">
            <text:p>16,511<text:s/></text:p>
          </table:table-cell>
          <table:table-cell office:value-type="float" office:value="17957" table:style-name="ce6">
            <text:p>17,957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38438" table:style-name="ce6">
            <text:p>38,438<text:s/></text:p>
          </table:table-cell>
          <table:table-cell office:value-type="float" office:value="18507" table:style-name="ce6">
            <text:p>18,507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28247" table:style-name="ce6">
            <text:p>28,247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32595" table:style-name="ce6">
            <text:p>32,595<text:s/></text:p>
          </table:table-cell>
          <table:table-cell office:value-type="float" office:value="22763" table:style-name="ce6">
            <text:p>22,763<text:s/></text:p>
          </table:table-cell>
          <table:table-cell office:value-type="float" office:value="21276" table:style-name="ce6">
            <text:p>21,276<text:s/></text:p>
          </table:table-cell>
          <table:table-cell office:value-type="float" office:value="19776" table:style-name="ce6">
            <text:p>19,776<text:s/></text:p>
          </table:table-cell>
          <table:table-cell office:value-type="float" office:value="13401" table:style-name="ce6">
            <text:p>13,401<text:s/></text:p>
          </table:table-cell>
          <table:table-cell office:value-type="float" office:value="214926" table:style-name="ce6">
            <text:p>214,926<text:s/></text:p>
          </table:table-cell>
          <table:table-cell office:value-type="float" office:value="48815" table:style-name="ce6">
            <text:p>48,815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22051" table:style-name="ce6">
            <text:p>22,051<text:s/></text:p>
          </table:table-cell>
          <table:table-cell office:value-type="float" office:value="31895" table:style-name="ce6">
            <text:p>31,895<text:s/></text:p>
          </table:table-cell>
          <table:table-cell office:value-type="float" office:value="36490" table:style-name="ce6">
            <text:p>36,490<text:s/></text:p>
          </table:table-cell>
          <table:table-cell office:value-type="float" office:value="31175" table:style-name="ce6">
            <text:p>31,175<text:s/></text:p>
          </table:table-cell>
          <table:table-cell office:value-type="float" office:value="22788" table:style-name="ce6">
            <text:p>22,788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24523" table:style-name="ce6">
            <text:p>24,523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7454" table:style-name="ce6">
            <text:p>7,454<text:s/></text:p>
          </table:table-cell>
          <table:table-cell office:value-type="float" office:value="17312" table:style-name="ce6">
            <text:p>17,312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52123" table:style-name="ce6">
            <text:p>52,123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19186" table:style-name="ce6">
            <text:p>19,186<text:s/></text:p>
          </table:table-cell>
          <table:table-cell office:value-type="float" office:value="18205" table:style-name="ce6">
            <text:p>18,205<text:s/></text:p>
          </table:table-cell>
          <table:table-cell office:value-type="float" office:value="37155" table:style-name="ce6">
            <text:p>37,155<text:s/></text:p>
          </table:table-cell>
          <table:table-cell office:value-type="float" office:value="87899" table:style-name="ce6">
            <text:p>87,899<text:s/></text:p>
          </table:table-cell>
          <table:table-cell office:value-type="float" office:value="37566" table:style-name="ce6">
            <text:p>37,566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35969" table:style-name="ce6">
            <text:p>35,969<text:s/></text:p>
          </table:table-cell>
          <table:table-cell office:value-type="float" office:value="97754" table:style-name="ce6">
            <text:p>97,754<text:s/></text:p>
          </table:table-cell>
          <table:table-cell office:value-type="float" office:value="16304" table:style-name="ce6">
            <text:p>16,304<text:s/></text:p>
          </table:table-cell>
          <table:table-cell office:value-type="float" office:value="34069" table:style-name="ce6">
            <text:p>34,069<text:s/></text:p>
          </table:table-cell>
          <table:table-cell office:value-type="float" office:value="31976" table:style-name="ce6">
            <text:p>31,976<text:s/></text:p>
          </table:table-cell>
          <table:table-cell office:value-type="float" office:value="21282" table:style-name="ce6">
            <text:p>21,282<text:s/></text:p>
          </table:table-cell>
          <table:table-cell office:value-type="float" office:value="77100" table:style-name="ce6">
            <text:p>77,100<text:s/></text:p>
          </table:table-cell>
          <table:table-cell office:value-type="float" office:value="15428" table:style-name="ce6">
            <text:p>15,428<text:s/></text:p>
          </table:table-cell>
          <table:table-cell office:value-type="float" office:value="14981" table:style-name="ce6">
            <text:p>14,981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20982" table:style-name="ce6">
            <text:p>20,982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42739" table:style-name="ce6">
            <text:p>42,739<text:s/></text:p>
          </table:table-cell>
          <table:table-cell office:value-type="float" office:value="14701" table:style-name="ce6">
            <text:p>14,701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20277" table:style-name="ce6">
            <text:p>20,277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21700" table:style-name="ce6">
            <text:p>21,700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4846" table:style-name="ce6">
            <text:p>14,846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22143" table:style-name="ce6">
            <text:p>22,143<text:s/></text:p>
          </table:table-cell>
          <table:table-cell office:value-type="float" office:value="26442" table:style-name="ce6">
            <text:p>26,442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0397" table:style-name="ce6">
            <text:p>10,397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11947" table:style-name="ce6">
            <text:p>11,947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8462" table:style-name="ce6">
            <text:p>8,462<text:s/></text:p>
          </table:table-cell>
          <table:table-cell table:number-columns-repeated="16275"/>
        </table:table-row>
        <table:table-row table:style-name="ro2">
          <table:table-cell office:value-type="date" office:date-value="2019-12-16T00:00:00" table:style-name="ce5">
            <text:p>2019/12/16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43725" table:style-name="ce6">
            <text:p>43,725<text:s/></text:p>
          </table:table-cell>
          <table:table-cell office:value-type="float" office:value="44844" table:style-name="ce6">
            <text:p>44,844<text:s/></text:p>
          </table:table-cell>
          <table:table-cell office:value-type="float" office:value="28694" table:style-name="ce6">
            <text:p>28,694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9216" table:style-name="ce6">
            <text:p>19,216<text:s/></text:p>
          </table:table-cell>
          <table:table-cell office:value-type="float" office:value="18978" table:style-name="ce6">
            <text:p>18,978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31827" table:style-name="ce6">
            <text:p>31,827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18168" table:style-name="ce6">
            <text:p>18,168<text:s/></text:p>
          </table:table-cell>
          <table:table-cell office:value-type="float" office:value="23224" table:style-name="ce6">
            <text:p>23,224<text:s/></text:p>
          </table:table-cell>
          <table:table-cell office:value-type="float" office:value="19083" table:style-name="ce6">
            <text:p>19,083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0368" table:style-name="ce6">
            <text:p>30,368<text:s/></text:p>
          </table:table-cell>
          <table:table-cell office:value-type="float" office:value="18360" table:style-name="ce6">
            <text:p>18,360<text:s/></text:p>
          </table:table-cell>
          <table:table-cell office:value-type="float" office:value="35864" table:style-name="ce6">
            <text:p>35,864<text:s/></text:p>
          </table:table-cell>
          <table:table-cell office:value-type="float" office:value="30828" table:style-name="ce6">
            <text:p>30,828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38416" table:style-name="ce6">
            <text:p>38,416<text:s/></text:p>
          </table:table-cell>
          <table:table-cell office:value-type="float" office:value="28263" table:style-name="ce6">
            <text:p>28,263<text:s/></text:p>
          </table:table-cell>
          <table:table-cell office:value-type="float" office:value="27585" table:style-name="ce6">
            <text:p>27,585<text:s/></text:p>
          </table:table-cell>
          <table:table-cell office:value-type="float" office:value="24845" table:style-name="ce6">
            <text:p>24,845<text:s/></text:p>
          </table:table-cell>
          <table:table-cell office:value-type="float" office:value="27014" table:style-name="ce6">
            <text:p>27,014<text:s/></text:p>
          </table:table-cell>
          <table:table-cell office:value-type="float" office:value="159509" table:style-name="ce6">
            <text:p>159,509<text:s/></text:p>
          </table:table-cell>
          <table:table-cell office:value-type="float" office:value="43229" table:style-name="ce6">
            <text:p>43,229<text:s/></text:p>
          </table:table-cell>
          <table:table-cell office:value-type="float" office:value="24542" table:style-name="ce6">
            <text:p>24,542<text:s/></text:p>
          </table:table-cell>
          <table:table-cell office:value-type="float" office:value="26803" table:style-name="ce6">
            <text:p>26,803<text:s/></text:p>
          </table:table-cell>
          <table:table-cell office:value-type="float" office:value="28343" table:style-name="ce6">
            <text:p>28,343<text:s/></text:p>
          </table:table-cell>
          <table:table-cell office:value-type="float" office:value="35529" table:style-name="ce6">
            <text:p>35,529<text:s/></text:p>
          </table:table-cell>
          <table:table-cell office:value-type="float" office:value="31663" table:style-name="ce6">
            <text:p>31,663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33837" table:style-name="ce6">
            <text:p>33,837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14338" table:style-name="ce6">
            <text:p>14,338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10831" table:style-name="ce6">
            <text:p>10,831<text:s/></text:p>
          </table:table-cell>
          <table:table-cell office:value-type="float" office:value="40792" table:style-name="ce6">
            <text:p>40,792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4395" table:style-name="ce6">
            <text:p>14,395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23599" table:style-name="ce6">
            <text:p>23,599<text:s/></text:p>
          </table:table-cell>
          <table:table-cell office:value-type="float" office:value="28072" table:style-name="ce6">
            <text:p>28,072<text:s/></text:p>
          </table:table-cell>
          <table:table-cell office:value-type="float" office:value="34150" table:style-name="ce6">
            <text:p>34,150<text:s/></text:p>
          </table:table-cell>
          <table:table-cell office:value-type="float" office:value="49664" table:style-name="ce6">
            <text:p>49,664<text:s/></text:p>
          </table:table-cell>
          <table:table-cell office:value-type="float" office:value="45660" table:style-name="ce6">
            <text:p>45,660<text:s/></text:p>
          </table:table-cell>
          <table:table-cell office:value-type="float" office:value="26790" table:style-name="ce6">
            <text:p>26,790<text:s/></text:p>
          </table:table-cell>
          <table:table-cell office:value-type="float" office:value="32817" table:style-name="ce6">
            <text:p>32,817<text:s/></text:p>
          </table:table-cell>
          <table:table-cell office:value-type="float" office:value="75786" table:style-name="ce6">
            <text:p>75,786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34836" table:style-name="ce6">
            <text:p>34,836<text:s/></text:p>
          </table:table-cell>
          <table:table-cell office:value-type="float" office:value="35363" table:style-name="ce6">
            <text:p>35,363<text:s/></text:p>
          </table:table-cell>
          <table:table-cell office:value-type="float" office:value="22021" table:style-name="ce6">
            <text:p>22,021<text:s/></text:p>
          </table:table-cell>
          <table:table-cell office:value-type="float" office:value="65903" table:style-name="ce6">
            <text:p>65,903<text:s/></text:p>
          </table:table-cell>
          <table:table-cell office:value-type="float" office:value="21352" table:style-name="ce6">
            <text:p>21,352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16390" table:style-name="ce6">
            <text:p>16,390<text:s/></text:p>
          </table:table-cell>
          <table:table-cell office:value-type="float" office:value="36521" table:style-name="ce6">
            <text:p>36,521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42577" table:style-name="ce6">
            <text:p>42,577<text:s/></text:p>
          </table:table-cell>
          <table:table-cell office:value-type="float" office:value="22914" table:style-name="ce6">
            <text:p>22,914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27681" table:style-name="ce6">
            <text:p>27,681<text:s/></text:p>
          </table:table-cell>
          <table:table-cell office:value-type="float" office:value="13924" table:style-name="ce6">
            <text:p>13,924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32450" table:style-name="ce6">
            <text:p>32,450<text:s/></text:p>
          </table:table-cell>
          <table:table-cell office:value-type="float" office:value="27414" table:style-name="ce6">
            <text:p>27,414<text:s/></text:p>
          </table:table-cell>
          <table:table-cell office:value-type="float" office:value="15899" table:style-name="ce6">
            <text:p>15,899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10571" table:style-name="ce6">
            <text:p>10,571<text:s/></text:p>
          </table:table-cell>
          <table:table-cell table:number-columns-repeated="16275"/>
        </table:table-row>
        <table:table-row table:style-name="ro2">
          <table:table-cell office:value-type="date" office:date-value="2019-12-17T00:00:00" table:style-name="ce5">
            <text:p>2019/12/17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16348" table:style-name="ce6">
            <text:p>16,348<text:s/></text:p>
          </table:table-cell>
          <table:table-cell office:value-type="float" office:value="44972" table:style-name="ce6">
            <text:p>44,972<text:s/></text:p>
          </table:table-cell>
          <table:table-cell office:value-type="float" office:value="46509" table:style-name="ce6">
            <text:p>46,509<text:s/></text:p>
          </table:table-cell>
          <table:table-cell office:value-type="float" office:value="29769" table:style-name="ce6">
            <text:p>29,769<text:s/></text:p>
          </table:table-cell>
          <table:table-cell office:value-type="float" office:value="16496" table:style-name="ce6">
            <text:p>16,496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19369" table:style-name="ce6">
            <text:p>19,369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32827" table:style-name="ce6">
            <text:p>32,827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18485" table:style-name="ce6">
            <text:p>18,485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18717" table:style-name="ce6">
            <text:p>18,717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30876" table:style-name="ce6">
            <text:p>30,876<text:s/></text:p>
          </table:table-cell>
          <table:table-cell office:value-type="float" office:value="19249" table:style-name="ce6">
            <text:p>19,249<text:s/></text:p>
          </table:table-cell>
          <table:table-cell office:value-type="float" office:value="36903" table:style-name="ce6">
            <text:p>36,903<text:s/></text:p>
          </table:table-cell>
          <table:table-cell office:value-type="float" office:value="33744" table:style-name="ce6">
            <text:p>33,744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38858" table:style-name="ce6">
            <text:p>38,858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28168" table:style-name="ce6">
            <text:p>28,168<text:s/></text:p>
          </table:table-cell>
          <table:table-cell office:value-type="float" office:value="24354" table:style-name="ce6">
            <text:p>24,354<text:s/></text:p>
          </table:table-cell>
          <table:table-cell office:value-type="float" office:value="28026" table:style-name="ce6">
            <text:p>28,026<text:s/></text:p>
          </table:table-cell>
          <table:table-cell office:value-type="float" office:value="149254" table:style-name="ce6">
            <text:p>149,254<text:s/></text:p>
          </table:table-cell>
          <table:table-cell office:value-type="float" office:value="44187" table:style-name="ce6">
            <text:p>44,187<text:s/></text:p>
          </table:table-cell>
          <table:table-cell office:value-type="float" office:value="24903" table:style-name="ce6">
            <text:p>24,903<text:s/></text:p>
          </table:table-cell>
          <table:table-cell office:value-type="float" office:value="27173" table:style-name="ce6">
            <text:p>27,173<text:s/></text:p>
          </table:table-cell>
          <table:table-cell office:value-type="float" office:value="29496" table:style-name="ce6">
            <text:p>29,496<text:s/></text:p>
          </table:table-cell>
          <table:table-cell office:value-type="float" office:value="36948" table:style-name="ce6">
            <text:p>36,948<text:s/></text:p>
          </table:table-cell>
          <table:table-cell office:value-type="float" office:value="32401" table:style-name="ce6">
            <text:p>32,401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34645" table:style-name="ce6">
            <text:p>34,645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20094" table:style-name="ce6">
            <text:p>20,094<text:s/></text:p>
          </table:table-cell>
          <table:table-cell office:value-type="float" office:value="7367" table:style-name="ce6">
            <text:p>7,367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14877" table:style-name="ce6">
            <text:p>14,877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40754" table:style-name="ce6">
            <text:p>40,754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28921" table:style-name="ce6">
            <text:p>28,921<text:s/></text:p>
          </table:table-cell>
          <table:table-cell office:value-type="float" office:value="34920" table:style-name="ce6">
            <text:p>34,920<text:s/></text:p>
          </table:table-cell>
          <table:table-cell office:value-type="float" office:value="48064" table:style-name="ce6">
            <text:p>48,064<text:s/></text:p>
          </table:table-cell>
          <table:table-cell office:value-type="float" office:value="46389" table:style-name="ce6">
            <text:p>46,389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32989" table:style-name="ce6">
            <text:p>32,989<text:s/></text:p>
          </table:table-cell>
          <table:table-cell office:value-type="float" office:value="76010" table:style-name="ce6">
            <text:p>76,010<text:s/></text:p>
          </table:table-cell>
          <table:table-cell office:value-type="float" office:value="26563" table:style-name="ce6">
            <text:p>26,563<text:s/></text:p>
          </table:table-cell>
          <table:table-cell office:value-type="float" office:value="35102" table:style-name="ce6">
            <text:p>35,102<text:s/></text:p>
          </table:table-cell>
          <table:table-cell office:value-type="float" office:value="36343" table:style-name="ce6">
            <text:p>36,343<text:s/></text:p>
          </table:table-cell>
          <table:table-cell office:value-type="float" office:value="23793" table:style-name="ce6">
            <text:p>23,793<text:s/></text:p>
          </table:table-cell>
          <table:table-cell office:value-type="float" office:value="65321" table:style-name="ce6">
            <text:p>65,321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17828" table:style-name="ce6">
            <text:p>17,828<text:s/></text:p>
          </table:table-cell>
          <table:table-cell office:value-type="float" office:value="15890" table:style-name="ce6">
            <text:p>15,890<text:s/></text:p>
          </table:table-cell>
          <table:table-cell office:value-type="float" office:value="20275" table:style-name="ce6">
            <text:p>20,275<text:s/></text:p>
          </table:table-cell>
          <table:table-cell office:value-type="float" office:value="16487" table:style-name="ce6">
            <text:p>16,487<text:s/></text:p>
          </table:table-cell>
          <table:table-cell office:value-type="float" office:value="34173" table:style-name="ce6">
            <text:p>34,173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43253" table:style-name="ce6">
            <text:p>43,253<text:s/></text:p>
          </table:table-cell>
          <table:table-cell office:value-type="float" office:value="25150" table:style-name="ce6">
            <text:p>25,150<text:s/></text:p>
          </table:table-cell>
          <table:table-cell office:value-type="float" office:value="26216" table:style-name="ce6">
            <text:p>26,216<text:s/></text:p>
          </table:table-cell>
          <table:table-cell office:value-type="float" office:value="28126" table:style-name="ce6">
            <text:p>28,126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5446" table:style-name="ce6">
            <text:p>5,446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14725" table:style-name="ce6">
            <text:p>14,725<text:s/></text:p>
          </table:table-cell>
          <table:table-cell office:value-type="float" office:value="19239" table:style-name="ce6">
            <text:p>19,239<text:s/></text:p>
          </table:table-cell>
          <table:table-cell office:value-type="float" office:value="32586" table:style-name="ce6">
            <text:p>32,586<text:s/></text:p>
          </table:table-cell>
          <table:table-cell office:value-type="float" office:value="28884" table:style-name="ce6">
            <text:p>28,884<text:s/></text:p>
          </table:table-cell>
          <table:table-cell office:value-type="float" office:value="16050" table:style-name="ce6">
            <text:p>16,050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13775" table:style-name="ce6">
            <text:p>13,775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10716" table:style-name="ce6">
            <text:p>10,716<text:s/></text:p>
          </table:table-cell>
          <table:table-cell table:number-columns-repeated="16275"/>
        </table:table-row>
        <table:table-row table:style-name="ro2">
          <table:table-cell office:value-type="date" office:date-value="2019-12-18T00:00:00" table:style-name="ce5">
            <text:p>2019/12/18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45472" table:style-name="ce6">
            <text:p>45,472<text:s/></text:p>
          </table:table-cell>
          <table:table-cell office:value-type="float" office:value="47926" table:style-name="ce6">
            <text:p>47,926<text:s/></text:p>
          </table:table-cell>
          <table:table-cell office:value-type="float" office:value="30050" table:style-name="ce6">
            <text:p>30,050<text:s/></text:p>
          </table:table-cell>
          <table:table-cell office:value-type="float" office:value="17511" table:style-name="ce6">
            <text:p>17,511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5428" table:style-name="ce6">
            <text:p>15,428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20311" table:style-name="ce6">
            <text:p>20,311<text:s/></text:p>
          </table:table-cell>
          <table:table-cell office:value-type="float" office:value="19690" table:style-name="ce6">
            <text:p>19,690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34859" table:style-name="ce6">
            <text:p>34,859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24443" table:style-name="ce6">
            <text:p>24,443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31805" table:style-name="ce6">
            <text:p>31,805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38049" table:style-name="ce6">
            <text:p>38,049<text:s/></text:p>
          </table:table-cell>
          <table:table-cell office:value-type="float" office:value="32199" table:style-name="ce6">
            <text:p>32,199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39575" table:style-name="ce6">
            <text:p>39,575<text:s/></text:p>
          </table:table-cell>
          <table:table-cell office:value-type="float" office:value="29499" table:style-name="ce6">
            <text:p>29,499<text:s/></text:p>
          </table:table-cell>
          <table:table-cell office:value-type="float" office:value="28625" table:style-name="ce6">
            <text:p>28,625<text:s/></text:p>
          </table:table-cell>
          <table:table-cell office:value-type="float" office:value="24384" table:style-name="ce6">
            <text:p>24,384<text:s/></text:p>
          </table:table-cell>
          <table:table-cell office:value-type="float" office:value="27686" table:style-name="ce6">
            <text:p>27,686<text:s/></text:p>
          </table:table-cell>
          <table:table-cell office:value-type="float" office:value="150045" table:style-name="ce6">
            <text:p>150,045<text:s/></text:p>
          </table:table-cell>
          <table:table-cell office:value-type="float" office:value="44841" table:style-name="ce6">
            <text:p>44,841<text:s/></text:p>
          </table:table-cell>
          <table:table-cell office:value-type="float" office:value="24686" table:style-name="ce6">
            <text:p>24,686<text:s/></text:p>
          </table:table-cell>
          <table:table-cell office:value-type="float" office:value="28016" table:style-name="ce6">
            <text:p>28,016<text:s/></text:p>
          </table:table-cell>
          <table:table-cell office:value-type="float" office:value="29014" table:style-name="ce6">
            <text:p>29,014<text:s/></text:p>
          </table:table-cell>
          <table:table-cell office:value-type="float" office:value="36920" table:style-name="ce6">
            <text:p>36,920<text:s/></text:p>
          </table:table-cell>
          <table:table-cell office:value-type="float" office:value="32161" table:style-name="ce6">
            <text:p>32,161<text:s/></text:p>
          </table:table-cell>
          <table:table-cell office:value-type="float" office:value="25868" table:style-name="ce6">
            <text:p>25,868<text:s/></text:p>
          </table:table-cell>
          <table:table-cell office:value-type="float" office:value="14756" table:style-name="ce6">
            <text:p>14,756<text:s/></text:p>
          </table:table-cell>
          <table:table-cell office:value-type="float" office:value="35218" table:style-name="ce6">
            <text:p>35,218<text:s/></text:p>
          </table:table-cell>
          <table:table-cell office:value-type="float" office:value="7947" table:style-name="ce6">
            <text:p>7,947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20522" table:style-name="ce6">
            <text:p>20,522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38231" table:style-name="ce6">
            <text:p>38,231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14590" table:style-name="ce6">
            <text:p>14,590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23845" table:style-name="ce6">
            <text:p>23,845<text:s/></text:p>
          </table:table-cell>
          <table:table-cell office:value-type="float" office:value="29445" table:style-name="ce6">
            <text:p>29,445<text:s/></text:p>
          </table:table-cell>
          <table:table-cell office:value-type="float" office:value="34784" table:style-name="ce6">
            <text:p>34,784<text:s/></text:p>
          </table:table-cell>
          <table:table-cell office:value-type="float" office:value="47683" table:style-name="ce6">
            <text:p>47,683<text:s/></text:p>
          </table:table-cell>
          <table:table-cell office:value-type="float" office:value="46895" table:style-name="ce6">
            <text:p>46,895<text:s/></text:p>
          </table:table-cell>
          <table:table-cell office:value-type="float" office:value="27554" table:style-name="ce6">
            <text:p>27,554<text:s/></text:p>
          </table:table-cell>
          <table:table-cell office:value-type="float" office:value="33244" table:style-name="ce6">
            <text:p>33,244<text:s/></text:p>
          </table:table-cell>
          <table:table-cell office:value-type="float" office:value="75902" table:style-name="ce6">
            <text:p>75,902<text:s/></text:p>
          </table:table-cell>
          <table:table-cell office:value-type="float" office:value="26462" table:style-name="ce6">
            <text:p>26,462<text:s/></text:p>
          </table:table-cell>
          <table:table-cell office:value-type="float" office:value="36187" table:style-name="ce6">
            <text:p>36,187<text:s/></text:p>
          </table:table-cell>
          <table:table-cell office:value-type="float" office:value="37773" table:style-name="ce6">
            <text:p>37,773<text:s/></text:p>
          </table:table-cell>
          <table:table-cell office:value-type="float" office:value="24083" table:style-name="ce6">
            <text:p>24,083<text:s/></text:p>
          </table:table-cell>
          <table:table-cell office:value-type="float" office:value="67559" table:style-name="ce6">
            <text:p>67,559<text:s/></text:p>
          </table:table-cell>
          <table:table-cell office:value-type="float" office:value="22546" table:style-name="ce6">
            <text:p>22,546<text:s/></text:p>
          </table:table-cell>
          <table:table-cell office:value-type="float" office:value="17899" table:style-name="ce6">
            <text:p>17,899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20812" table:style-name="ce6">
            <text:p>20,812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35477" table:style-name="ce6">
            <text:p>35,477<text:s/></text:p>
          </table:table-cell>
          <table:table-cell office:value-type="float" office:value="20341" table:style-name="ce6">
            <text:p>20,341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14610" table:style-name="ce6">
            <text:p>14,610<text:s/></text:p>
          </table:table-cell>
          <table:table-cell office:value-type="float" office:value="44590" table:style-name="ce6">
            <text:p>44,590<text:s/></text:p>
          </table:table-cell>
          <table:table-cell office:value-type="float" office:value="25571" table:style-name="ce6">
            <text:p>25,571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27833" table:style-name="ce6">
            <text:p>27,833<text:s/></text:p>
          </table:table-cell>
          <table:table-cell office:value-type="float" office:value="14581" table:style-name="ce6">
            <text:p>14,581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14814" table:style-name="ce6">
            <text:p>14,814<text:s/></text:p>
          </table:table-cell>
          <table:table-cell office:value-type="float" office:value="19450" table:style-name="ce6">
            <text:p>19,450<text:s/></text:p>
          </table:table-cell>
          <table:table-cell office:value-type="float" office:value="32868" table:style-name="ce6">
            <text:p>32,868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13297" table:style-name="ce6">
            <text:p>13,297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12157" table:style-name="ce6">
            <text:p>12,157<text:s/></text:p>
          </table:table-cell>
          <table:table-cell office:value-type="float" office:value="10939" table:style-name="ce6">
            <text:p>10,939<text:s/></text:p>
          </table:table-cell>
          <table:table-cell table:number-columns-repeated="16275"/>
        </table:table-row>
        <table:table-row table:style-name="ro2">
          <table:table-cell office:value-type="date" office:date-value="2019-12-19T00:00:00" table:style-name="ce5">
            <text:p>2019/12/19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45844" table:style-name="ce6">
            <text:p>45,844<text:s/></text:p>
          </table:table-cell>
          <table:table-cell office:value-type="float" office:value="48628" table:style-name="ce6">
            <text:p>48,628<text:s/></text:p>
          </table:table-cell>
          <table:table-cell office:value-type="float" office:value="30138" table:style-name="ce6">
            <text:p>30,138<text:s/></text:p>
          </table:table-cell>
          <table:table-cell office:value-type="float" office:value="17524" table:style-name="ce6">
            <text:p>17,524<text:s/></text:p>
          </table:table-cell>
          <table:table-cell office:value-type="float" office:value="13294" table:style-name="ce6">
            <text:p>13,294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15351" table:style-name="ce6">
            <text:p>15,351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20085" table:style-name="ce6">
            <text:p>20,085<text:s/></text:p>
          </table:table-cell>
          <table:table-cell office:value-type="float" office:value="19417" table:style-name="ce6">
            <text:p>19,417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34858" table:style-name="ce6">
            <text:p>34,858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12535" table:style-name="ce6">
            <text:p>12,535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19425" table:style-name="ce6">
            <text:p>19,425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32261" table:style-name="ce6">
            <text:p>32,261<text:s/></text:p>
          </table:table-cell>
          <table:table-cell office:value-type="float" office:value="20069" table:style-name="ce6">
            <text:p>20,069<text:s/></text:p>
          </table:table-cell>
          <table:table-cell office:value-type="float" office:value="37692" table:style-name="ce6">
            <text:p>37,692<text:s/></text:p>
          </table:table-cell>
          <table:table-cell office:value-type="float" office:value="32345" table:style-name="ce6">
            <text:p>32,345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38882" table:style-name="ce6">
            <text:p>38,882<text:s/></text:p>
          </table:table-cell>
          <table:table-cell office:value-type="float" office:value="28830" table:style-name="ce6">
            <text:p>28,830<text:s/></text:p>
          </table:table-cell>
          <table:table-cell office:value-type="float" office:value="28441" table:style-name="ce6">
            <text:p>28,441<text:s/></text:p>
          </table:table-cell>
          <table:table-cell office:value-type="float" office:value="24489" table:style-name="ce6">
            <text:p>24,489<text:s/></text:p>
          </table:table-cell>
          <table:table-cell office:value-type="float" office:value="27327" table:style-name="ce6">
            <text:p>27,327<text:s/></text:p>
          </table:table-cell>
          <table:table-cell office:value-type="float" office:value="152457" table:style-name="ce6">
            <text:p>152,457<text:s/></text:p>
          </table:table-cell>
          <table:table-cell office:value-type="float" office:value="45439" table:style-name="ce6">
            <text:p>45,439<text:s/></text:p>
          </table:table-cell>
          <table:table-cell office:value-type="float" office:value="24721" table:style-name="ce6">
            <text:p>24,721<text:s/></text:p>
          </table:table-cell>
          <table:table-cell office:value-type="float" office:value="27631" table:style-name="ce6">
            <text:p>27,631<text:s/></text:p>
          </table:table-cell>
          <table:table-cell office:value-type="float" office:value="29720" table:style-name="ce6">
            <text:p>29,720<text:s/></text:p>
          </table:table-cell>
          <table:table-cell office:value-type="float" office:value="37733" table:style-name="ce6">
            <text:p>37,733<text:s/></text:p>
          </table:table-cell>
          <table:table-cell office:value-type="float" office:value="32402" table:style-name="ce6">
            <text:p>32,402<text:s/></text:p>
          </table:table-cell>
          <table:table-cell office:value-type="float" office:value="25367" table:style-name="ce6">
            <text:p>25,367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34367" table:style-name="ce6">
            <text:p>34,367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20087" table:style-name="ce6">
            <text:p>20,087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15005" table:style-name="ce6">
            <text:p>15,005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39236" table:style-name="ce6">
            <text:p>39,236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14394" table:style-name="ce6">
            <text:p>14,394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23713" table:style-name="ce6">
            <text:p>23,713<text:s/></text:p>
          </table:table-cell>
          <table:table-cell office:value-type="float" office:value="29442" table:style-name="ce6">
            <text:p>29,442<text:s/></text:p>
          </table:table-cell>
          <table:table-cell office:value-type="float" office:value="35422" table:style-name="ce6">
            <text:p>35,422<text:s/></text:p>
          </table:table-cell>
          <table:table-cell office:value-type="float" office:value="48278" table:style-name="ce6">
            <text:p>48,278<text:s/></text:p>
          </table:table-cell>
          <table:table-cell office:value-type="float" office:value="46862" table:style-name="ce6">
            <text:p>46,862<text:s/></text:p>
          </table:table-cell>
          <table:table-cell office:value-type="float" office:value="27679" table:style-name="ce6">
            <text:p>27,679<text:s/></text:p>
          </table:table-cell>
          <table:table-cell office:value-type="float" office:value="33610" table:style-name="ce6">
            <text:p>33,610<text:s/></text:p>
          </table:table-cell>
          <table:table-cell office:value-type="float" office:value="76723" table:style-name="ce6">
            <text:p>76,723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36682" table:style-name="ce6">
            <text:p>36,682<text:s/></text:p>
          </table:table-cell>
          <table:table-cell office:value-type="float" office:value="39772" table:style-name="ce6">
            <text:p>39,772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68775" table:style-name="ce6">
            <text:p>68,775<text:s/></text:p>
          </table:table-cell>
          <table:table-cell office:value-type="float" office:value="22909" table:style-name="ce6">
            <text:p>22,909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16455" table:style-name="ce6">
            <text:p>16,455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15938" table:style-name="ce6">
            <text:p>15,938<text:s/></text:p>
          </table:table-cell>
          <table:table-cell office:value-type="float" office:value="36471" table:style-name="ce6">
            <text:p>36,471<text:s/></text:p>
          </table:table-cell>
          <table:table-cell office:value-type="float" office:value="20438" table:style-name="ce6">
            <text:p>20,438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44739" table:style-name="ce6">
            <text:p>44,739<text:s/></text:p>
          </table:table-cell>
          <table:table-cell office:value-type="float" office:value="26008" table:style-name="ce6">
            <text:p>26,008<text:s/></text:p>
          </table:table-cell>
          <table:table-cell office:value-type="float" office:value="26609" table:style-name="ce6">
            <text:p>26,609<text:s/></text:p>
          </table:table-cell>
          <table:table-cell office:value-type="float" office:value="28051" table:style-name="ce6">
            <text:p>28,051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11519" table:style-name="ce6">
            <text:p>11,519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19705" table:style-name="ce6">
            <text:p>19,705<text:s/></text:p>
          </table:table-cell>
          <table:table-cell office:value-type="float" office:value="33118" table:style-name="ce6">
            <text:p>33,118<text:s/></text:p>
          </table:table-cell>
          <table:table-cell office:value-type="float" office:value="28703" table:style-name="ce6">
            <text:p>28,703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13943" table:style-name="ce6">
            <text:p>13,943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10848" table:style-name="ce6">
            <text:p>10,848<text:s/></text:p>
          </table:table-cell>
          <table:table-cell table:number-columns-repeated="16275"/>
        </table:table-row>
        <table:table-row table:style-name="ro2">
          <table:table-cell office:value-type="date" office:date-value="2019-12-20T00:00:00" table:style-name="ce5">
            <text:p>2019/12/20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48535" table:style-name="ce6">
            <text:p>48,535<text:s/></text:p>
          </table:table-cell>
          <table:table-cell office:value-type="float" office:value="56972" table:style-name="ce6">
            <text:p>56,972<text:s/></text:p>
          </table:table-cell>
          <table:table-cell office:value-type="float" office:value="31945" table:style-name="ce6">
            <text:p>31,945<text:s/></text:p>
          </table:table-cell>
          <table:table-cell office:value-type="float" office:value="18945" table:style-name="ce6">
            <text:p>18,945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5886" table:style-name="ce6">
            <text:p>15,886<text:s/></text:p>
          </table:table-cell>
          <table:table-cell office:value-type="float" office:value="21106" table:style-name="ce6">
            <text:p>21,106<text:s/></text:p>
          </table:table-cell>
          <table:table-cell office:value-type="float" office:value="20087" table:style-name="ce6">
            <text:p>20,087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41047" table:style-name="ce6">
            <text:p>41,047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20533" table:style-name="ce6">
            <text:p>20,533<text:s/></text:p>
          </table:table-cell>
          <table:table-cell office:value-type="float" office:value="26001" table:style-name="ce6">
            <text:p>26,001<text:s/></text:p>
          </table:table-cell>
          <table:table-cell office:value-type="float" office:value="20293" table:style-name="ce6">
            <text:p>20,293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38395" table:style-name="ce6">
            <text:p>38,395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40923" table:style-name="ce6">
            <text:p>40,923<text:s/></text:p>
          </table:table-cell>
          <table:table-cell office:value-type="float" office:value="35465" table:style-name="ce6">
            <text:p>35,465<text:s/></text:p>
          </table:table-cell>
          <table:table-cell office:value-type="float" office:value="13227" table:style-name="ce6">
            <text:p>13,227<text:s/></text:p>
          </table:table-cell>
          <table:table-cell office:value-type="float" office:value="43016" table:style-name="ce6">
            <text:p>43,016<text:s/></text:p>
          </table:table-cell>
          <table:table-cell office:value-type="float" office:value="31756" table:style-name="ce6">
            <text:p>31,756<text:s/></text:p>
          </table:table-cell>
          <table:table-cell office:value-type="float" office:value="30629" table:style-name="ce6">
            <text:p>30,629<text:s/></text:p>
          </table:table-cell>
          <table:table-cell office:value-type="float" office:value="25419" table:style-name="ce6">
            <text:p>25,419<text:s/></text:p>
          </table:table-cell>
          <table:table-cell office:value-type="float" office:value="27614" table:style-name="ce6">
            <text:p>27,614<text:s/></text:p>
          </table:table-cell>
          <table:table-cell office:value-type="float" office:value="187813" table:style-name="ce6">
            <text:p>187,813<text:s/></text:p>
          </table:table-cell>
          <table:table-cell office:value-type="float" office:value="52440" table:style-name="ce6">
            <text:p>52,440<text:s/></text:p>
          </table:table-cell>
          <table:table-cell office:value-type="float" office:value="26776" table:style-name="ce6">
            <text:p>26,776<text:s/></text:p>
          </table:table-cell>
          <table:table-cell office:value-type="float" office:value="29284" table:style-name="ce6">
            <text:p>29,284<text:s/></text:p>
          </table:table-cell>
          <table:table-cell office:value-type="float" office:value="32087" table:style-name="ce6">
            <text:p>32,087<text:s/></text:p>
          </table:table-cell>
          <table:table-cell office:value-type="float" office:value="39651" table:style-name="ce6">
            <text:p>39,651<text:s/></text:p>
          </table:table-cell>
          <table:table-cell office:value-type="float" office:value="35178" table:style-name="ce6">
            <text:p>35,178<text:s/></text:p>
          </table:table-cell>
          <table:table-cell office:value-type="float" office:value="27496" table:style-name="ce6">
            <text:p>27,496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36795" table:style-name="ce6">
            <text:p>36,795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22446" table:style-name="ce6">
            <text:p>22,446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6361" table:style-name="ce6">
            <text:p>16,361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44633" table:style-name="ce6">
            <text:p>44,633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15498" table:style-name="ce6">
            <text:p>15,498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25064" table:style-name="ce6">
            <text:p>25,064<text:s/></text:p>
          </table:table-cell>
          <table:table-cell office:value-type="float" office:value="30107" table:style-name="ce6">
            <text:p>30,107<text:s/></text:p>
          </table:table-cell>
          <table:table-cell office:value-type="float" office:value="38752" table:style-name="ce6">
            <text:p>38,752<text:s/></text:p>
          </table:table-cell>
          <table:table-cell office:value-type="float" office:value="59289" table:style-name="ce6">
            <text:p>59,289<text:s/></text:p>
          </table:table-cell>
          <table:table-cell office:value-type="float" office:value="50894" table:style-name="ce6">
            <text:p>50,894<text:s/></text:p>
          </table:table-cell>
          <table:table-cell office:value-type="float" office:value="29814" table:style-name="ce6">
            <text:p>29,814<text:s/></text:p>
          </table:table-cell>
          <table:table-cell office:value-type="float" office:value="35564" table:style-name="ce6">
            <text:p>35,564<text:s/></text:p>
          </table:table-cell>
          <table:table-cell office:value-type="float" office:value="89059" table:style-name="ce6">
            <text:p>89,059<text:s/></text:p>
          </table:table-cell>
          <table:table-cell office:value-type="float" office:value="28301" table:style-name="ce6">
            <text:p>28,301<text:s/></text:p>
          </table:table-cell>
          <table:table-cell office:value-type="float" office:value="41297" table:style-name="ce6">
            <text:p>41,297<text:s/></text:p>
          </table:table-cell>
          <table:table-cell office:value-type="float" office:value="45091" table:style-name="ce6">
            <text:p>45,091<text:s/></text:p>
          </table:table-cell>
          <table:table-cell office:value-type="float" office:value="27468" table:style-name="ce6">
            <text:p>27,468<text:s/></text:p>
          </table:table-cell>
          <table:table-cell office:value-type="float" office:value="80751" table:style-name="ce6">
            <text:p>80,751<text:s/></text:p>
          </table:table-cell>
          <table:table-cell office:value-type="float" office:value="24374" table:style-name="ce6">
            <text:p>24,374<text:s/></text:p>
          </table:table-cell>
          <table:table-cell office:value-type="float" office:value="19598" table:style-name="ce6">
            <text:p>19,598<text:s/></text:p>
          </table:table-cell>
          <table:table-cell office:value-type="float" office:value="17288" table:style-name="ce6">
            <text:p>17,288<text:s/></text:p>
          </table:table-cell>
          <table:table-cell office:value-type="float" office:value="23895" table:style-name="ce6">
            <text:p>23,895<text:s/></text:p>
          </table:table-cell>
          <table:table-cell office:value-type="float" office:value="16660" table:style-name="ce6">
            <text:p>16,660<text:s/></text:p>
          </table:table-cell>
          <table:table-cell office:value-type="float" office:value="46812" table:style-name="ce6">
            <text:p>46,812<text:s/></text:p>
          </table:table-cell>
          <table:table-cell office:value-type="float" office:value="22387" table:style-name="ce6">
            <text:p>22,387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16588" table:style-name="ce6">
            <text:p>16,588<text:s/></text:p>
          </table:table-cell>
          <table:table-cell office:value-type="float" office:value="47116" table:style-name="ce6">
            <text:p>47,116<text:s/></text:p>
          </table:table-cell>
          <table:table-cell office:value-type="float" office:value="28326" table:style-name="ce6">
            <text:p>28,326<text:s/></text:p>
          </table:table-cell>
          <table:table-cell office:value-type="float" office:value="28239" table:style-name="ce6">
            <text:p>28,239<text:s/></text:p>
          </table:table-cell>
          <table:table-cell office:value-type="float" office:value="29689" table:style-name="ce6">
            <text:p>29,689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17861" table:style-name="ce6">
            <text:p>17,861<text:s/></text:p>
          </table:table-cell>
          <table:table-cell office:value-type="float" office:value="21008" table:style-name="ce6">
            <text:p>21,008<text:s/></text:p>
          </table:table-cell>
          <table:table-cell office:value-type="float" office:value="35376" table:style-name="ce6">
            <text:p>35,376<text:s/></text:p>
          </table:table-cell>
          <table:table-cell office:value-type="float" office:value="31791" table:style-name="ce6">
            <text:p>31,791<text:s/></text:p>
          </table:table-cell>
          <table:table-cell office:value-type="float" office:value="17052" table:style-name="ce6">
            <text:p>17,052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14337" table:style-name="ce6">
            <text:p>14,337<text:s/></text:p>
          </table:table-cell>
          <table:table-cell office:value-type="float" office:value="15147" table:style-name="ce6">
            <text:p>15,147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11828" table:style-name="ce6">
            <text:p>11,828<text:s/></text:p>
          </table:table-cell>
          <table:table-cell table:number-columns-repeated="16275"/>
        </table:table-row>
        <table:table-row table:style-name="ro2">
          <table:table-cell office:value-type="date" office:date-value="2019-12-21T00:00:00" table:style-name="ce5">
            <text:p>2019/12/21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28494" table:style-name="ce6">
            <text:p>28,494<text:s/></text:p>
          </table:table-cell>
          <table:table-cell office:value-type="float" office:value="55624" table:style-name="ce6">
            <text:p>55,624<text:s/></text:p>
          </table:table-cell>
          <table:table-cell office:value-type="float" office:value="24129" table:style-name="ce6">
            <text:p>24,129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14138" table:style-name="ce6">
            <text:p>14,138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22341" table:style-name="ce6">
            <text:p>22,341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17233" table:style-name="ce6">
            <text:p>17,233<text:s/></text:p>
          </table:table-cell>
          <table:table-cell office:value-type="float" office:value="19776" table:style-name="ce6">
            <text:p>19,776<text:s/></text:p>
          </table:table-cell>
          <table:table-cell office:value-type="float" office:value="17903" table:style-name="ce6">
            <text:p>17,903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35982" table:style-name="ce6">
            <text:p>35,982<text:s/></text:p>
          </table:table-cell>
          <table:table-cell office:value-type="float" office:value="19779" table:style-name="ce6">
            <text:p>19,779<text:s/></text:p>
          </table:table-cell>
          <table:table-cell office:value-type="float" office:value="32275" table:style-name="ce6">
            <text:p>32,275<text:s/></text:p>
          </table:table-cell>
          <table:table-cell office:value-type="float" office:value="33891" table:style-name="ce6">
            <text:p>33,891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37389" table:style-name="ce6">
            <text:p>37,389<text:s/></text:p>
          </table:table-cell>
          <table:table-cell office:value-type="float" office:value="26373" table:style-name="ce6">
            <text:p>26,373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196286" table:style-name="ce6">
            <text:p>196,286<text:s/></text:p>
          </table:table-cell>
          <table:table-cell office:value-type="float" office:value="56986" table:style-name="ce6">
            <text:p>56,986<text:s/></text:p>
          </table:table-cell>
          <table:table-cell office:value-type="float" office:value="23800" table:style-name="ce6">
            <text:p>23,800<text:s/></text:p>
          </table:table-cell>
          <table:table-cell office:value-type="float" office:value="23489" table:style-name="ce6">
            <text:p>23,489<text:s/></text:p>
          </table:table-cell>
          <table:table-cell office:value-type="float" office:value="34177" table:style-name="ce6">
            <text:p>34,177<text:s/></text:p>
          </table:table-cell>
          <table:table-cell office:value-type="float" office:value="40545" table:style-name="ce6">
            <text:p>40,545<text:s/></text:p>
          </table:table-cell>
          <table:table-cell office:value-type="float" office:value="33949" table:style-name="ce6">
            <text:p>33,949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27545" table:style-name="ce6">
            <text:p>27,545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19566" table:style-name="ce6">
            <text:p>19,566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43316" table:style-name="ce6">
            <text:p>43,316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40422" table:style-name="ce6">
            <text:p>40,422<text:s/></text:p>
          </table:table-cell>
          <table:table-cell office:value-type="float" office:value="82276" table:style-name="ce6">
            <text:p>82,276<text:s/></text:p>
          </table:table-cell>
          <table:table-cell office:value-type="float" office:value="42841" table:style-name="ce6">
            <text:p>42,841<text:s/></text:p>
          </table:table-cell>
          <table:table-cell office:value-type="float" office:value="25946" table:style-name="ce6">
            <text:p>25,946<text:s/></text:p>
          </table:table-cell>
          <table:table-cell office:value-type="float" office:value="38789" table:style-name="ce6">
            <text:p>38,789<text:s/></text:p>
          </table:table-cell>
          <table:table-cell office:value-type="float" office:value="101463" table:style-name="ce6">
            <text:p>101,463<text:s/></text:p>
          </table:table-cell>
          <table:table-cell office:value-type="float" office:value="22487" table:style-name="ce6">
            <text:p>22,487<text:s/></text:p>
          </table:table-cell>
          <table:table-cell office:value-type="float" office:value="40074" table:style-name="ce6">
            <text:p>40,074<text:s/></text:p>
          </table:table-cell>
          <table:table-cell office:value-type="float" office:value="39566" table:style-name="ce6">
            <text:p>39,566<text:s/></text:p>
          </table:table-cell>
          <table:table-cell office:value-type="float" office:value="23997" table:style-name="ce6">
            <text:p>23,997<text:s/></text:p>
          </table:table-cell>
          <table:table-cell office:value-type="float" office:value="79558" table:style-name="ce6">
            <text:p>79,558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19894" table:style-name="ce6">
            <text:p>19,894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49418" table:style-name="ce6">
            <text:p>49,418<text:s/></text:p>
          </table:table-cell>
          <table:table-cell office:value-type="float" office:value="16745" table:style-name="ce6">
            <text:p>16,745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20477" table:style-name="ce6">
            <text:p>20,477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24028" table:style-name="ce6">
            <text:p>24,028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6307" table:style-name="ce6">
            <text:p>16,307<text:s/></text:p>
          </table:table-cell>
          <table:table-cell office:value-type="float" office:value="16976" table:style-name="ce6">
            <text:p>16,976<text:s/></text:p>
          </table:table-cell>
          <table:table-cell office:value-type="float" office:value="27122" table:style-name="ce6">
            <text:p>27,122<text:s/></text:p>
          </table:table-cell>
          <table:table-cell office:value-type="float" office:value="28818" table:style-name="ce6">
            <text:p>28,818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9912" table:style-name="ce6">
            <text:p>9,912<text:s/></text:p>
          </table:table-cell>
          <table:table-cell table:number-columns-repeated="16275"/>
        </table:table-row>
        <table:table-row table:style-name="ro2">
          <table:table-cell office:value-type="date" office:date-value="2019-12-22T00:00:00" table:style-name="ce5">
            <text:p>2019/12/22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23612" table:style-name="ce6">
            <text:p>23,612<text:s/></text:p>
          </table:table-cell>
          <table:table-cell office:value-type="float" office:value="46520" table:style-name="ce6">
            <text:p>46,520<text:s/></text:p>
          </table:table-cell>
          <table:table-cell office:value-type="float" office:value="16333" table:style-name="ce6">
            <text:p>16,333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10374" table:style-name="ce6">
            <text:p>10,374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18212" table:style-name="ce6">
            <text:p>18,212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14362" table:style-name="ce6">
            <text:p>14,362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30733" table:style-name="ce6">
            <text:p>30,733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25004" table:style-name="ce6">
            <text:p>25,004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30801" table:style-name="ce6">
            <text:p>30,801<text:s/></text:p>
          </table:table-cell>
          <table:table-cell office:value-type="float" office:value="22176" table:style-name="ce6">
            <text:p>22,176<text:s/></text:p>
          </table:table-cell>
          <table:table-cell office:value-type="float" office:value="20173" table:style-name="ce6">
            <text:p>20,173<text:s/></text:p>
          </table:table-cell>
          <table:table-cell office:value-type="float" office:value="17838" table:style-name="ce6">
            <text:p>17,838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201456" table:style-name="ce6">
            <text:p>201,456<text:s/></text:p>
          </table:table-cell>
          <table:table-cell office:value-type="float" office:value="48467" table:style-name="ce6">
            <text:p>48,467<text:s/></text:p>
          </table:table-cell>
          <table:table-cell office:value-type="float" office:value="18415" table:style-name="ce6">
            <text:p>18,415<text:s/></text:p>
          </table:table-cell>
          <table:table-cell office:value-type="float" office:value="20888" table:style-name="ce6">
            <text:p>20,888<text:s/></text:p>
          </table:table-cell>
          <table:table-cell office:value-type="float" office:value="29221" table:style-name="ce6">
            <text:p>29,221<text:s/></text:p>
          </table:table-cell>
          <table:table-cell office:value-type="float" office:value="32720" table:style-name="ce6">
            <text:p>32,720<text:s/></text:p>
          </table:table-cell>
          <table:table-cell office:value-type="float" office:value="27239" table:style-name="ce6">
            <text:p>27,239<text:s/></text:p>
          </table:table-cell>
          <table:table-cell office:value-type="float" office:value="20789" table:style-name="ce6">
            <text:p>20,789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21741" table:style-name="ce6">
            <text:p>21,741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39593" table:style-name="ce6">
            <text:p>39,593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17522" table:style-name="ce6">
            <text:p>17,522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32683" table:style-name="ce6">
            <text:p>32,683<text:s/></text:p>
          </table:table-cell>
          <table:table-cell office:value-type="float" office:value="61921" table:style-name="ce6">
            <text:p>61,921<text:s/></text:p>
          </table:table-cell>
          <table:table-cell office:value-type="float" office:value="33751" table:style-name="ce6">
            <text:p>33,751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35203" table:style-name="ce6">
            <text:p>35,203<text:s/></text:p>
          </table:table-cell>
          <table:table-cell office:value-type="float" office:value="91048" table:style-name="ce6">
            <text:p>91,048<text:s/></text:p>
          </table:table-cell>
          <table:table-cell office:value-type="float" office:value="17174" table:style-name="ce6">
            <text:p>17,174<text:s/></text:p>
          </table:table-cell>
          <table:table-cell office:value-type="float" office:value="33929" table:style-name="ce6">
            <text:p>33,929<text:s/></text:p>
          </table:table-cell>
          <table:table-cell office:value-type="float" office:value="31689" table:style-name="ce6">
            <text:p>31,689<text:s/></text:p>
          </table:table-cell>
          <table:table-cell office:value-type="float" office:value="18892" table:style-name="ce6">
            <text:p>18,892<text:s/></text:p>
          </table:table-cell>
          <table:table-cell office:value-type="float" office:value="67960" table:style-name="ce6">
            <text:p>67,960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18108" table:style-name="ce6">
            <text:p>18,108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46916" table:style-name="ce6">
            <text:p>46,916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19304" table:style-name="ce6">
            <text:p>19,304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19756" table:style-name="ce6">
            <text:p>19,756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13822" table:style-name="ce6">
            <text:p>13,822<text:s/></text:p>
          </table:table-cell>
          <table:table-cell office:value-type="float" office:value="20768" table:style-name="ce6">
            <text:p>20,768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8053" table:style-name="ce6">
            <text:p>8,053<text:s/></text:p>
          </table:table-cell>
          <table:table-cell table:number-columns-repeated="16275"/>
        </table:table-row>
        <table:table-row table:style-name="ro2">
          <table:table-cell office:value-type="date" office:date-value="2019-12-23T00:00:00" table:style-name="ce5">
            <text:p>2019/12/23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44362" table:style-name="ce6">
            <text:p>44,362<text:s/></text:p>
          </table:table-cell>
          <table:table-cell office:value-type="float" office:value="47957" table:style-name="ce6">
            <text:p>47,957<text:s/></text:p>
          </table:table-cell>
          <table:table-cell office:value-type="float" office:value="29449" table:style-name="ce6">
            <text:p>29,449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4782" table:style-name="ce6">
            <text:p>14,782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19401" table:style-name="ce6">
            <text:p>19,401<text:s/></text:p>
          </table:table-cell>
          <table:table-cell office:value-type="float" office:value="18701" table:style-name="ce6">
            <text:p>18,701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31984" table:style-name="ce6">
            <text:p>31,984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13588" table:style-name="ce6">
            <text:p>13,588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18400" table:style-name="ce6">
            <text:p>18,400<text:s/></text:p>
          </table:table-cell>
          <table:table-cell office:value-type="float" office:value="23472" table:style-name="ce6">
            <text:p>23,472<text:s/></text:p>
          </table:table-cell>
          <table:table-cell office:value-type="float" office:value="18079" table:style-name="ce6">
            <text:p>18,079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29998" table:style-name="ce6">
            <text:p>29,998<text:s/></text:p>
          </table:table-cell>
          <table:table-cell office:value-type="float" office:value="18416" table:style-name="ce6">
            <text:p>18,416<text:s/></text:p>
          </table:table-cell>
          <table:table-cell office:value-type="float" office:value="35997" table:style-name="ce6">
            <text:p>35,997<text:s/></text:p>
          </table:table-cell>
          <table:table-cell office:value-type="float" office:value="30469" table:style-name="ce6">
            <text:p>30,469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38574" table:style-name="ce6">
            <text:p>38,574<text:s/></text:p>
          </table:table-cell>
          <table:table-cell office:value-type="float" office:value="28390" table:style-name="ce6">
            <text:p>28,390<text:s/></text:p>
          </table:table-cell>
          <table:table-cell office:value-type="float" office:value="27677" table:style-name="ce6">
            <text:p>27,677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26669" table:style-name="ce6">
            <text:p>26,669<text:s/></text:p>
          </table:table-cell>
          <table:table-cell office:value-type="float" office:value="162863" table:style-name="ce6">
            <text:p>162,863<text:s/></text:p>
          </table:table-cell>
          <table:table-cell office:value-type="float" office:value="45480" table:style-name="ce6">
            <text:p>45,480<text:s/></text:p>
          </table:table-cell>
          <table:table-cell office:value-type="float" office:value="24591" table:style-name="ce6">
            <text:p>24,591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28712" table:style-name="ce6">
            <text:p>28,712<text:s/></text:p>
          </table:table-cell>
          <table:table-cell office:value-type="float" office:value="36490" table:style-name="ce6">
            <text:p>36,490<text:s/></text:p>
          </table:table-cell>
          <table:table-cell office:value-type="float" office:value="31460" table:style-name="ce6">
            <text:p>31,460<text:s/></text:p>
          </table:table-cell>
          <table:table-cell office:value-type="float" office:value="24682" table:style-name="ce6">
            <text:p>24,682<text:s/></text:p>
          </table:table-cell>
          <table:table-cell office:value-type="float" office:value="14285" table:style-name="ce6">
            <text:p>14,285<text:s/></text:p>
          </table:table-cell>
          <table:table-cell office:value-type="float" office:value="33396" table:style-name="ce6">
            <text:p>33,396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9978" table:style-name="ce6">
            <text:p>19,978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39900" table:style-name="ce6">
            <text:p>39,900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23807" table:style-name="ce6">
            <text:p>23,807<text:s/></text:p>
          </table:table-cell>
          <table:table-cell office:value-type="float" office:value="28546" table:style-name="ce6">
            <text:p>28,546<text:s/></text:p>
          </table:table-cell>
          <table:table-cell office:value-type="float" office:value="34874" table:style-name="ce6">
            <text:p>34,874<text:s/></text:p>
          </table:table-cell>
          <table:table-cell office:value-type="float" office:value="51589" table:style-name="ce6">
            <text:p>51,589<text:s/></text:p>
          </table:table-cell>
          <table:table-cell office:value-type="float" office:value="46272" table:style-name="ce6">
            <text:p>46,272<text:s/></text:p>
          </table:table-cell>
          <table:table-cell office:value-type="float" office:value="26868" table:style-name="ce6">
            <text:p>26,868<text:s/></text:p>
          </table:table-cell>
          <table:table-cell office:value-type="float" office:value="34291" table:style-name="ce6">
            <text:p>34,291<text:s/></text:p>
          </table:table-cell>
          <table:table-cell office:value-type="float" office:value="78527" table:style-name="ce6">
            <text:p>78,527<text:s/></text:p>
          </table:table-cell>
          <table:table-cell office:value-type="float" office:value="24722" table:style-name="ce6">
            <text:p>24,722<text:s/></text:p>
          </table:table-cell>
          <table:table-cell office:value-type="float" office:value="37031" table:style-name="ce6">
            <text:p>37,031<text:s/></text:p>
          </table:table-cell>
          <table:table-cell office:value-type="float" office:value="37354" table:style-name="ce6">
            <text:p>37,354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70841" table:style-name="ce6">
            <text:p>70,841<text:s/></text:p>
          </table:table-cell>
          <table:table-cell office:value-type="float" office:value="21890" table:style-name="ce6">
            <text:p>21,890<text:s/></text:p>
          </table:table-cell>
          <table:table-cell office:value-type="float" office:value="17675" table:style-name="ce6">
            <text:p>17,675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20287" table:style-name="ce6">
            <text:p>20,287<text:s/></text:p>
          </table:table-cell>
          <table:table-cell office:value-type="float" office:value="16361" table:style-name="ce6">
            <text:p>16,361<text:s/></text:p>
          </table:table-cell>
          <table:table-cell office:value-type="float" office:value="45764" table:style-name="ce6">
            <text:p>45,764<text:s/></text:p>
          </table:table-cell>
          <table:table-cell office:value-type="float" office:value="20056" table:style-name="ce6">
            <text:p>20,056<text:s/></text:p>
          </table:table-cell>
          <table:table-cell office:value-type="float" office:value="8701" table:style-name="ce6">
            <text:p>8,701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43414" table:style-name="ce6">
            <text:p>43,414<text:s/></text:p>
          </table:table-cell>
          <table:table-cell office:value-type="float" office:value="24580" table:style-name="ce6">
            <text:p>24,580<text:s/></text:p>
          </table:table-cell>
          <table:table-cell office:value-type="float" office:value="25992" table:style-name="ce6">
            <text:p>25,992<text:s/></text:p>
          </table:table-cell>
          <table:table-cell office:value-type="float" office:value="27857" table:style-name="ce6">
            <text:p>27,857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0110" table:style-name="ce6">
            <text:p>10,110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19472" table:style-name="ce6">
            <text:p>19,472<text:s/></text:p>
          </table:table-cell>
          <table:table-cell office:value-type="float" office:value="31892" table:style-name="ce6">
            <text:p>31,892<text:s/></text:p>
          </table:table-cell>
          <table:table-cell office:value-type="float" office:value="28348" table:style-name="ce6">
            <text:p>28,348<text:s/></text:p>
          </table:table-cell>
          <table:table-cell office:value-type="float" office:value="16016" table:style-name="ce6">
            <text:p>16,016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0695" table:style-name="ce6">
            <text:p>10,695<text:s/></text:p>
          </table:table-cell>
          <table:table-cell table:number-columns-repeated="16275"/>
        </table:table-row>
        <table:table-row table:style-name="ro2">
          <table:table-cell office:value-type="date" office:date-value="2019-12-24T00:00:00" table:style-name="ce5">
            <text:p>2019/12/24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17300" table:style-name="ce6">
            <text:p>17,300<text:s/></text:p>
          </table:table-cell>
          <table:table-cell office:value-type="float" office:value="46078" table:style-name="ce6">
            <text:p>46,078<text:s/></text:p>
          </table:table-cell>
          <table:table-cell office:value-type="float" office:value="51400" table:style-name="ce6">
            <text:p>51,400<text:s/></text:p>
          </table:table-cell>
          <table:table-cell office:value-type="float" office:value="30187" table:style-name="ce6">
            <text:p>30,187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20238" table:style-name="ce6">
            <text:p>20,238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33202" table:style-name="ce6">
            <text:p>33,202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4500" table:style-name="ce6">
            <text:p>14,500<text:s/></text:p>
          </table:table-cell>
          <table:table-cell office:value-type="float" office:value="12713" table:style-name="ce6">
            <text:p>12,713<text:s/></text:p>
          </table:table-cell>
          <table:table-cell office:value-type="float" office:value="19485" table:style-name="ce6">
            <text:p>19,485<text:s/></text:p>
          </table:table-cell>
          <table:table-cell office:value-type="float" office:value="24265" table:style-name="ce6">
            <text:p>24,265<text:s/></text:p>
          </table:table-cell>
          <table:table-cell office:value-type="float" office:value="19405" table:style-name="ce6">
            <text:p>19,405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32439" table:style-name="ce6">
            <text:p>32,439<text:s/></text:p>
          </table:table-cell>
          <table:table-cell office:value-type="float" office:value="20451" table:style-name="ce6">
            <text:p>20,451<text:s/></text:p>
          </table:table-cell>
          <table:table-cell office:value-type="float" office:value="37565" table:style-name="ce6">
            <text:p>37,565<text:s/></text:p>
          </table:table-cell>
          <table:table-cell office:value-type="float" office:value="33701" table:style-name="ce6">
            <text:p>33,701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39991" table:style-name="ce6">
            <text:p>39,991<text:s/></text:p>
          </table:table-cell>
          <table:table-cell office:value-type="float" office:value="29711" table:style-name="ce6">
            <text:p>29,711<text:s/></text:p>
          </table:table-cell>
          <table:table-cell office:value-type="float" office:value="28724" table:style-name="ce6">
            <text:p>28,724<text:s/></text:p>
          </table:table-cell>
          <table:table-cell office:value-type="float" office:value="24797" table:style-name="ce6">
            <text:p>24,797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159174" table:style-name="ce6">
            <text:p>159,174<text:s/></text:p>
          </table:table-cell>
          <table:table-cell office:value-type="float" office:value="48421" table:style-name="ce6">
            <text:p>48,421<text:s/></text:p>
          </table:table-cell>
          <table:table-cell office:value-type="float" office:value="25315" table:style-name="ce6">
            <text:p>25,315<text:s/></text:p>
          </table:table-cell>
          <table:table-cell office:value-type="float" office:value="28674" table:style-name="ce6">
            <text:p>28,674<text:s/></text:p>
          </table:table-cell>
          <table:table-cell office:value-type="float" office:value="30494" table:style-name="ce6">
            <text:p>30,494<text:s/></text:p>
          </table:table-cell>
          <table:table-cell office:value-type="float" office:value="38930" table:style-name="ce6">
            <text:p>38,930<text:s/></text:p>
          </table:table-cell>
          <table:table-cell office:value-type="float" office:value="31831" table:style-name="ce6">
            <text:p>31,831<text:s/></text:p>
          </table:table-cell>
          <table:table-cell office:value-type="float" office:value="25838" table:style-name="ce6">
            <text:p>25,838<text:s/></text:p>
          </table:table-cell>
          <table:table-cell office:value-type="float" office:value="14776" table:style-name="ce6">
            <text:p>14,776<text:s/></text:p>
          </table:table-cell>
          <table:table-cell office:value-type="float" office:value="35023" table:style-name="ce6">
            <text:p>35,023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20587" table:style-name="ce6">
            <text:p>20,587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42068" table:style-name="ce6">
            <text:p>42,068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24396" table:style-name="ce6">
            <text:p>24,396<text:s/></text:p>
          </table:table-cell>
          <table:table-cell office:value-type="float" office:value="29197" table:style-name="ce6">
            <text:p>29,197<text:s/></text:p>
          </table:table-cell>
          <table:table-cell office:value-type="float" office:value="36329" table:style-name="ce6">
            <text:p>36,329<text:s/></text:p>
          </table:table-cell>
          <table:table-cell office:value-type="float" office:value="56904" table:style-name="ce6">
            <text:p>56,904<text:s/></text:p>
          </table:table-cell>
          <table:table-cell office:value-type="float" office:value="47663" table:style-name="ce6">
            <text:p>47,663<text:s/></text:p>
          </table:table-cell>
          <table:table-cell office:value-type="float" office:value="27948" table:style-name="ce6">
            <text:p>27,948<text:s/></text:p>
          </table:table-cell>
          <table:table-cell office:value-type="float" office:value="35182" table:style-name="ce6">
            <text:p>35,182<text:s/></text:p>
          </table:table-cell>
          <table:table-cell office:value-type="float" office:value="82298" table:style-name="ce6">
            <text:p>82,298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38417" table:style-name="ce6">
            <text:p>38,417<text:s/></text:p>
          </table:table-cell>
          <table:table-cell office:value-type="float" office:value="39760" table:style-name="ce6">
            <text:p>39,760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75767" table:style-name="ce6">
            <text:p>75,767<text:s/></text:p>
          </table:table-cell>
          <table:table-cell office:value-type="float" office:value="22767" table:style-name="ce6">
            <text:p>22,767<text:s/></text:p>
          </table:table-cell>
          <table:table-cell office:value-type="float" office:value="18077" table:style-name="ce6">
            <text:p>18,077<text:s/></text:p>
          </table:table-cell>
          <table:table-cell office:value-type="float" office:value="16267" table:style-name="ce6">
            <text:p>16,267<text:s/></text:p>
          </table:table-cell>
          <table:table-cell office:value-type="float" office:value="20932" table:style-name="ce6">
            <text:p>20,932<text:s/></text:p>
          </table:table-cell>
          <table:table-cell office:value-type="float" office:value="16898" table:style-name="ce6">
            <text:p>16,898<text:s/></text:p>
          </table:table-cell>
          <table:table-cell office:value-type="float" office:value="40239" table:style-name="ce6">
            <text:p>40,239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15562" table:style-name="ce6">
            <text:p>15,562<text:s/></text:p>
          </table:table-cell>
          <table:table-cell office:value-type="float" office:value="44939" table:style-name="ce6">
            <text:p>44,939<text:s/></text:p>
          </table:table-cell>
          <table:table-cell office:value-type="float" office:value="25960" table:style-name="ce6">
            <text:p>25,960<text:s/></text:p>
          </table:table-cell>
          <table:table-cell office:value-type="float" office:value="26821" table:style-name="ce6">
            <text:p>26,821<text:s/></text:p>
          </table:table-cell>
          <table:table-cell office:value-type="float" office:value="28625" table:style-name="ce6">
            <text:p>28,625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20123" table:style-name="ce6">
            <text:p>20,123<text:s/></text:p>
          </table:table-cell>
          <table:table-cell office:value-type="float" office:value="33238" table:style-name="ce6">
            <text:p>33,238<text:s/></text:p>
          </table:table-cell>
          <table:table-cell office:value-type="float" office:value="29898" table:style-name="ce6">
            <text:p>29,898<text:s/></text:p>
          </table:table-cell>
          <table:table-cell office:value-type="float" office:value="16288" table:style-name="ce6">
            <text:p>16,288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2215" table:style-name="ce6">
            <text:p>12,215<text:s/></text:p>
          </table:table-cell>
          <table:table-cell office:value-type="float" office:value="10825" table:style-name="ce6">
            <text:p>10,825<text:s/></text:p>
          </table:table-cell>
          <table:table-cell table:number-columns-repeated="16275"/>
        </table:table-row>
        <table:table-row table:style-name="ro2">
          <table:table-cell office:value-type="date" office:date-value="2019-12-25T00:00:00" table:style-name="ce5">
            <text:p>2019/12/25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16932" table:style-name="ce6">
            <text:p>16,932<text:s/></text:p>
          </table:table-cell>
          <table:table-cell office:value-type="float" office:value="46066" table:style-name="ce6">
            <text:p>46,066<text:s/></text:p>
          </table:table-cell>
          <table:table-cell office:value-type="float" office:value="53128" table:style-name="ce6">
            <text:p>53,128<text:s/></text:p>
          </table:table-cell>
          <table:table-cell office:value-type="float" office:value="30636" table:style-name="ce6">
            <text:p>30,636<text:s/></text:p>
          </table:table-cell>
          <table:table-cell office:value-type="float" office:value="17448" table:style-name="ce6">
            <text:p>17,448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15806" table:style-name="ce6">
            <text:p>15,806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32749" table:style-name="ce6">
            <text:p>32,749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4974" table:style-name="ce6">
            <text:p>14,974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18936" table:style-name="ce6">
            <text:p>18,936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19459" table:style-name="ce6">
            <text:p>19,459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32482" table:style-name="ce6">
            <text:p>32,482<text:s/></text:p>
          </table:table-cell>
          <table:table-cell office:value-type="float" office:value="20045" table:style-name="ce6">
            <text:p>20,045<text:s/></text:p>
          </table:table-cell>
          <table:table-cell office:value-type="float" office:value="37883" table:style-name="ce6">
            <text:p>37,883<text:s/></text:p>
          </table:table-cell>
          <table:table-cell office:value-type="float" office:value="32936" table:style-name="ce6">
            <text:p>32,936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39710" table:style-name="ce6">
            <text:p>39,710<text:s/></text:p>
          </table:table-cell>
          <table:table-cell office:value-type="float" office:value="29941" table:style-name="ce6">
            <text:p>29,941<text:s/></text:p>
          </table:table-cell>
          <table:table-cell office:value-type="float" office:value="28792" table:style-name="ce6">
            <text:p>28,792<text:s/></text:p>
          </table:table-cell>
          <table:table-cell office:value-type="float" office:value="24732" table:style-name="ce6">
            <text:p>24,732<text:s/></text:p>
          </table:table-cell>
          <table:table-cell office:value-type="float" office:value="27908" table:style-name="ce6">
            <text:p>27,908<text:s/></text:p>
          </table:table-cell>
          <table:table-cell office:value-type="float" office:value="164582" table:style-name="ce6">
            <text:p>164,582<text:s/></text:p>
          </table:table-cell>
          <table:table-cell office:value-type="float" office:value="51507" table:style-name="ce6">
            <text:p>51,507<text:s/></text:p>
          </table:table-cell>
          <table:table-cell office:value-type="float" office:value="25978" table:style-name="ce6">
            <text:p>25,978<text:s/></text:p>
          </table:table-cell>
          <table:table-cell office:value-type="float" office:value="28023" table:style-name="ce6">
            <text:p>28,023<text:s/></text:p>
          </table:table-cell>
          <table:table-cell office:value-type="float" office:value="30852" table:style-name="ce6">
            <text:p>30,852<text:s/></text:p>
          </table:table-cell>
          <table:table-cell office:value-type="float" office:value="39914" table:style-name="ce6">
            <text:p>39,914<text:s/></text:p>
          </table:table-cell>
          <table:table-cell office:value-type="float" office:value="32100" table:style-name="ce6">
            <text:p>32,100<text:s/></text:p>
          </table:table-cell>
          <table:table-cell office:value-type="float" office:value="26468" table:style-name="ce6">
            <text:p>26,468<text:s/></text:p>
          </table:table-cell>
          <table:table-cell office:value-type="float" office:value="14848" table:style-name="ce6">
            <text:p>14,848<text:s/></text:p>
          </table:table-cell>
          <table:table-cell office:value-type="float" office:value="35564" table:style-name="ce6">
            <text:p>35,564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20471" table:style-name="ce6">
            <text:p>20,471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14635" table:style-name="ce6">
            <text:p>14,635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44305" table:style-name="ce6">
            <text:p>44,305<text:s/></text:p>
          </table:table-cell>
          <table:table-cell office:value-type="float" office:value="10133" table:style-name="ce6">
            <text:p>10,133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29494" table:style-name="ce6">
            <text:p>29,494<text:s/></text:p>
          </table:table-cell>
          <table:table-cell office:value-type="float" office:value="37413" table:style-name="ce6">
            <text:p>37,413<text:s/></text:p>
          </table:table-cell>
          <table:table-cell office:value-type="float" office:value="60934" table:style-name="ce6">
            <text:p>60,934<text:s/></text:p>
          </table:table-cell>
          <table:table-cell office:value-type="float" office:value="48428" table:style-name="ce6">
            <text:p>48,428<text:s/></text:p>
          </table:table-cell>
          <table:table-cell office:value-type="float" office:value="28471" table:style-name="ce6">
            <text:p>28,471<text:s/></text:p>
          </table:table-cell>
          <table:table-cell office:value-type="float" office:value="35900" table:style-name="ce6">
            <text:p>35,900<text:s/></text:p>
          </table:table-cell>
          <table:table-cell office:value-type="float" office:value="86312" table:style-name="ce6">
            <text:p>86,312<text:s/></text:p>
          </table:table-cell>
          <table:table-cell office:value-type="float" office:value="28016" table:style-name="ce6">
            <text:p>28,016<text:s/></text:p>
          </table:table-cell>
          <table:table-cell office:value-type="float" office:value="39760" table:style-name="ce6">
            <text:p>39,760<text:s/></text:p>
          </table:table-cell>
          <table:table-cell office:value-type="float" office:value="41532" table:style-name="ce6">
            <text:p>41,532<text:s/></text:p>
          </table:table-cell>
          <table:table-cell office:value-type="float" office:value="25365" table:style-name="ce6">
            <text:p>25,365<text:s/></text:p>
          </table:table-cell>
          <table:table-cell office:value-type="float" office:value="83076" table:style-name="ce6">
            <text:p>83,076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16280" table:style-name="ce6">
            <text:p>16,280<text:s/></text:p>
          </table:table-cell>
          <table:table-cell office:value-type="float" office:value="21657" table:style-name="ce6">
            <text:p>21,657<text:s/></text:p>
          </table:table-cell>
          <table:table-cell office:value-type="float" office:value="17856" table:style-name="ce6">
            <text:p>17,856<text:s/></text:p>
          </table:table-cell>
          <table:table-cell office:value-type="float" office:value="43952" table:style-name="ce6">
            <text:p>43,952<text:s/></text:p>
          </table:table-cell>
          <table:table-cell office:value-type="float" office:value="21132" table:style-name="ce6">
            <text:p>21,132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45739" table:style-name="ce6">
            <text:p>45,739<text:s/></text:p>
          </table:table-cell>
          <table:table-cell office:value-type="float" office:value="26128" table:style-name="ce6">
            <text:p>26,128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29700" table:style-name="ce6">
            <text:p>29,700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5003" table:style-name="ce6">
            <text:p>15,003<text:s/></text:p>
          </table:table-cell>
          <table:table-cell office:value-type="float" office:value="20084" table:style-name="ce6">
            <text:p>20,084<text:s/></text:p>
          </table:table-cell>
          <table:table-cell office:value-type="float" office:value="32944" table:style-name="ce6">
            <text:p>32,944<text:s/></text:p>
          </table:table-cell>
          <table:table-cell office:value-type="float" office:value="30984" table:style-name="ce6">
            <text:p>30,984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14161" table:style-name="ce6">
            <text:p>14,161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11004" table:style-name="ce6">
            <text:p>11,004<text:s/></text:p>
          </table:table-cell>
          <table:table-cell table:number-columns-repeated="16275"/>
        </table:table-row>
        <table:table-row table:style-name="ro2">
          <table:table-cell office:value-type="date" office:date-value="2019-12-26T00:00:00" table:style-name="ce5">
            <text:p>2019/12/26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46982" table:style-name="ce6">
            <text:p>46,982<text:s/></text:p>
          </table:table-cell>
          <table:table-cell office:value-type="float" office:value="50208" table:style-name="ce6">
            <text:p>50,208<text:s/></text:p>
          </table:table-cell>
          <table:table-cell office:value-type="float" office:value="30394" table:style-name="ce6">
            <text:p>30,394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20067" table:style-name="ce6">
            <text:p>20,067<text:s/></text:p>
          </table:table-cell>
          <table:table-cell office:value-type="float" office:value="19027" table:style-name="ce6">
            <text:p>19,027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32734" table:style-name="ce6">
            <text:p>32,734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23904" table:style-name="ce6">
            <text:p>23,904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32104" table:style-name="ce6">
            <text:p>32,104<text:s/></text:p>
          </table:table-cell>
          <table:table-cell office:value-type="float" office:value="19880" table:style-name="ce6">
            <text:p>19,880<text:s/></text:p>
          </table:table-cell>
          <table:table-cell office:value-type="float" office:value="38122" table:style-name="ce6">
            <text:p>38,122<text:s/></text:p>
          </table:table-cell>
          <table:table-cell office:value-type="float" office:value="34196" table:style-name="ce6">
            <text:p>34,196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39641" table:style-name="ce6">
            <text:p>39,641<text:s/></text:p>
          </table:table-cell>
          <table:table-cell office:value-type="float" office:value="29486" table:style-name="ce6">
            <text:p>29,486<text:s/></text:p>
          </table:table-cell>
          <table:table-cell office:value-type="float" office:value="28380" table:style-name="ce6">
            <text:p>28,380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27539" table:style-name="ce6">
            <text:p>27,539<text:s/></text:p>
          </table:table-cell>
          <table:table-cell office:value-type="float" office:value="159284" table:style-name="ce6">
            <text:p>159,284<text:s/></text:p>
          </table:table-cell>
          <table:table-cell office:value-type="float" office:value="47979" table:style-name="ce6">
            <text:p>47,979<text:s/></text:p>
          </table:table-cell>
          <table:table-cell office:value-type="float" office:value="25231" table:style-name="ce6">
            <text:p>25,231<text:s/></text:p>
          </table:table-cell>
          <table:table-cell office:value-type="float" office:value="28203" table:style-name="ce6">
            <text:p>28,203<text:s/></text:p>
          </table:table-cell>
          <table:table-cell office:value-type="float" office:value="30595" table:style-name="ce6">
            <text:p>30,595<text:s/></text:p>
          </table:table-cell>
          <table:table-cell office:value-type="float" office:value="38753" table:style-name="ce6">
            <text:p>38,753<text:s/></text:p>
          </table:table-cell>
          <table:table-cell office:value-type="float" office:value="33281" table:style-name="ce6">
            <text:p>33,281<text:s/></text:p>
          </table:table-cell>
          <table:table-cell office:value-type="float" office:value="25798" table:style-name="ce6">
            <text:p>25,798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34916" table:style-name="ce6">
            <text:p>34,916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20476" table:style-name="ce6">
            <text:p>20,476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11315" table:style-name="ce6">
            <text:p>11,315<text:s/></text:p>
          </table:table-cell>
          <table:table-cell office:value-type="float" office:value="41630" table:style-name="ce6">
            <text:p>41,630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24073" table:style-name="ce6">
            <text:p>24,073<text:s/></text:p>
          </table:table-cell>
          <table:table-cell office:value-type="float" office:value="29175" table:style-name="ce6">
            <text:p>29,175<text:s/></text:p>
          </table:table-cell>
          <table:table-cell office:value-type="float" office:value="36262" table:style-name="ce6">
            <text:p>36,262<text:s/></text:p>
          </table:table-cell>
          <table:table-cell office:value-type="float" office:value="49450" table:style-name="ce6">
            <text:p>49,450<text:s/></text:p>
          </table:table-cell>
          <table:table-cell office:value-type="float" office:value="47207" table:style-name="ce6">
            <text:p>47,207<text:s/></text:p>
          </table:table-cell>
          <table:table-cell office:value-type="float" office:value="27682" table:style-name="ce6">
            <text:p>27,682<text:s/></text:p>
          </table:table-cell>
          <table:table-cell office:value-type="float" office:value="36783" table:style-name="ce6">
            <text:p>36,783<text:s/></text:p>
          </table:table-cell>
          <table:table-cell office:value-type="float" office:value="80198" table:style-name="ce6">
            <text:p>80,198<text:s/></text:p>
          </table:table-cell>
          <table:table-cell office:value-type="float" office:value="27904" table:style-name="ce6">
            <text:p>27,904<text:s/></text:p>
          </table:table-cell>
          <table:table-cell office:value-type="float" office:value="37948" table:style-name="ce6">
            <text:p>37,948<text:s/></text:p>
          </table:table-cell>
          <table:table-cell office:value-type="float" office:value="39488" table:style-name="ce6">
            <text:p>39,488<text:s/></text:p>
          </table:table-cell>
          <table:table-cell office:value-type="float" office:value="24143" table:style-name="ce6">
            <text:p>24,143<text:s/></text:p>
          </table:table-cell>
          <table:table-cell office:value-type="float" office:value="73772" table:style-name="ce6">
            <text:p>73,772<text:s/></text:p>
          </table:table-cell>
          <table:table-cell office:value-type="float" office:value="22825" table:style-name="ce6">
            <text:p>22,825<text:s/></text:p>
          </table:table-cell>
          <table:table-cell office:value-type="float" office:value="18641" table:style-name="ce6">
            <text:p>18,641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21042" table:style-name="ce6">
            <text:p>21,042<text:s/></text:p>
          </table:table-cell>
          <table:table-cell office:value-type="float" office:value="16982" table:style-name="ce6">
            <text:p>16,982<text:s/></text:p>
          </table:table-cell>
          <table:table-cell office:value-type="float" office:value="39767" table:style-name="ce6">
            <text:p>39,767<text:s/></text:p>
          </table:table-cell>
          <table:table-cell office:value-type="float" office:value="21034" table:style-name="ce6">
            <text:p>21,034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15422" table:style-name="ce6">
            <text:p>15,422<text:s/></text:p>
          </table:table-cell>
          <table:table-cell office:value-type="float" office:value="45667" table:style-name="ce6">
            <text:p>45,667<text:s/></text:p>
          </table:table-cell>
          <table:table-cell office:value-type="float" office:value="26192" table:style-name="ce6">
            <text:p>26,192<text:s/></text:p>
          </table:table-cell>
          <table:table-cell office:value-type="float" office:value="27558" table:style-name="ce6">
            <text:p>27,558<text:s/></text:p>
          </table:table-cell>
          <table:table-cell office:value-type="float" office:value="30201" table:style-name="ce6">
            <text:p>30,201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15489" table:style-name="ce6">
            <text:p>15,489<text:s/></text:p>
          </table:table-cell>
          <table:table-cell office:value-type="float" office:value="20173" table:style-name="ce6">
            <text:p>20,173<text:s/></text:p>
          </table:table-cell>
          <table:table-cell office:value-type="float" office:value="34316" table:style-name="ce6">
            <text:p>34,316<text:s/></text:p>
          </table:table-cell>
          <table:table-cell office:value-type="float" office:value="30788" table:style-name="ce6">
            <text:p>30,788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10885" table:style-name="ce6">
            <text:p>10,885<text:s/></text:p>
          </table:table-cell>
          <table:table-cell table:number-columns-repeated="16275"/>
        </table:table-row>
        <table:table-row table:style-name="ro2">
          <table:table-cell office:value-type="date" office:date-value="2019-12-27T00:00:00" table:style-name="ce5">
            <text:p>2019/12/27</text:p>
          </table:table-cell>
          <table:table-cell office:value-type="float" office:value="6798" table:style-name="ce6">
            <text:p>6,798<text:s/></text:p>
          </table:table-cell>
          <table:table-cell office:value-type="float" office:value="17749" table:style-name="ce6">
            <text:p>17,749<text:s/></text:p>
          </table:table-cell>
          <table:table-cell office:value-type="float" office:value="48607" table:style-name="ce6">
            <text:p>48,607<text:s/></text:p>
          </table:table-cell>
          <table:table-cell office:value-type="float" office:value="55703" table:style-name="ce6">
            <text:p>55,703<text:s/></text:p>
          </table:table-cell>
          <table:table-cell office:value-type="float" office:value="31176" table:style-name="ce6">
            <text:p>31,176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20746" table:style-name="ce6">
            <text:p>20,746<text:s/></text:p>
          </table:table-cell>
          <table:table-cell office:value-type="float" office:value="19858" table:style-name="ce6">
            <text:p>19,858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35004" table:style-name="ce6">
            <text:p>35,004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14684" table:style-name="ce6">
            <text:p>14,684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20510" table:style-name="ce6">
            <text:p>20,510<text:s/></text:p>
          </table:table-cell>
          <table:table-cell office:value-type="float" office:value="26151" table:style-name="ce6">
            <text:p>26,151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36582" table:style-name="ce6">
            <text:p>36,582<text:s/></text:p>
          </table:table-cell>
          <table:table-cell office:value-type="float" office:value="22167" table:style-name="ce6">
            <text:p>22,167<text:s/></text:p>
          </table:table-cell>
          <table:table-cell office:value-type="float" office:value="39850" table:style-name="ce6">
            <text:p>39,850<text:s/></text:p>
          </table:table-cell>
          <table:table-cell office:value-type="float" office:value="35527" table:style-name="ce6">
            <text:p>35,527<text:s/></text:p>
          </table:table-cell>
          <table:table-cell office:value-type="float" office:value="12935" table:style-name="ce6">
            <text:p>12,935<text:s/></text:p>
          </table:table-cell>
          <table:table-cell office:value-type="float" office:value="42041" table:style-name="ce6">
            <text:p>42,041<text:s/></text:p>
          </table:table-cell>
          <table:table-cell office:value-type="float" office:value="31086" table:style-name="ce6">
            <text:p>31,086<text:s/></text:p>
          </table:table-cell>
          <table:table-cell office:value-type="float" office:value="30280" table:style-name="ce6">
            <text:p>30,280<text:s/></text:p>
          </table:table-cell>
          <table:table-cell office:value-type="float" office:value="25507" table:style-name="ce6">
            <text:p>25,507<text:s/></text:p>
          </table:table-cell>
          <table:table-cell office:value-type="float" office:value="27966" table:style-name="ce6">
            <text:p>27,966<text:s/></text:p>
          </table:table-cell>
          <table:table-cell office:value-type="float" office:value="185722" table:style-name="ce6">
            <text:p>185,722<text:s/></text:p>
          </table:table-cell>
          <table:table-cell office:value-type="float" office:value="54425" table:style-name="ce6">
            <text:p>54,425<text:s/></text:p>
          </table:table-cell>
          <table:table-cell office:value-type="float" office:value="26694" table:style-name="ce6">
            <text:p>26,694<text:s/></text:p>
          </table:table-cell>
          <table:table-cell office:value-type="float" office:value="29738" table:style-name="ce6">
            <text:p>29,738<text:s/></text:p>
          </table:table-cell>
          <table:table-cell office:value-type="float" office:value="32187" table:style-name="ce6">
            <text:p>32,187<text:s/></text:p>
          </table:table-cell>
          <table:table-cell office:value-type="float" office:value="42703" table:style-name="ce6">
            <text:p>42,703<text:s/></text:p>
          </table:table-cell>
          <table:table-cell office:value-type="float" office:value="36292" table:style-name="ce6">
            <text:p>36,292<text:s/></text:p>
          </table:table-cell>
          <table:table-cell office:value-type="float" office:value="27892" table:style-name="ce6">
            <text:p>27,892<text:s/></text:p>
          </table:table-cell>
          <table:table-cell office:value-type="float" office:value="15132" table:style-name="ce6">
            <text:p>15,132<text:s/></text:p>
          </table:table-cell>
          <table:table-cell office:value-type="float" office:value="35640" table:style-name="ce6">
            <text:p>35,640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15506" table:style-name="ce6">
            <text:p>15,506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44884" table:style-name="ce6">
            <text:p>44,884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15304" table:style-name="ce6">
            <text:p>15,304<text:s/></text:p>
          </table:table-cell>
          <table:table-cell office:value-type="float" office:value="8725" table:style-name="ce6">
            <text:p>8,725<text:s/></text:p>
          </table:table-cell>
          <table:table-cell office:value-type="float" office:value="25203" table:style-name="ce6">
            <text:p>25,203<text:s/></text:p>
          </table:table-cell>
          <table:table-cell office:value-type="float" office:value="30456" table:style-name="ce6">
            <text:p>30,456<text:s/></text:p>
          </table:table-cell>
          <table:table-cell office:value-type="float" office:value="38469" table:style-name="ce6">
            <text:p>38,469<text:s/></text:p>
          </table:table-cell>
          <table:table-cell office:value-type="float" office:value="56113" table:style-name="ce6">
            <text:p>56,113<text:s/></text:p>
          </table:table-cell>
          <table:table-cell office:value-type="float" office:value="50376" table:style-name="ce6">
            <text:p>50,376<text:s/></text:p>
          </table:table-cell>
          <table:table-cell office:value-type="float" office:value="29808" table:style-name="ce6">
            <text:p>29,808<text:s/></text:p>
          </table:table-cell>
          <table:table-cell office:value-type="float" office:value="38075" table:style-name="ce6">
            <text:p>38,075<text:s/></text:p>
          </table:table-cell>
          <table:table-cell office:value-type="float" office:value="90376" table:style-name="ce6">
            <text:p>90,376<text:s/></text:p>
          </table:table-cell>
          <table:table-cell office:value-type="float" office:value="28434" table:style-name="ce6">
            <text:p>28,434<text:s/></text:p>
          </table:table-cell>
          <table:table-cell office:value-type="float" office:value="42187" table:style-name="ce6">
            <text:p>42,187<text:s/></text:p>
          </table:table-cell>
          <table:table-cell office:value-type="float" office:value="44037" table:style-name="ce6">
            <text:p>44,037<text:s/></text:p>
          </table:table-cell>
          <table:table-cell office:value-type="float" office:value="26377" table:style-name="ce6">
            <text:p>26,377<text:s/></text:p>
          </table:table-cell>
          <table:table-cell office:value-type="float" office:value="81939" table:style-name="ce6">
            <text:p>81,939<text:s/></text:p>
          </table:table-cell>
          <table:table-cell office:value-type="float" office:value="24278" table:style-name="ce6">
            <text:p>24,278<text:s/></text:p>
          </table:table-cell>
          <table:table-cell office:value-type="float" office:value="19761" table:style-name="ce6">
            <text:p>19,761<text:s/></text:p>
          </table:table-cell>
          <table:table-cell office:value-type="float" office:value="17083" table:style-name="ce6">
            <text:p>17,083<text:s/></text:p>
          </table:table-cell>
          <table:table-cell office:value-type="float" office:value="23588" table:style-name="ce6">
            <text:p>23,588<text:s/></text:p>
          </table:table-cell>
          <table:table-cell office:value-type="float" office:value="17568" table:style-name="ce6">
            <text:p>17,568<text:s/></text:p>
          </table:table-cell>
          <table:table-cell office:value-type="float" office:value="43237" table:style-name="ce6">
            <text:p>43,237<text:s/></text:p>
          </table:table-cell>
          <table:table-cell office:value-type="float" office:value="22652" table:style-name="ce6">
            <text:p>22,652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47130" table:style-name="ce6">
            <text:p>47,130<text:s/></text:p>
          </table:table-cell>
          <table:table-cell office:value-type="float" office:value="27827" table:style-name="ce6">
            <text:p>27,827<text:s/></text:p>
          </table:table-cell>
          <table:table-cell office:value-type="float" office:value="28319" table:style-name="ce6">
            <text:p>28,319<text:s/></text:p>
          </table:table-cell>
          <table:table-cell office:value-type="float" office:value="31418" table:style-name="ce6">
            <text:p>31,418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17717" table:style-name="ce6">
            <text:p>17,717<text:s/></text:p>
          </table:table-cell>
          <table:table-cell office:value-type="float" office:value="21376" table:style-name="ce6">
            <text:p>21,376<text:s/></text:p>
          </table:table-cell>
          <table:table-cell office:value-type="float" office:value="35337" table:style-name="ce6">
            <text:p>35,337<text:s/></text:p>
          </table:table-cell>
          <table:table-cell office:value-type="float" office:value="32941" table:style-name="ce6">
            <text:p>32,941<text:s/></text:p>
          </table:table-cell>
          <table:table-cell office:value-type="float" office:value="17004" table:style-name="ce6">
            <text:p>17,004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1693" table:style-name="ce6">
            <text:p>11,693<text:s/></text:p>
          </table:table-cell>
          <table:table-cell table:number-columns-repeated="16275"/>
        </table:table-row>
        <table:table-row table:style-name="ro2">
          <table:table-cell office:value-type="date" office:date-value="2019-12-28T00:00:00" table:style-name="ce5">
            <text:p>2019/12/28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29882" table:style-name="ce6">
            <text:p>29,882<text:s/></text:p>
          </table:table-cell>
          <table:table-cell office:value-type="float" office:value="53904" table:style-name="ce6">
            <text:p>53,904<text:s/></text:p>
          </table:table-cell>
          <table:table-cell office:value-type="float" office:value="18847" table:style-name="ce6">
            <text:p>18,847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15212" table:style-name="ce6">
            <text:p>15,212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34986" table:style-name="ce6">
            <text:p>34,986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16991" table:style-name="ce6">
            <text:p>16,991<text:s/></text:p>
          </table:table-cell>
          <table:table-cell office:value-type="float" office:value="19361" table:style-name="ce6">
            <text:p>19,361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32747" table:style-name="ce6">
            <text:p>32,747<text:s/></text:p>
          </table:table-cell>
          <table:table-cell office:value-type="float" office:value="19118" table:style-name="ce6">
            <text:p>19,118<text:s/></text:p>
          </table:table-cell>
          <table:table-cell office:value-type="float" office:value="31212" table:style-name="ce6">
            <text:p>31,212<text:s/></text:p>
          </table:table-cell>
          <table:table-cell office:value-type="float" office:value="31436" table:style-name="ce6">
            <text:p>31,436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36330" table:style-name="ce6">
            <text:p>36,330<text:s/></text:p>
          </table:table-cell>
          <table:table-cell office:value-type="float" office:value="26649" table:style-name="ce6">
            <text:p>26,649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21593" table:style-name="ce6">
            <text:p>21,593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194397" table:style-name="ce6">
            <text:p>194,397<text:s/></text:p>
          </table:table-cell>
          <table:table-cell office:value-type="float" office:value="56406" table:style-name="ce6">
            <text:p>56,406<text:s/></text:p>
          </table:table-cell>
          <table:table-cell office:value-type="float" office:value="23727" table:style-name="ce6">
            <text:p>23,727<text:s/></text:p>
          </table:table-cell>
          <table:table-cell office:value-type="float" office:value="22585" table:style-name="ce6">
            <text:p>22,585<text:s/></text:p>
          </table:table-cell>
          <table:table-cell office:value-type="float" office:value="37357" table:style-name="ce6">
            <text:p>37,357<text:s/></text:p>
          </table:table-cell>
          <table:table-cell office:value-type="float" office:value="41311" table:style-name="ce6">
            <text:p>41,311<text:s/></text:p>
          </table:table-cell>
          <table:table-cell office:value-type="float" office:value="33914" table:style-name="ce6">
            <text:p>33,914<text:s/></text:p>
          </table:table-cell>
          <table:table-cell office:value-type="float" office:value="23509" table:style-name="ce6">
            <text:p>23,509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27782" table:style-name="ce6">
            <text:p>27,782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19098" table:style-name="ce6">
            <text:p>19,098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48438" table:style-name="ce6">
            <text:p>48,438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13690" table:style-name="ce6">
            <text:p>13,690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20567" table:style-name="ce6">
            <text:p>20,567<text:s/></text:p>
          </table:table-cell>
          <table:table-cell office:value-type="float" office:value="20203" table:style-name="ce6">
            <text:p>20,203<text:s/></text:p>
          </table:table-cell>
          <table:table-cell office:value-type="float" office:value="38342" table:style-name="ce6">
            <text:p>38,342<text:s/></text:p>
          </table:table-cell>
          <table:table-cell office:value-type="float" office:value="67618" table:style-name="ce6">
            <text:p>67,618<text:s/></text:p>
          </table:table-cell>
          <table:table-cell office:value-type="float" office:value="41317" table:style-name="ce6">
            <text:p>41,317<text:s/></text:p>
          </table:table-cell>
          <table:table-cell office:value-type="float" office:value="25570" table:style-name="ce6">
            <text:p>25,570<text:s/></text:p>
          </table:table-cell>
          <table:table-cell office:value-type="float" office:value="38353" table:style-name="ce6">
            <text:p>38,353<text:s/></text:p>
          </table:table-cell>
          <table:table-cell office:value-type="float" office:value="102080" table:style-name="ce6">
            <text:p>102,080<text:s/></text:p>
          </table:table-cell>
          <table:table-cell office:value-type="float" office:value="20660" table:style-name="ce6">
            <text:p>20,660<text:s/></text:p>
          </table:table-cell>
          <table:table-cell office:value-type="float" office:value="40385" table:style-name="ce6">
            <text:p>40,385<text:s/></text:p>
          </table:table-cell>
          <table:table-cell office:value-type="float" office:value="38961" table:style-name="ce6">
            <text:p>38,961<text:s/></text:p>
          </table:table-cell>
          <table:table-cell office:value-type="float" office:value="23368" table:style-name="ce6">
            <text:p>23,368<text:s/></text:p>
          </table:table-cell>
          <table:table-cell office:value-type="float" office:value="77607" table:style-name="ce6">
            <text:p>77,607<text:s/></text:p>
          </table:table-cell>
          <table:table-cell office:value-type="float" office:value="18237" table:style-name="ce6">
            <text:p>18,237<text:s/></text:p>
          </table:table-cell>
          <table:table-cell office:value-type="float" office:value="16953" table:style-name="ce6">
            <text:p>16,953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20953" table:style-name="ce6">
            <text:p>20,953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43563" table:style-name="ce6">
            <text:p>43,563<text:s/></text:p>
          </table:table-cell>
          <table:table-cell office:value-type="float" office:value="16731" table:style-name="ce6">
            <text:p>16,731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25324" table:style-name="ce6">
            <text:p>25,324<text:s/></text:p>
          </table:table-cell>
          <table:table-cell office:value-type="float" office:value="18078" table:style-name="ce6">
            <text:p>18,078<text:s/></text:p>
          </table:table-cell>
          <table:table-cell office:value-type="float" office:value="18956" table:style-name="ce6">
            <text:p>18,956<text:s/></text:p>
          </table:table-cell>
          <table:table-cell office:value-type="float" office:value="25244" table:style-name="ce6">
            <text:p>25,244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15813" table:style-name="ce6">
            <text:p>15,813<text:s/></text:p>
          </table:table-cell>
          <table:table-cell office:value-type="float" office:value="16282" table:style-name="ce6">
            <text:p>16,282<text:s/></text:p>
          </table:table-cell>
          <table:table-cell office:value-type="float" office:value="25816" table:style-name="ce6">
            <text:p>25,816<text:s/></text:p>
          </table:table-cell>
          <table:table-cell office:value-type="float" office:value="30295" table:style-name="ce6">
            <text:p>30,295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9518" table:style-name="ce6">
            <text:p>9,518<text:s/></text:p>
          </table:table-cell>
          <table:table-cell table:number-columns-repeated="16275"/>
        </table:table-row>
        <table:table-row table:style-name="ro2">
          <table:table-cell office:value-type="date" office:date-value="2019-12-29T00:00:00" table:style-name="ce5">
            <text:p>2019/12/29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22573" table:style-name="ce6">
            <text:p>22,573<text:s/></text:p>
          </table:table-cell>
          <table:table-cell office:value-type="float" office:value="44506" table:style-name="ce6">
            <text:p>44,506<text:s/></text:p>
          </table:table-cell>
          <table:table-cell office:value-type="float" office:value="14264" table:style-name="ce6">
            <text:p>14,264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30074" table:style-name="ce6">
            <text:p>30,074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12830" table:style-name="ce6">
            <text:p>12,830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3835" table:style-name="ce6">
            <text:p>13,835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26180" table:style-name="ce6">
            <text:p>26,180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22929" table:style-name="ce6">
            <text:p>22,929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28209" table:style-name="ce6">
            <text:p>28,209<text:s/></text:p>
          </table:table-cell>
          <table:table-cell office:value-type="float" office:value="19461" table:style-name="ce6">
            <text:p>19,461<text:s/></text:p>
          </table:table-cell>
          <table:table-cell office:value-type="float" office:value="18644" table:style-name="ce6">
            <text:p>18,644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185164" table:style-name="ce6">
            <text:p>185,164<text:s/></text:p>
          </table:table-cell>
          <table:table-cell office:value-type="float" office:value="46662" table:style-name="ce6">
            <text:p>46,662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26694" table:style-name="ce6">
            <text:p>26,694<text:s/></text:p>
          </table:table-cell>
          <table:table-cell office:value-type="float" office:value="27973" table:style-name="ce6">
            <text:p>27,973<text:s/></text:p>
          </table:table-cell>
          <table:table-cell office:value-type="float" office:value="23585" table:style-name="ce6">
            <text:p>23,585<text:s/></text:p>
          </table:table-cell>
          <table:table-cell office:value-type="float" office:value="18251" table:style-name="ce6">
            <text:p>18,251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18701" table:style-name="ce6">
            <text:p>18,701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13401" table:style-name="ce6">
            <text:p>13,401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28076" table:style-name="ce6">
            <text:p>28,076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15266" table:style-name="ce6">
            <text:p>15,266<text:s/></text:p>
          </table:table-cell>
          <table:table-cell office:value-type="float" office:value="15239" table:style-name="ce6">
            <text:p>15,239<text:s/></text:p>
          </table:table-cell>
          <table:table-cell office:value-type="float" office:value="28876" table:style-name="ce6">
            <text:p>28,876<text:s/></text:p>
          </table:table-cell>
          <table:table-cell office:value-type="float" office:value="46537" table:style-name="ce6">
            <text:p>46,537<text:s/></text:p>
          </table:table-cell>
          <table:table-cell office:value-type="float" office:value="31844" table:style-name="ce6">
            <text:p>31,844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28688" table:style-name="ce6">
            <text:p>28,688<text:s/></text:p>
          </table:table-cell>
          <table:table-cell office:value-type="float" office:value="81838" table:style-name="ce6">
            <text:p>81,838<text:s/></text:p>
          </table:table-cell>
          <table:table-cell office:value-type="float" office:value="18156" table:style-name="ce6">
            <text:p>18,156<text:s/></text:p>
          </table:table-cell>
          <table:table-cell office:value-type="float" office:value="30635" table:style-name="ce6">
            <text:p>30,635<text:s/></text:p>
          </table:table-cell>
          <table:table-cell office:value-type="float" office:value="29896" table:style-name="ce6">
            <text:p>29,896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64238" table:style-name="ce6">
            <text:p>64,238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20212" table:style-name="ce6">
            <text:p>20,212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35635" table:style-name="ce6">
            <text:p>35,635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13240" table:style-name="ce6">
            <text:p>13,240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19521" table:style-name="ce6">
            <text:p>19,521<text:s/></text:p>
          </table:table-cell>
          <table:table-cell office:value-type="float" office:value="24672" table:style-name="ce6">
            <text:p>24,672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6927" table:style-name="ce6">
            <text:p>6,927<text:s/></text:p>
          </table:table-cell>
          <table:table-cell table:number-columns-repeated="16275"/>
        </table:table-row>
        <table:table-row table:style-name="ro2">
          <table:table-cell office:value-type="date" office:date-value="2019-12-30T00:00:00" table:style-name="ce5">
            <text:p>2019/12/30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16838" table:style-name="ce6">
            <text:p>16,838<text:s/></text:p>
          </table:table-cell>
          <table:table-cell office:value-type="float" office:value="47647" table:style-name="ce6">
            <text:p>47,647<text:s/></text:p>
          </table:table-cell>
          <table:table-cell office:value-type="float" office:value="52882" table:style-name="ce6">
            <text:p>52,882<text:s/></text:p>
          </table:table-cell>
          <table:table-cell office:value-type="float" office:value="30527" table:style-name="ce6">
            <text:p>30,527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13262" table:style-name="ce6">
            <text:p>13,262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5041" table:style-name="ce6">
            <text:p>15,041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19907" table:style-name="ce6">
            <text:p>19,907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37928" table:style-name="ce6">
            <text:p>37,928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13580" table:style-name="ce6">
            <text:p>13,580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8559" table:style-name="ce6">
            <text:p>18,559<text:s/></text:p>
          </table:table-cell>
          <table:table-cell office:value-type="float" office:value="24268" table:style-name="ce6">
            <text:p>24,268<text:s/></text:p>
          </table:table-cell>
          <table:table-cell office:value-type="float" office:value="18372" table:style-name="ce6">
            <text:p>18,372<text:s/></text:p>
          </table:table-cell>
          <table:table-cell office:value-type="float" office:value="10905" table:style-name="ce6">
            <text:p>10,905<text:s/></text:p>
          </table:table-cell>
          <table:table-cell office:value-type="float" office:value="30816" table:style-name="ce6">
            <text:p>30,816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36946" table:style-name="ce6">
            <text:p>36,946<text:s/></text:p>
          </table:table-cell>
          <table:table-cell office:value-type="float" office:value="32526" table:style-name="ce6">
            <text:p>32,526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39821" table:style-name="ce6">
            <text:p>39,821<text:s/></text:p>
          </table:table-cell>
          <table:table-cell office:value-type="float" office:value="28690" table:style-name="ce6">
            <text:p>28,690<text:s/></text:p>
          </table:table-cell>
          <table:table-cell office:value-type="float" office:value="28383" table:style-name="ce6">
            <text:p>28,383<text:s/></text:p>
          </table:table-cell>
          <table:table-cell office:value-type="float" office:value="23983" table:style-name="ce6">
            <text:p>23,983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173796" table:style-name="ce6">
            <text:p>173,796<text:s/></text:p>
          </table:table-cell>
          <table:table-cell office:value-type="float" office:value="48736" table:style-name="ce6">
            <text:p>48,736<text:s/></text:p>
          </table:table-cell>
          <table:table-cell office:value-type="float" office:value="26380" table:style-name="ce6">
            <text:p>26,380<text:s/></text:p>
          </table:table-cell>
          <table:table-cell office:value-type="float" office:value="27574" table:style-name="ce6">
            <text:p>27,574<text:s/></text:p>
          </table:table-cell>
          <table:table-cell office:value-type="float" office:value="27919" table:style-name="ce6">
            <text:p>27,919<text:s/></text:p>
          </table:table-cell>
          <table:table-cell office:value-type="float" office:value="36888" table:style-name="ce6">
            <text:p>36,888<text:s/></text:p>
          </table:table-cell>
          <table:table-cell office:value-type="float" office:value="31695" table:style-name="ce6">
            <text:p>31,695<text:s/></text:p>
          </table:table-cell>
          <table:table-cell office:value-type="float" office:value="24494" table:style-name="ce6">
            <text:p>24,494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33563" table:style-name="ce6">
            <text:p>33,563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19433" table:style-name="ce6">
            <text:p>19,433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14278" table:style-name="ce6">
            <text:p>14,278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37484" table:style-name="ce6">
            <text:p>37,484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23507" table:style-name="ce6">
            <text:p>23,507<text:s/></text:p>
          </table:table-cell>
          <table:table-cell office:value-type="float" office:value="28880" table:style-name="ce6">
            <text:p>28,880<text:s/></text:p>
          </table:table-cell>
          <table:table-cell office:value-type="float" office:value="34566" table:style-name="ce6">
            <text:p>34,566<text:s/></text:p>
          </table:table-cell>
          <table:table-cell office:value-type="float" office:value="46750" table:style-name="ce6">
            <text:p>46,750<text:s/></text:p>
          </table:table-cell>
          <table:table-cell office:value-type="float" office:value="46956" table:style-name="ce6">
            <text:p>46,956<text:s/></text:p>
          </table:table-cell>
          <table:table-cell office:value-type="float" office:value="27169" table:style-name="ce6">
            <text:p>27,169<text:s/></text:p>
          </table:table-cell>
          <table:table-cell office:value-type="float" office:value="34899" table:style-name="ce6">
            <text:p>34,899<text:s/></text:p>
          </table:table-cell>
          <table:table-cell office:value-type="float" office:value="81008" table:style-name="ce6">
            <text:p>81,008<text:s/></text:p>
          </table:table-cell>
          <table:table-cell office:value-type="float" office:value="27141" table:style-name="ce6">
            <text:p>27,141<text:s/></text:p>
          </table:table-cell>
          <table:table-cell office:value-type="float" office:value="38411" table:style-name="ce6">
            <text:p>38,411<text:s/></text:p>
          </table:table-cell>
          <table:table-cell office:value-type="float" office:value="40503" table:style-name="ce6">
            <text:p>40,503<text:s/></text:p>
          </table:table-cell>
          <table:table-cell office:value-type="float" office:value="25195" table:style-name="ce6">
            <text:p>25,195<text:s/></text:p>
          </table:table-cell>
          <table:table-cell office:value-type="float" office:value="76911" table:style-name="ce6">
            <text:p>76,911<text:s/></text:p>
          </table:table-cell>
          <table:table-cell office:value-type="float" office:value="22537" table:style-name="ce6">
            <text:p>22,537<text:s/></text:p>
          </table:table-cell>
          <table:table-cell office:value-type="float" office:value="18152" table:style-name="ce6">
            <text:p>18,152<text:s/></text:p>
          </table:table-cell>
          <table:table-cell office:value-type="float" office:value="15878" table:style-name="ce6">
            <text:p>15,878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16395" table:style-name="ce6">
            <text:p>16,395<text:s/></text:p>
          </table:table-cell>
          <table:table-cell office:value-type="float" office:value="42362" table:style-name="ce6">
            <text:p>42,362<text:s/></text:p>
          </table:table-cell>
          <table:table-cell office:value-type="float" office:value="21419" table:style-name="ce6">
            <text:p>21,419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16513" table:style-name="ce6">
            <text:p>16,513<text:s/></text:p>
          </table:table-cell>
          <table:table-cell office:value-type="float" office:value="47463" table:style-name="ce6">
            <text:p>47,463<text:s/></text:p>
          </table:table-cell>
          <table:table-cell office:value-type="float" office:value="30729" table:style-name="ce6">
            <text:p>30,729<text:s/></text:p>
          </table:table-cell>
          <table:table-cell office:value-type="float" office:value="27581" table:style-name="ce6">
            <text:p>27,581<text:s/></text:p>
          </table:table-cell>
          <table:table-cell office:value-type="float" office:value="28773" table:style-name="ce6">
            <text:p>28,773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15767" table:style-name="ce6">
            <text:p>15,767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34171" table:style-name="ce6">
            <text:p>34,171<text:s/></text:p>
          </table:table-cell>
          <table:table-cell office:value-type="float" office:value="31381" table:style-name="ce6">
            <text:p>31,381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0792" table:style-name="ce6">
            <text:p>10,792<text:s/></text:p>
          </table:table-cell>
          <table:table-cell table:number-columns-repeated="16275"/>
        </table:table-row>
        <table:table-row table:style-name="ro2">
          <table:table-cell office:value-type="date" office:date-value="2019-12-31T00:00:00" table:style-name="ce5">
            <text:p>2019/12/31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54008" table:style-name="ce6">
            <text:p>54,008<text:s/></text:p>
          </table:table-cell>
          <table:table-cell office:value-type="float" office:value="69796" table:style-name="ce6">
            <text:p>69,796<text:s/></text:p>
          </table:table-cell>
          <table:table-cell office:value-type="float" office:value="38589" table:style-name="ce6">
            <text:p>38,589<text:s/></text:p>
          </table:table-cell>
          <table:table-cell office:value-type="float" office:value="20328" table:style-name="ce6">
            <text:p>20,328<text:s/></text:p>
          </table:table-cell>
          <table:table-cell office:value-type="float" office:value="20314" table:style-name="ce6">
            <text:p>20,314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19271" table:style-name="ce6">
            <text:p>19,271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22864" table:style-name="ce6">
            <text:p>22,864<text:s/></text:p>
          </table:table-cell>
          <table:table-cell office:value-type="float" office:value="22555" table:style-name="ce6">
            <text:p>22,555<text:s/></text:p>
          </table:table-cell>
          <table:table-cell office:value-type="float" office:value="21448" table:style-name="ce6">
            <text:p>21,448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43723" table:style-name="ce6">
            <text:p>43,723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15948" table:style-name="ce6">
            <text:p>15,948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22950" table:style-name="ce6">
            <text:p>22,950<text:s/></text:p>
          </table:table-cell>
          <table:table-cell office:value-type="float" office:value="28553" table:style-name="ce6">
            <text:p>28,553<text:s/></text:p>
          </table:table-cell>
          <table:table-cell office:value-type="float" office:value="23738" table:style-name="ce6">
            <text:p>23,738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42456" table:style-name="ce6">
            <text:p>42,456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42346" table:style-name="ce6">
            <text:p>42,346<text:s/></text:p>
          </table:table-cell>
          <table:table-cell office:value-type="float" office:value="39533" table:style-name="ce6">
            <text:p>39,533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48235" table:style-name="ce6">
            <text:p>48,235<text:s/></text:p>
          </table:table-cell>
          <table:table-cell office:value-type="float" office:value="34328" table:style-name="ce6">
            <text:p>34,328<text:s/></text:p>
          </table:table-cell>
          <table:table-cell office:value-type="float" office:value="34432" table:style-name="ce6">
            <text:p>34,432<text:s/></text:p>
          </table:table-cell>
          <table:table-cell office:value-type="float" office:value="29054" table:style-name="ce6">
            <text:p>29,054<text:s/></text:p>
          </table:table-cell>
          <table:table-cell office:value-type="float" office:value="29083" table:style-name="ce6">
            <text:p>29,083<text:s/></text:p>
          </table:table-cell>
          <table:table-cell office:value-type="float" office:value="232059" table:style-name="ce6">
            <text:p>232,059<text:s/></text:p>
          </table:table-cell>
          <table:table-cell office:value-type="float" office:value="61448" table:style-name="ce6">
            <text:p>61,448<text:s/></text:p>
          </table:table-cell>
          <table:table-cell office:value-type="float" office:value="29543" table:style-name="ce6">
            <text:p>29,543<text:s/></text:p>
          </table:table-cell>
          <table:table-cell office:value-type="float" office:value="31905" table:style-name="ce6">
            <text:p>31,905<text:s/></text:p>
          </table:table-cell>
          <table:table-cell office:value-type="float" office:value="35058" table:style-name="ce6">
            <text:p>35,058<text:s/></text:p>
          </table:table-cell>
          <table:table-cell office:value-type="float" office:value="48353" table:style-name="ce6">
            <text:p>48,353<text:s/></text:p>
          </table:table-cell>
          <table:table-cell office:value-type="float" office:value="40747" table:style-name="ce6">
            <text:p>40,747<text:s/></text:p>
          </table:table-cell>
          <table:table-cell office:value-type="float" office:value="30554" table:style-name="ce6">
            <text:p>30,554<text:s/></text:p>
          </table:table-cell>
          <table:table-cell office:value-type="float" office:value="16363" table:style-name="ce6">
            <text:p>16,363<text:s/></text:p>
          </table:table-cell>
          <table:table-cell office:value-type="float" office:value="38780" table:style-name="ce6">
            <text:p>38,780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24390" table:style-name="ce6">
            <text:p>24,390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17197" table:style-name="ce6">
            <text:p>17,197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50208" table:style-name="ce6">
            <text:p>50,208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17458" table:style-name="ce6">
            <text:p>17,458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28040" table:style-name="ce6">
            <text:p>28,040<text:s/></text:p>
          </table:table-cell>
          <table:table-cell office:value-type="float" office:value="32732" table:style-name="ce6">
            <text:p>32,732<text:s/></text:p>
          </table:table-cell>
          <table:table-cell office:value-type="float" office:value="44470" table:style-name="ce6">
            <text:p>44,470<text:s/></text:p>
          </table:table-cell>
          <table:table-cell office:value-type="float" office:value="63681" table:style-name="ce6">
            <text:p>63,681<text:s/></text:p>
          </table:table-cell>
          <table:table-cell office:value-type="float" office:value="55911" table:style-name="ce6">
            <text:p>55,911<text:s/></text:p>
          </table:table-cell>
          <table:table-cell office:value-type="float" office:value="32635" table:style-name="ce6">
            <text:p>32,635<text:s/></text:p>
          </table:table-cell>
          <table:table-cell office:value-type="float" office:value="43219" table:style-name="ce6">
            <text:p>43,219<text:s/></text:p>
          </table:table-cell>
          <table:table-cell office:value-type="float" office:value="121255" table:style-name="ce6">
            <text:p>121,255<text:s/></text:p>
          </table:table-cell>
          <table:table-cell office:value-type="float" office:value="28236" table:style-name="ce6">
            <text:p>28,236<text:s/></text:p>
          </table:table-cell>
          <table:table-cell office:value-type="float" office:value="46111" table:style-name="ce6">
            <text:p>46,111<text:s/></text:p>
          </table:table-cell>
          <table:table-cell office:value-type="float" office:value="58990" table:style-name="ce6">
            <text:p>58,990<text:s/></text:p>
          </table:table-cell>
          <table:table-cell office:value-type="float" office:value="53997" table:style-name="ce6">
            <text:p>53,997<text:s/></text:p>
          </table:table-cell>
          <table:table-cell office:value-type="float" office:value="125229" table:style-name="ce6">
            <text:p>125,229<text:s/></text:p>
          </table:table-cell>
          <table:table-cell office:value-type="float" office:value="37299" table:style-name="ce6">
            <text:p>37,299<text:s/></text:p>
          </table:table-cell>
          <table:table-cell office:value-type="float" office:value="24083" table:style-name="ce6">
            <text:p>24,083<text:s/></text:p>
          </table:table-cell>
          <table:table-cell office:value-type="float" office:value="19040" table:style-name="ce6">
            <text:p>19,040<text:s/></text:p>
          </table:table-cell>
          <table:table-cell office:value-type="float" office:value="30043" table:style-name="ce6">
            <text:p>30,043<text:s/></text:p>
          </table:table-cell>
          <table:table-cell office:value-type="float" office:value="42475" table:style-name="ce6">
            <text:p>42,475<text:s/></text:p>
          </table:table-cell>
          <table:table-cell office:value-type="float" office:value="76871" table:style-name="ce6">
            <text:p>76,871<text:s/></text:p>
          </table:table-cell>
          <table:table-cell office:value-type="float" office:value="42420" table:style-name="ce6">
            <text:p>42,420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9812" table:style-name="ce6">
            <text:p>19,812<text:s/></text:p>
          </table:table-cell>
          <table:table-cell office:value-type="float" office:value="51318" table:style-name="ce6">
            <text:p>51,318<text:s/></text:p>
          </table:table-cell>
          <table:table-cell office:value-type="float" office:value="34935" table:style-name="ce6">
            <text:p>34,935<text:s/></text:p>
          </table:table-cell>
          <table:table-cell office:value-type="float" office:value="34839" table:style-name="ce6">
            <text:p>34,839<text:s/></text:p>
          </table:table-cell>
          <table:table-cell office:value-type="float" office:value="40133" table:style-name="ce6">
            <text:p>40,133<text:s/></text:p>
          </table:table-cell>
          <table:table-cell office:value-type="float" office:value="19136" table:style-name="ce6">
            <text:p>19,136<text:s/></text:p>
          </table:table-cell>
          <table:table-cell office:value-type="float" office:value="14730" table:style-name="ce6">
            <text:p>14,730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13939" table:style-name="ce6">
            <text:p>13,939<text:s/></text:p>
          </table:table-cell>
          <table:table-cell office:value-type="float" office:value="14024" table:style-name="ce6">
            <text:p>14,024<text:s/></text:p>
          </table:table-cell>
          <table:table-cell office:value-type="float" office:value="18714" table:style-name="ce6">
            <text:p>18,714<text:s/></text:p>
          </table:table-cell>
          <table:table-cell office:value-type="float" office:value="25171" table:style-name="ce6">
            <text:p>25,171<text:s/></text:p>
          </table:table-cell>
          <table:table-cell office:value-type="float" office:value="38029" table:style-name="ce6">
            <text:p>38,029<text:s/></text:p>
          </table:table-cell>
          <table:table-cell office:value-type="float" office:value="39432" table:style-name="ce6">
            <text:p>39,432<text:s/></text:p>
          </table:table-cell>
          <table:table-cell office:value-type="float" office:value="19808" table:style-name="ce6">
            <text:p>19,808<text:s/></text:p>
          </table:table-cell>
          <table:table-cell office:value-type="float" office:value="15848" table:style-name="ce6">
            <text:p>15,848<text:s/></text:p>
          </table:table-cell>
          <table:table-cell office:value-type="float" office:value="16853" table:style-name="ce6">
            <text:p>16,853<text:s/></text:p>
          </table:table-cell>
          <table:table-cell office:value-type="float" office:value="17297" table:style-name="ce6">
            <text:p>17,297<text:s/></text:p>
          </table:table-cell>
          <table:table-cell office:value-type="float" office:value="16339" table:style-name="ce6">
            <text:p>16,339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13951" table:style-name="ce6">
            <text:p>13,951<text:s/></text:p>
          </table:table-cell>
          <table:table-cell table:number-columns-repeated="16275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09"/>
          <table:table-cell table:style-name="ce8"/>
          <table:table-cell table:number-columns-repeated="16274"/>
        </table:table-row>
        <table:table-row table:style-name="ro4">
          <table:table-cell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16274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0-14T07:18:16Z</meta:creation-date>
    <dc:date>2020-10-14T07:21:03Z</dc:date>
  </office:meta>
</office:document-meta>
</file>